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ogle Sans Text" svg:font-family="'Google Sans Text'"/>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0.01pt"/>
    </style:style>
    <style:style style:name="co2" style:family="table-column">
      <style:table-column-properties fo:break-before="auto" style:column-width="249.99pt"/>
    </style:style>
    <style:style style:name="co3" style:family="table-column">
      <style:table-column-properties fo:break-before="auto" style:column-width="70.16pt"/>
    </style:style>
    <style:style style:name="co4" style:family="table-column">
      <style:table-column-properties fo:break-before="auto" style:column-width="38.89pt"/>
    </style:style>
    <style:style style:name="co5" style:family="table-column">
      <style:table-column-properties fo:break-before="auto" style:column-width="62.5pt"/>
    </style:style>
    <style:style style:name="co6" style:family="table-column">
      <style:table-column-properties fo:break-before="auto" style:column-width="47.25pt"/>
    </style:style>
    <style:style style:name="co7" style:family="table-column">
      <style:table-column-properties fo:break-before="auto" style:column-width="18.06pt"/>
    </style:style>
    <style:style style:name="co8" style:family="table-column">
      <style:table-column-properties fo:break-before="auto" style:column-width="56.24pt"/>
    </style:style>
    <style:style style:name="co9" style:family="table-column">
      <style:table-column-properties fo:break-before="auto" style:column-width="65.31pt"/>
    </style:style>
    <style:style style:name="co10" style:family="table-column">
      <style:table-column-properties fo:break-before="auto" style:column-width="150.69pt"/>
    </style:style>
    <style:style style:name="co11" style:family="table-column">
      <style:table-column-properties fo:break-before="auto" style:column-width="172.94pt"/>
    </style:style>
    <style:style style:name="co12" style:family="table-column">
      <style:table-column-properties fo:break-before="auto" style:column-width="108.34pt"/>
    </style:style>
    <style:style style:name="co13" style:family="table-column">
      <style:table-column-properties fo:break-before="auto" style:column-width="95.84pt"/>
    </style:style>
    <style:style style:name="co14" style:family="table-column">
      <style:table-column-properties fo:break-before="auto" style:column-width="81.24pt"/>
    </style:style>
    <style:style style:name="co15" style:family="table-column">
      <style:table-column-properties fo:break-before="auto" style:column-width="25.71pt"/>
    </style:style>
    <style:style style:name="co16" style:family="table-column">
      <style:table-column-properties fo:break-before="auto" style:column-width="24.29pt"/>
    </style:style>
    <style:style style:name="co17" style:family="table-column">
      <style:table-column-properties fo:break-before="auto" style:column-width="20.86pt"/>
    </style:style>
    <style:style style:name="co18" style:family="table-column">
      <style:table-column-properties fo:break-before="auto" style:column-width="21.54pt"/>
    </style:style>
    <style:style style:name="co19" style:family="table-column">
      <style:table-column-properties fo:break-before="auto" style:column-width="20.15pt"/>
    </style:style>
    <style:style style:name="co20" style:family="table-column">
      <style:table-column-properties fo:break-before="auto" style:column-width="23.61pt"/>
    </style:style>
    <style:style style:name="co21" style:family="table-column">
      <style:table-column-properties fo:break-before="auto" style:column-width="29.91pt"/>
    </style:style>
    <style:style style:name="co22" style:family="table-column">
      <style:table-column-properties fo:break-before="auto" style:column-width="113.9pt"/>
    </style:style>
    <style:style style:name="co23" style:family="table-column">
      <style:table-column-properties fo:break-before="auto" style:column-width="43.74pt"/>
    </style:style>
    <style:style style:name="co24" style:family="table-column">
      <style:table-column-properties fo:break-before="auto" style:column-width="52.1pt"/>
    </style:style>
    <style:style style:name="co25" style:family="table-column">
      <style:table-column-properties fo:break-before="auto" style:column-width="54.14pt"/>
    </style:style>
    <style:style style:name="co26" style:family="table-column">
      <style:table-column-properties fo:break-before="auto" style:column-width="25pt"/>
    </style:style>
    <style:style style:name="co27" style:family="table-column">
      <style:table-column-properties fo:break-before="auto" style:column-width="709.09pt"/>
    </style:style>
    <style:style style:name="co28" style:family="table-column">
      <style:table-column-properties fo:break-before="auto" style:column-width="41.64pt"/>
    </style:style>
    <style:style style:name="co29" style:family="table-column">
      <style:table-column-properties fo:break-before="auto" style:column-width="45.16pt"/>
    </style:style>
    <style:style style:name="co30" style:family="table-column">
      <style:table-column-properties fo:break-before="auto" style:column-width="284.06pt"/>
    </style:style>
    <style:style style:name="co31" style:family="table-column">
      <style:table-column-properties fo:break-before="auto" style:column-width="126.4pt"/>
    </style:style>
    <style:style style:name="co32" style:family="table-column">
      <style:table-column-properties fo:break-before="auto" style:column-width="107.66pt"/>
    </style:style>
    <style:style style:name="co33" style:family="table-column">
      <style:table-column-properties fo:break-before="auto" style:column-width="115.99pt"/>
    </style:style>
    <style:style style:name="co34" style:family="table-column">
      <style:table-column-properties fo:break-before="auto" style:column-width="40.99pt"/>
    </style:style>
    <style:style style:name="co35" style:family="table-column">
      <style:table-column-properties fo:break-before="auto" style:column-width="183.34pt"/>
    </style:style>
    <style:style style:name="co36" style:family="table-column">
      <style:table-column-properties fo:break-before="auto" style:column-width="112.51pt"/>
    </style:style>
    <style:style style:name="co37" style:family="table-column">
      <style:table-column-properties fo:break-before="auto" style:column-width="206.31pt"/>
    </style:style>
    <style:style style:name="co38" style:family="table-column">
      <style:table-column-properties fo:break-before="auto" style:column-width="31.95pt"/>
    </style:style>
    <style:style style:name="co39" style:family="table-column">
      <style:table-column-properties fo:break-before="auto" style:column-width="36.79pt"/>
    </style:style>
    <style:style style:name="co40" style:family="table-column">
      <style:table-column-properties fo:break-before="auto" style:column-width="78.49pt"/>
    </style:style>
    <style:style style:name="co41" style:family="table-column">
      <style:table-column-properties fo:break-before="auto" style:column-width="271.56pt"/>
    </style:style>
    <style:style style:name="co42" style:family="table-column">
      <style:table-column-properties fo:break-before="auto" style:column-width="231.31pt"/>
    </style:style>
    <style:style style:name="co43" style:family="table-column">
      <style:table-column-properties fo:break-before="auto" style:column-width="184.05pt"/>
    </style:style>
    <style:style style:name="co44" style:family="table-column">
      <style:table-column-properties fo:break-before="auto" style:column-width="81.95pt"/>
    </style:style>
    <style:style style:name="co45" style:family="table-column">
      <style:table-column-properties fo:break-before="auto" style:column-width="256.96pt"/>
    </style:style>
    <style:style style:name="co46" style:family="table-column">
      <style:table-column-properties fo:break-before="auto" style:column-width="154.91pt"/>
    </style:style>
    <style:style style:name="co47" style:family="table-column">
      <style:table-column-properties fo:break-before="auto" style:column-width="279.21pt"/>
    </style:style>
    <style:style style:name="co48" style:family="table-column">
      <style:table-column-properties fo:break-before="auto" style:column-width="46.54pt"/>
    </style:style>
    <style:style style:name="co49" style:family="table-column">
      <style:table-column-properties fo:break-before="auto" style:column-width="164.61pt"/>
    </style:style>
    <style:style style:name="co50" style:family="table-column">
      <style:table-column-properties fo:break-before="auto" style:column-width="22.96pt"/>
    </style:style>
    <style:style style:name="co51" style:family="table-column">
      <style:table-column-properties fo:break-before="auto" style:column-width="85.44pt"/>
    </style:style>
    <style:style style:name="co52" style:family="table-column">
      <style:table-column-properties fo:break-before="auto" style:column-width="206.96pt"/>
    </style:style>
    <style:style style:name="co53" style:family="table-column">
      <style:table-column-properties fo:break-before="auto" style:column-width="204.21pt"/>
    </style:style>
    <style:style style:name="co54" style:family="table-column">
      <style:table-column-properties fo:break-before="auto" style:column-width="411.85pt"/>
    </style:style>
    <style:style style:name="co55" style:family="table-column">
      <style:table-column-properties fo:break-before="auto" style:column-width="197.26pt"/>
    </style:style>
    <style:style style:name="co56" style:family="table-column">
      <style:table-column-properties fo:break-before="auto" style:column-width="274.99pt"/>
    </style:style>
    <style:style style:name="co57" style:family="table-column">
      <style:table-column-properties fo:break-before="auto" style:column-width="87.51pt"/>
    </style:style>
    <style:style style:name="co58" style:family="table-column">
      <style:table-column-properties fo:break-before="auto" style:column-width="31.24pt"/>
    </style:style>
    <style:style style:name="co59" style:family="table-column">
      <style:table-column-properties fo:break-before="auto" style:column-width="33.36pt"/>
    </style:style>
    <style:style style:name="co60" style:family="table-column">
      <style:table-column-properties fo:break-before="auto" style:column-width="209.06pt"/>
    </style:style>
    <style:style style:name="co61" style:family="table-column">
      <style:table-column-properties fo:break-before="auto" style:column-width="59.75pt"/>
    </style:style>
    <style:style style:name="co62" style:family="table-column">
      <style:table-column-properties fo:break-before="auto" style:column-width="224.36pt"/>
    </style:style>
    <style:style style:name="co63" style:family="table-column">
      <style:table-column-properties fo:break-before="auto" style:column-width="129.91pt"/>
    </style:style>
    <style:style style:name="co64" style:family="table-column">
      <style:table-column-properties fo:break-before="auto" style:column-width="80.56pt"/>
    </style:style>
    <style:style style:name="co65" style:family="table-column">
      <style:table-column-properties fo:break-before="auto" style:column-width="38.21pt"/>
    </style:style>
    <style:style style:name="co66" style:family="table-column">
      <style:table-column-properties fo:break-before="auto" style:column-width="100.69pt"/>
    </style:style>
    <style:style style:name="co67" style:family="table-column">
      <style:table-column-properties fo:break-before="auto" style:column-width="216.71pt"/>
    </style:style>
    <style:style style:name="co68" style:family="table-column">
      <style:table-column-properties fo:break-before="auto" style:column-width="377.09pt"/>
    </style:style>
    <style:style style:name="co69" style:family="table-column">
      <style:table-column-properties fo:break-before="auto" style:column-width="584.11pt"/>
    </style:style>
    <style:style style:name="co70" style:family="table-column">
      <style:table-column-properties fo:break-before="auto" style:column-width="155.54pt"/>
    </style:style>
    <style:style style:name="co71" style:family="table-column">
      <style:table-column-properties fo:break-before="auto" style:column-width="749.34pt"/>
    </style:style>
    <style:style style:name="co72" style:family="table-column">
      <style:table-column-properties fo:break-before="auto" style:column-width="17.4pt"/>
    </style:style>
    <style:style style:name="co73" style:family="table-column">
      <style:table-column-properties fo:break-before="auto" style:column-width="456.29pt"/>
    </style:style>
    <style:style style:name="co74" style:family="table-column">
      <style:table-column-properties fo:break-before="auto" style:column-width="879.96pt"/>
    </style:style>
    <style:style style:name="co75" style:family="table-column">
      <style:table-column-properties fo:break-before="auto" style:column-width="76.39pt"/>
    </style:style>
    <style:style style:name="co76" style:family="table-column">
      <style:table-column-properties fo:break-before="auto" style:column-width="63.89pt"/>
    </style:style>
    <style:style style:name="co77" style:family="table-column">
      <style:table-column-properties fo:break-before="auto" style:column-width="32.66pt"/>
    </style:style>
    <style:style style:name="co78" style:family="table-column">
      <style:table-column-properties fo:break-before="auto" style:column-width="482.71pt"/>
    </style:style>
    <style:style style:name="co79" style:family="table-column">
      <style:table-column-properties fo:break-before="auto" style:column-width="53.49pt"/>
    </style:style>
    <style:style style:name="co80" style:family="table-column">
      <style:table-column-properties fo:break-before="auto" style:column-width="111.09pt"/>
    </style:style>
    <style:style style:name="co81" style:family="table-column">
      <style:table-column-properties fo:break-before="auto" style:column-width="105.56pt"/>
    </style:style>
    <style:style style:name="co82" style:family="table-column">
      <style:table-column-properties fo:break-before="auto" style:column-width="43.06pt"/>
    </style:style>
    <style:style style:name="co83" style:family="table-column">
      <style:table-column-properties fo:break-before="auto" style:column-width="596.61pt"/>
    </style:style>
    <style:style style:name="co84" style:family="table-column">
      <style:table-column-properties fo:break-before="auto" style:column-width="69.45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21.74pt" fo:break-before="auto" style:use-optimal-row-height="false"/>
    </style:style>
    <style:style style:name="ro4" style:family="table-row">
      <style:table-row-properties style:row-height="15.76pt" fo:break-before="auto" style:use-optimal-row-height="true"/>
    </style:style>
    <style:style style:name="ro5" style:family="table-row">
      <style:table-row-properties style:row-height="15pt" fo:break-before="auto" style:use-optimal-row-height="false"/>
    </style:style>
    <style:style style:name="ta1" style:family="table" style:master-page-name="PageStyle_5f_templates">
      <style:table-properties table:display="true" style:writing-mode="lr-tb"/>
    </style:style>
    <style:style style:name="ta2" style:family="table" style:master-page-name="PageStyle_5f_programmazioni">
      <style:table-properties table:display="true" style:writing-mode="lr-tb"/>
    </style:style>
    <style:style style:name="ta3" style:family="table" style:master-page-name="PageStyle_5f_situazione_5f_classe">
      <style:table-properties table:display="true" style:writing-mode="lr-tb"/>
    </style:style>
    <style:style style:name="ta4" style:family="table" style:master-page-name="PageStyle_5f_competenze">
      <style:table-properties table:display="true" style:writing-mode="lr-tb"/>
    </style:style>
    <style:style style:name="ta5" style:family="table" style:master-page-name="PageStyle_5f_uda">
      <style:table-properties table:display="true" style:writing-mode="lr-tb"/>
    </style:style>
    <style:style style:name="ta6" style:family="table" style:master-page-name="PageStyle_5f_moduli">
      <style:table-properties table:display="true" style:writing-mode="lr-tb"/>
    </style:style>
    <style:style style:name="ta7" style:family="table" style:master-page-name="PageStyle_5f_ud">
      <style:table-properties table:display="true" style:writing-mode="lr-tb"/>
    </style:style>
    <style:style style:name="ta8" style:family="table" style:master-page-name="PageStyle_5f_nuclei_5f_fondanti">
      <style:table-properties table:display="true" style:writing-mode="lr-tb"/>
    </style:style>
    <style:style style:name="ta9" style:family="table" style:master-page-name="PageStyle_5f_parametri_5f_elenchi">
      <style:table-properties table:display="true" style:writing-mode="lr-tb"/>
    </style:style>
    <style:style style:name="ta10" style:family="table" style:master-page-name="PageStyle_5f_periodo">
      <style:table-properties table:display="true" style:writing-mode="lr-tb"/>
    </style:style>
    <style:style style:name="ta11" style:family="table" style:master-page-name="PageStyle_5f_eqf">
      <style:table-properties table:display="true" style:writing-mode="lr-tb"/>
    </style:style>
    <style:style style:name="ta12" style:family="table" style:master-page-name="PageStyle_5f_docenti">
      <style:table-properties table:display="true" style:writing-mode="lr-tb"/>
    </style:style>
    <style:style style:name="ta13" style:family="table" style:master-page-name="PageStyle_5f_manuali">
      <style:table-properties table:display="true" style:writing-mode="lr-tb"/>
    </style:style>
    <style:style style:name="ta14" style:family="table" style:master-page-name="PageStyle_5f_discipline">
      <style:table-properties table:display="true" style:writing-mode="lr-tb"/>
    </style:style>
    <style:style style:name="ta15" style:family="table" style:master-page-name="PageStyle_5f_risultati_5f_minimi">
      <style:table-properties table:display="true" style:writing-mode="lr-tb"/>
    </style:style>
    <style:style style:name="ta16" style:family="table" style:master-page-name="PageStyle_5f_abilità">
      <style:table-properties table:display="true" style:writing-mode="lr-tb"/>
    </style:style>
    <style:style style:name="ta17" style:family="table" style:master-page-name="PageStyle_5f_conoscenze">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b1c1d" style:text-outline="false" style:text-line-through-style="none" style:text-line-through-type="none" style:font-name="Google Sans Text" fo:font-size="11pt" fo:font-style="normal" fo:text-shadow="none" style:text-underline-style="none" fo:font-weight="bold" style:font-size-asian="11pt" style:font-style-asian="normal" style:font-weight-asian="bold" style:font-name-complex="Google Sans Text" style:font-size-complex="11pt" style:font-style-complex="normal" style:font-weight-complex="bold"/>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b1c1d" style:text-outline="false" style:text-line-through-style="none" style:text-line-through-type="none" style:font-name="Google Sans Text" fo:font-size="11pt" fo:font-style="normal" fo:text-shadow="none" style:text-underline-style="none" fo:font-weight="bold" style:font-size-asian="11pt" style:font-style-asian="normal" style:font-weight-asian="bold" style:font-name-complex="Google Sans Text" style:font-size-complex="11pt" style:font-style-complex="normal" style:font-weight-complex="bold"/>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b1c1d" style:text-outline="false" style:text-line-through-style="none" style:text-line-through-type="none" style:font-name="Google Sans Text" fo:font-size="11pt" fo:font-style="normal" fo:text-shadow="none" style:text-underline-style="none" fo:font-weight="normal" style:font-size-asian="11pt" style:font-style-asian="normal" style:font-weight-asian="normal" style:font-name-complex="Google Sans Text"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b1c1d" style:text-outline="false" style:text-line-through-style="none" style:text-line-through-type="none" style:font-name="Google Sans Text" fo:font-size="11pt" fo:font-style="normal" fo:text-shadow="none" style:text-underline-style="none" fo:font-weight="normal" style:font-size-asian="11pt" style:font-style-asian="normal" style:font-weight-asian="normal" style:font-name-complex="Google Sans Text"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ffffff"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1" style:family="table-cell" style:parent-style-name="Default">
      <style:table-cell-properties fo:background-color="#f6f8f9" style:diagonal-bl-tr="none" style:diagonal-tl-br="none" style:text-align-source="fix" style:repeat-content="false" fo:wrap-option="no-wrap" fo:border="0.74pt solid #f6f8f9"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2" style:family="table-cell" style:parent-style-name="Default">
      <style:table-cell-properties fo:border-bottom="0.74pt solid #284e3f" fo:background-color="#f6f8f9" style:diagonal-bl-tr="none" style:diagonal-tl-br="none" style:text-align-source="fix" style:repeat-content="false" fo:wrap-option="no-wrap" fo:border-left="0.74pt solid #f6f8f9" style:direction="ltr" fo:border-right="0.74pt solid #f6f8f9" style:rotation-angle="0" style:rotation-align="none" style:shrink-to-fit="false" fo:border-top="0.74pt solid #f6f8f9"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3" style:family="table-cell" style:parent-style-name="Default">
      <style:table-cell-properties fo:border-bottom="0.74pt solid #ffffff" fo:background-color="#fffff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4" style:family="table-cell" style:parent-style-name="Default">
      <style:table-cell-properties fo:border-bottom="0.74pt solid #f6f8f9" fo:background-color="#f6f8f9"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5" style:family="table-cell" style:parent-style-name="Default">
      <style:table-cell-properties fo:border-bottom="0.74pt solid #284e3f" fo:background-color="#f6f8f9"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fo:border-bottom="0.74pt solid #ffffff" fo:background-color="#ffffff" style:diagonal-bl-tr="none" style:diagonal-tl-br="none" style:text-align-source="value-type" style:repeat-content="false" fo:wrap-option="no-wrap" fo:border-left="0.74pt solid #284e3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7" style:family="table-cell" style:parent-style-name="Default">
      <style:table-cell-properties fo:border-bottom="0.74pt solid #f6f8f9" fo:background-color="#f6f8f9" style:diagonal-bl-tr="none" style:diagonal-tl-br="none" style:text-align-source="value-type" style:repeat-content="false" fo:wrap-option="no-wrap" fo:border-left="0.74pt solid #284e3f"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8" style:family="table-cell" style:parent-style-name="Default">
      <style:table-cell-properties fo:border-bottom="0.74pt solid #284e3f" fo:background-color="#f6f8f9" style:diagonal-bl-tr="none" style:diagonal-tl-br="none" style:text-align-source="value-type" style:repeat-content="false" fo:wrap-option="no-wrap" fo:border-left="0.74pt solid #284e3f"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fo:font-weight="normal" style:text-underline-style="none" style:text-underline-color="font-color" style:text-line-through-type="none" fo:font-style="italic" style:text-outline="false" fo:text-shadow="none" style:text-position="0% 100%" style:font-name-complex="Arial" style:font-size-asian="11pt" style:font-size-complex="11pt" style:font-weight-asian="normal" style:font-weight-complex="normal" style:font-style-asian="italic" style:font-style-complex="italic"/>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4"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5"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italic" style:font-style-asian="italic" style:font-style-complex="italic"/>
    </style:style>
    <style:style style:name="T6"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 table:allow-empty-cell="true" table:display-list="unsorted" table:base-cell-address="programmazioni.F2"/>
        <table:content-validation table:name="val2" table:condition="of:cell-content-is-in-list(#ref!)" table:allow-empty-cell="true" table:display-list="unsorted" table:base-cell-address="competenze.G2"/>
        <table:content-validation table:name="val3" table:condition="of:cell-content-is-in-list(&quot;c&quot;;&quot;i&quot;;&quot;d&quot;;&quot;cc&quot;)" table:allow-empty-cell="true" table:display-list="unsorted" table:base-cell-address="competenze.I2"/>
        <table:content-validation table:name="val4" table:condition="of:cell-content-is-in-list(#ref!)" table:allow-empty-cell="true" table:display-list="unsorted" table:base-cell-address="uda.D2"/>
        <table:content-validation table:name="val5" table:condition="of:cell-content-is-in-list(#ref!)" table:allow-empty-cell="true" table:display-list="unsorted" table:base-cell-address="moduli.C2"/>
        <table:content-validation table:name="val6" table:condition="of: and cell-content-is-between(AND(ISNUMBER([.A2]);(NOT(OR(NOT(ISERROR(DATEVALUE([.A2]))); AND(ISNUMBER([.A2]); LEFT(CELL(&quot;format&quot;; [.A2]))=&quot;D&quot;))))),0)" table:allow-empty-cell="true" table:base-cell-address="ud.A2"/>
        <table:content-validation table:name="val7" table:condition="of:cell-content-is-in-list(#ref!)" table:allow-empty-cell="true" table:display-list="unsorted" table:base-cell-address="ud.B2"/>
        <table:content-validation table:name="val8" table:condition="of:cell-content-is-in-list(&quot;3&quot;;&quot;4&quot;;&quot;5&quot;)" table:allow-empty-cell="true" table:display-list="unsorted" table:base-cell-address="nuclei_fondanti.B2">
          <table:error-message table:message-type="stop" table:display="true"/>
        </table:content-validation>
        <table:content-validation table:name="val9" table:condition="of:cell-content-is-in-list(#ref!)" table:allow-empty-cell="true" table:display-list="unsorted" table:base-cell-address="nuclei_fondanti.C2"/>
        <table:content-validation table:name="val10" table:condition="of: and cell-content-is-between(AND(ISNUMBER([.D2]);(NOT(OR(NOT(ISERROR(DATEVALUE([.D2]))); AND(ISNUMBER([.D2]); LEFT(CELL(&quot;format&quot;; [.D2]))=&quot;D&quot;))))),0)" table:allow-empty-cell="true" table:base-cell-address="nuclei_fondanti.D2"/>
        <table:content-validation table:name="val11" table:condition="of:cell-content-is-in-list(#ref!)" table:allow-empty-cell="true" table:display-list="unsorted" table:base-cell-address="eqf.B2"/>
        <table:content-validation table:name="val12" table:condition="of:cell-content-is-in-list(&quot;Trasversale&quot;;&quot;Sistemi e Reti&quot;;&quot;Tecnologia e Progettazione di Sistemi Informatici e di Telecomunicazioni&quot;;&quot;Intelligenza Aritficiale&quot;)" table:allow-empty-cell="true" table:display-list="unsorted" table:base-cell-address="discipline.B2"/>
        <table:content-validation table:name="val13" table:condition="of:cell-content-is-in-list(#ref!)" table:allow-empty-cell="true" table:display-list="unsorted" table:base-cell-address="abilità.B2"/>
        <table:content-validation table:name="val14" table:condition="of:cell-content-is-in-list(&quot;ministeriale&quot;;&quot;dipartimentale&quot;)" table:allow-empty-cell="true" table:display-list="unsorted" table:base-cell-address="abilità.G2"/>
        <table:content-validation table:name="val15" table:condition="of:cell-content-is-in-list(&quot;cognitiva&quot;;&quot;pratica&quot;)" table:allow-empty-cell="true" table:display-list="unsorted" table:base-cell-address="abilità.H2"/>
        <table:content-validation table:name="val16" table:condition="of:cell-content-is-in-list(#ref!)" table:allow-empty-cell="true" table:display-list="unsorted" table:base-cell-address="conoscenze.C2"/>
      </table:content-validations>
      <table:table table:name="templat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chiave</text:p>
          </table:table-cell>
          <table:table-cell table:style-name="ce1" office:value-type="string" calcext:value-type="string">
            <text:p>valore</text:p>
          </table:table-cell>
          <table:table-cell table:number-columns-repeated="1022"/>
        </table:table-row>
        <table:table-row table:style-name="ro1">
          <table:table-cell table:style-name="ce2" office:value-type="string" calcext:value-type="string">
            <text:p>cartella_destinazione</text:p>
          </table:table-cell>
          <table:table-cell table:style-name="ce2" office:value-type="string" calcext:value-type="string">
            <text:p>1VuIhKliG7zLA9BSGKtQGuBEkdTLPfrF8</text:p>
          </table:table-cell>
          <table:table-cell table:number-columns-repeated="1022"/>
        </table:table-row>
        <table:table-row table:style-name="ro1">
          <table:table-cell table:style-name="ce2" office:value-type="string" calcext:value-type="string">
            <text:p>id_template</text:p>
          </table:table-cell>
          <table:table-cell table:style-name="ce2" office:value-type="string" calcext:value-type="string">
            <text:p>18pyduR_I63YwdHKAcDdwDvez8wlo2W0gNBUow5k4RFE</text:p>
          </table:table-cell>
          <table:table-cell table:number-columns-repeated="1022"/>
        </table:table-row>
        <table:table-row table:style-name="ro1">
          <table:table-cell table:style-name="ce2" office:value-type="string" calcext:value-type="string">
            <text:p>id_sinottica</text:p>
          </table:table-cell>
          <table:table-cell table:style-name="ce2" office:value-type="string" calcext:value-type="string">
            <text:p>1uQ9cT-A0K1t5U647bZQ_SLeSrcZCB3DU5oqpcat8D4I</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programmazioni" table:style-name="ta2">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1004" table:default-cell-style-name="Default"/>
        <table:table-row table:style-name="ro3">
          <table:table-cell table:style-name="ce3" office:value-type="string" calcext:value-type="string">
            <text:p>id</text:p>
          </table:table-cell>
          <table:table-cell table:style-name="ce5" office:value-type="string" calcext:value-type="string">
            <text:p>data</text:p>
          </table:table-cell>
          <table:table-cell table:style-name="ce5" office:value-type="string" calcext:value-type="string">
            <text:p>anno_scolastico</text:p>
          </table:table-cell>
          <table:table-cell table:style-name="ce3" office:value-type="string" calcext:value-type="string">
            <text:p>classe</text:p>
          </table:table-cell>
          <table:table-cell table:style-name="ce3" office:value-type="string" calcext:value-type="string">
            <text:p>corso</text:p>
          </table:table-cell>
          <table:table-cell table:style-name="ce5" office:value-type="string" calcext:value-type="string">
            <text:p>alias_disciplina</text:p>
          </table:table-cell>
          <table:table-cell table:style-name="ce3" office:value-type="string" calcext:value-type="string">
            <text:p>nome_disciplina</text:p>
          </table:table-cell>
          <table:table-cell table:style-name="ce5" office:value-type="string" calcext:value-type="string">
            <text:p>titolo_manuale</text:p>
          </table:table-cell>
          <table:table-cell table:style-name="ce5" office:value-type="string" calcext:value-type="string">
            <text:p>elenco_docenti</text:p>
          </table:table-cell>
          <table:table-cell table:style-name="ce3" office:value-type="string" calcext:value-type="string">
            <text:p>situazione_classe</text:p>
          </table:table-cell>
          <table:table-cell table:style-name="ce5" office:value-type="string" calcext:value-type="string">
            <text:p>finalità_disciplina</text:p>
          </table:table-cell>
          <table:table-cell table:style-name="ce3" office:value-type="string" calcext:value-type="string">
            <text:p>periodo</text:p>
          </table:table-cell>
          <table:table-cell table:style-name="ce3" office:value-type="string" calcext:value-type="string">
            <text:p>ore_teoria_week</text:p>
          </table:table-cell>
          <table:table-cell table:style-name="ce3" office:value-type="string" calcext:value-type="string">
            <text:p>ore_lab_week</text:p>
          </table:table-cell>
          <table:table-cell table:style-name="ce5" office:value-type="string" calcext:value-type="string">
            <text:p>ore_teoria_year</text:p>
          </table:table-cell>
          <table:table-cell table:style-name="ce5" office:value-type="string" calcext:value-type="string">
            <text:p>ore_lab_year</text:p>
            <text:p/>
            <text:p/>
          </table:table-cell>
          <table:table-cell table:style-name="ce5" office:value-type="string" calcext:value-type="string">
            <text:p>totale_week</text:p>
            <text:p/>
            <text:p/>
          </table:table-cell>
          <table:table-cell table:style-name="ce5" office:value-type="string" calcext:value-type="string">
            <text:p>totale_year</text:p>
          </table:table-cell>
          <table:table-cell table:style-name="ce5" office:value-type="string" calcext:value-type="string">
            <text:p>mezzi_strumenti_ambienti</text:p>
          </table:table-cell>
          <table:table-cell table:style-name="ce3" office:value-type="string" calcext:value-type="string">
            <text:p>atività_extra_curriculari</text:p>
          </table:table-cell>
          <table:table-cell table:style-name="ce4" table:number-columns-repeated="12"/>
          <table:table-cell table:number-columns-repeated="992"/>
        </table:table-row>
        <table:table-row table:style-name="ro3">
          <table:table-cell table:style-name="ce4" office:value-type="float" office:value="1" calcext:value-type="float">
            <text:p>1</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H</text:p>
          </table:table-cell>
          <table:table-cell table:style-name="ce4" table:content-validation-name="val1" office:value-type="string" calcext:value-type="string">
            <text:p>TeP</text:p>
          </table:table-cell>
          <table:table-cell table:style-name="ce4" table:number-matrix-columns-spanned="1" table:number-matrix-rows-spanned="1" table:formula="of:=INDEX([$discipline.$A$2:.$D$5];MATCH([.F2];[$discipline.$C$2:.$C$5];0);2)" office:value-type="string" office:string-value="Tecnologia e Progettazione di Sistemi Informatici e di Telecomunicazioni" calcext:value-type="string">
            <text:p>Tecnologia e Progettazione di Sistemi Informatici e di Telecomunicazioni</text:p>
          </table:table-cell>
          <table:table-cell table:style-name="ce4" table:content-validation-name="val1" office:value-type="string" calcext:value-type="string">
            <text:p>DIspense fornite dal docente</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situazione_classe.$A$2:.$E$3];MATCH(CONCATENATE([.D2];[.E2]);[$situazione_classe.$D$2:.$D$3];0);5)" office:value-type="string" office:string-value="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quot;intermedio&quot; consistente, caratterizzato da forte insicurezza: studenti che, pur avendo basi corrette (rispetto regole, consegne), non hanno fiducia nei propri mezzi e faticano a partecipare attivamente. &#10;In seguito a un test di autovalutazione si sono individuati i seguenti punti di debolezza e punti di forza.&#10;Le principali aree critiche risiedono nei seguenti punti. &#10;- Studio Autonomo: è la criticità più diffusa e grave. La maggior parte degli studenti non ha ancora sviluppato un metodo di studio efficace faticando molto a organizzarsi.&#10;- Partecipazione Attiva: la passività è molto diffusa. Molti studenti preferiscono non fare domande e trovano difficile prendere l'iniziativa per parlare. La distrazione è un problema comune.&#10;- Interesse e Motivazione: una parte significativa della classe mostra poco interesse per la materia impegnandosi solo per la sufficienza.&#10;- Percezione del Rendimento: molti studenti (anche quelli con buone basi) sono tuttavia insoddisfatti e ritengono che i loro risultati siano scarsi anche se studiano. &#10;I punti di forza collettivi risiedono nei seguenti punti.&#10;- Rispetto delle Consegne: la maggioranza degli studenti si assicurano di completare i compiti per tempo cosicché le scadenze siano tendenzialmente rispettate.&#10;- Rispetto Formale: la maggior parte degli studenti mantiene un comportamento corretto verso l'insegnante.&#10;Si è pertanto di procedere con i seguenti interventi prioritari.&#10;- Costruzione del Metodo di Studio: un intervento collettivo per fornire strumenti base su come prendere appunti, come rivederli, come pianificare lo studio ed evitare lo studio &quot;all-nighter&quot;.&#10;- Lavoro sulla Motivazione: sfruttare un punto di forza universale (il laboratorio) per agganciare gli studenti più demotivati, rendendo la materia più pratica e meno teorica.&#10;- Gestione della Passività: creare un clima di classe sicuro per abbassare l'ansia da prestazione e incoraggiare gli studenti &quot;incerti&quot; a prendere l'iniziativa, magari attraverso lavori di gruppo strutturati." calcext:value-type="string">
            <text:p>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ext:p>In seguito a un test di autovalutazione si sono individuati i seguenti punti di debolezza e punti di forza.</text:p>
            <text:p>Le principali aree critiche risiedono nei seguenti punti. </text:p>
            <text:p>- Studio Autonomo: è la criticità più diffusa e grave. La maggior parte degli studenti non ha ancora sviluppato un metodo di studio efficace faticando molto a organizzarsi.</text:p>
            <text:p>- Partecipazione Attiva: la passività è molto diffusa. Molti studenti preferiscono non fare domande e trovano difficile prendere l'iniziativa per parlare. La distrazione è un problema comune.</text:p>
            <text:p>- Interesse e Motivazione: una parte significativa della classe mostra poco interesse per la materia impegnandosi solo per la sufficienza.</text:p>
            <text:p>- Percezione del Rendimento: molti studenti (anche quelli con buone basi) sono tuttavia insoddisfatti e ritengono che i loro risultati siano scarsi anche se studiano. </text:p>
            <text:p>I punti di forza collettivi risiedono nei seguenti punti.</text:p>
            <text:p>- Rispetto delle Consegne: la maggioranza degli studenti si assicurano di completare i compiti per tempo cosicché le scadenze siano tendenzialmente rispettate.</text:p>
            <text:p>- Rispetto Formale: la maggior parte degli studenti mantiene un comportamento corretto verso l'insegnante.</text:p>
            <text:p>Si è pertanto di procedere con i seguenti interventi prioritari.</text:p>
            <text:p>- Costruzione del Metodo di Studio: un intervento collettivo per fornire strumenti base su come prendere appunti, come rivederli, come pianificare lo studio ed evitare lo studio "all-nighter".</text:p>
            <text:p>- Lavoro sulla Motivazione: sfruttare un punto di forza universale (il laboratorio) per agganciare gli studenti più demotivati, rendendo la materia più pratica e meno teorica.</text:p>
            <text:p>- Gestione della Passività: creare un clima di classe sicuro per abbassare l'ansia da prestazione e incoraggiare gli studenti "incerti" a prendere l'iniziativa, magari attraverso lavori di gruppo strutturati.</text:p>
          </table:table-cell>
          <table:table-cell table:style-name="ce4" table:number-matrix-columns-spanned="1" table:number-matrix-rows-spanned="1" table:formula="of:=INDEX([$discipline.$A$2:.$D$5];MATCH([.F2];[$discipline.$C$2:.$C$5];0);4)" office:value-type="string" office:string-value="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10;- cogliere l’importanza dell’orientamento al risultato, del lavoro per obiettivi e della necessità di assumere responsabilità nel rispetto dell’etica e della deontologia professionale. &#10;- orientarsi nella normativa che disciplina i processi produttivi del settore di riferimento, con particolare attenzione sia alla sicurezza sui luoghi di vita e di lavoro sia alla tutela dell’ambiente e del territorio. &#10;- intervenire nelle diverse fasi e livelli del processo produttivo, dall’ideazione alla realizzazione del prodotto, per la parte di propria competenza, utilizzando gli strumenti di progettazione, documentazione e controllo. &#10;- essere capace di lavorare in gruppo o a livello autonomo in attività inerenti la progettazione, lo sviluppo e la gestione di semplici sistemi informatici. &#10;- riconoscere gli aspetti di efficacia, efficienza e qualità nella propria attività lavorativa.  &#10;- utilizzare modelli appropriati per investigare su fenomeni e interpretare dati sperimentali. &#10;- utilizzare le reti e gli strumenti informatici nelle attività di studio e di ricerca. " calcext:value-type="string">
            <text:p>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text:p>
            <text:p>- cogliere l’importanza dell’orientamento al risultato, del lavoro per obiettivi e della necessità di assumere responsabilità nel rispetto dell’etica e della deontologia professionale. </text:p>
            <text:p>- orientarsi nella normativa che disciplina i processi produttivi del settore di riferimento, con particolare 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 strumenti di progettazione, documentazione e controllo. </text:p>
            <text:p>- essere capace di lavorare in gruppo o a livello autonomo in attività inerenti la progettazione, lo sviluppo e la gestione di semplici sistemi informatici. </text:p>
            <text:p>- riconoscere gli aspetti di efficacia, efficienza e qualità nella propria attività lavorativa.  </text:p>
            <text:p>- utilizzare modelli appropriati per investigare su fenomeni e interpretare dati sperimentali. </text:p>
            <text:p>- utilizzare le reti e gli strumenti informatici nelle attività di studio e di ricerca. </text:p>
          </table:table-cell>
          <table:table-cell table:style-name="ce4" table:content-validation-name="val1" table:formula="of:=VLOOKUP(IF([.D2]=5;2;1);[$periodo.$A$2:.$B$5];2)" office:value-type="string" office:string-value="ultimo anno" calcext:value-type="string">
            <text:p>ultimo anno</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table:formula="of:=[.M2]*33" office:value-type="float" office:value="33" calcext:value-type="float">
            <text:p>33</text:p>
          </table:table-cell>
          <table:table-cell table:style-name="ce4" table:formula="of:=[.N2]*33" office:value-type="float" office:value="66" calcext:value-type="float">
            <text:p>66</text:p>
          </table:table-cell>
          <table:table-cell table:style-name="ce4" table:formula="of:=[.M2]+[.N2]" office:value-type="float" office:value="3" calcext:value-type="float">
            <text:p>3</text:p>
          </table:table-cell>
          <table:table-cell table:style-name="ce4" table:formula="of:=[.O2]+[.P2]" office:value-type="float" office:value="99" calcext:value-type="float">
            <text:p>99</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2"/>
        </table:table-row>
        <table:table-row table:style-name="ro3">
          <table:table-cell table:style-name="ce4" office:value-type="float" office:value="2" calcext:value-type="float">
            <text:p>2</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F</text:p>
          </table:table-cell>
          <table:table-cell table:style-name="ce4" table:content-validation-name="val1" office:value-type="string" calcext:value-type="string">
            <text:p>TeP</text:p>
          </table:table-cell>
          <table:table-cell table:style-name="ce4" table:number-matrix-columns-spanned="1" table:number-matrix-rows-spanned="1" table:formula="of:=INDEX([$discipline.$A$2:.$D$5];MATCH([.F3];[$discipline.$C$2:.$C$5];0);2)" office:value-type="string" office:string-value="Tecnologia e Progettazione di Sistemi Informatici e di Telecomunicazioni" calcext:value-type="string">
            <text:p>Tecnologia e Progettazione di Sistemi Informatici e di Telecomunicazioni</text:p>
          </table:table-cell>
          <table:table-cell table:style-name="ce4" table:content-validation-name="val1" office:value-type="string" calcext:value-type="string">
            <text:p>DIspense fornite dal docente</text:p>
          </table:table-cell>
          <table:table-cell table:style-name="ce4" table:content-validation-name="val1" office:value-type="string" calcext:value-type="string">
            <text:p>prof. R. Caserta, prof. M. Genovese</text:p>
          </table:table-cell>
          <table:table-cell table:style-name="ce4" table:number-matrix-columns-spanned="1" table:number-matrix-rows-spanned="1" table:formula="of:=INDEX([$situazione_classe.$A$2:.$E$3];MATCH(CONCATENATE([.D3];[.E3]);[$situazione_classe.$D$2:.$D$3];0);5)" office:value-type="string" office:string-value="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quot;intermedio&quot; consistente, caratterizzato da forte insicurezza: studenti che, pur avendo basi corrette (rispetto regole, consegne), non hanno fiducia nei propri mezzi e faticano a partecipare attivamente. &#10;In seguito a un test di autovalutazione si sono individuati i seguenti punti di debolezza e punti di forza.&#10;Le principali aree critiche risiedono nei seguenti punti. &#10;- Studio Autonomo: è la criticità più diffusa e grave. La maggior parte degli studenti non ha ancora sviluppato un metodo di studio efficace faticando molto a organizzarsi.&#10;- Partecipazione Attiva: la passività è molto diffusa. Molti studenti preferiscono non fare domande e trovano difficile prendere l'iniziativa per parlare. La distrazione è un problema comune.&#10;- Interesse e Motivazione: una parte significativa della classe mostra poco interesse per la materia impegnandosi solo per la sufficienza.&#10;- Percezione del Rendimento: molti studenti (anche quelli con buone basi) sono tuttavia insoddisfatti e ritengono che i loro risultati siano scarsi anche se studiano. &#10;I punti di forza collettivi risiedono nei seguenti punti.&#10;- Rispetto delle Consegne: la maggioranza degli studenti si assicurano di completare i compiti per tempo cosicché le scadenze siano tendenzialmente rispettate.&#10;- Rispetto Formale: la maggior parte degli studenti mantiene un comportamento corretto verso l'insegnante.&#10;Si è pertanto di procedere con i seguenti interventi prioritari.&#10;- Costruzione del Metodo di Studio: un intervento collettivo per fornire strumenti base su come prendere appunti, come rivederli, come pianificare lo studio ed evitare lo studio &quot;all-nighter&quot;.&#10;- Lavoro sulla Motivazione: sfruttare un punto di forza universale (il laboratorio) per agganciare gli studenti più demotivati, rendendo la materia più pratica e meno teorica.&#10;- Gestione della Passività: creare un clima di classe sicuro per abbassare l'ansia da prestazione e incoraggiare gli studenti &quot;incerti&quot; a prendere l'iniziativa, magari attraverso lavori di gruppo strutturati." calcext:value-type="string">
            <text:p>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ext:p>In seguito a un test di autovalutazione si sono individuati i seguenti punti di debolezza e punti di forza.</text:p>
            <text:p>Le principali aree critiche risiedono nei seguenti punti. </text:p>
            <text:p>- Studio Autonomo: è la criticità più diffusa e grave. La maggior parte degli studenti non ha ancora sviluppato un metodo di studio efficace faticando molto a organizzarsi.</text:p>
            <text:p>- Partecipazione Attiva: la passività è molto diffusa. Molti studenti preferiscono non fare domande e trovano difficile prendere l'iniziativa per parlare. La distrazione è un problema comune.</text:p>
            <text:p>- Interesse e Motivazione: una parte significativa della classe mostra poco interesse per la materia impegnandosi solo per la sufficienza.</text:p>
            <text:p>- Percezione del Rendimento: molti studenti (anche quelli con buone basi) sono tuttavia insoddisfatti e ritengono che i loro risultati siano scarsi anche se studiano. </text:p>
            <text:p>I punti di forza collettivi risiedono nei seguenti punti.</text:p>
            <text:p>- Rispetto delle Consegne: la maggioranza degli studenti si assicurano di completare i compiti per tempo cosicché le scadenze siano tendenzialmente rispettate.</text:p>
            <text:p>- Rispetto Formale: la maggior parte degli studenti mantiene un comportamento corretto verso l'insegnante.</text:p>
            <text:p>Si è pertanto di procedere con i seguenti interventi prioritari.</text:p>
            <text:p>- Costruzione del Metodo di Studio: un intervento collettivo per fornire strumenti base su come prendere appunti, come rivederli, come pianificare lo studio ed evitare lo studio "all-nighter".</text:p>
            <text:p>- Lavoro sulla Motivazione: sfruttare un punto di forza universale (il laboratorio) per agganciare gli studenti più demotivati, rendendo la materia più pratica e meno teorica.</text:p>
            <text:p>- Gestione della Passività: creare un clima di classe sicuro per abbassare l'ansia da prestazione e incoraggiare gli studenti "incerti" a prendere l'iniziativa, magari attraverso lavori di gruppo strutturati.</text:p>
          </table:table-cell>
          <table:table-cell table:style-name="ce4" table:number-matrix-columns-spanned="1" table:number-matrix-rows-spanned="1" table:formula="of:=INDEX([$discipline.$A$2:.$D$5];MATCH([.F3];[$discipline.$C$2:.$C$5];0);4)" office:value-type="string" office:string-value="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10;- cogliere l’importanza dell’orientamento al risultato, del lavoro per obiettivi e della necessità di assumere responsabilità nel rispetto dell’etica e della deontologia professionale. &#10;- orientarsi nella normativa che disciplina i processi produttivi del settore di riferimento, con particolare attenzione sia alla sicurezza sui luoghi di vita e di lavoro sia alla tutela dell’ambiente e del territorio. &#10;- intervenire nelle diverse fasi e livelli del processo produttivo, dall’ideazione alla realizzazione del prodotto, per la parte di propria competenza, utilizzando gli strumenti di progettazione, documentazione e controllo. &#10;- essere capace di lavorare in gruppo o a livello autonomo in attività inerenti la progettazione, lo sviluppo e la gestione di semplici sistemi informatici. &#10;- riconoscere gli aspetti di efficacia, efficienza e qualità nella propria attività lavorativa.  &#10;- utilizzare modelli appropriati per investigare su fenomeni e interpretare dati sperimentali. &#10;- utilizzare le reti e gli strumenti informatici nelle attività di studio e di ricerca. " calcext:value-type="string">
            <text:p>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text:p>
            <text:p>- cogliere l’importanza dell’orientamento al risultato, del lavoro per obiettivi e della necessità di assumere responsabilità nel rispetto dell’etica e della deontologia professionale. </text:p>
            <text:p>- orientarsi nella normativa che disciplina i processi produttivi del settore di riferimento, con particolare 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 strumenti di progettazione, documentazione e controllo. </text:p>
            <text:p>- essere capace di lavorare in gruppo o a livello autonomo in attività inerenti la progettazione, lo sviluppo e la gestione di semplici sistemi informatici. </text:p>
            <text:p>- riconoscere gli aspetti di efficacia, efficienza e qualità nella propria attività lavorativa.  </text:p>
            <text:p>- utilizzare modelli appropriati per investigare su fenomeni e interpretare dati sperimentali. </text:p>
            <text:p>- utilizzare le reti e gli strumenti informatici nelle attività di studio e di ricerca. </text:p>
          </table:table-cell>
          <table:table-cell table:style-name="ce4" table:content-validation-name="val1" table:formula="of:=VLOOKUP(IF([.D3]=5;2;1);[$periodo.$A$2:.$B$5];2)" office:value-type="string" office:string-value="ultimo anno" calcext:value-type="string">
            <text:p>ultimo anno</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table:formula="of:=[.M3]*33" office:value-type="float" office:value="33" calcext:value-type="float">
            <text:p>33</text:p>
          </table:table-cell>
          <table:table-cell table:style-name="ce4" table:formula="of:=[.N3]*33" office:value-type="float" office:value="66" calcext:value-type="float">
            <text:p>66</text:p>
          </table:table-cell>
          <table:table-cell table:style-name="ce4" table:formula="of:=[.M3]+[.N3]" office:value-type="float" office:value="3" calcext:value-type="float">
            <text:p>3</text:p>
          </table:table-cell>
          <table:table-cell table:style-name="ce4" table:formula="of:=[.O3]+[.P3]" office:value-type="float" office:value="99" calcext:value-type="float">
            <text:p>99</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2"/>
        </table:table-row>
        <table:table-row table:style-name="ro3">
          <table:table-cell table:style-name="ce4" office:value-type="float" office:value="3" calcext:value-type="float">
            <text:p>3</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H</text:p>
          </table:table-cell>
          <table:table-cell table:style-name="ce4" table:content-validation-name="val1" office:value-type="string" calcext:value-type="string">
            <text:p>Sistemi</text:p>
          </table:table-cell>
          <table:table-cell table:style-name="ce4" table:number-matrix-columns-spanned="1" table:number-matrix-rows-spanned="1" table:formula="of:=INDEX([$discipline.$A$2:.$D$5];MATCH([.F4];[$discipline.$C$2:.$C$5];0);2)" office:value-type="string" office:string-value="Sistemi e Reti" calcext:value-type="string">
            <text:p>Sistemi e Reti</text:p>
          </table:table-cell>
          <table:table-cell table:style-name="ce4" table:content-validation-name="val1" office:value-type="string" calcext:value-type="string">
            <text:p>Elena Baldino, Renato Rondano, Antonio Spano, Cesare Iacobelli, Internetworking - Sistemi e reti Terza edizione vol.4, 5, Juvenilia Scuola, ISBN: 9788874857524, 9788874857562</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situazione_classe.$A$2:.$E$3];MATCH(CONCATENATE([.D4];[.E4]);[$situazione_classe.$D$2:.$D$3];0);5)" office:value-type="string" office:string-value="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quot;intermedio&quot; consistente, caratterizzato da forte insicurezza: studenti che, pur avendo basi corrette (rispetto regole, consegne), non hanno fiducia nei propri mezzi e faticano a partecipare attivamente. &#10;In seguito a un test di autovalutazione si sono individuati i seguenti punti di debolezza e punti di forza.&#10;Le principali aree critiche risiedono nei seguenti punti. &#10;- Studio Autonomo: è la criticità più diffusa e grave. La maggior parte degli studenti non ha ancora sviluppato un metodo di studio efficace faticando molto a organizzarsi.&#10;- Partecipazione Attiva: la passività è molto diffusa. Molti studenti preferiscono non fare domande e trovano difficile prendere l'iniziativa per parlare. La distrazione è un problema comune.&#10;- Interesse e Motivazione: una parte significativa della classe mostra poco interesse per la materia impegnandosi solo per la sufficienza.&#10;- Percezione del Rendimento: molti studenti (anche quelli con buone basi) sono tuttavia insoddisfatti e ritengono che i loro risultati siano scarsi anche se studiano. &#10;I punti di forza collettivi risiedono nei seguenti punti.&#10;- Rispetto delle Consegne: la maggioranza degli studenti si assicurano di completare i compiti per tempo cosicché le scadenze siano tendenzialmente rispettate.&#10;- Rispetto Formale: la maggior parte degli studenti mantiene un comportamento corretto verso l'insegnante.&#10;Si è pertanto di procedere con i seguenti interventi prioritari.&#10;- Costruzione del Metodo di Studio: un intervento collettivo per fornire strumenti base su come prendere appunti, come rivederli, come pianificare lo studio ed evitare lo studio &quot;all-nighter&quot;.&#10;- Lavoro sulla Motivazione: sfruttare un punto di forza universale (il laboratorio) per agganciare gli studenti più demotivati, rendendo la materia più pratica e meno teorica.&#10;- Gestione della Passività: creare un clima di classe sicuro per abbassare l'ansia da prestazione e incoraggiare gli studenti &quot;incerti&quot; a prendere l'iniziativa, magari attraverso lavori di gruppo strutturati." calcext:value-type="string">
            <text:p>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ext:p>In seguito a un test di autovalutazione si sono individuati i seguenti punti di debolezza e punti di forza.</text:p>
            <text:p>Le principali aree critiche risiedono nei seguenti punti. </text:p>
            <text:p>- Studio Autonomo: è la criticità più diffusa e grave. La maggior parte degli studenti non ha ancora sviluppato un metodo di studio efficace faticando molto a organizzarsi.</text:p>
            <text:p>- Partecipazione Attiva: la passività è molto diffusa. Molti studenti preferiscono non fare domande e trovano difficile prendere l'iniziativa per parlare. La distrazione è un problema comune.</text:p>
            <text:p>- Interesse e Motivazione: una parte significativa della classe mostra poco interesse per la materia impegnandosi solo per la sufficienza.</text:p>
            <text:p>- Percezione del Rendimento: molti studenti (anche quelli con buone basi) sono tuttavia insoddisfatti e ritengono che i loro risultati siano scarsi anche se studiano. </text:p>
            <text:p>I punti di forza collettivi risiedono nei seguenti punti.</text:p>
            <text:p>- Rispetto delle Consegne: la maggioranza degli studenti si assicurano di completare i compiti per tempo cosicché le scadenze siano tendenzialmente rispettate.</text:p>
            <text:p>- Rispetto Formale: la maggior parte degli studenti mantiene un comportamento corretto verso l'insegnante.</text:p>
            <text:p>Si è pertanto di procedere con i seguenti interventi prioritari.</text:p>
            <text:p>- Costruzione del Metodo di Studio: un intervento collettivo per fornire strumenti base su come prendere appunti, come rivederli, come pianificare lo studio ed evitare lo studio "all-nighter".</text:p>
            <text:p>- Lavoro sulla Motivazione: sfruttare un punto di forza universale (il laboratorio) per agganciare gli studenti più demotivati, rendendo la materia più pratica e meno teorica.</text:p>
            <text:p>- Gestione della Passività: creare un clima di classe sicuro per abbassare l'ansia da prestazione e incoraggiare gli studenti "incerti" a prendere l'iniziativa, magari attraverso lavori di gruppo strutturati.</text:p>
          </table:table-cell>
          <table:table-cell table:style-name="ce4" table:number-matrix-columns-spanned="1" table:number-matrix-rows-spanned="1" table:formula="of:=INDEX([$discipline.$A$2:.$D$5];MATCH([.F4];[$discipline.$C$2:.$C$5];0);4)" office:value-type="string" office:string-value="La disciplina &quot;Sistemi e reti&quot; concorre a far conseguire allo studente al termine del percorso quinquennale i seguenti risultati di&#10;apprendimento relativi al profilo educativo, culturale e professionale dello studente coerenti con la disciplina: &#10;- cogliere l’importanza dell’orientamento al risultato, del lavoro per obiettivi e della necessità di assumere responsabilità nel rispetto dell’etica e della&#10;deontologia professionale; &#10;- orientarsi nella normativa che disciplina i processi produttivi del settore di riferimento, con particolare&#10;attenzione sia alla sicurezza sui luoghi di vita e di lavoro sia alla tutela dell’ambiente e del territorio; &#10;- intervenire nelle diverse fasi e livelli del processo produttivo, dall’ideazione alla realizzazione del prodotto, per la parte di propria competenza, utilizzando gli&#10;strumenti di progettazione, documentazione e controllo;&#10;- riconoscere gli aspetti di efficacia, efficienza e qualità nella propria attività lavorativa."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style-name="ce4" table:content-validation-name="val1" table:formula="of:=VLOOKUP(IF([.D4]=5;2;1);[$periodo.$A$2:.$B$5];2)" office:value-type="string" office:string-value="ultimo anno" calcext:value-type="string">
            <text:p>ultimo anno</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4" table:formula="of:=[.M4]*33" office:value-type="float" office:value="33" calcext:value-type="float">
            <text:p>33</text:p>
          </table:table-cell>
          <table:table-cell table:style-name="ce4" table:formula="of:=[.N4]*33" office:value-type="float" office:value="99" calcext:value-type="float">
            <text:p>99</text:p>
          </table:table-cell>
          <table:table-cell table:style-name="ce4" table:formula="of:=[.M4]+[.N4]" office:value-type="float" office:value="4" calcext:value-type="float">
            <text:p>4</text:p>
          </table:table-cell>
          <table:table-cell table:style-name="ce4" table:formula="of:=[.O4]+[.P4]" office:value-type="float" office:value="132" calcext:value-type="float">
            <text:p>132</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2"/>
        </table:table-row>
        <table:table-row table:style-name="ro3">
          <table:table-cell table:style-name="ce4" office:value-type="float" office:value="4" calcext:value-type="float">
            <text:p>4</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F</text:p>
          </table:table-cell>
          <table:table-cell table:style-name="ce4" table:content-validation-name="val1" office:value-type="string" calcext:value-type="string">
            <text:p>Sistemi</text:p>
          </table:table-cell>
          <table:table-cell table:style-name="ce4" table:number-matrix-columns-spanned="1" table:number-matrix-rows-spanned="1" table:formula="of:=INDEX([$discipline.$A$2:.$D$5];MATCH([.F5];[$discipline.$C$2:.$C$5];0);2)" office:value-type="string" office:string-value="Sistemi e Reti" calcext:value-type="string">
            <text:p>Sistemi e Reti</text:p>
          </table:table-cell>
          <table:table-cell table:style-name="ce4" table:content-validation-name="val1" office:value-type="string" calcext:value-type="string">
            <text:p>Elena Baldino, Renato Rondano, Antonio Spano, Cesare Iacobelli, Internetworking - Sistemi e reti Terza edizione vol.4, 5, Juvenilia Scuola, ISBN: 9788874857524, 9788874857562</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situazione_classe.$A$2:.$E$3];MATCH(CONCATENATE([.D5];[.E5]);[$situazione_classe.$D$2:.$D$3];0);5)" office:value-type="string" office:string-value="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quot;intermedio&quot; consistente, caratterizzato da forte insicurezza: studenti che, pur avendo basi corrette (rispetto regole, consegne), non hanno fiducia nei propri mezzi e faticano a partecipare attivamente. &#10;In seguito a un test di autovalutazione si sono individuati i seguenti punti di debolezza e punti di forza.&#10;Le principali aree critiche risiedono nei seguenti punti. &#10;- Studio Autonomo: è la criticità più diffusa e grave. La maggior parte degli studenti non ha ancora sviluppato un metodo di studio efficace faticando molto a organizzarsi.&#10;- Partecipazione Attiva: la passività è molto diffusa. Molti studenti preferiscono non fare domande e trovano difficile prendere l'iniziativa per parlare. La distrazione è un problema comune.&#10;- Interesse e Motivazione: una parte significativa della classe mostra poco interesse per la materia impegnandosi solo per la sufficienza.&#10;- Percezione del Rendimento: molti studenti (anche quelli con buone basi) sono tuttavia insoddisfatti e ritengono che i loro risultati siano scarsi anche se studiano. &#10;I punti di forza collettivi risiedono nei seguenti punti.&#10;- Rispetto delle Consegne: la maggioranza degli studenti si assicurano di completare i compiti per tempo cosicché le scadenze siano tendenzialmente rispettate.&#10;- Rispetto Formale: la maggior parte degli studenti mantiene un comportamento corretto verso l'insegnante.&#10;Si è pertanto di procedere con i seguenti interventi prioritari.&#10;- Costruzione del Metodo di Studio: un intervento collettivo per fornire strumenti base su come prendere appunti, come rivederli, come pianificare lo studio ed evitare lo studio &quot;all-nighter&quot;.&#10;- Lavoro sulla Motivazione: sfruttare un punto di forza universale (il laboratorio) per agganciare gli studenti più demotivati, rendendo la materia più pratica e meno teorica.&#10;- Gestione della Passività: creare un clima di classe sicuro per abbassare l'ansia da prestazione e incoraggiare gli studenti &quot;incerti&quot; a prendere l'iniziativa, magari attraverso lavori di gruppo strutturati." calcext:value-type="string">
            <text:p>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ext:p>In seguito a un test di autovalutazione si sono individuati i seguenti punti di debolezza e punti di forza.</text:p>
            <text:p>Le principali aree critiche risiedono nei seguenti punti. </text:p>
            <text:p>- Studio Autonomo: è la criticità più diffusa e grave. La maggior parte degli studenti non ha ancora sviluppato un metodo di studio efficace faticando molto a organizzarsi.</text:p>
            <text:p>- Partecipazione Attiva: la passività è molto diffusa. Molti studenti preferiscono non fare domande e trovano difficile prendere l'iniziativa per parlare. La distrazione è un problema comune.</text:p>
            <text:p>- Interesse e Motivazione: una parte significativa della classe mostra poco interesse per la materia impegnandosi solo per la sufficienza.</text:p>
            <text:p>- Percezione del Rendimento: molti studenti (anche quelli con buone basi) sono tuttavia insoddisfatti e ritengono che i loro risultati siano scarsi anche se studiano. </text:p>
            <text:p>I punti di forza collettivi risiedono nei seguenti punti.</text:p>
            <text:p>- Rispetto delle Consegne: la maggioranza degli studenti si assicurano di completare i compiti per tempo cosicché le scadenze siano tendenzialmente rispettate.</text:p>
            <text:p>- Rispetto Formale: la maggior parte degli studenti mantiene un comportamento corretto verso l'insegnante.</text:p>
            <text:p>Si è pertanto di procedere con i seguenti interventi prioritari.</text:p>
            <text:p>- Costruzione del Metodo di Studio: un intervento collettivo per fornire strumenti base su come prendere appunti, come rivederli, come pianificare lo studio ed evitare lo studio "all-nighter".</text:p>
            <text:p>- Lavoro sulla Motivazione: sfruttare un punto di forza universale (il laboratorio) per agganciare gli studenti più demotivati, rendendo la materia più pratica e meno teorica.</text:p>
            <text:p>- Gestione della Passività: creare un clima di classe sicuro per abbassare l'ansia da prestazione e incoraggiare gli studenti "incerti" a prendere l'iniziativa, magari attraverso lavori di gruppo strutturati.</text:p>
          </table:table-cell>
          <table:table-cell table:style-name="ce4" table:number-matrix-columns-spanned="1" table:number-matrix-rows-spanned="1" table:formula="of:=INDEX([$discipline.$A$2:.$D$5];MATCH([.F5];[$discipline.$C$2:.$C$5];0);4)" office:value-type="string" office:string-value="La disciplina &quot;Sistemi e reti&quot; concorre a far conseguire allo studente al termine del percorso quinquennale i seguenti risultati di&#10;apprendimento relativi al profilo educativo, culturale e professionale dello studente coerenti con la disciplina: &#10;- cogliere l’importanza dell’orientamento al risultato, del lavoro per obiettivi e della necessità di assumere responsabilità nel rispetto dell’etica e della&#10;deontologia professionale; &#10;- orientarsi nella normativa che disciplina i processi produttivi del settore di riferimento, con particolare&#10;attenzione sia alla sicurezza sui luoghi di vita e di lavoro sia alla tutela dell’ambiente e del territorio; &#10;- intervenire nelle diverse fasi e livelli del processo produttivo, dall’ideazione alla realizzazione del prodotto, per la parte di propria competenza, utilizzando gli&#10;strumenti di progettazione, documentazione e controllo;&#10;- riconoscere gli aspetti di efficacia, efficienza e qualità nella propria attività lavorativa."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style-name="ce4" table:content-validation-name="val1" table:formula="of:=VLOOKUP(IF([.D5]=5;2;1);[$periodo.$A$2:.$B$5];2)" office:value-type="string" office:string-value="ultimo anno" calcext:value-type="string">
            <text:p>ultimo anno</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4" table:formula="of:=[.M5]*33" office:value-type="float" office:value="33" calcext:value-type="float">
            <text:p>33</text:p>
          </table:table-cell>
          <table:table-cell table:style-name="ce4" table:formula="of:=[.N5]*33" office:value-type="float" office:value="99" calcext:value-type="float">
            <text:p>99</text:p>
          </table:table-cell>
          <table:table-cell table:style-name="ce4" table:formula="of:=[.M5]+[.N5]" office:value-type="float" office:value="4" calcext:value-type="float">
            <text:p>4</text:p>
          </table:table-cell>
          <table:table-cell table:style-name="ce4" table:formula="of:=[.O5]+[.P5]" office:value-type="float" office:value="132" calcext:value-type="float">
            <text:p>132</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2"/>
        </table:table-row>
        <table:table-row table:style-name="ro3">
          <table:table-cell table:style-name="ce4" office:value-type="float" office:value="5" calcext:value-type="float">
            <text:p>5</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H</text:p>
          </table:table-cell>
          <table:table-cell table:style-name="ce4" table:content-validation-name="val1" office:value-type="string" calcext:value-type="string">
            <text:p>IA</text:p>
          </table:table-cell>
          <table:table-cell table:style-name="ce4" table:number-matrix-columns-spanned="1" table:number-matrix-rows-spanned="1" table:formula="of:=INDEX([$discipline.$A$2:.$D$5];MATCH([.F6];[$discipline.$C$2:.$C$5];0);2)" office:value-type="string" office:string-value="Intelligenza Aritficiale" calcext:value-type="string">
            <text:p>Intelligenza Aritficiale</text:p>
          </table:table-cell>
          <table:table-cell table:style-name="ce4" table:content-validation-name="val1" office:value-type="string" calcext:value-type="string">
            <text:p>Simone Conradi, Roberta Molinari, Intelligenza artificiale Cogito ergo sum?, Zanichelli, ISBN:9788808199812</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situazione_classe.$A$2:.$E$3];MATCH(CONCATENATE([.D6];[.E6]);[$situazione_classe.$D$2:.$D$3];0);5)" office:value-type="string" office:string-value="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quot;intermedio&quot; consistente, caratterizzato da forte insicurezza: studenti che, pur avendo basi corrette (rispetto regole, consegne), non hanno fiducia nei propri mezzi e faticano a partecipare attivamente. &#10;In seguito a un test di autovalutazione si sono individuati i seguenti punti di debolezza e punti di forza.&#10;Le principali aree critiche risiedono nei seguenti punti. &#10;- Studio Autonomo: è la criticità più diffusa e grave. La maggior parte degli studenti non ha ancora sviluppato un metodo di studio efficace faticando molto a organizzarsi.&#10;- Partecipazione Attiva: la passività è molto diffusa. Molti studenti preferiscono non fare domande e trovano difficile prendere l'iniziativa per parlare. La distrazione è un problema comune.&#10;- Interesse e Motivazione: una parte significativa della classe mostra poco interesse per la materia impegnandosi solo per la sufficienza.&#10;- Percezione del Rendimento: molti studenti (anche quelli con buone basi) sono tuttavia insoddisfatti e ritengono che i loro risultati siano scarsi anche se studiano. &#10;I punti di forza collettivi risiedono nei seguenti punti.&#10;- Rispetto delle Consegne: la maggioranza degli studenti si assicurano di completare i compiti per tempo cosicché le scadenze siano tendenzialmente rispettate.&#10;- Rispetto Formale: la maggior parte degli studenti mantiene un comportamento corretto verso l'insegnante.&#10;Si è pertanto di procedere con i seguenti interventi prioritari.&#10;- Costruzione del Metodo di Studio: un intervento collettivo per fornire strumenti base su come prendere appunti, come rivederli, come pianificare lo studio ed evitare lo studio &quot;all-nighter&quot;.&#10;- Lavoro sulla Motivazione: sfruttare un punto di forza universale (il laboratorio) per agganciare gli studenti più demotivati, rendendo la materia più pratica e meno teorica.&#10;- Gestione della Passività: creare un clima di classe sicuro per abbassare l'ansia da prestazione e incoraggiare gli studenti &quot;incerti&quot; a prendere l'iniziativa, magari attraverso lavori di gruppo strutturati." calcext:value-type="string">
            <text:p>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ext:p>In seguito a un test di autovalutazione si sono individuati i seguenti punti di debolezza e punti di forza.</text:p>
            <text:p>Le principali aree critiche risiedono nei seguenti punti. </text:p>
            <text:p>- Studio Autonomo: è la criticità più diffusa e grave. La maggior parte degli studenti non ha ancora sviluppato un metodo di studio efficace faticando molto a organizzarsi.</text:p>
            <text:p>- Partecipazione Attiva: la passività è molto diffusa. Molti studenti preferiscono non fare domande e trovano difficile prendere l'iniziativa per parlare. La distrazione è un problema comune.</text:p>
            <text:p>- Interesse e Motivazione: una parte significativa della classe mostra poco interesse per la materia impegnandosi solo per la sufficienza.</text:p>
            <text:p>- Percezione del Rendimento: molti studenti (anche quelli con buone basi) sono tuttavia insoddisfatti e ritengono che i loro risultati siano scarsi anche se studiano. </text:p>
            <text:p>I punti di forza collettivi risiedono nei seguenti punti.</text:p>
            <text:p>- Rispetto delle Consegne: la maggioranza degli studenti si assicurano di completare i compiti per tempo cosicché le scadenze siano tendenzialmente rispettate.</text:p>
            <text:p>- Rispetto Formale: la maggior parte degli studenti mantiene un comportamento corretto verso l'insegnante.</text:p>
            <text:p>Si è pertanto di procedere con i seguenti interventi prioritari.</text:p>
            <text:p>- Costruzione del Metodo di Studio: un intervento collettivo per fornire strumenti base su come prendere appunti, come rivederli, come pianificare lo studio ed evitare lo studio "all-nighter".</text:p>
            <text:p>- Lavoro sulla Motivazione: sfruttare un punto di forza universale (il laboratorio) per agganciare gli studenti più demotivati, rendendo la materia più pratica e meno teorica.</text:p>
            <text:p>- Gestione della Passività: creare un clima di classe sicuro per abbassare l'ansia da prestazione e incoraggiare gli studenti "incerti" a prendere l'iniziativa, magari attraverso lavori di gruppo strutturati.</text:p>
          </table:table-cell>
          <table:table-cell table:style-name="ce6" table:number-matrix-columns-spanned="1" table:number-matrix-rows-spanned="1" table:formula="of:=INDEX([$discipline.$A$2:.$D$5];MATCH([.F6];[$discipline.$C$2:.$C$5];0);4)" office:value-type="float" office:value="0" calcext:value-type="float">
            <text:p>0</text:p>
          </table:table-cell>
          <table:table-cell table:style-name="ce4" table:content-validation-name="val1" table:formula="of:=VLOOKUP(IF([.D6]=5;2;1);[$periodo.$A$2:.$B$5];2)" office:value-type="string" office:string-value="ultimo anno" calcext:value-type="string">
            <text:p>ultimo anno</text:p>
          </table:table-cell>
          <table:table-cell table:number-columns-repeated="2" table:style-name="ce4" office:value-type="float" office:value="1" calcext:value-type="float">
            <text:p>1</text:p>
          </table:table-cell>
          <table:table-cell table:style-name="ce4" table:formula="of:=[.M6]*33" office:value-type="float" office:value="33" calcext:value-type="float">
            <text:p>33</text:p>
          </table:table-cell>
          <table:table-cell table:style-name="ce4" table:formula="of:=[.N6]*33" office:value-type="float" office:value="33" calcext:value-type="float">
            <text:p>33</text:p>
          </table:table-cell>
          <table:table-cell table:style-name="ce4" table:formula="of:=[.M6]+[.N6]" office:value-type="float" office:value="2" calcext:value-type="float">
            <text:p>2</text:p>
          </table:table-cell>
          <table:table-cell table:style-name="ce4" table:formula="of:=[.O6]+[.P6]" office:value-type="float" office:value="66" calcext:value-type="float">
            <text:p>66</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2"/>
        </table:table-row>
        <table:table-row table:style-name="ro3">
          <table:table-cell table:style-name="ce4" office:value-type="float" office:value="6" calcext:value-type="float">
            <text:p>6</text:p>
          </table:table-cell>
          <table:table-cell table:style-name="ce5" office:value-type="string" calcext:value-type="string">
            <text:p>11/11/2025</text:p>
          </table:table-cell>
          <table:table-cell table:style-name="ce4" office:value-type="string" calcext:value-type="string">
            <text:p>2025/26</text:p>
          </table:table-cell>
          <table:table-cell table:style-name="ce4" office:value-type="float" office:value="5" calcext:value-type="float">
            <text:p>5</text:p>
          </table:table-cell>
          <table:table-cell table:style-name="ce4" office:value-type="string" calcext:value-type="string">
            <text:p>F</text:p>
          </table:table-cell>
          <table:table-cell table:style-name="ce4" table:content-validation-name="val1" office:value-type="string" calcext:value-type="string">
            <text:p>IA</text:p>
          </table:table-cell>
          <table:table-cell table:style-name="ce4" table:number-matrix-columns-spanned="1" table:number-matrix-rows-spanned="1" table:formula="of:=INDEX([$discipline.$A$2:.$D$5];MATCH([.F7];[$discipline.$C$2:.$C$5];0);2)" office:value-type="string" office:string-value="Intelligenza Aritficiale" calcext:value-type="string">
            <text:p>Intelligenza Aritficiale</text:p>
          </table:table-cell>
          <table:table-cell table:style-name="ce4" table:content-validation-name="val1" office:value-type="string" calcext:value-type="string">
            <text:p>Simone Conradi, Roberta Molinari, Intelligenza artificiale Cogito ergo sum?, Zanichelli, ISBN:9788808199812</text:p>
          </table:table-cell>
          <table:table-cell table:style-name="ce4" table:content-validation-name="val1" office:value-type="string" calcext:value-type="string">
            <text:p>prof. R. Caserta, prof. M. Lo Brutto</text:p>
          </table:table-cell>
          <table:table-cell table:style-name="ce4" table:number-matrix-columns-spanned="1" table:number-matrix-rows-spanned="1" table:formula="of:=INDEX([$situazione_classe.$A$2:.$E$3];MATCH(CONCATENATE([.D7];[.E7]);[$situazione_classe.$D$2:.$D$3];0);5)" office:value-type="string" office:string-value="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quot;intermedio&quot; consistente, caratterizzato da forte insicurezza: studenti che, pur avendo basi corrette (rispetto regole, consegne), non hanno fiducia nei propri mezzi e faticano a partecipare attivamente. &#10;In seguito a un test di autovalutazione si sono individuati i seguenti punti di debolezza e punti di forza.&#10;Le principali aree critiche risiedono nei seguenti punti. &#10;- Studio Autonomo: è la criticità più diffusa e grave. La maggior parte degli studenti non ha ancora sviluppato un metodo di studio efficace faticando molto a organizzarsi.&#10;- Partecipazione Attiva: la passività è molto diffusa. Molti studenti preferiscono non fare domande e trovano difficile prendere l'iniziativa per parlare. La distrazione è un problema comune.&#10;- Interesse e Motivazione: una parte significativa della classe mostra poco interesse per la materia impegnandosi solo per la sufficienza.&#10;- Percezione del Rendimento: molti studenti (anche quelli con buone basi) sono tuttavia insoddisfatti e ritengono che i loro risultati siano scarsi anche se studiano. &#10;I punti di forza collettivi risiedono nei seguenti punti.&#10;- Rispetto delle Consegne: la maggioranza degli studenti si assicurano di completare i compiti per tempo cosicché le scadenze siano tendenzialmente rispettate.&#10;- Rispetto Formale: la maggior parte degli studenti mantiene un comportamento corretto verso l'insegnante.&#10;Si è pertanto di procedere con i seguenti interventi prioritari.&#10;- Costruzione del Metodo di Studio: un intervento collettivo per fornire strumenti base su come prendere appunti, come rivederli, come pianificare lo studio ed evitare lo studio &quot;all-nighter&quot;.&#10;- Lavoro sulla Motivazione: sfruttare un punto di forza universale (il laboratorio) per agganciare gli studenti più demotivati, rendendo la materia più pratica e meno teorica.&#10;- Gestione della Passività: creare un clima di classe sicuro per abbassare l'ansia da prestazione e incoraggiare gli studenti &quot;incerti&quot; a prendere l'iniziativa, magari attraverso lavori di gruppo strutturati." calcext:value-type="string">
            <text:p>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p>
            <text:p>In seguito a un test di autovalutazione si sono individuati i seguenti punti di debolezza e punti di forza.</text:p>
            <text:p>Le principali aree critiche risiedono nei seguenti punti. </text:p>
            <text:p>- Studio Autonomo: è la criticità più diffusa e grave. La maggior parte degli studenti non ha ancora sviluppato un metodo di studio efficace faticando molto a organizzarsi.</text:p>
            <text:p>- Partecipazione Attiva: la passività è molto diffusa. Molti studenti preferiscono non fare domande e trovano difficile prendere l'iniziativa per parlare. La distrazione è un problema comune.</text:p>
            <text:p>- Interesse e Motivazione: una parte significativa della classe mostra poco interesse per la materia impegnandosi solo per la sufficienza.</text:p>
            <text:p>- Percezione del Rendimento: molti studenti (anche quelli con buone basi) sono tuttavia insoddisfatti e ritengono che i loro risultati siano scarsi anche se studiano. </text:p>
            <text:p>I punti di forza collettivi risiedono nei seguenti punti.</text:p>
            <text:p>- Rispetto delle Consegne: la maggioranza degli studenti si assicurano di completare i compiti per tempo cosicché le scadenze siano tendenzialmente rispettate.</text:p>
            <text:p>- Rispetto Formale: la maggior parte degli studenti mantiene un comportamento corretto verso l'insegnante.</text:p>
            <text:p>Si è pertanto di procedere con i seguenti interventi prioritari.</text:p>
            <text:p>- Costruzione del Metodo di Studio: un intervento collettivo per fornire strumenti base su come prendere appunti, come rivederli, come pianificare lo studio ed evitare lo studio "all-nighter".</text:p>
            <text:p>- Lavoro sulla Motivazione: sfruttare un punto di forza universale (il laboratorio) per agganciare gli studenti più demotivati, rendendo la materia più pratica e meno teorica.</text:p>
            <text:p>- Gestione della Passività: creare un clima di classe sicuro per abbassare l'ansia da prestazione e incoraggiare gli studenti "incerti" a prendere l'iniziativa, magari attraverso lavori di gruppo strutturati.</text:p>
          </table:table-cell>
          <table:table-cell table:style-name="ce6" table:number-matrix-columns-spanned="1" table:number-matrix-rows-spanned="1" table:formula="of:=INDEX([$discipline.$A$2:.$D$5];MATCH([.F7];[$discipline.$C$2:.$C$5];0);4)" office:value-type="float" office:value="0" calcext:value-type="float">
            <text:p>0</text:p>
          </table:table-cell>
          <table:table-cell table:style-name="ce4" table:content-validation-name="val1" table:formula="of:=VLOOKUP(IF([.D7]=5;2;1);[$periodo.$A$2:.$B$5];2)" office:value-type="string" office:string-value="ultimo anno" calcext:value-type="string">
            <text:p>ultimo anno</text:p>
          </table:table-cell>
          <table:table-cell table:number-columns-repeated="2" table:style-name="ce4" office:value-type="float" office:value="1" calcext:value-type="float">
            <text:p>1</text:p>
          </table:table-cell>
          <table:table-cell table:style-name="ce4" table:formula="of:=[.M7]*33" office:value-type="float" office:value="33" calcext:value-type="float">
            <text:p>33</text:p>
          </table:table-cell>
          <table:table-cell table:style-name="ce4" table:formula="of:=[.N7]*33" office:value-type="float" office:value="33" calcext:value-type="float">
            <text:p>33</text:p>
          </table:table-cell>
          <table:table-cell table:style-name="ce4" table:formula="of:=[.M7]+[.N7]" office:value-type="float" office:value="2" calcext:value-type="float">
            <text:p>2</text:p>
          </table:table-cell>
          <table:table-cell table:style-name="ce4" table:formula="of:=[.O7]+[.P7]" office:value-type="float" office:value="66" calcext:value-type="float">
            <text:p>66</text:p>
          </table:table-cell>
          <table:table-cell table:style-name="ce4"/>
          <table:table-cell table:style-name="ce4" office:value-type="string" calcext:value-type="string">
            <text:p>Come da programmazione coordinata.</text:p>
          </table:table-cell>
          <table:table-cell table:style-name="ce4" table:number-columns-repeated="12"/>
          <table:table-cell table:number-columns-repeated="992"/>
        </table:table-row>
        <table:table-row table:style-name="ro3" table:number-rows-repeated="990">
          <table:table-cell table:style-name="ce4" table:number-columns-repeated="32"/>
          <table:table-cell table:number-columns-repeated="992"/>
        </table:table-row>
        <table:table-row table:style-name="ro2" table:number-rows-repeated="1047578">
          <table:table-cell table:number-columns-repeated="1024"/>
        </table:table-row>
        <table:table-row table:style-name="ro2">
          <table:table-cell table:number-columns-repeated="1024"/>
        </table:table-row>
      </table:table>
      <table:table table:name="situazione_classe" table:style-name="ta3">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3" table:number-columns-repeated="1019" table:default-cell-style-name="Default"/>
        <table:table-row table:style-name="ro1">
          <table:table-cell table:style-name="ce7" office:value-type="string" calcext:value-type="string">
            <text:p>id</text:p>
          </table:table-cell>
          <table:table-cell table:style-name="ce7" office:value-type="string" calcext:value-type="string">
            <text:p>anno</text:p>
          </table:table-cell>
          <table:table-cell table:style-name="ce7" office:value-type="string" calcext:value-type="string">
            <text:p>corso</text:p>
          </table:table-cell>
          <table:table-cell table:style-name="ce9" office:value-type="string" calcext:value-type="string">
            <text:p>classe</text:p>
          </table:table-cell>
          <table:table-cell table:style-name="ce7" office:value-type="string" calcext:value-type="string">
            <text:p>testo</text:p>
          </table:table-cell>
          <table:table-cell table:style-name="ce4" table:number-columns-repeated="21"/>
          <table:table-cell table:number-columns-repeated="998"/>
        </table:table-row>
        <table:table-row table:style-name="ro1">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string" calcext:value-type="string">
            <text:p>H</text:p>
          </table:table-cell>
          <table:table-cell table:style-name="ce8" table:formula="of:=CONCATENATE([.B2];[.C2])" office:value-type="string" office:string-value="5H" calcext:value-type="string">
            <text:p>5H</text:p>
          </table:table-cell>
          <table:table-cell table:style-name="ce8"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4" table:number-columns-repeated="21"/>
          <table:table-cell table:number-columns-repeated="998"/>
        </table:table-row>
        <table:table-row table:style-name="ro1">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string" calcext:value-type="string">
            <text:p>F</text:p>
          </table:table-cell>
          <table:table-cell table:style-name="ce8" table:formula="of:=CONCATENATE([.B3];[.C3])" office:value-type="string" office:string-value="5F" calcext:value-type="string">
            <text:p>5F</text:p>
          </table:table-cell>
          <table:table-cell table:style-name="ce8" office:value-type="string" calcext:value-type="string">
            <text:p><text:span text:style-name="T1">La classe presenta un quadro fortemente polarizzato. Emerge un gruppo significativo di studenti (circa un terzo) con un profilo molto critico, caratterizzato da passività, disinteresse, metodo di studio quasi inesistente e, in alcuni casi, comportamenti problematici. A questo si contrappone un gruppo più ristretto di studenti eccellenti, molto motivati, corretti e partecipativi. Infine, esiste un gruppo "intermedio" consistente, caratterizzato da forte insicurezza: studenti che, pur avendo basi corrette (rispetto regole, consegne), non hanno fiducia nei propri mezzi e faticano a partecipare attivamente. </text:span></text:p>
            <text:p><text:span text:style-name="T1">In seguito a un test di autovalutazione si sono individuati i seguenti punti di debolezza e punti di forza.</text:span></text:p>
            <text:p><text:span text:style-name="T2">Le principali aree critiche risiedono nei seguenti punti. </text:span></text:p>
            <text:p><text:span text:style-name="T1">- Studio Autonomo: è la criticità più diffusa e grave. La maggior parte degli studenti non ha ancora sviluppato un metodo di studio efficace faticando molto a organizzarsi.</text:span></text:p>
            <text:p><text:span text:style-name="T1">- Partecipazione Attiva: la passività è molto diffusa. Molti studenti preferiscono non fare domande e trovano difficile prendere l'iniziativa per parlare. La distrazione è un problema comune.</text:span></text:p>
            <text:p><text:span text:style-name="T1">- Interesse e Motivazione: una parte significativa della classe mostra poco interesse per la materia impegnandosi solo per la sufficienza.</text:span></text:p>
            <text:p><text:span text:style-name="T1">- Percezione del Rendimento: molti studenti (anche quelli con buone basi) sono tuttavia insoddisfatti e ritengono che i loro risultati siano scarsi anche se studiano. </text:span></text:p>
            <text:p><text:span text:style-name="T2">I punti di forza collettivi risiedono nei seguenti punti.</text:span></text:p>
            <text:p><text:span text:style-name="T1">- Rispetto delle Consegne: la maggioranza degli studenti si assicurano di completare i compiti per tempo cosicché le scadenze siano tendenzialmente rispettate.</text:span></text:p>
            <text:p><text:span text:style-name="T1">- Rispetto Formale: la maggior parte degli studenti mantiene un comportamento corretto verso l'insegnante.</text:span></text:p>
            <text:p><text:span text:style-name="T3">Si è pertanto di procedere con i seguenti interventi prioritari.</text:span></text:p>
            <text:p><text:span text:style-name="T1">- Costruzione del Metodo di Studio: un intervento collettivo per fornire strumenti base su come prendere appunti, come rivederli, come pianificare lo studio ed evitare lo studio "all-nighter".</text:span></text:p>
            <text:p><text:span text:style-name="T1">- Lavoro sulla Motivazione: sfruttare un punto di forza universale (il laboratorio) per agganciare gli studenti più demotivati, rendendo la materia più pratica e meno teorica.</text:span></text:p>
            <text:p><text:span text:style-name="T1">- Gestione della Passività: creare un clima di classe sicuro per abbassare l'ansia da prestazione e incoraggiare gli studenti "incerti" a prendere l'iniziativa, magari attraverso lavori di gruppo strutturati.</text:span></text:p>
          </table:table-cell>
          <table:table-cell table:style-name="ce4" table:number-columns-repeated="21"/>
          <table:table-cell table:number-columns-repeated="998"/>
        </table:table-row>
        <table:table-row table:style-name="ro4" table:number-rows-repeated="997">
          <table:table-cell table:style-name="ce4"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ompetenze" table:style-name="ta4">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 table:number-columns-repeated="1016" table:default-cell-style-name="Default"/>
        <table:table-row table:style-name="ro1">
          <table:table-cell table:style-name="ce10" office:value-type="string" calcext:value-type="string">
            <text:p>id</text:p>
          </table:table-cell>
          <table:table-cell table:style-name="ce10" office:value-type="string" calcext:value-type="string">
            <text:p>codice</text:p>
          </table:table-cell>
          <table:table-cell table:style-name="ce10" office:value-type="string" calcext:value-type="string">
            <text:p>ordine</text:p>
          </table:table-cell>
          <table:table-cell table:style-name="ce10" office:value-type="string" calcext:value-type="string">
            <text:p>nome</text:p>
          </table:table-cell>
          <table:table-cell table:style-name="ce15" office:value-type="string" calcext:value-type="string">
            <text:p>verbose</text:p>
          </table:table-cell>
          <table:table-cell table:style-name="ce10" office:value-type="string" calcext:value-type="string">
            <text:p>tipo</text:p>
          </table:table-cell>
          <table:table-cell table:style-name="ce15" office:value-type="string" calcext:value-type="string">
            <text:p>nome_periodo</text:p>
          </table:table-cell>
          <table:table-cell table:style-name="ce15" office:value-type="string" calcext:value-type="string">
            <text:p>alias_disciplina</text:p>
          </table:table-cell>
          <table:table-cell table:style-name="ce10" office:value-type="string" calcext:value-type="string">
            <text:p>alias</text:p>
          </table:table-cell>
          <table:table-cell table:style-name="ce12" table:number-columns-repeated="19"/>
          <table:table-cell table:number-columns-repeated="996"/>
        </table:table-row>
        <table:table-row table:style-name="ro1">
          <table:table-cell table:style-name="ce11" office:value-type="float" office:value="1" calcext:value-type="float">
            <text:p>1</text:p>
          </table:table-cell>
          <table:table-cell table:style-name="ce2" table:formula="of:=concat(concat(concat(&quot;C&quot;;[.C2]);&quot;/&quot;);[.I2])" office:value-type="string" office:string-value="" calcext:value-type="error">
            <text:p>#NAME?</text:p>
          </table:table-cell>
          <table:table-cell table:style-name="ce11" office:value-type="float" office:value="1" calcext:value-type="float">
            <text:p>1</text:p>
          </table:table-cell>
          <table:table-cell table:style-name="ce11" office:value-type="string" calcext:value-type="string">
            <text:p>Competenza alfabetica funzionale</text:p>
          </table:table-cell>
          <table:table-cell table:style-name="ce11"/>
          <table:table-cell table:style-name="ce11" office:value-type="string" calcext:value-type="string">
            <text:p>apprendimento permanente</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text:p>
          </table:table-cell>
          <table:table-cell table:style-name="ce13" table:number-columns-repeated="19"/>
          <table:table-cell table:number-columns-repeated="996"/>
        </table:table-row>
        <table:table-row table:style-name="ro1">
          <table:table-cell table:style-name="ce11" office:value-type="float" office:value="2" calcext:value-type="float">
            <text:p>2</text:p>
          </table:table-cell>
          <table:table-cell table:style-name="ce2" table:formula="of:=concat(concat(concat(&quot;C&quot;;[.C3]);&quot;/&quot;);[.I3])" office:value-type="string" office:string-value="" calcext:value-type="error">
            <text:p>#NAME?</text:p>
          </table:table-cell>
          <table:table-cell table:style-name="ce11" office:value-type="float" office:value="2" calcext:value-type="float">
            <text:p>2</text:p>
          </table:table-cell>
          <table:table-cell table:style-name="ce11" office:value-type="string" calcext:value-type="string">
            <text:p>Competenza multilinguistica</text:p>
          </table:table-cell>
          <table:table-cell table:style-name="ce11"/>
          <table:table-cell table:style-name="ce11" office:value-type="string" calcext:value-type="string">
            <text:p>apprendimento permanente</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text:p>
          </table:table-cell>
          <table:table-cell table:style-name="ce13" table:number-columns-repeated="19"/>
          <table:table-cell table:number-columns-repeated="996"/>
        </table:table-row>
        <table:table-row table:style-name="ro1">
          <table:table-cell table:style-name="ce11" office:value-type="float" office:value="3" calcext:value-type="float">
            <text:p>3</text:p>
          </table:table-cell>
          <table:table-cell table:style-name="ce2" table:formula="of:=concat(concat(concat(&quot;C&quot;;[.C4]);&quot;/&quot;);[.I4])" office:value-type="string" office:string-value="" calcext:value-type="error">
            <text:p>#NAME?</text:p>
          </table:table-cell>
          <table:table-cell table:style-name="ce11" office:value-type="float" office:value="3" calcext:value-type="float">
            <text:p>3</text:p>
          </table:table-cell>
          <table:table-cell table:style-name="ce11" office:value-type="string" calcext:value-type="string">
            <text:p>Competenza matematica e competenza in scienze, tecnologie e ingegneria</text:p>
          </table:table-cell>
          <table:table-cell table:style-name="ce11"/>
          <table:table-cell table:style-name="ce11" office:value-type="string" calcext:value-type="string">
            <text:p>apprendimento permanente</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text:p>
          </table:table-cell>
          <table:table-cell table:style-name="ce13" table:number-columns-repeated="19"/>
          <table:table-cell table:number-columns-repeated="996"/>
        </table:table-row>
        <table:table-row table:style-name="ro1">
          <table:table-cell table:style-name="ce11" office:value-type="float" office:value="4" calcext:value-type="float">
            <text:p>4</text:p>
          </table:table-cell>
          <table:table-cell table:style-name="ce2" table:formula="of:=concat(concat(concat(&quot;C&quot;;[.C5]);&quot;/&quot;);[.I5])" office:value-type="string" office:string-value="" calcext:value-type="error">
            <text:p>#NAME?</text:p>
          </table:table-cell>
          <table:table-cell table:style-name="ce11" office:value-type="float" office:value="4" calcext:value-type="float">
            <text:p>4</text:p>
          </table:table-cell>
          <table:table-cell table:style-name="ce11" office:value-type="string" calcext:value-type="string">
            <text:p>Competenza digitale</text:p>
          </table:table-cell>
          <table:table-cell table:style-name="ce11"/>
          <table:table-cell table:style-name="ce11" office:value-type="string" calcext:value-type="string">
            <text:p>apprendimento permanente</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text:p>
          </table:table-cell>
          <table:table-cell table:style-name="ce13" table:number-columns-repeated="19"/>
          <table:table-cell table:number-columns-repeated="996"/>
        </table:table-row>
        <table:table-row table:style-name="ro1">
          <table:table-cell table:style-name="ce11" office:value-type="float" office:value="5" calcext:value-type="float">
            <text:p>5</text:p>
          </table:table-cell>
          <table:table-cell table:style-name="ce2" table:formula="of:=concat(concat(concat(&quot;C&quot;;[.C6]);&quot;/&quot;);[.I6])" office:value-type="string" office:string-value="" calcext:value-type="error">
            <text:p>#NAME?</text:p>
          </table:table-cell>
          <table:table-cell table:style-name="ce11" office:value-type="float" office:value="5" calcext:value-type="float">
            <text:p>5</text:p>
          </table:table-cell>
          <table:table-cell table:style-name="ce11" office:value-type="string" calcext:value-type="string">
            <text:p>Competenza personale, sociale e capacità di imparare a imparare</text:p>
          </table:table-cell>
          <table:table-cell table:style-name="ce11"/>
          <table:table-cell table:style-name="ce11" office:value-type="string" calcext:value-type="string">
            <text:p>apprendimento permanente</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text:p>
          </table:table-cell>
          <table:table-cell table:style-name="ce13" table:number-columns-repeated="19"/>
          <table:table-cell table:number-columns-repeated="996"/>
        </table:table-row>
        <table:table-row table:style-name="ro1">
          <table:table-cell table:style-name="ce11" office:value-type="float" office:value="6" calcext:value-type="float">
            <text:p>6</text:p>
          </table:table-cell>
          <table:table-cell table:style-name="ce2" table:formula="of:=concat(concat(concat(&quot;C&quot;;[.C7]);&quot;/&quot;);[.I7])" office:value-type="string" office:string-value="" calcext:value-type="error">
            <text:p>#NAME?</text:p>
          </table:table-cell>
          <table:table-cell table:style-name="ce11" office:value-type="float" office:value="6" calcext:value-type="float">
            <text:p>6</text:p>
          </table:table-cell>
          <table:table-cell table:style-name="ce11" office:value-type="string" calcext:value-type="string">
            <text:p>Competenza in materia di cittadinanza</text:p>
          </table:table-cell>
          <table:table-cell table:style-name="ce11"/>
          <table:table-cell table:style-name="ce11" office:value-type="string" calcext:value-type="string">
            <text:p>apprendimento permanente</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text:p>
          </table:table-cell>
          <table:table-cell table:style-name="ce13" table:number-columns-repeated="19"/>
          <table:table-cell table:number-columns-repeated="996"/>
        </table:table-row>
        <table:table-row table:style-name="ro1">
          <table:table-cell table:style-name="ce11" office:value-type="float" office:value="7" calcext:value-type="float">
            <text:p>7</text:p>
          </table:table-cell>
          <table:table-cell table:style-name="ce2" table:formula="of:=concat(concat(concat(&quot;C&quot;;[.C8]);&quot;/&quot;);[.I8])" office:value-type="string" office:string-value="" calcext:value-type="error">
            <text:p>#NAME?</text:p>
          </table:table-cell>
          <table:table-cell table:style-name="ce11" office:value-type="float" office:value="7" calcext:value-type="float">
            <text:p>7</text:p>
          </table:table-cell>
          <table:table-cell table:style-name="ce11" office:value-type="string" calcext:value-type="string">
            <text:p>Competenza imprenditoriale</text:p>
          </table:table-cell>
          <table:table-cell table:style-name="ce11"/>
          <table:table-cell table:style-name="ce11" office:value-type="string" calcext:value-type="string">
            <text:p>apprendimento permanente</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text:p>
          </table:table-cell>
          <table:table-cell table:style-name="ce13" table:number-columns-repeated="19"/>
          <table:table-cell table:number-columns-repeated="996"/>
        </table:table-row>
        <table:table-row table:style-name="ro1">
          <table:table-cell table:style-name="ce11" office:value-type="float" office:value="8" calcext:value-type="float">
            <text:p>8</text:p>
          </table:table-cell>
          <table:table-cell table:style-name="ce2" table:formula="of:=concat(concat(concat(&quot;C&quot;;[.C9]);&quot;/&quot;);[.I9])" office:value-type="string" office:string-value="" calcext:value-type="error">
            <text:p>#NAME?</text:p>
          </table:table-cell>
          <table:table-cell table:style-name="ce11" office:value-type="float" office:value="8" calcext:value-type="float">
            <text:p>8</text:p>
          </table:table-cell>
          <table:table-cell table:style-name="ce11" office:value-type="string" calcext:value-type="string">
            <text:p>Competenza in materia di consapevolezza ed espressione culturali</text:p>
          </table:table-cell>
          <table:table-cell table:style-name="ce11"/>
          <table:table-cell table:style-name="ce11" office:value-type="string" calcext:value-type="string">
            <text:p>apprendimento permanente</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text:p>
          </table:table-cell>
          <table:table-cell table:style-name="ce13" table:number-columns-repeated="19"/>
          <table:table-cell table:number-columns-repeated="996"/>
        </table:table-row>
        <table:table-row table:style-name="ro1">
          <table:table-cell table:style-name="ce11" office:value-type="float" office:value="9" calcext:value-type="float">
            <text:p>9</text:p>
          </table:table-cell>
          <table:table-cell table:style-name="ce2" table:formula="of:=concat(concat(concat(&quot;C&quot;;[.C10]);&quot;/&quot;);[.I10])" office:value-type="string" office:string-value="" calcext:value-type="error">
            <text:p>#NAME?</text:p>
          </table:table-cell>
          <table:table-cell table:style-name="ce11" office:value-type="float" office:value="9" calcext:value-type="float">
            <text:p>9</text:p>
          </table:table-cell>
          <table:table-cell table:style-name="ce11" office:value-type="string" calcext:value-type="string">
            <text:p>Competenze green</text:p>
          </table:table-cell>
          <table:table-cell table:style-name="ce11"/>
          <table:table-cell table:style-name="ce11" office:value-type="string" calcext:value-type="string">
            <text:p>apprendimento permanente</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text:p>
          </table:table-cell>
          <table:table-cell table:style-name="ce13" table:number-columns-repeated="19"/>
          <table:table-cell table:number-columns-repeated="996"/>
        </table:table-row>
        <table:table-row table:style-name="ro1" table:visibility="collapse">
          <table:table-cell table:style-name="ce11" office:value-type="float" office:value="10" calcext:value-type="float">
            <text:p>10</text:p>
          </table:table-cell>
          <table:table-cell table:style-name="ce2" table:formula="of:=concat(concat(concat(&quot;C&quot;;[.C11]);&quot;/&quot;);[.I11])" office:value-type="string" office:string-value="" calcext:value-type="error">
            <text:p>#NAME?</text:p>
          </table:table-cell>
          <table:table-cell table:style-name="ce11" office:value-type="float" office:value="1" calcext:value-type="float">
            <text:p>1</text:p>
          </table:table-cell>
          <table:table-cell table:style-name="ce11" office:value-type="string" calcext:value-type="string">
            <text:p>Utilizzare le strategie del pensiero razionale negli aspetti dialettici ed algoritmici per affrontare situazioni problematiche elaborando opportune soluzioni.</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secondo bienni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number-columns-repeated="19"/>
          <table:table-cell table:number-columns-repeated="996"/>
        </table:table-row>
        <table:table-row table:style-name="ro1" table:visibility="collapse">
          <table:table-cell table:style-name="ce11" office:value-type="float" office:value="11" calcext:value-type="float">
            <text:p>11</text:p>
          </table:table-cell>
          <table:table-cell table:style-name="ce2" table:formula="of:=concat(concat(concat(&quot;C&quot;;[.C12]);&quot;/&quot;);[.I12])" office:value-type="string" office:string-value="" calcext:value-type="error">
            <text:p>#NAME?</text:p>
          </table:table-cell>
          <table:table-cell table:style-name="ce11" office:value-type="float" office:value="2" calcext:value-type="float">
            <text:p>2</text:p>
          </table:table-cell>
          <table:table-cell table:style-name="ce11" office:value-type="string" calcext:value-type="string">
            <text:p>Sviluppare applicazioni informatiche.</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secondo bienni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number-columns-repeated="19"/>
          <table:table-cell table:number-columns-repeated="996"/>
        </table:table-row>
        <table:table-row table:style-name="ro1" table:visibility="collapse">
          <table:table-cell table:style-name="ce11" office:value-type="float" office:value="12" calcext:value-type="float">
            <text:p>12</text:p>
          </table:table-cell>
          <table:table-cell table:style-name="ce2" table:formula="of:=concat(concat(concat(&quot;C&quot;;[.C13]);&quot;/&quot;);[.I13])" office:value-type="string" office:string-value="" calcext:value-type="error">
            <text:p>#NAME?</text:p>
          </table:table-cell>
          <table:table-cell table:style-name="ce11" office:value-type="float" office:value="3" calcext:value-type="float">
            <text:p>3</text:p>
          </table:table-cell>
          <table:table-cell table:style-name="ce11" office:value-type="string" calcext:value-type="string">
            <text:p>Descrivere e comparare il funzionamento di dispositivi e strumenti informatici, scegliere dispositivi e strumenti in base alle loro caratteristiche funzionali.</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secondo bienni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number-columns-repeated="19"/>
          <table:table-cell table:number-columns-repeated="996"/>
        </table:table-row>
        <table:table-row table:style-name="ro1" table:visibility="collapse">
          <table:table-cell table:style-name="ce11" office:value-type="float" office:value="13" calcext:value-type="float">
            <text:p>13</text:p>
          </table:table-cell>
          <table:table-cell table:style-name="ce2" table:formula="of:=concat(concat(concat(&quot;C&quot;;[.C14]);&quot;/&quot;);[.I14])" office:value-type="string" office:string-value="" calcext:value-type="error">
            <text:p>#NAME?</text:p>
          </table:table-cell>
          <table:table-cell table:style-name="ce11" office:value-type="float" office:value="4" calcext:value-type="float">
            <text:p>4</text:p>
          </table:table-cell>
          <table:table-cell table:style-name="ce11" office:value-type="string" calcext:value-type="string">
            <text:p>Gestire progetti secondo le procedure e gli standard previsti dai sistemi aziendali di gestione della qualità e della sicurezza.</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secondo bienni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number-columns-repeated="19"/>
          <table:table-cell table:number-columns-repeated="996"/>
        </table:table-row>
        <table:table-row table:style-name="ro1" table:visibility="collapse">
          <table:table-cell table:style-name="ce11" office:value-type="float" office:value="14" calcext:value-type="float">
            <text:p>14</text:p>
          </table:table-cell>
          <table:table-cell table:style-name="ce2" table:formula="of:=concat(concat(concat(&quot;C&quot;;[.C15]);&quot;/&quot;);[.I15])" office:value-type="string" office:string-value="" calcext:value-type="error">
            <text:p>#NAME?</text:p>
          </table:table-cell>
          <table:table-cell table:style-name="ce11" office:value-type="float" office:value="5" calcext:value-type="float">
            <text:p>5</text:p>
          </table:table-cell>
          <table:table-cell table:style-name="ce11" office:value-type="string" calcext:value-type="string">
            <text:p>Redigere relazioni tecniche e documentare le attività individuali e di gruppo relative a situazioni professionali.</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secondo bienni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number-columns-repeated="19"/>
          <table:table-cell table:number-columns-repeated="996"/>
        </table:table-row>
        <table:table-row table:style-name="ro1">
          <table:table-cell table:style-name="ce11" office:value-type="float" office:value="15" calcext:value-type="float">
            <text:p>15</text:p>
          </table:table-cell>
          <table:table-cell table:style-name="ce2" table:formula="of:=concat(concat(concat(&quot;C&quot;;[.C16]);&quot;/&quot;);[.I16])" office:value-type="string" office:string-value="" calcext:value-type="error">
            <text:p>#NAME?</text:p>
          </table:table-cell>
          <table:table-cell table:style-name="ce11" office:value-type="float" office:value="1" calcext:value-type="float">
            <text:p>1</text:p>
          </table:table-cell>
          <table:table-cell table:style-name="ce11" office:value-type="string" calcext:value-type="string">
            <text:p>Sviluppare applicazioni informatiche.</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ultimo ann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number-columns-repeated="19"/>
          <table:table-cell table:number-columns-repeated="996"/>
        </table:table-row>
        <table:table-row table:style-name="ro1">
          <table:table-cell table:style-name="ce11" office:value-type="float" office:value="16" calcext:value-type="float">
            <text:p>16</text:p>
          </table:table-cell>
          <table:table-cell table:style-name="ce2" table:formula="of:=concat(concat(concat(&quot;C&quot;;[.C17]);&quot;/&quot;);[.I17])" office:value-type="string" office:string-value="" calcext:value-type="error">
            <text:p>#NAME?</text:p>
          </table:table-cell>
          <table:table-cell table:style-name="ce11" office:value-type="float" office:value="2" calcext:value-type="float">
            <text:p>2</text:p>
          </table:table-cell>
          <table:table-cell table:style-name="ce11" office:value-type="string" calcext:value-type="string">
            <text:p>Sviluppare applicazioni informatiche per reti locali o servizi a distanza.</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ultimo ann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number-columns-repeated="19"/>
          <table:table-cell table:number-columns-repeated="996"/>
        </table:table-row>
        <table:table-row table:style-name="ro1">
          <table:table-cell table:style-name="ce11" office:value-type="float" office:value="17" calcext:value-type="float">
            <text:p>17</text:p>
          </table:table-cell>
          <table:table-cell table:style-name="ce2" table:formula="of:=concat(concat(concat(&quot;C&quot;;[.C18]);&quot;/&quot;);[.I18])" office:value-type="string" office:string-value="" calcext:value-type="error">
            <text:p>#NAME?</text:p>
          </table:table-cell>
          <table:table-cell table:style-name="ce11" office:value-type="float" office:value="3" calcext:value-type="float">
            <text:p>3</text:p>
          </table:table-cell>
          <table:table-cell table:style-name="ce11" office:value-type="string" calcext:value-type="string">
            <text:p>Descrivere e comparare il funzionamento di dispositivi e strumenti informatici; scegliere dispositivi e strumenti in base alle loro caratteristiche funzionali.</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ultimo ann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number-columns-repeated="19"/>
          <table:table-cell table:number-columns-repeated="996"/>
        </table:table-row>
        <table:table-row table:style-name="ro1">
          <table:table-cell table:style-name="ce11" office:value-type="float" office:value="18" calcext:value-type="float">
            <text:p>18</text:p>
          </table:table-cell>
          <table:table-cell table:style-name="ce2" table:formula="of:=concat(concat(concat(&quot;C&quot;;[.C19]);&quot;/&quot;);[.I19])" office:value-type="string" office:string-value="" calcext:value-type="error">
            <text:p>#NAME?</text:p>
          </table:table-cell>
          <table:table-cell table:style-name="ce11" office:value-type="float" office:value="4" calcext:value-type="float">
            <text:p>4</text:p>
          </table:table-cell>
          <table:table-cell table:style-name="ce11" office:value-type="string" calcext:value-type="string">
            <text:p>Gestire progetti secondo le procedure e gli standard previsti dai sistemi aziendali di gestione della qualità e della sicurezza.</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ultimo ann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number-columns-repeated="19"/>
          <table:table-cell table:number-columns-repeated="996"/>
        </table:table-row>
        <table:table-row table:style-name="ro1">
          <table:table-cell table:style-name="ce11" office:value-type="float" office:value="19" calcext:value-type="float">
            <text:p>19</text:p>
          </table:table-cell>
          <table:table-cell table:style-name="ce2" table:formula="of:=concat(concat(concat(&quot;C&quot;;[.C20]);&quot;/&quot;);[.I20])" office:value-type="string" office:string-value="" calcext:value-type="error">
            <text:p>#NAME?</text:p>
          </table:table-cell>
          <table:table-cell table:style-name="ce11" office:value-type="float" office:value="5" calcext:value-type="float">
            <text:p>5</text:p>
          </table:table-cell>
          <table:table-cell table:style-name="ce11" office:value-type="string" calcext:value-type="string">
            <text:p>Redigere relazioni tecniche e documentare le attività individuali e di gruppo relative a situazioni professionali.</text:p>
          </table:table-cell>
          <table:table-cell table:style-name="ce11"/>
          <table:table-cell table:style-name="ce11" office:value-type="string" calcext:value-type="string">
            <text:p>indirizzo</text:p>
          </table:table-cell>
          <table:table-cell table:style-name="ce11" table:content-validation-name="val2" office:value-type="string" calcext:value-type="string">
            <text:p>ultimo anno</text:p>
          </table:table-cell>
          <table:table-cell table:style-name="ce2" table:content-validation-name="val2" office:value-type="string" calcext:value-type="string">
            <text:p>Trs</text:p>
          </table:table-cell>
          <table:table-cell table:style-name="ce11" table:content-validation-name="val3" office:value-type="string" calcext:value-type="string">
            <text:p>i</text:p>
          </table:table-cell>
          <table:table-cell table:style-name="ce13"/>
          <table:table-cell table:number-columns-repeated="2"/>
          <table:table-cell table:style-name="ce13" table:number-columns-repeated="16"/>
          <table:table-cell table:number-columns-repeated="996"/>
        </table:table-row>
        <table:table-row table:style-name="ro1">
          <table:table-cell table:style-name="ce11" office:value-type="float" office:value="20" calcext:value-type="float">
            <text:p>20</text:p>
          </table:table-cell>
          <table:table-cell table:style-name="ce2" table:formula="of:=concat(concat(concat(&quot;C&quot;;[.C21]);&quot;/&quot;);[.I21])" office:value-type="string" office:string-value="" calcext:value-type="error">
            <text:p>#NAME?</text:p>
          </table:table-cell>
          <table:table-cell table:style-name="ce11" office:value-type="float" office:value="1" calcext:value-type="float">
            <text:p>1</text:p>
          </table:table-cell>
          <table:table-cell table:style-name="ce11" office:value-type="string" calcext:value-type="string">
            <text:p>Sviluppare applicazioni informatiche per reti locali o servizi a distanza;</text:p>
          </table:table-cell>
          <table:table-cell table:style-name="ce11"/>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TeP</text:p>
          </table:table-cell>
          <table:table-cell table:style-name="ce11" table:content-validation-name="val3" office:value-type="string" calcext:value-type="string">
            <text:p>d</text:p>
          </table:table-cell>
          <table:table-cell table:style-name="ce13"/>
          <table:table-cell table:number-columns-repeated="2"/>
          <table:table-cell table:style-name="ce13" table:number-columns-repeated="16"/>
          <table:table-cell table:number-columns-repeated="996"/>
        </table:table-row>
        <table:table-row table:style-name="ro1">
          <table:table-cell table:style-name="ce11" office:value-type="float" office:value="21" calcext:value-type="float">
            <text:p>21</text:p>
          </table:table-cell>
          <table:table-cell table:style-name="ce2" table:formula="of:=concat(concat(concat(&quot;C&quot;;[.C22]);&quot;/&quot;);[.I22])" office:value-type="string" office:string-value="" calcext:value-type="error">
            <text:p>#NAME?</text:p>
          </table:table-cell>
          <table:table-cell table:style-name="ce11" office:value-type="float" office:value="2" calcext:value-type="float">
            <text:p>2</text:p>
          </table:table-cell>
          <table:table-cell table:style-name="ce11" office:value-type="string" calcext:value-type="string">
            <text:p>Scegliere dispositivi e strumenti in base alle loro caratteristiche funzionali;</text:p>
          </table:table-cell>
          <table:table-cell table:style-name="ce11"/>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TeP</text:p>
          </table:table-cell>
          <table:table-cell table:style-name="ce11" table:content-validation-name="val3" office:value-type="string" calcext:value-type="string">
            <text:p>d</text:p>
          </table:table-cell>
          <table:table-cell table:style-name="ce13"/>
          <table:table-cell table:number-columns-repeated="2"/>
          <table:table-cell table:style-name="ce13" table:number-columns-repeated="16"/>
          <table:table-cell table:number-columns-repeated="996"/>
        </table:table-row>
        <table:table-row table:style-name="ro1">
          <table:table-cell table:style-name="ce11" office:value-type="float" office:value="22" calcext:value-type="float">
            <text:p>22</text:p>
          </table:table-cell>
          <table:table-cell table:style-name="ce2" table:formula="of:=concat(concat(concat(&quot;C&quot;;[.C23]);&quot;/&quot;);[.I23])" office:value-type="string" office:string-value="" calcext:value-type="error">
            <text:p>#NAME?</text:p>
          </table:table-cell>
          <table:table-cell table:style-name="ce11" office:value-type="float" office:value="3" calcext:value-type="float">
            <text:p>3</text:p>
          </table:table-cell>
          <table:table-cell table:style-name="ce11" office:value-type="string" calcext:value-type="string">
            <text:p>Gestire progetti secondo le procedure e gli standard previsti dai sistemi aziendali di gestione della qualità e della sicurezza.</text:p>
          </table:table-cell>
          <table:table-cell table:style-name="ce11"/>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TeP</text:p>
          </table:table-cell>
          <table:table-cell table:style-name="ce11" table:content-validation-name="val3" office:value-type="string" calcext:value-type="string">
            <text:p>d</text:p>
          </table:table-cell>
          <table:table-cell table:style-name="ce13"/>
          <table:table-cell table:number-columns-repeated="2"/>
          <table:table-cell table:style-name="ce13" table:number-columns-repeated="16"/>
          <table:table-cell table:number-columns-repeated="996"/>
        </table:table-row>
        <table:table-row table:style-name="ro1">
          <table:table-cell table:style-name="ce11" office:value-type="float" office:value="23" calcext:value-type="float">
            <text:p>23</text:p>
          </table:table-cell>
          <table:table-cell table:style-name="ce2" table:formula="of:=concat(concat(concat(&quot;C&quot;;[.C24]);&quot;/&quot;);[.I24])" office:value-type="string" office:string-value="" calcext:value-type="error">
            <text:p>#NAME?</text:p>
          </table:table-cell>
          <table:table-cell table:style-name="ce11" office:value-type="float" office:value="4" calcext:value-type="float">
            <text:p>4</text:p>
          </table:table-cell>
          <table:table-cell table:style-name="ce11" office:value-type="string" calcext:value-type="string">
            <text:p>Gestire processi produttivi correlati a funzioni aziendali;</text:p>
          </table:table-cell>
          <table:table-cell table:style-name="ce11"/>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TeP</text:p>
          </table:table-cell>
          <table:table-cell table:style-name="ce11" table:content-validation-name="val3" office:value-type="string" calcext:value-type="string">
            <text:p>d</text:p>
          </table:table-cell>
          <table:table-cell table:style-name="ce13"/>
          <table:table-cell table:number-columns-repeated="2"/>
          <table:table-cell table:style-name="ce13" table:number-columns-repeated="16"/>
          <table:table-cell table:number-columns-repeated="996"/>
        </table:table-row>
        <table:table-row table:style-name="ro1">
          <table:table-cell table:style-name="ce11" office:value-type="float" office:value="24" calcext:value-type="float">
            <text:p>24</text:p>
          </table:table-cell>
          <table:table-cell table:style-name="ce2" table:formula="of:=concat(concat(concat(&quot;C&quot;;[.C25]);&quot;/&quot;);[.I25])" office:value-type="string" office:string-value="" calcext:value-type="error">
            <text:p>#NAME?</text:p>
          </table:table-cell>
          <table:table-cell table:style-name="ce11" office:value-type="float" office:value="5" calcext:value-type="float">
            <text:p>5</text:p>
          </table:table-cell>
          <table:table-cell table:style-name="ce11" office:value-type="string" calcext:value-type="string">
            <text:p>Configurare, installare e gestire sistemi di elaborazione dati e reti;</text:p>
          </table:table-cell>
          <table:table-cell table:style-name="ce11"/>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TeP</text:p>
          </table:table-cell>
          <table:table-cell table:style-name="ce11" table:content-validation-name="val3" office:value-type="string" calcext:value-type="string">
            <text:p>d</text:p>
          </table:table-cell>
          <table:table-cell table:style-name="ce13"/>
          <table:table-cell table:number-columns-repeated="2"/>
          <table:table-cell table:style-name="ce13" table:number-columns-repeated="16"/>
          <table:table-cell table:number-columns-repeated="996"/>
        </table:table-row>
        <table:table-row table:style-name="ro1">
          <table:table-cell table:style-name="ce11" office:value-type="float" office:value="25" calcext:value-type="float">
            <text:p>25</text:p>
          </table:table-cell>
          <table:table-cell table:style-name="ce2" table:formula="of:=concat(concat(concat(&quot;C&quot;;[.C26]);&quot;/&quot;);[.I26])" office:value-type="string" office:string-value="" calcext:value-type="error">
            <text:p>#NAME?</text:p>
          </table:table-cell>
          <table:table-cell table:style-name="ce11" office:value-type="float" office:value="6" calcext:value-type="float">
            <text:p>6</text:p>
          </table:table-cell>
          <table:table-cell table:style-name="ce11" office:value-type="string" calcext:value-type="string">
            <text:p>Redigere relazioni tecniche e documentare le attività individuali e di gruppo relative a situazioni professionali.</text:p>
          </table:table-cell>
          <table:table-cell table:style-name="ce11"/>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TeP</text:p>
          </table:table-cell>
          <table:table-cell table:style-name="ce11" table:content-validation-name="val3" office:value-type="string" calcext:value-type="string">
            <text:p>d</text:p>
          </table:table-cell>
          <table:table-cell table:style-name="ce13" table:number-columns-repeated="19"/>
          <table:table-cell table:number-columns-repeated="996"/>
        </table:table-row>
        <table:table-row table:style-name="ro1">
          <table:table-cell table:style-name="ce11" office:value-type="float" office:value="26" calcext:value-type="float">
            <text:p>26</text:p>
          </table:table-cell>
          <table:table-cell table:style-name="ce2" table:formula="of:=concat(concat(concat(&quot;C&quot;;[.C27]);&quot;/&quot;);[.I27])" office:value-type="string" office:string-value="" calcext:value-type="error">
            <text:p>#NAME?</text:p>
          </table:table-cell>
          <table:table-cell table:style-name="ce11" office:value-type="float" office:value="1" calcext:value-type="float">
            <text:p>1</text:p>
          </table:table-cell>
          <table:table-cell table:style-name="ce12" office:value-type="string" calcext:value-type="string">
            <text:p>Imparare ad imparare</text:p>
          </table:table-cell>
          <table:table-cell table:style-name="ce12" office:value-type="string" calcext:value-type="string">
            <text:p>organizzare il proprio apprendimento, individuando, scegliendo ed utilizzando varie fonti e varie modalità di informazione e di formazione (formale, non formale ed informale), anche in funzione dei tempi disponibili, delle proprie strategie e del proprio metodo di studio e di lavoro.</text:p>
          </table:table-cell>
          <table:table-cell table:style-name="ce11" office:value-type="string" calcext:value-type="string">
            <text:p>cittadinanza</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c</text:p>
          </table:table-cell>
          <table:table-cell table:style-name="ce13" table:number-columns-repeated="19"/>
          <table:table-cell table:number-columns-repeated="996"/>
        </table:table-row>
        <table:table-row table:style-name="ro1">
          <table:table-cell table:style-name="ce11" office:value-type="float" office:value="27" calcext:value-type="float">
            <text:p>27</text:p>
          </table:table-cell>
          <table:table-cell table:style-name="ce2" table:formula="of:=concat(concat(concat(&quot;C&quot;;[.C28]);&quot;/&quot;);[.I28])" office:value-type="string" office:string-value="" calcext:value-type="error">
            <text:p>#NAME?</text:p>
          </table:table-cell>
          <table:table-cell table:style-name="ce11" office:value-type="float" office:value="2" calcext:value-type="float">
            <text:p>2</text:p>
          </table:table-cell>
          <table:table-cell table:style-name="ce12" office:value-type="string" calcext:value-type="string">
            <text:p>Progettare</text:p>
          </table:table-cell>
          <table:table-cell table:style-name="ce12" office:value-type="string" calcext:value-type="string">
            <text:p>elaborare e realizzare progetti riguardanti lo sviluppo delle proprie attività di studio e di lavoro, utilizzando le conoscenze apprese per stabilire obiettivi significativi e realistici e le relative priorità, valutando i vincoli e le possibilità esistenti, definendo strategie di azione e verificando i risultati raggiunti.</text:p>
          </table:table-cell>
          <table:table-cell table:style-name="ce11" office:value-type="string" calcext:value-type="string">
            <text:p>cittadinanza</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c</text:p>
          </table:table-cell>
          <table:table-cell table:style-name="ce13" table:number-columns-repeated="19"/>
          <table:table-cell table:number-columns-repeated="996"/>
        </table:table-row>
        <table:table-row table:style-name="ro1">
          <table:table-cell table:style-name="ce11" office:value-type="float" office:value="28" calcext:value-type="float">
            <text:p>28</text:p>
          </table:table-cell>
          <table:table-cell table:style-name="ce2" table:formula="of:=concat(concat(concat(&quot;C&quot;;[.C29]);&quot;/&quot;);[.I29])" office:value-type="string" office:string-value="" calcext:value-type="error">
            <text:p>#NAME?</text:p>
          </table:table-cell>
          <table:table-cell table:style-name="ce11" office:value-type="float" office:value="3" calcext:value-type="float">
            <text:p>3</text:p>
          </table:table-cell>
          <table:table-cell table:style-name="ce12" office:value-type="string" calcext:value-type="string">
            <text:p>Comunicare</text:p>
          </table:table-cell>
          <table:table-cell table:style-name="ce12" office:value-type="string" calcext:value-type="string">
            <text:p>comprendere messaggi di genere diverso (quotidiano, letterario, tecnico, scientifico) e di complessità diversa, trasmessi utilizzando linguaggi diversi (verbale, matematico, scientifico, simbolico, ecc.) mediante diversi supporti (cartacei, informatici e multimediali); rappresentare eventi, fenomeni, principi, concetti, norme, procedure, atteggiamenti, stati d’animo, emozioni, ecc. utilizzando linguaggi diversi (verbale, matematico, scientifico, simbolico, ecc.) e diverse conoscenze disciplinari, mediante diversi supporti (cartacei, informatici e multimediali).</text:p>
          </table:table-cell>
          <table:table-cell table:style-name="ce11" office:value-type="string" calcext:value-type="string">
            <text:p>cittadinanza</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c</text:p>
          </table:table-cell>
          <table:table-cell table:style-name="ce13" table:number-columns-repeated="19"/>
          <table:table-cell table:number-columns-repeated="996"/>
        </table:table-row>
        <table:table-row table:style-name="ro1">
          <table:table-cell table:style-name="ce11" office:value-type="float" office:value="29" calcext:value-type="float">
            <text:p>29</text:p>
          </table:table-cell>
          <table:table-cell table:style-name="ce2" table:formula="of:=concat(concat(concat(&quot;C&quot;;[.C30]);&quot;/&quot;);[.I30])" office:value-type="string" office:string-value="" calcext:value-type="error">
            <text:p>#NAME?</text:p>
          </table:table-cell>
          <table:table-cell table:style-name="ce11" office:value-type="float" office:value="4" calcext:value-type="float">
            <text:p>4</text:p>
          </table:table-cell>
          <table:table-cell table:style-name="ce12" office:value-type="string" calcext:value-type="string">
            <text:p>Collaborare e partecipare</text:p>
          </table:table-cell>
          <table:table-cell table:style-name="ce12" office:value-type="string" calcext:value-type="string">
            <text:p>interagire in gruppo, comprendendo i diversi punti di vista, valorizzando le proprie e le altrui capacità, gestendo la conflittualità, contribuendo all’apprendimento comune ed alla realizzazione delle attività collettive, nel riconoscimento dei diritti fondamentali degli altri.</text:p>
          </table:table-cell>
          <table:table-cell table:style-name="ce11" office:value-type="string" calcext:value-type="string">
            <text:p>cittadinanza</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c</text:p>
          </table:table-cell>
          <table:table-cell table:style-name="ce13" table:number-columns-repeated="19"/>
          <table:table-cell table:number-columns-repeated="996"/>
        </table:table-row>
        <table:table-row table:style-name="ro1">
          <table:table-cell table:style-name="ce11" office:value-type="float" office:value="30" calcext:value-type="float">
            <text:p>30</text:p>
          </table:table-cell>
          <table:table-cell table:style-name="ce2" table:formula="of:=concat(concat(concat(&quot;C&quot;;[.C31]);&quot;/&quot;);[.I31])" office:value-type="string" office:string-value="" calcext:value-type="error">
            <text:p>#NAME?</text:p>
          </table:table-cell>
          <table:table-cell table:style-name="ce11" office:value-type="float" office:value="5" calcext:value-type="float">
            <text:p>5</text:p>
          </table:table-cell>
          <table:table-cell table:style-name="ce12" office:value-type="string" calcext:value-type="string">
            <text:p>Agire in modo autonomo e responsabile</text:p>
          </table:table-cell>
          <table:table-cell table:style-name="ce12" office:value-type="string" calcext:value-type="string">
            <text:p>sapersi inserire in modo attivo e consapevole nella vita sociale e far valere al suo interno i propri diritti e bisogni riconoscendo al contempo quelli altrui, le opportunità comuni, i limiti, le regole, le responsabilità.</text:p>
          </table:table-cell>
          <table:table-cell table:style-name="ce11" office:value-type="string" calcext:value-type="string">
            <text:p>cittadinanza</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c</text:p>
          </table:table-cell>
          <table:table-cell table:style-name="ce13" table:number-columns-repeated="19"/>
          <table:table-cell table:number-columns-repeated="996"/>
        </table:table-row>
        <table:table-row table:style-name="ro1">
          <table:table-cell table:style-name="ce11" office:value-type="float" office:value="31" calcext:value-type="float">
            <text:p>31</text:p>
          </table:table-cell>
          <table:table-cell table:style-name="ce2" table:formula="of:=concat(concat(concat(&quot;C&quot;;[.C32]);&quot;/&quot;);[.I32])" office:value-type="string" office:string-value="" calcext:value-type="error">
            <text:p>#NAME?</text:p>
          </table:table-cell>
          <table:table-cell table:style-name="ce11" office:value-type="float" office:value="6" calcext:value-type="float">
            <text:p>6</text:p>
          </table:table-cell>
          <table:table-cell table:style-name="ce12" office:value-type="string" calcext:value-type="string">
            <text:p>Risolvere problemi</text:p>
          </table:table-cell>
          <table:table-cell table:style-name="ce12" office:value-type="string" calcext:value-type="string">
            <text:p>affrontare situazioni problematiche costruendo e verificando ipotesi, individuando le fonti e le risorse adeguate, raccogliendo e valutando i dati, proponendo soluzioni utilizzando, secondo il tipo di problema, contenuti e metodi delle diverse discipline.</text:p>
          </table:table-cell>
          <table:table-cell table:style-name="ce11" office:value-type="string" calcext:value-type="string">
            <text:p>cittadinanza</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c</text:p>
          </table:table-cell>
          <table:table-cell table:style-name="ce13" table:number-columns-repeated="19"/>
          <table:table-cell table:number-columns-repeated="996"/>
        </table:table-row>
        <table:table-row table:style-name="ro1">
          <table:table-cell table:style-name="ce11" office:value-type="float" office:value="32" calcext:value-type="float">
            <text:p>32</text:p>
          </table:table-cell>
          <table:table-cell table:style-name="ce2" table:formula="of:=concat(concat(concat(&quot;C&quot;;[.C33]);&quot;/&quot;);[.I33])" office:value-type="string" office:string-value="" calcext:value-type="error">
            <text:p>#NAME?</text:p>
          </table:table-cell>
          <table:table-cell table:style-name="ce11" office:value-type="float" office:value="7" calcext:value-type="float">
            <text:p>7</text:p>
          </table:table-cell>
          <table:table-cell table:style-name="ce12" office:value-type="string" calcext:value-type="string">
            <text:p>Individuare collegamenti e relazioni</text:p>
          </table:table-cell>
          <table:table-cell table:style-name="ce12" office:value-type="string" calcext:value-type="string">
            <text:p>individuare e rappresentare, elaborando argomentazioni coerenti, collegamenti e relazioni tra fenomeni, eventi e concetti diversi, anche appartenenti a diversi ambiti disciplinari, e lontani nello spazio e nel tempo, cogliendone la natura sistemica, individuando analogie e differenze, coerenze ed incoerenze, cause ed effetti e la loro natura probabilistica.</text:p>
          </table:table-cell>
          <table:table-cell table:style-name="ce11" office:value-type="string" calcext:value-type="string">
            <text:p>cittadinanza</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c</text:p>
          </table:table-cell>
          <table:table-cell table:style-name="ce13" table:number-columns-repeated="19"/>
          <table:table-cell table:number-columns-repeated="996"/>
        </table:table-row>
        <table:table-row table:style-name="ro1">
          <table:table-cell table:style-name="ce11" office:value-type="float" office:value="33" calcext:value-type="float">
            <text:p>33</text:p>
          </table:table-cell>
          <table:table-cell table:style-name="ce2" table:formula="of:=concat(concat(concat(&quot;C&quot;;[.C34]);&quot;/&quot;);[.I34])" office:value-type="string" office:string-value="" calcext:value-type="error">
            <text:p>#NAME?</text:p>
          </table:table-cell>
          <table:table-cell table:style-name="ce11" office:value-type="float" office:value="8" calcext:value-type="float">
            <text:p>8</text:p>
          </table:table-cell>
          <table:table-cell table:style-name="ce12" office:value-type="string" calcext:value-type="string">
            <text:p>Acquisire ed interpretare l’informazione</text:p>
          </table:table-cell>
          <table:table-cell table:style-name="ce12" office:value-type="string" calcext:value-type="string">
            <text:p>acquisire ed interpretare criticamente l'informazione ricevuta nei diversi ambiti ed attraverso diversi strumenti comunicativi, valutandone l’attendibilità e l’utilità, distinguendo fatti e opinioni.</text:p>
          </table:table-cell>
          <table:table-cell table:style-name="ce11" office:value-type="string" calcext:value-type="string">
            <text:p>cittadinanza</text:p>
          </table:table-cell>
          <table:table-cell table:style-name="ce11" table:content-validation-name="val2" office:value-type="string" calcext:value-type="string">
            <text:p>tutti</text:p>
          </table:table-cell>
          <table:table-cell table:style-name="ce2" table:content-validation-name="val2" office:value-type="string" calcext:value-type="string">
            <text:p>Trs</text:p>
          </table:table-cell>
          <table:table-cell table:style-name="ce11" table:content-validation-name="val3" office:value-type="string" calcext:value-type="string">
            <text:p>cc</text:p>
          </table:table-cell>
          <table:table-cell table:style-name="ce13" table:number-columns-repeated="19"/>
          <table:table-cell table:number-columns-repeated="996"/>
        </table:table-row>
        <table:table-row table:style-name="ro1">
          <table:table-cell table:style-name="ce11" office:value-type="float" office:value="34" calcext:value-type="float">
            <text:p>34</text:p>
          </table:table-cell>
          <table:table-cell table:style-name="ce2" table:formula="of:=concat(concat(concat(&quot;C&quot;;[.C35]);&quot;/&quot;);[.I35])" office:value-type="string" office:string-value="" calcext:value-type="error">
            <text:p>#NAME?</text:p>
          </table:table-cell>
          <table:table-cell table:style-name="ce14" office:value-type="float" office:value="1" calcext:value-type="float">
            <text:p>1</text:p>
          </table:table-cell>
          <table:table-cell table:style-name="ce13" office:value-type="string" calcext:value-type="string">
            <text:p>Configurare, installare e gestire sistemi di elaborazione dati e reti</text:p>
          </table:table-cell>
          <table:table-cell table:style-name="ce12"/>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Sistemi</text:p>
          </table:table-cell>
          <table:table-cell table:style-name="ce11" table:content-validation-name="val3" office:value-type="string" calcext:value-type="string">
            <text:p>d</text:p>
          </table:table-cell>
          <table:table-cell table:style-name="ce13" table:number-columns-repeated="19"/>
          <table:table-cell table:number-columns-repeated="996"/>
        </table:table-row>
        <table:table-row table:style-name="ro1">
          <table:table-cell table:style-name="ce11" office:value-type="float" office:value="35" calcext:value-type="float">
            <text:p>35</text:p>
          </table:table-cell>
          <table:table-cell table:style-name="ce2" table:formula="of:=concat(concat(concat(&quot;C&quot;;[.C36]);&quot;/&quot;);[.I36])" office:value-type="string" office:string-value="" calcext:value-type="error">
            <text:p>#NAME?</text:p>
          </table:table-cell>
          <table:table-cell table:style-name="ce14" office:value-type="float" office:value="2" calcext:value-type="float">
            <text:p>2</text:p>
          </table:table-cell>
          <table:table-cell table:style-name="ce13" office:value-type="string" calcext:value-type="string">
            <text:p>Scegliere dispositivi e strumenti in base alle loro caratteristiche funzionali</text:p>
          </table:table-cell>
          <table:table-cell table:style-name="ce12"/>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Sistemi</text:p>
          </table:table-cell>
          <table:table-cell table:style-name="ce11" table:content-validation-name="val3" office:value-type="string" calcext:value-type="string">
            <text:p>d</text:p>
          </table:table-cell>
          <table:table-cell table:style-name="ce13" table:number-columns-repeated="19"/>
          <table:table-cell table:number-columns-repeated="996"/>
        </table:table-row>
        <table:table-row table:style-name="ro1">
          <table:table-cell table:style-name="ce11" office:value-type="float" office:value="36" calcext:value-type="float">
            <text:p>36</text:p>
          </table:table-cell>
          <table:table-cell table:style-name="ce2" table:formula="of:=concat(concat(concat(&quot;C&quot;;[.C37]);&quot;/&quot;);[.I37])" office:value-type="string" office:string-value="" calcext:value-type="error">
            <text:p>#NAME?</text:p>
          </table:table-cell>
          <table:table-cell table:style-name="ce14" office:value-type="float" office:value="3" calcext:value-type="float">
            <text:p>3</text:p>
          </table:table-cell>
          <table:table-cell table:style-name="ce13" office:value-type="string" calcext:value-type="string">
            <text:p>Descrivere e comparare il funzionamento di dispositivi e strumenti elettronici e di telecomunicazione;</text:p>
          </table:table-cell>
          <table:table-cell table:style-name="ce12"/>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Sistemi</text:p>
          </table:table-cell>
          <table:table-cell table:style-name="ce11" table:content-validation-name="val3" office:value-type="string" calcext:value-type="string">
            <text:p>d</text:p>
          </table:table-cell>
          <table:table-cell table:style-name="ce13" table:number-columns-repeated="19"/>
          <table:table-cell table:number-columns-repeated="996"/>
        </table:table-row>
        <table:table-row table:style-name="ro1">
          <table:table-cell table:style-name="ce11" office:value-type="float" office:value="37" calcext:value-type="float">
            <text:p>37</text:p>
          </table:table-cell>
          <table:table-cell table:style-name="ce2" table:formula="of:=concat(concat(concat(&quot;C&quot;;[.C38]);&quot;/&quot;);[.I38])" office:value-type="string" office:string-value="" calcext:value-type="error">
            <text:p>#NAME?</text:p>
          </table:table-cell>
          <table:table-cell table:style-name="ce14" office:value-type="float" office:value="4" calcext:value-type="float">
            <text:p>4</text:p>
          </table:table-cell>
          <table:table-cell table:style-name="ce13" office:value-type="string" calcext:value-type="string">
            <text:p>Gestire progetti secondo le procedure e gli standard previsti dai sistemi aziendali di gestione della qualità e della sicurezza</text:p>
          </table:table-cell>
          <table:table-cell table:style-name="ce12"/>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Sistemi</text:p>
          </table:table-cell>
          <table:table-cell table:style-name="ce11" table:content-validation-name="val3" office:value-type="string" calcext:value-type="string">
            <text:p>d</text:p>
          </table:table-cell>
          <table:table-cell table:style-name="ce13" table:number-columns-repeated="19"/>
          <table:table-cell table:number-columns-repeated="996"/>
        </table:table-row>
        <table:table-row table:style-name="ro1">
          <table:table-cell table:style-name="ce11" office:value-type="float" office:value="38" calcext:value-type="float">
            <text:p>38</text:p>
          </table:table-cell>
          <table:table-cell table:style-name="ce2" table:formula="of:=concat(concat(concat(&quot;C&quot;;[.C39]);&quot;/&quot;);[.I39])" office:value-type="string" office:string-value="" calcext:value-type="error">
            <text:p>#NAME?</text:p>
          </table:table-cell>
          <table:table-cell table:style-name="ce14" office:value-type="float" office:value="5" calcext:value-type="float">
            <text:p>5</text:p>
          </table:table-cell>
          <table:table-cell table:style-name="ce13" office:value-type="string" calcext:value-type="string">
            <text:p>Utilizzare le reti e gli strumenti informatici nelle attività di studio, ricerca e approfondimento disciplinare</text:p>
          </table:table-cell>
          <table:table-cell table:style-name="ce12"/>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Sistemi</text:p>
          </table:table-cell>
          <table:table-cell table:style-name="ce11" table:content-validation-name="val3" office:value-type="string" calcext:value-type="string">
            <text:p>d</text:p>
          </table:table-cell>
          <table:table-cell table:style-name="ce13" table:number-columns-repeated="19"/>
          <table:table-cell table:number-columns-repeated="996"/>
        </table:table-row>
        <table:table-row table:style-name="ro1">
          <table:table-cell table:style-name="ce11" office:value-type="float" office:value="39" calcext:value-type="float">
            <text:p>39</text:p>
          </table:table-cell>
          <table:table-cell table:style-name="ce2" table:formula="of:=concat(concat(concat(&quot;C&quot;;[.C40]);&quot;/&quot;);[.I40])" office:value-type="string" office:string-value="" calcext:value-type="error">
            <text:p>#NAME?</text:p>
          </table:table-cell>
          <table:table-cell table:style-name="ce14" office:value-type="float" office:value="6" calcext:value-type="float">
            <text:p>6</text:p>
          </table:table-cell>
          <table:table-cell table:style-name="ce13" office:value-type="string" calcext:value-type="string">
            <text:p>Analizzare il valore, i limiti e i rischi delle varie soluzioni tecniche per la vita sociale e culturale con particolare attenzione alla sicurezza nei luoghi di vita e di lavoro, alla tutela della persona, dell’ambiente e del territorio</text:p>
          </table:table-cell>
          <table:table-cell table:style-name="ce12"/>
          <table:table-cell table:style-name="ce11" office:value-type="string" calcext:value-type="string">
            <text:p>disciplinari</text:p>
          </table:table-cell>
          <table:table-cell table:style-name="ce11" table:content-validation-name="val2" office:value-type="string" calcext:value-type="string">
            <text:p>tutti</text:p>
          </table:table-cell>
          <table:table-cell table:style-name="ce2" table:content-validation-name="val2" office:value-type="string" calcext:value-type="string">
            <text:p>Sistemi</text:p>
          </table:table-cell>
          <table:table-cell table:style-name="ce11" table:content-validation-name="val3" office:value-type="string" calcext:value-type="string">
            <text:p>d</text:p>
          </table:table-cell>
          <table:table-cell table:style-name="ce13" table:number-columns-repeated="19"/>
          <table:table-cell table:number-columns-repeated="996"/>
        </table:table-row>
        <table:table-row table:style-name="ro4" table:number-rows-repeated="6">
          <table:table-cell table:style-name="ce12"/>
          <table:table-cell table:style-name="ce13" table:number-columns-repeated="2"/>
          <table:table-cell table:number-columns-repeated="2"/>
          <table:table-cell table:style-name="ce12" table:number-columns-repeated="2"/>
          <table:table-cell table:style-name="ce13" table:number-columns-repeated="21"/>
          <table:table-cell table:number-columns-repeated="996"/>
        </table:table-row>
        <table:table-row table:style-name="ro4">
          <table:table-cell table:style-name="ce12"/>
          <table:table-cell table:style-name="ce13"/>
          <table:table-cell table:style-name="ce12" table:number-columns-repeated="5"/>
          <table:table-cell table:style-name="ce13" table:number-columns-repeated="21"/>
          <table:table-cell table:number-columns-repeated="996"/>
        </table:table-row>
        <table:table-row table:style-name="ro4" table:number-rows-repeated="953">
          <table:table-cell table:style-name="ce12"/>
          <table:table-cell table:style-name="ce13"/>
          <table:table-cell table:style-name="ce12" table:number-columns-repeated="5"/>
          <table:table-cell table:style-name="ce13" table:number-columns-repeated="21"/>
          <table:table-cell table:number-columns-repeated="996"/>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templates.$A$1" table:cell-range-address="$competenze.$A$1:.$I$40"/>
        </table:named-expressions>
      </table:table>
      <table:table table:name="uda" table:style-name="ta5">
        <table:table-column table:style-name="co34" table:default-cell-style-name="Default"/>
        <table:table-column table:style-name="co21" table:default-cell-style-name="Default"/>
        <table:table-column table:style-name="co35" table:default-cell-style-name="Default"/>
        <table:table-column table:style-name="co36" table:default-cell-style-name="Default"/>
        <table:table-column table:style-name="co37" table:default-cell-style-name="Default"/>
        <table:table-column table:style-name="co3" table:number-columns-repeated="1019" table:default-cell-style-name="Default"/>
        <table:table-row table:style-name="ro1">
          <table:table-cell table:style-name="ce10" office:value-type="string" calcext:value-type="string">
            <text:p>id</text:p>
          </table:table-cell>
          <table:table-cell table:style-name="ce15" office:value-type="string" calcext:value-type="string">
            <text:p>anno</text:p>
          </table:table-cell>
          <table:table-cell table:style-name="ce10" office:value-type="string" calcext:value-type="string">
            <text:p>titolo</text:p>
          </table:table-cell>
          <table:table-cell table:style-name="ce15" office:value-type="string" calcext:value-type="string">
            <text:p>alias_discipline</text:p>
          </table:table-cell>
          <table:table-cell table:style-name="ce10" office:value-type="string" calcext:value-type="string">
            <text:p>alias_titolo</text:p>
          </table:table-cell>
          <table:table-cell table:number-columns-repeated="1019"/>
        </table:table-row>
        <table:table-row table:style-name="ro1">
          <table:table-cell table:style-name="ce11" office:value-type="float" office:value="1" calcext:value-type="float">
            <text:p>1</text:p>
          </table:table-cell>
          <table:table-cell table:style-name="ce11" office:value-type="float" office:value="5" calcext:value-type="float">
            <text:p>5</text:p>
          </table:table-cell>
          <table:table-cell table:style-name="ce11" office:value-type="string" calcext:value-type="string">
            <text:p>Crittografia</text:p>
          </table:table-cell>
          <table:table-cell table:style-name="ce11" table:content-validation-name="val4" office:value-type="string" calcext:value-type="string">
            <text:p>TeP</text:p>
          </table:table-cell>
          <table:table-cell table:style-name="ce2" table:formula="of:=CONCATENATE(CONCATENATE([.D2];&quot; - &quot;);[.C2])" office:value-type="string" office:string-value="TeP - Crittografia" calcext:value-type="string">
            <text:p>TeP - Crittografia</text:p>
          </table:table-cell>
          <table:table-cell table:number-columns-repeated="1019"/>
        </table:table-row>
        <table:table-row table:style-name="ro1">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string" calcext:value-type="string">
            <text:p>Architettura e Sviluppo di un Servizio Web</text:p>
          </table:table-cell>
          <table:table-cell table:style-name="ce11" table:content-validation-name="val4" office:value-type="string" calcext:value-type="string">
            <text:p>TeP</text:p>
          </table:table-cell>
          <table:table-cell table:style-name="ce2" table:formula="of:=CONCATENATE(CONCATENATE([.D3];&quot; - &quot;);[.C3])" office:value-type="string" office:string-value="TeP - Architettura e Sviluppo di un Servizio Web" calcext:value-type="string">
            <text:p>TeP - Architettura e Sviluppo di un Servizio Web</text:p>
          </table:table-cell>
          <table:table-cell table:number-columns-repeated="1019"/>
        </table:table-row>
        <table:table-row table:style-name="ro1">
          <table:table-cell table:style-name="ce11" office:value-type="float" office:value="3" calcext:value-type="float">
            <text:p>3</text:p>
          </table:table-cell>
          <table:table-cell table:style-name="ce11" office:value-type="float" office:value="5" calcext:value-type="float">
            <text:p>5</text:p>
          </table:table-cell>
          <table:table-cell table:style-name="ce11" office:value-type="string" calcext:value-type="string">
            <text:p>Protocolli e Servizi di Rete di livello 6</text:p>
          </table:table-cell>
          <table:table-cell table:style-name="ce11" table:content-validation-name="val4" office:value-type="string" calcext:value-type="string">
            <text:p>Sistemi</text:p>
          </table:table-cell>
          <table:table-cell table:style-name="ce2" table:formula="of:=CONCATENATE(CONCATENATE([.D4];&quot; - &quot;);[.C4])" office:value-type="string" office:string-value="Sistemi - Protocolli e Servizi di Rete di livello 6" calcext:value-type="string">
            <text:p>Sistemi - Protocolli e Servizi di Rete di livello 6</text:p>
          </table:table-cell>
          <table:table-cell table:number-columns-repeated="1019"/>
        </table:table-row>
        <table:table-row table:style-name="ro1">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string" calcext:value-type="string">
            <text:p>Efficienza e sicurezza nelle reti locali</text:p>
          </table:table-cell>
          <table:table-cell table:style-name="ce11" table:content-validation-name="val4" office:value-type="string" calcext:value-type="string">
            <text:p>Sistemi</text:p>
          </table:table-cell>
          <table:table-cell table:style-name="ce2" table:formula="of:=CONCATENATE(CONCATENATE([.D5];&quot; - &quot;);[.C5])" office:value-type="string" office:string-value="Sistemi - Efficienza e sicurezza nelle reti locali" calcext:value-type="string">
            <text:p>Sistemi - Efficienza e sicurezza nelle reti locali</text:p>
          </table:table-cell>
          <table:table-cell table:number-columns-repeated="1019"/>
        </table:table-row>
        <table:table-row table:style-name="ro1">
          <table:table-cell table:number-columns-repeated="2" table:style-name="ce11" office:value-type="float" office:value="5" calcext:value-type="float">
            <text:p>5</text:p>
          </table:table-cell>
          <table:table-cell table:style-name="ce11" office:value-type="string" calcext:value-type="string">
            <text:p>Le reti wireless</text:p>
          </table:table-cell>
          <table:table-cell table:style-name="ce11" table:content-validation-name="val4" office:value-type="string" calcext:value-type="string">
            <text:p>Sistemi</text:p>
          </table:table-cell>
          <table:table-cell table:style-name="ce2" table:formula="of:=CONCATENATE(CONCATENATE([.D6];&quot; - &quot;);[.C6])" office:value-type="string" office:string-value="Sistemi - Le reti wireless" calcext:value-type="string">
            <text:p>Sistemi - Le reti wireless</text:p>
          </table:table-cell>
          <table:table-cell table:number-columns-repeated="1019"/>
        </table:table-row>
        <table:table-row table:style-name="ro1">
          <table:table-cell table:style-name="ce11" office:value-type="float" office:value="6" calcext:value-type="float">
            <text:p>6</text:p>
          </table:table-cell>
          <table:table-cell table:style-name="ce11" office:value-type="float" office:value="5" calcext:value-type="float">
            <text:p>5</text:p>
          </table:table-cell>
          <table:table-cell table:style-name="ce11" office:value-type="string" calcext:value-type="string">
            <text:p>La struttura di rete</text:p>
          </table:table-cell>
          <table:table-cell table:style-name="ce11" table:content-validation-name="val4" office:value-type="string" calcext:value-type="string">
            <text:p>Sistemi</text:p>
          </table:table-cell>
          <table:table-cell table:style-name="ce2" table:formula="of:=CONCATENATE(CONCATENATE([.D7];&quot; - &quot;);[.C7])" office:value-type="string" office:string-value="Sistemi - La struttura di rete" calcext:value-type="string">
            <text:p>Sistemi - La struttura di rete</text:p>
          </table:table-cell>
          <table:table-cell table:number-columns-repeated="1019"/>
        </table:table-row>
        <table:table-row table:style-name="ro1">
          <table:table-cell table:style-name="ce11" office:value-type="float" office:value="7" calcext:value-type="float">
            <text:p>7</text:p>
          </table:table-cell>
          <table:table-cell table:style-name="ce11" office:value-type="float" office:value="5" calcext:value-type="float">
            <text:p>5</text:p>
          </table:table-cell>
          <table:table-cell table:style-name="ce11" office:value-type="string" calcext:value-type="string">
            <text:p>Le architetture di rete</text:p>
          </table:table-cell>
          <table:table-cell table:style-name="ce11" table:content-validation-name="val4" office:value-type="string" calcext:value-type="string">
            <text:p>Sistemi</text:p>
          </table:table-cell>
          <table:table-cell table:style-name="ce2" table:formula="of:=CONCATENATE(CONCATENATE([.D8];&quot; - &quot;);[.C8])" office:value-type="string" office:string-value="Sistemi - Le architetture di rete" calcext:value-type="string">
            <text:p>Sistemi - Le architetture di rete</text:p>
          </table:table-cell>
          <table:table-cell table:number-columns-repeated="1019"/>
        </table:table-row>
        <table:table-row table:style-name="ro1">
          <table:table-cell table:style-name="ce11" office:value-type="float" office:value="8" calcext:value-type="float">
            <text:p>8</text:p>
          </table:table-cell>
          <table:table-cell table:style-name="ce11" office:value-type="float" office:value="5" calcext:value-type="float">
            <text:p>5</text:p>
          </table:table-cell>
          <table:table-cell table:style-name="ce11" office:value-type="string" calcext:value-type="string">
            <text:p>La gestione della rete</text:p>
          </table:table-cell>
          <table:table-cell table:style-name="ce11" table:content-validation-name="val4" office:value-type="string" calcext:value-type="string">
            <text:p>Sistemi</text:p>
          </table:table-cell>
          <table:table-cell table:style-name="ce2" table:formula="of:=CONCATENATE(CONCATENATE([.D9];&quot; - &quot;);[.C9])" office:value-type="string" office:string-value="Sistemi - La gestione della rete" calcext:value-type="string">
            <text:p>Sistemi - La gestione della rete</text:p>
          </table:table-cell>
          <table:table-cell table:number-columns-repeated="1019"/>
        </table:table-row>
        <table:table-row table:style-name="ro4" table:number-rows-repeated="987">
          <table:table-cell table:style-name="ce16" table:number-columns-repeated="4"/>
          <table:table-cell table:number-columns-repeated="1020"/>
        </table:table-row>
        <table:table-row table:style-name="ro2" table:number-rows-repeated="1047579">
          <table:table-cell table:number-columns-repeated="1024"/>
        </table:table-row>
        <table:table-row table:style-name="ro2">
          <table:table-cell table:number-columns-repeated="1024"/>
        </table:table-row>
      </table:table>
      <table:table table:name="moduli" table:style-name="ta6">
        <table:table-column table:style-name="co38" table:default-cell-style-name="Default"/>
        <table:table-column table:style-name="co39" table:visibility="collapse" table:default-cell-style-name="Default"/>
        <table:table-column table:style-name="co40" table:default-cell-style-name="Default"/>
        <table:table-column table:style-name="co41" table:default-cell-style-name="Default"/>
        <table:table-column table:style-name="co42" table:visibility="collapse" table:default-cell-style-name="Default"/>
        <table:table-column table:style-name="co19"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3" table:number-columns-repeated="1011" table:default-cell-style-name="Default"/>
        <table:table-row table:style-name="ro1">
          <table:table-cell table:style-name="ce17" office:value-type="string" calcext:value-type="string">
            <text:p>id</text:p>
          </table:table-cell>
          <table:table-cell table:style-name="ce5" office:value-type="string" calcext:value-type="string">
            <text:p>uda_anno</text:p>
          </table:table-cell>
          <table:table-cell table:style-name="ce19" office:value-type="string" calcext:value-type="string">
            <text:p>alias_disciplina</text:p>
          </table:table-cell>
          <table:table-cell table:style-name="ce17" office:value-type="string" calcext:value-type="string">
            <text:p>alias_disciplina_titolo_uda</text:p>
          </table:table-cell>
          <table:table-cell table:style-name="ce5" office:value-type="string" calcext:value-type="string">
            <text:p>titolo_uda</text:p>
          </table:table-cell>
          <table:table-cell table:style-name="ce19" office:value-type="string" calcext:value-type="string">
            <text:p>ordine</text:p>
          </table:table-cell>
          <table:table-cell table:style-name="ce3" office:value-type="string" calcext:value-type="string">
            <text:p>titolo</text:p>
          </table:table-cell>
          <table:table-cell table:style-name="ce19" office:value-type="string" calcext:value-type="string">
            <text:p>tempi_modulo</text:p>
          </table:table-cell>
          <table:table-cell table:style-name="ce17" office:value-type="string" calcext:value-type="string">
            <text:p>abilità_specifiche_cognitive</text:p>
          </table:table-cell>
          <table:table-cell table:style-name="ce17" office:value-type="string" calcext:value-type="string">
            <text:p>abilità_specifiche_pratiche</text:p>
          </table:table-cell>
          <table:table-cell table:style-name="ce17" office:value-type="string" calcext:value-type="string">
            <text:p>competenze_specifiche</text:p>
          </table:table-cell>
          <table:table-cell table:style-name="ce19" office:value-type="string" calcext:value-type="string">
            <text:p>abilità</text:p>
          </table:table-cell>
          <table:table-cell table:style-name="ce21" office:value-type="string" calcext:value-type="string">
            <text:p>competenze</text:p>
          </table:table-cell>
          <table:table-cell table:style-name="ce4" table:number-columns-repeated="18"/>
          <table:table-cell table:number-columns-repeated="993"/>
        </table:table-row>
        <table:table-row table:style-name="ro1" table:visibility="collapse">
          <table:table-cell table:style-name="ce18" office:value-type="float" office:value="1" calcext:value-type="float">
            <text:p>1</text:p>
          </table:table-cell>
          <table:table-cell table:style-name="ce4" table:number-matrix-columns-spanned="1" table:number-matrix-rows-spanned="1" table:formula="of:=INDEX([$uda.$A$2:.$E$9];MATCH([.D2];[$uda.$E$2:.$E$9];0);2)" office:value-type="float" office:value="5" calcext:value-type="float">
            <text:p>5</text:p>
          </table:table-cell>
          <table:table-cell table:style-name="ce18" table:content-validation-name="val5" office:value-type="string" calcext:value-type="string">
            <text:p>TeP</text:p>
          </table:table-cell>
          <table:table-cell table:style-name="ce18" table:content-validation-name="val5" office:value-type="string" calcext:value-type="string">
            <text:p>TeP - Crittografia</text:p>
          </table:table-cell>
          <table:table-cell table:style-name="ce4" table:content-validation-name="val5" table:number-matrix-columns-spanned="1" table:number-matrix-rows-spanned="1" table:formula="of:=INDEX([$uda.$A$2:.$E$9];MATCH([.D2];[$uda.$E$2:.$E$9];0);3)" office:value-type="string" office:string-value="Crittografia" calcext:value-type="string">
            <text:p>Crittografia</text:p>
          </table:table-cell>
          <table:table-cell table:style-name="ce18" office:value-type="float" office:value="1" calcext:value-type="float">
            <text:p>1</text:p>
          </table:table-cell>
          <table:table-cell table:style-name="ce18" office:value-type="string" calcext:value-type="string">
            <text:p>Introduzione alla Crittografia</text:p>
          </table:table-cell>
          <table:table-cell table:style-name="ce20" office:value-type="string" calcext:value-type="string">
            <text:p>4 settimane</text:p>
          </table:table-cell>
          <table:table-cell table:style-name="ce20" office:value-type="string" calcext:value-type="string">
            <text:p>Contestualizzare l'esigenza di sicurezza nel "cyber caos".</text:p>
          </table:table-cell>
          <table:table-cell table:style-name="ce8" office:value-type="string" calcext:value-type="string">
            <text:p>Riconoscere l'evoluzione delle minacce e la necessità di aggiornamento degli algoritmi (es. post-quantistici).</text:p>
          </table:table-cell>
          <table:table-cell table:style-name="ce8" office:value-type="string" calcext:value-type="string">
            <text:p>Analizzare il rischio informatico: Comprendere e contestualizzare l'importanza della sicurezza dei dati nell'attuale panorama digitale, riconoscendo l'evoluzione delle minacce informatiche e la necessità di algoritmi crittografici aggiornati.</text:p>
          </table:table-cell>
          <table:table-cell table:style-name="ce11" office:value-type="string" calcext:value-type="string">
            <text:p>A2, A4</text:p>
          </table:table-cell>
          <table:table-cell table:style-name="ce22" office:value-type="string" calcext:value-type="string">
            <text:p>C1/c, C4/c, C5/c, C7/c, C3/i, C5/d, C6/cc, C7/cc, C8/cc</text:p>
          </table:table-cell>
          <table:table-cell table:style-name="ce4" table:number-columns-repeated="18"/>
          <table:table-cell table:number-columns-repeated="993"/>
        </table:table-row>
        <table:table-row table:style-name="ro1" table:visibility="collapse">
          <table:table-cell table:style-name="ce18" office:value-type="float" office:value="2" calcext:value-type="float">
            <text:p>2</text:p>
          </table:table-cell>
          <table:table-cell table:style-name="ce4" office:value-type="float" office:value="5" calcext:value-type="float">
            <text:p>5</text:p>
          </table:table-cell>
          <table:table-cell table:style-name="ce18" table:content-validation-name="val5" office:value-type="string" calcext:value-type="string">
            <text:p>TeP</text:p>
          </table:table-cell>
          <table:table-cell table:style-name="ce18" table:content-validation-name="val5" office:value-type="string" calcext:value-type="string">
            <text:p>TeP - Crittografia</text:p>
          </table:table-cell>
          <table:table-cell table:style-name="ce4" table:content-validation-name="val5" table:number-matrix-columns-spanned="1" table:number-matrix-rows-spanned="1" table:formula="of:=INDEX([$uda.$A$2:.$E$9];MATCH([.D3];[$uda.$E$2:.$E$9];0);3)" office:value-type="string" office:string-value="Crittografia" calcext:value-type="string">
            <text:p>Crittografia</text:p>
          </table:table-cell>
          <table:table-cell table:style-name="ce18" office:value-type="float" office:value="2" calcext:value-type="float">
            <text:p>2</text:p>
          </table:table-cell>
          <table:table-cell table:style-name="ce18" office:value-type="string" calcext:value-type="string">
            <text:p>Crittografia Classica</text:p>
          </table:table-cell>
          <table:table-cell table:style-name="ce20" office:value-type="string" calcext:value-type="string">
            <text:p>4 settimane</text:p>
          </table:table-cell>
          <table:table-cell table:style-name="ce20" office:value-type="string" calcext:value-type="string">
            <text:p>Valutare l'integrità dei dati.</text:p>
            <text:p>Valutare la robustezza (es. lunghezza chiave DES vs AES). Identificare vulnerabilità.</text:p>
            <text:p>Applicare i principi dell'aritmetica modulare per comprendere i problemi matematici (fattorizzazione, logaritmo discreto) alla base della crittografia asimmetrica.</text:p>
            <text:p>Descrivere il processo di generazione chiavi, cifratura, decifratura e firma con RSA.</text:p>
            <text:p>Descrivere il protocollo DHM e come genera una chiave condivisa segreta su un canale insicuro.</text:p>
          </table:table-cell>
          <table:table-cell table:style-name="ce8" office:value-type="string" calcext:value-type="string">
            <text:p>Utilizzare librerie crittografiche per calcolare il digest (hash) di un file o di un messaggio scambiato in rete per verificarne l'integrità</text:p>
            <text:p>Cifrare un flusso di dati.</text:p>
            <text:p>Utilizzare RSA .</text:p>
          </table:table-cell>
          <table:table-cell table:style-name="ce8" office:value-type="string" calcext:value-type="string">
            <text:p>Progettare e valutare sistemi crittografici: Applicare i fondamenti matematici (aritmetica modulare) per implementare e valutare la robustezza di algoritmi simmetrici (AES) e asimmetrici (RSA, DHM), gestendo la generazione di chiavi, la cifratura e la verifica dell'integrità (hash).</text:p>
          </table:table-cell>
          <table:table-cell table:style-name="ce2" office:value-type="string" calcext:value-type="string">
            <text:p>A2</text:p>
          </table:table-cell>
          <table:table-cell table:style-name="ce22" office:value-type="string" calcext:value-type="string">
            <text:p>C3/c, C4/c, C5/c, C1/i, C2/i, C1/d, C5/d, C2/cc, C6/cc, C7/cc</text:p>
          </table:table-cell>
          <table:table-cell table:style-name="ce4" table:number-columns-repeated="18"/>
          <table:table-cell table:number-columns-repeated="993"/>
        </table:table-row>
        <table:table-row table:style-name="ro1" table:visibility="collapse">
          <table:table-cell table:style-name="ce18" office:value-type="float" office:value="3" calcext:value-type="float">
            <text:p>3</text:p>
          </table:table-cell>
          <table:table-cell table:style-name="ce4" office:value-type="float" office:value="5" calcext:value-type="float">
            <text:p>5</text:p>
          </table:table-cell>
          <table:table-cell table:style-name="ce18" table:content-validation-name="val5" office:value-type="string" calcext:value-type="string">
            <text:p>TeP</text:p>
          </table:table-cell>
          <table:table-cell table:style-name="ce18" table:content-validation-name="val5" office:value-type="string" calcext:value-type="string">
            <text:p>TeP - Crittografia</text:p>
          </table:table-cell>
          <table:table-cell table:style-name="ce4" table:content-validation-name="val5" table:number-matrix-columns-spanned="1" table:number-matrix-rows-spanned="1" table:formula="of:=INDEX([$uda.$A$2:.$E$9];MATCH([.D4];[$uda.$E$2:.$E$9];0);3)" office:value-type="string" office:string-value="Crittografia" calcext:value-type="string">
            <text:p>Crittografia</text:p>
          </table:table-cell>
          <table:table-cell table:style-name="ce18" office:value-type="float" office:value="3" calcext:value-type="float">
            <text:p>3</text:p>
          </table:table-cell>
          <table:table-cell table:style-name="ce18" office:value-type="string" calcext:value-type="string">
            <text:p>Crittografia Quantistica</text:p>
          </table:table-cell>
          <table:table-cell table:style-name="ce20" office:value-type="string" calcext:value-type="string">
            <text:p>4 settimane</text:p>
          </table:table-cell>
          <table:table-cell table:style-name="ce20" office:value-type="string" calcext:value-type="string">
            <text:p>Descrivere la differenza fondamentale tra computazione classica e quantistica. Spiegare come sovrapposizione ed entanglement permettano il parallelismo quantistico.</text:p>
            <text:p>Classificare algoritmi semplici usando la notazione O-grande. Confrontare la complessità di problemi noti (es. fattorizzazione) in ambito classico vs. quantistico.</text:p>
            <text:p>Leggere e interpretare un semplice circuito quantistico.  </text:p>
            <text:p>Spiegare perché l'algoritmo di Shor rende obsoleta RSA. Valutare criticamente la robustezza degli algoritmi di UDA 1 (RSA, DH) contro un avversario quantistico.</text:p>
          </table:table-cell>
          <table:table-cell table:style-name="ce8" office:value-type="string" calcext:value-type="string">
            <text:p>Sviluppare semplici applicazioni in Python utilizzando librerie di simulazione (es. Qiskit) per implementare e testare porte logiche e circuiti di base.</text:p>
            <text:p/>
          </table:table-cell>
          <table:table-cell table:style-name="ce8" office:value-type="string" calcext:value-type="string">
            <text:p>Valutare l'impatto della computazione quantistica: Analizzare la minaccia quantistica (es. Algoritmo di Shor) sulla crittografia attuale (RSA), comprendendo i principi del calcolo quantistico (qubit, entanglement) e simulando semplici circuiti (Qiskit) per valutare la complessità algoritmica.</text:p>
          </table:table-cell>
          <table:table-cell table:style-name="ce11" office:value-type="string" calcext:value-type="string">
            <text:p>A2, A4</text:p>
          </table:table-cell>
          <table:table-cell table:style-name="ce22" office:value-type="string" calcext:value-type="string">
            <text:p>C3/c, C4/c, C5/c, C9/c, C3/i, C2/d, C5/d, C1/cc, C6/cc, C7/cc, C8/cc</text:p>
          </table:table-cell>
          <table:table-cell table:style-name="ce4" table:number-columns-repeated="18"/>
          <table:table-cell table:number-columns-repeated="993"/>
        </table:table-row>
        <table:table-row table:style-name="ro1" table:visibility="collapse">
          <table:table-cell table:style-name="ce18" office:value-type="float" office:value="4" calcext:value-type="float">
            <text:p>4</text:p>
          </table:table-cell>
          <table:table-cell table:style-name="ce4" office:value-type="float" office:value="5" calcext:value-type="float">
            <text:p>5</text:p>
          </table:table-cell>
          <table:table-cell table:style-name="ce18" table:content-validation-name="val5" office:value-type="string" calcext:value-type="string">
            <text:p>TeP</text:p>
          </table:table-cell>
          <table:table-cell table:style-name="ce18" table:content-validation-name="val5" office:value-type="string" calcext:value-type="string">
            <text:p>TeP - Architettura e Sviluppo di un Servizio Web</text:p>
          </table:table-cell>
          <table:table-cell table:style-name="ce4" table:content-validation-name="val5" table:number-matrix-columns-spanned="1" table:number-matrix-rows-spanned="1" table:formula="of:=INDEX([$uda.$A$2:.$E$9];MATCH([.D5];[$uda.$E$2:.$E$9];0);3)" office:value-type="string" office:string-value="Architettura e Sviluppo di un Servizio Web" calcext:value-type="string">
            <text:p>Architettura e Sviluppo di un Servizio Web</text:p>
          </table:table-cell>
          <table:table-cell table:style-name="ce18" office:value-type="float" office:value="4" calcext:value-type="float">
            <text:p>4</text:p>
          </table:table-cell>
          <table:table-cell table:style-name="ce18" office:value-type="string" calcext:value-type="string">
            <text:p>Architettura</text:p>
          </table:table-cell>
          <table:table-cell table:style-name="ce20" office:value-type="string" calcext:value-type="string">
            <text:p>4 settimane</text:p>
          </table:table-cell>
          <table:table-cell table:style-name="ce20" office:value-type="string" calcext:value-type="string">
            <text:p>Progettare l'architettura degli endpoint API (CRUD).</text:p>
            <text:p>Identificare i pattern corretti (MVC, ORM).</text:p>
            <text:p>Comprendere i flussi di autenticazione stateless (es. JWT).</text:p>
          </table:table-cell>
          <table:table-cell table:style-name="ce8" office:value-type="string" calcext:value-type="string">
            <text:p>Implementare endpoint API in Laravel.</text:p>
            <text:p>Definire rotte e controller.</text:p>
            <text:p>Interagire con un database.</text:p>
            <text:p>Applicare l'IA per generare codice boilerplate.</text:p>
            <text:p>Implementare un sistema di login/registrazione API.</text:p>
            <text:p>Generare, inviare e validare token (JWT) per proteggere gli endpoint.</text:p>
          </table:table-cell>
          <table:table-cell table:style-name="ce8" office:value-type="string" calcext:value-type="string">
            <text:p>Progettare API RESTful sicure: Definire l'architettura (MVC, ORM) e gli endpoint di un servizio web (CRUD), implementando flussi di autenticazione stateless (JWT) e interagendo con un database (Laravel).</text:p>
          </table:table-cell>
          <table:table-cell table:style-name="ce2" office:value-type="string" calcext:value-type="string">
            <text:p>A4</text:p>
          </table:table-cell>
          <table:table-cell table:style-name="ce22" office:value-type="string" calcext:value-type="string">
            <text:p>C4/c, C5/c, C7/c, C1/i, C2/i, C4/i, C1/d, C3/d, C5/d, C2/cc, C6/cc</text:p>
          </table:table-cell>
          <table:table-cell table:style-name="ce4" table:number-columns-repeated="18"/>
          <table:table-cell table:number-columns-repeated="993"/>
        </table:table-row>
        <table:table-row table:style-name="ro1" table:visibility="collapse">
          <table:table-cell table:style-name="ce18" office:value-type="float" office:value="5" calcext:value-type="float">
            <text:p>5</text:p>
          </table:table-cell>
          <table:table-cell table:style-name="ce4" office:value-type="float" office:value="5" calcext:value-type="float">
            <text:p>5</text:p>
          </table:table-cell>
          <table:table-cell table:style-name="ce18" table:content-validation-name="val5" office:value-type="string" calcext:value-type="string">
            <text:p>TeP</text:p>
          </table:table-cell>
          <table:table-cell table:style-name="ce18" table:content-validation-name="val5" office:value-type="string" calcext:value-type="string">
            <text:p>TeP - Architettura e Sviluppo di un Servizio Web</text:p>
          </table:table-cell>
          <table:table-cell table:style-name="ce4" table:content-validation-name="val5" table:number-matrix-columns-spanned="1" table:number-matrix-rows-spanned="1" table:formula="of:=INDEX([$uda.$A$2:.$E$9];MATCH([.D6];[$uda.$E$2:.$E$9];0);3)" office:value-type="string" office:string-value="Architettura e Sviluppo di un Servizio Web" calcext:value-type="string">
            <text:p>Architettura e Sviluppo di un Servizio Web</text:p>
          </table:table-cell>
          <table:table-cell table:style-name="ce18" office:value-type="float" office:value="5" calcext:value-type="float">
            <text:p>5</text:p>
          </table:table-cell>
          <table:table-cell table:style-name="ce18" office:value-type="string" calcext:value-type="string">
            <text:p>Sviluppo</text:p>
          </table:table-cell>
          <table:table-cell table:style-name="ce20" office:value-type="string" calcext:value-type="string">
            <text:p>4 settimane</text:p>
          </table:table-cell>
          <table:table-cell table:style-name="ce20" office:value-type="string" calcext:value-type="string">
            <text:p>Valutare criticamente l'output dell'IA.</text:p>
            <text:p>Comprendere e scegliere il flusso di lavoro (Git Flow) adatto al progetto.</text:p>
            <text:p>Progettare la struttura semantica di una pagina HTML5.</text:p>
            <text:p>Scegliere le corrette tecniche di responsive design.</text:p>
            <text:p>Analizzare i requisiti di interattività.</text:p>
            <text:p>Progettare la logica asincrona (Promise, async/await).</text:p>
          </table:table-cell>
          <table:table-cell table:style-name="ce8" office:value-type="string" calcext:value-type="string">
            <text:p>Implementare endpoint API in Laravel. Definire rotte e controller. Interagire con un database. Applicare l'IA per generare codice boilerplate.</text:p>
            <text:p>Implementare un sistema di login/registrazione API. Generare, inviare e validare token (JWT) per proteggere gli endpoint.</text:p>
            <text:p>Sfruttare un assistente AI per ottimizzare la scrittura di codice, identificare errori e generare documentazione.</text:p>
            <text:p>Utilizzare GitHub (branch, PR), ottimizzare la scrittura di codice, identificare errori e generare documentazione.</text:p>
            <text:p>Strutturare la pagina web. Creare layout responsive. Applicare stili coerenti utilizzando Bootstrap.</text:p>
          </table:table-cell>
          <table:table-cell table:style-name="ce8" office:value-type="string" calcext:value-type="string">
            <text:p>Sviluppare applicazioni web full-stack: Gestire l'intero ciclo di vita dello sviluppo (Git Flow), implementando la logica di backend (API Laravel) e la logica di frontend (HTML5, Bootstrap, JS asincrono), e sfruttando l'IA per ottimizzare il codice.</text:p>
          </table:table-cell>
          <table:table-cell table:style-name="ce8"/>
          <table:table-cell table:style-name="ce22" office:value-type="string" calcext:value-type="string">
            <text:p>C4/c, C5/c, C7/c, C9/c, C1/i, C2/i, C4/i, C1/d, C3/d, C4/d, C2/cc, C4/cc, C5/cc, C6/cc</text:p>
          </table:table-cell>
          <table:table-cell table:style-name="ce4" table:number-columns-repeated="18"/>
          <table:table-cell table:number-columns-repeated="993"/>
        </table:table-row>
        <table:table-row table:style-name="ro1" table:visibility="collapse">
          <table:table-cell table:style-name="ce18" office:value-type="float" office:value="6" calcext:value-type="float">
            <text:p>6</text:p>
          </table:table-cell>
          <table:table-cell table:style-name="ce4" office:value-type="float" office:value="5" calcext:value-type="float">
            <text:p>5</text:p>
          </table:table-cell>
          <table:table-cell table:style-name="ce18" table:content-validation-name="val5" office:value-type="string" calcext:value-type="string">
            <text:p>TeP</text:p>
          </table:table-cell>
          <table:table-cell table:style-name="ce18" table:content-validation-name="val5" office:value-type="string" calcext:value-type="string">
            <text:p>TeP - Architettura e Sviluppo di un Servizio Web</text:p>
          </table:table-cell>
          <table:table-cell table:style-name="ce4" table:content-validation-name="val5" table:number-matrix-columns-spanned="1" table:number-matrix-rows-spanned="1" table:formula="of:=INDEX([$uda.$A$2:.$E$9];MATCH([.D7];[$uda.$E$2:.$E$9];0);3)" office:value-type="string" office:string-value="Architettura e Sviluppo di un Servizio Web" calcext:value-type="string">
            <text:p>Architettura e Sviluppo di un Servizio Web</text:p>
          </table:table-cell>
          <table:table-cell table:style-name="ce18" office:value-type="float" office:value="6" calcext:value-type="float">
            <text:p>6</text:p>
          </table:table-cell>
          <table:table-cell table:style-name="ce18" office:value-type="string" calcext:value-type="string">
            <text:p>API e Strutture dati</text:p>
          </table:table-cell>
          <table:table-cell table:style-name="ce20" office:value-type="string" calcext:value-type="string">
            <text:p>4 settimane</text:p>
          </table:table-cell>
          <table:table-cell table:style-name="ce20" office:value-type="string" calcext:value-type="string">
            <text:p>Identificare quali endpoint API consumare e come gestire le risposte (successo/errore).</text:p>
            <text:p>Definire e progettare la struttura dei dati (JSON) per lo scambio dati.</text:p>
          </table:table-cell>
          <table:table-cell table:style-name="ce8" office:value-type="string" calcext:value-type="string">
            <text:p>Manipolare il DOM. Gestire gli eventi utente. Scrivere codice ECMAScript asincrono per gestire le interazioni di rete.</text:p>
            <text:p>Inviare richieste (es. Fetch API) all'API (UDA 2). Gestire l'invio di token di autenticazione. Parsare le risposte JSON e aggiornare l'UI.</text:p>
            <text:p>Implementare la serializzazione/deserializzazione. Scrivere regole di validazione per i dati in ingresso.</text:p>
          </table:table-cell>
          <table:table-cell table:style-name="ce8" office:value-type="string" calcext:value-type="string">
            <text:p>Integrare servizi e gestire dati (Client-Side): Sviluppare la capacità di un'applicazione client (browser) di consumare API esterne, gestendo l'autenticazione (token), manipolando il DOM e gestendo lo scambio di dati strutturati (JSON) in modo asincrono (Fetch API).</text:p>
          </table:table-cell>
          <table:table-cell table:style-name="ce2" office:value-type="string" calcext:value-type="string">
            <text:p>A2</text:p>
          </table:table-cell>
          <table:table-cell table:style-name="ce22" office:value-type="string" calcext:value-type="string">
            <text:p>C1/c, C4/c, C5/c, C1/i, C2/i, C3/i, C1/d, C5/d, C3/cc, C6/cc, C7/cc, C8/cc</text:p>
          </table:table-cell>
          <table:table-cell table:style-name="ce4" table:number-columns-repeated="18"/>
          <table:table-cell table:number-columns-repeated="993"/>
        </table:table-row>
        <table:table-row table:style-name="ro1">
          <table:table-cell table:style-name="ce18" office:value-type="float" office:value="7" calcext:value-type="float">
            <text:p>7</text:p>
          </table:table-cell>
          <table:table-cell table:style-name="ce4" office:value-type="float" office:value="5" calcext:value-type="float">
            <text:p>5</text:p>
          </table:table-cell>
          <table:table-cell table:style-name="ce18" table:content-validation-name="val5" office:value-type="string" calcext:value-type="string">
            <text:p>Sistemi</text:p>
          </table:table-cell>
          <table:table-cell table:style-name="ce18" table:content-validation-name="val5" office:value-type="string" calcext:value-type="string">
            <text:p>Sistemi - Protocolli e Servizi di Rete di livello 6</text:p>
          </table:table-cell>
          <table:table-cell table:style-name="ce4" table:content-validation-name="val5" table:number-matrix-columns-spanned="1" table:number-matrix-rows-spanned="1" table:formula="of:=INDEX([$uda.$A$2:.$E$9];MATCH([.D8];[$uda.$E$2:.$E$9];0);3)" office:value-type="string" office:string-value="Protocolli e Servizi di Rete di livello 6" calcext:value-type="string">
            <text:p>Protocolli e Servizi di Rete di livello 6</text:p>
          </table:table-cell>
          <table:table-cell table:style-name="ce18" office:value-type="float" office:value="1" calcext:value-type="float">
            <text:p>1</text:p>
          </table:table-cell>
          <table:table-cell table:style-name="ce4" office:value-type="string" calcext:value-type="string">
            <text:p>Analisi Protocolli di Trasporto (UDP/TCP)</text:p>
          </table:table-cell>
          <table:table-cell table:style-name="ce20" office:value-type="string" calcext:value-type="string">
            <text:p>4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8" calcext:value-type="float">
            <text:p>8</text:p>
          </table:table-cell>
          <table:table-cell table:style-name="ce4" office:value-type="float" office:value="5" calcext:value-type="float">
            <text:p>5</text:p>
          </table:table-cell>
          <table:table-cell table:style-name="ce18" table:content-validation-name="val5" office:value-type="string" calcext:value-type="string">
            <text:p>Sistemi</text:p>
          </table:table-cell>
          <table:table-cell table:style-name="ce18" table:content-validation-name="val5" office:value-type="string" calcext:value-type="string">
            <text:p>Sistemi - Protocolli e Servizi di Rete di livello 6</text:p>
          </table:table-cell>
          <table:table-cell table:style-name="ce4" table:content-validation-name="val5" table:number-matrix-columns-spanned="1" table:number-matrix-rows-spanned="1" table:formula="of:=INDEX([$uda.$A$2:.$E$9];MATCH([.D9];[$uda.$E$2:.$E$9];0);3)" office:value-type="string" office:string-value="Protocolli e Servizi di Rete di livello 6" calcext:value-type="string">
            <text:p>Protocolli e Servizi di Rete di livello 6</text:p>
          </table:table-cell>
          <table:table-cell table:style-name="ce18" office:value-type="float" office:value="2" calcext:value-type="float">
            <text:p>2</text:p>
          </table:table-cell>
          <table:table-cell table:style-name="ce2" office:value-type="string" calcext:value-type="string">
            <text:p>Gestione Indirizzamento e NAT/PAT</text:p>
          </table:table-cell>
          <table:table-cell table:style-name="ce20" office:value-type="string" calcext:value-type="string">
            <text:p>4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9" calcext:value-type="float">
            <text:p>9</text:p>
          </table:table-cell>
          <table:table-cell table:style-name="ce4" office:value-type="float" office:value="5" calcext:value-type="float">
            <text:p>5</text:p>
          </table:table-cell>
          <table:table-cell table:style-name="ce18" table:content-validation-name="val5" office:value-type="string" calcext:value-type="string">
            <text:p>Sistemi</text:p>
          </table:table-cell>
          <table:table-cell table:style-name="ce18" table:content-validation-name="val5" office:value-type="string" calcext:value-type="string">
            <text:p>Sistemi - Protocolli e Servizi di Rete di livello 6</text:p>
          </table:table-cell>
          <table:table-cell table:style-name="ce4" table:content-validation-name="val5" table:number-matrix-columns-spanned="1" table:number-matrix-rows-spanned="1" table:formula="of:=INDEX([$uda.$A$2:.$E$9];MATCH([.D10];[$uda.$E$2:.$E$9];0);3)" office:value-type="string" office:string-value="Protocolli e Servizi di Rete di livello 6" calcext:value-type="string">
            <text:p>Protocolli e Servizi di Rete di livello 6</text:p>
          </table:table-cell>
          <table:table-cell table:style-name="ce18" office:value-type="float" office:value="3" calcext:value-type="float">
            <text:p>3</text:p>
          </table:table-cell>
          <table:table-cell table:style-name="ce2" office:value-type="string" calcext:value-type="string">
            <text:p>Protocolli e Servizi Applicativi</text:p>
          </table:table-cell>
          <table:table-cell table:style-name="ce20" office:value-type="string" calcext:value-type="string">
            <text:p>2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0" calcext:value-type="float">
            <text:p>10</text:p>
          </table:table-cell>
          <table:table-cell table:style-name="ce4" office:value-type="float" office:value="5" calcext:value-type="float">
            <text:p>5</text:p>
          </table:table-cell>
          <table:table-cell table:style-name="ce18" table:content-validation-name="val5" office:value-type="string" calcext:value-type="string">
            <text:p>Sistemi</text:p>
          </table:table-cell>
          <table:table-cell table:style-name="ce18" table:content-validation-name="val5" office:value-type="string" calcext:value-type="string">
            <text:p>Sistemi - Efficienza e sicurezza nelle reti locali</text:p>
          </table:table-cell>
          <table:table-cell table:style-name="ce4" table:content-validation-name="val5" table:number-matrix-columns-spanned="1" table:number-matrix-rows-spanned="1" table:formula="of:=INDEX([$uda.$A$2:.$E$9];MATCH([.D11];[$uda.$E$2:.$E$9];0);3)" office:value-type="string" office:string-value="Efficienza e sicurezza nelle reti locali" calcext:value-type="string">
            <text:p>Efficienza e sicurezza nelle reti locali</text:p>
          </table:table-cell>
          <table:table-cell table:style-name="ce18" office:value-type="float" office:value="4" calcext:value-type="float">
            <text:p>4</text:p>
          </table:table-cell>
          <table:table-cell table:style-name="ce2" office:value-type="string" calcext:value-type="string">
            <text:p>Le VLAN</text:p>
          </table:table-cell>
          <table:table-cell table:style-name="ce20" office:value-type="string" calcext:value-type="string">
            <text:p>3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1" calcext:value-type="float">
            <text:p>11</text:p>
          </table:table-cell>
          <table:table-cell table:style-name="ce4" office:value-type="float" office:value="5" calcext:value-type="float">
            <text:p>5</text:p>
          </table:table-cell>
          <table:table-cell table:style-name="ce18" table:content-validation-name="val5" office:value-type="string" calcext:value-type="string">
            <text:p>Sistemi</text:p>
          </table:table-cell>
          <table:table-cell table:style-name="ce18" table:content-validation-name="val5" office:value-type="string" calcext:value-type="string">
            <text:p>Sistemi - Efficienza e sicurezza nelle reti locali</text:p>
          </table:table-cell>
          <table:table-cell table:style-name="ce4" table:content-validation-name="val5" table:number-matrix-columns-spanned="1" table:number-matrix-rows-spanned="1" table:formula="of:=INDEX([$uda.$A$2:.$E$9];MATCH([.D12];[$uda.$E$2:.$E$9];0);3)" office:value-type="string" office:string-value="Efficienza e sicurezza nelle reti locali" calcext:value-type="string">
            <text:p>Efficienza e sicurezza nelle reti locali</text:p>
          </table:table-cell>
          <table:table-cell table:style-name="ce18" office:value-type="float" office:value="5" calcext:value-type="float">
            <text:p>5</text:p>
          </table:table-cell>
          <table:table-cell table:style-name="ce2" office:value-type="string" calcext:value-type="string">
            <text:p>Filtraggio di rete</text:p>
          </table:table-cell>
          <table:table-cell table:style-name="ce20" office:value-type="string" calcext:value-type="string">
            <text:p>4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2" calcext:value-type="float">
            <text:p>12</text:p>
          </table:table-cell>
          <table:table-cell table:style-name="ce4" office:value-type="float" office:value="5" calcext:value-type="float">
            <text:p>5</text:p>
          </table:table-cell>
          <table:table-cell table:style-name="ce18" table:content-validation-name="val5" office:value-type="string" calcext:value-type="string">
            <text:p>Sistemi</text:p>
          </table:table-cell>
          <table:table-cell table:style-name="ce18" table:content-validation-name="val5" office:value-type="string" calcext:value-type="string">
            <text:p>Sistemi - Efficienza e sicurezza nelle reti locali</text:p>
          </table:table-cell>
          <table:table-cell table:style-name="ce4" table:content-validation-name="val5" table:number-matrix-columns-spanned="1" table:number-matrix-rows-spanned="1" table:formula="of:=INDEX([$uda.$A$2:.$E$9];MATCH([.D13];[$uda.$E$2:.$E$9];0);3)" office:value-type="string" office:string-value="Efficienza e sicurezza nelle reti locali" calcext:value-type="string">
            <text:p>Efficienza e sicurezza nelle reti locali</text:p>
          </table:table-cell>
          <table:table-cell table:style-name="ce18" office:value-type="float" office:value="6" calcext:value-type="float">
            <text:p>6</text:p>
          </table:table-cell>
          <table:table-cell table:style-name="ce2" office:value-type="string" calcext:value-type="string">
            <text:p>Il modello ISO-OSI e la crittografia</text:p>
          </table:table-cell>
          <table:table-cell table:style-name="ce20" office:value-type="string" calcext:value-type="string">
            <text:p>5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3" calcext:value-type="float">
            <text:p>13</text:p>
          </table:table-cell>
          <table:table-cell table:style-name="ce4" office:value-type="float" office:value="5" calcext:value-type="float">
            <text:p>5</text:p>
          </table:table-cell>
          <table:table-cell table:style-name="ce18" table:content-validation-name="val5" office:value-type="string" calcext:value-type="string">
            <text:p>Sistemi</text:p>
          </table:table-cell>
          <table:table-cell table:style-name="ce18" table:content-validation-name="val5" office:value-type="string" calcext:value-type="string">
            <text:p>Sistemi - Le reti wireless</text:p>
          </table:table-cell>
          <table:table-cell table:style-name="ce4" table:content-validation-name="val5" table:number-matrix-columns-spanned="1" table:number-matrix-rows-spanned="1" table:formula="of:=INDEX([$uda.$A$2:.$E$9];MATCH([.D14];[$uda.$E$2:.$E$9];0);3)" office:value-type="string" office:string-value="Le reti wireless" calcext:value-type="string">
            <text:p>Le reti wireless</text:p>
          </table:table-cell>
          <table:table-cell table:style-name="ce18" office:value-type="float" office:value="7" calcext:value-type="float">
            <text:p>7</text:p>
          </table:table-cell>
          <table:table-cell table:style-name="ce2" office:value-type="string" calcext:value-type="string">
            <text:p>Infrastuttura fisica</text:p>
          </table:table-cell>
          <table:table-cell table:style-name="ce20" office:value-type="string" calcext:value-type="string">
            <text:p>6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4" calcext:value-type="float">
            <text:p>14</text:p>
          </table:table-cell>
          <table:table-cell table:style-name="ce4" office:value-type="float" office:value="5" calcext:value-type="float">
            <text:p>5</text:p>
          </table:table-cell>
          <table:table-cell table:style-name="ce18" table:content-validation-name="val5" office:value-type="string" calcext:value-type="string">
            <text:p>Sistemi</text:p>
          </table:table-cell>
          <table:table-cell table:style-name="ce18" table:content-validation-name="val5" office:value-type="string" calcext:value-type="string">
            <text:p>Sistemi - Le reti wireless</text:p>
          </table:table-cell>
          <table:table-cell table:style-name="ce4" table:content-validation-name="val5" table:number-matrix-columns-spanned="1" table:number-matrix-rows-spanned="1" table:formula="of:=INDEX([$uda.$A$2:.$E$9];MATCH([.D15];[$uda.$E$2:.$E$9];0);3)" office:value-type="string" office:string-value="Le reti wireless" calcext:value-type="string">
            <text:p>Le reti wireless</text:p>
          </table:table-cell>
          <table:table-cell table:style-name="ce18" office:value-type="float" office:value="8" calcext:value-type="float">
            <text:p>8</text:p>
          </table:table-cell>
          <table:table-cell table:style-name="ce2" office:value-type="string" calcext:value-type="string">
            <text:p>La sicurezza delle reti wireless</text:p>
          </table:table-cell>
          <table:table-cell table:style-name="ce20" office:value-type="string" calcext:value-type="string">
            <text:p>7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5" calcext:value-type="float">
            <text:p>15</text:p>
          </table:table-cell>
          <table:table-cell table:style-name="ce4"/>
          <table:table-cell table:style-name="ce18" table:content-validation-name="val5" office:value-type="string" calcext:value-type="string">
            <text:p>Sistemi</text:p>
          </table:table-cell>
          <table:table-cell table:style-name="ce18" table:content-validation-name="val5" office:value-type="string" calcext:value-type="string">
            <text:p>Sistemi - La struttura di rete</text:p>
          </table:table-cell>
          <table:table-cell table:style-name="ce4" table:content-validation-name="val5" table:number-matrix-columns-spanned="1" table:number-matrix-rows-spanned="1" table:formula="of:=INDEX([$uda.$A$2:.$E$9];MATCH([.D16];[$uda.$E$2:.$E$9];0);3)" office:value-type="string" office:string-value="La struttura di rete" calcext:value-type="string">
            <text:p>La struttura di rete</text:p>
          </table:table-cell>
          <table:table-cell table:style-name="ce18" office:value-type="float" office:value="9" calcext:value-type="float">
            <text:p>9</text:p>
          </table:table-cell>
          <table:table-cell table:style-name="ce2" office:value-type="string" calcext:value-type="string">
            <text:p>Cablaggio e cloud</text:p>
          </table:table-cell>
          <table:table-cell table:style-name="ce20" office:value-type="string" calcext:value-type="string">
            <text:p>8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6" calcext:value-type="float">
            <text:p>16</text:p>
          </table:table-cell>
          <table:table-cell table:style-name="ce4"/>
          <table:table-cell table:style-name="ce18" table:content-validation-name="val5" office:value-type="string" calcext:value-type="string">
            <text:p>Sistemi</text:p>
          </table:table-cell>
          <table:table-cell table:style-name="ce18" table:content-validation-name="val5" office:value-type="string" calcext:value-type="string">
            <text:p>Sistemi - La struttura di rete</text:p>
          </table:table-cell>
          <table:table-cell table:style-name="ce4" table:content-validation-name="val5" table:number-matrix-columns-spanned="1" table:number-matrix-rows-spanned="1" table:formula="of:=INDEX([$uda.$A$2:.$E$9];MATCH([.D17];[$uda.$E$2:.$E$9];0);3)" office:value-type="string" office:string-value="La struttura di rete" calcext:value-type="string">
            <text:p>La struttura di rete</text:p>
          </table:table-cell>
          <table:table-cell table:style-name="ce18" office:value-type="float" office:value="10" calcext:value-type="float">
            <text:p>10</text:p>
          </table:table-cell>
          <table:table-cell table:style-name="ce2" office:value-type="string" calcext:value-type="string">
            <text:p>Le reti aziendali</text:p>
          </table:table-cell>
          <table:table-cell table:style-name="ce20" office:value-type="string" calcext:value-type="string">
            <text:p>9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7" calcext:value-type="float">
            <text:p>17</text:p>
          </table:table-cell>
          <table:table-cell table:style-name="ce4"/>
          <table:table-cell table:style-name="ce18" table:content-validation-name="val5" office:value-type="string" calcext:value-type="string">
            <text:p>Sistemi</text:p>
          </table:table-cell>
          <table:table-cell table:style-name="ce18" table:content-validation-name="val5" office:value-type="string" calcext:value-type="string">
            <text:p>Sistemi - La struttura di rete</text:p>
          </table:table-cell>
          <table:table-cell table:style-name="ce4" table:content-validation-name="val5" table:number-matrix-columns-spanned="1" table:number-matrix-rows-spanned="1" table:formula="of:=INDEX([$uda.$A$2:.$E$9];MATCH([.D18];[$uda.$E$2:.$E$9];0);3)" office:value-type="string" office:string-value="La struttura di rete" calcext:value-type="string">
            <text:p>La struttura di rete</text:p>
          </table:table-cell>
          <table:table-cell table:style-name="ce18" office:value-type="float" office:value="11" calcext:value-type="float">
            <text:p>11</text:p>
          </table:table-cell>
          <table:table-cell table:style-name="ce2" office:value-type="string" calcext:value-type="string">
            <text:p>La virtualizzazione</text:p>
          </table:table-cell>
          <table:table-cell table:style-name="ce20" office:value-type="string" calcext:value-type="string">
            <text:p>10 settimane</text:p>
          </table:table-cell>
          <table:table-cell table:style-name="ce20"/>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8" calcext:value-type="float">
            <text:p>18</text:p>
          </table:table-cell>
          <table:table-cell table:style-name="ce4"/>
          <table:table-cell table:style-name="ce18" table:content-validation-name="val5" office:value-type="string" calcext:value-type="string">
            <text:p>Sistemi</text:p>
          </table:table-cell>
          <table:table-cell table:style-name="ce18" table:content-validation-name="val5" office:value-type="string" calcext:value-type="string">
            <text:p>Sistemi - Le architetture di rete</text:p>
          </table:table-cell>
          <table:table-cell table:style-name="ce4" table:content-validation-name="val5" table:number-matrix-columns-spanned="1" table:number-matrix-rows-spanned="1" table:formula="of:=INDEX([$uda.$A$2:.$E$9];MATCH([.D19];[$uda.$E$2:.$E$9];0);3)" office:value-type="string" office:string-value="Le architetture di rete" calcext:value-type="string">
            <text:p>Le architetture di rete</text:p>
          </table:table-cell>
          <table:table-cell table:style-name="ce18" office:value-type="float" office:value="12" calcext:value-type="float">
            <text:p>12</text:p>
          </table:table-cell>
          <table:table-cell table:style-name="ce2" office:value-type="string" calcext:value-type="string">
            <text:p>Il modello client-server</text:p>
          </table:table-cell>
          <table:table-cell table:style-name="ce20" table:number-columns-repeated="2"/>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19" calcext:value-type="float">
            <text:p>19</text:p>
          </table:table-cell>
          <table:table-cell table:style-name="ce4"/>
          <table:table-cell table:style-name="ce18" table:content-validation-name="val5" office:value-type="string" calcext:value-type="string">
            <text:p>Sistemi</text:p>
          </table:table-cell>
          <table:table-cell table:style-name="ce18" table:content-validation-name="val5" office:value-type="string" calcext:value-type="string">
            <text:p>Sistemi - Le architetture di rete</text:p>
          </table:table-cell>
          <table:table-cell table:style-name="ce4" table:content-validation-name="val5" table:number-matrix-columns-spanned="1" table:number-matrix-rows-spanned="1" table:formula="of:=INDEX([$uda.$A$2:.$E$9];MATCH([.D20];[$uda.$E$2:.$E$9];0);3)" office:value-type="string" office:string-value="Le architetture di rete" calcext:value-type="string">
            <text:p>Le architetture di rete</text:p>
          </table:table-cell>
          <table:table-cell table:style-name="ce18" office:value-type="float" office:value="13" calcext:value-type="float">
            <text:p>13</text:p>
          </table:table-cell>
          <table:table-cell table:style-name="ce2" office:value-type="string" calcext:value-type="string">
            <text:p>Le architetture in TIER</text:p>
          </table:table-cell>
          <table:table-cell table:style-name="ce20" table:number-columns-repeated="2"/>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20" calcext:value-type="float">
            <text:p>20</text:p>
          </table:table-cell>
          <table:table-cell table:style-name="ce4"/>
          <table:table-cell table:style-name="ce18" table:content-validation-name="val5" office:value-type="string" calcext:value-type="string">
            <text:p>Sistemi</text:p>
          </table:table-cell>
          <table:table-cell table:style-name="ce18" table:content-validation-name="val5" office:value-type="string" calcext:value-type="string">
            <text:p>Sistemi - Le architetture di rete</text:p>
          </table:table-cell>
          <table:table-cell table:style-name="ce4" table:content-validation-name="val5" table:number-matrix-columns-spanned="1" table:number-matrix-rows-spanned="1" table:formula="of:=INDEX([$uda.$A$2:.$E$9];MATCH([.D21];[$uda.$E$2:.$E$9];0);3)" office:value-type="string" office:string-value="Le architetture di rete" calcext:value-type="string">
            <text:p>Le architetture di rete</text:p>
          </table:table-cell>
          <table:table-cell table:style-name="ce18" office:value-type="float" office:value="14" calcext:value-type="float">
            <text:p>14</text:p>
          </table:table-cell>
          <table:table-cell table:style-name="ce2" office:value-type="string" calcext:value-type="string">
            <text:p>Il domino</text:p>
          </table:table-cell>
          <table:table-cell table:style-name="ce20" table:number-columns-repeated="2"/>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1">
          <table:table-cell table:style-name="ce18" office:value-type="float" office:value="21" calcext:value-type="float">
            <text:p>21</text:p>
          </table:table-cell>
          <table:table-cell table:style-name="ce4"/>
          <table:table-cell table:style-name="ce18" table:content-validation-name="val5" office:value-type="string" calcext:value-type="string">
            <text:p>Sistemi</text:p>
          </table:table-cell>
          <table:table-cell table:style-name="ce18" table:content-validation-name="val5" office:value-type="string" calcext:value-type="string">
            <text:p>Sistemi - Le architetture di rete</text:p>
          </table:table-cell>
          <table:table-cell table:style-name="ce4" table:content-validation-name="val5" table:number-matrix-columns-spanned="1" table:number-matrix-rows-spanned="1" table:formula="of:=INDEX([$uda.$A$2:.$E$9];MATCH([.D22];[$uda.$E$2:.$E$9];0);3)" office:value-type="string" office:string-value="Le architetture di rete" calcext:value-type="string">
            <text:p>Le architetture di rete</text:p>
          </table:table-cell>
          <table:table-cell table:style-name="ce18" office:value-type="float" office:value="15" calcext:value-type="float">
            <text:p>15</text:p>
          </table:table-cell>
          <table:table-cell table:style-name="ce2" office:value-type="string" calcext:value-type="string">
            <text:p>DHCP e DNS</text:p>
          </table:table-cell>
          <table:table-cell table:style-name="ce20" table:number-columns-repeated="2"/>
          <table:table-cell table:style-name="ce8" table:number-columns-repeated="2"/>
          <table:table-cell table:style-name="ce2"/>
          <table:table-cell table:style-name="ce22"/>
          <table:table-cell table:style-name="ce4" table:number-columns-repeated="18"/>
          <table:table-cell table:number-columns-repeated="993"/>
        </table:table-row>
        <table:table-row table:style-name="ro4" table:number-rows-repeated="973">
          <table:table-cell table:style-name="ce18"/>
          <table:table-cell table:style-name="ce4"/>
          <table:table-cell table:style-name="ce18" table:number-columns-repeated="2"/>
          <table:table-cell table:style-name="ce4"/>
          <table:table-cell table:style-name="ce18"/>
          <table:table-cell table:style-name="ce4"/>
          <table:table-cell table:style-name="ce18" table:number-columns-repeated="2"/>
          <table:table-cell table:style-name="ce4" table:number-columns-repeated="3"/>
          <table:table-cell table:style-name="ce8"/>
          <table:table-cell table:style-name="ce4" table:number-columns-repeated="18"/>
          <table:table-cell table:number-columns-repeated="993"/>
        </table:table-row>
        <table:table-row table:style-name="ro2" table:number-rows-repeated="1047580">
          <table:table-cell table:number-columns-repeated="1024"/>
        </table:table-row>
        <table:table-row table:style-name="ro2">
          <table:table-cell table:number-columns-repeated="1024"/>
        </table:table-row>
        <table:named-expressions>
          <table:named-range table:name="_xlnm._FilterDatabase" table:base-cell-address="$templates.$A$1" table:cell-range-address="$moduli.$A$1:.$M$22"/>
        </table:named-expressions>
      </table:table>
      <table:table table:name="ud" table:style-name="ta7">
        <table:table-column table:style-name="co50" table:default-cell-style-name="Default"/>
        <table:table-column table:style-name="co51" table:default-cell-style-name="Default"/>
        <table:table-column table:style-name="co52" table:visibility="collapse" table:default-cell-style-name="Default"/>
        <table:table-column table:style-name="co53" table:default-cell-style-name="Default"/>
        <table:table-column table:style-name="co21" table:default-cell-style-name="Default"/>
        <table:table-column table:style-name="co54" table:default-cell-style-name="Default"/>
        <table:table-column table:style-name="co55" table:default-cell-style-name="Default"/>
        <table:table-column table:style-name="co56" table:default-cell-style-name="Default"/>
        <table:table-column table:style-name="co34" table:default-cell-style-name="Default"/>
        <table:table-column table:style-name="co3" table:number-columns-repeated="1015" table:default-cell-style-name="Default"/>
        <table:table-row table:style-name="ro1">
          <table:table-cell table:style-name="ce17" office:value-type="string" calcext:value-type="string">
            <text:p>id</text:p>
          </table:table-cell>
          <table:table-cell table:style-name="ce17" office:value-type="string" calcext:value-type="string">
            <text:p>alias_disciplina</text:p>
          </table:table-cell>
          <table:table-cell table:style-name="ce17" office:value-type="string" calcext:value-type="string">
            <text:p>titolo_uda</text:p>
          </table:table-cell>
          <table:table-cell table:style-name="ce17" office:value-type="string" calcext:value-type="string">
            <text:p>titolo_modulo</text:p>
          </table:table-cell>
          <table:table-cell table:style-name="ce19" office:value-type="string" calcext:value-type="string">
            <text:p>ordine</text:p>
          </table:table-cell>
          <table:table-cell table:style-name="ce17" office:value-type="string" calcext:value-type="string">
            <text:p>titolo</text:p>
          </table:table-cell>
          <table:table-cell table:style-name="ce3" office:value-type="string" calcext:value-type="string">
            <text:p>conoscenze_specifiche</text:p>
          </table:table-cell>
          <table:table-cell table:style-name="ce3" office:value-type="string" calcext:value-type="string">
            <text:p>conoscenze</text:p>
          </table:table-cell>
          <table:table-cell table:style-name="ce3" office:value-type="string" calcext:value-type="string">
            <text:p>codici_conoscenze</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 calcext:value-type="float">
            <text:p>1</text:p>
          </table:table-cell>
          <table:table-cell table:style-name="ce18" table:content-validation-name="val7" table:number-matrix-columns-spanned="1" table:number-matrix-rows-spanned="1" table:formula="of:=INDEX([$moduli.$A$2:.$M$22];MATCH([.D2];[$moduli.$G$2:.$G$22];0);3)" office:value-type="string" office:string-value="TeP" calcext:value-type="string">
            <text:p>TeP</text:p>
          </table:table-cell>
          <table:table-cell table:style-name="ce4" table:number-matrix-columns-spanned="1" table:number-matrix-rows-spanned="1" table:formula="of:=INDEX([$moduli.$A$2:.$M$22];MATCH([.D2];[$moduli.$G$2:.$G$22];0);4)" office:value-type="string" office:string-value="TeP - Crittografia" calcext:value-type="string">
            <text:p>TeP - Crittografia</text:p>
          </table:table-cell>
          <table:table-cell table:style-name="ce18" table:content-validation-name="val7" office:value-type="string" calcext:value-type="string">
            <text:p>Introduzione alla Crittografia</text:p>
          </table:table-cell>
          <table:table-cell table:style-name="ce18" office:value-type="float" office:value="1" calcext:value-type="float">
            <text:p>1</text:p>
          </table:table-cell>
          <table:table-cell table:style-name="ce4" office:value-type="string" calcext:value-type="string">
            <text:p>Fondamenti e Storia della Crittografia</text:p>
          </table:table-cell>
          <table:table-cell table:style-name="ce8" office:value-type="string" calcext:value-type="string">
            <text:p>Definizioni (Crittografia, Criptoanalisi), obiettivi. Evoluzione storica (da Vigenère a RSA). L'era pre-calcolatore (ENIGMA) e l'era moderna. Il contesto della crittografia post-quantistica.</text:p>
          </table:table-cell>
          <table:table-cell table:style-name="ce8" table:formula="of:=CONCATENATE([.G2];&quot; (&quot;;[.I2];&quot;)&quot;)" office:value-type="string" office:string-value="Definizioni (Crittografia, Criptoanalisi), obiettivi. Evoluzione storica (da Vigenère a RSA). L'era pre-calcolatore (ENIGMA) e l'era moderna. Il contesto della crittografia post-quantistica. (Co4)" calcext:value-type="string">
            <text:p>Definizioni (Crittografia, Criptoanalisi), obiettivi. Evoluzione storica (da Vigenère a RSA). L'era pre-calcolatore (ENIGMA) e l'era moderna. Il contesto della crittografia post-quantistica. (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2" calcext:value-type="float">
            <text:p>2</text:p>
          </table:table-cell>
          <table:table-cell table:style-name="ce18" table:content-validation-name="val7" table:number-matrix-columns-spanned="1" table:number-matrix-rows-spanned="1" table:formula="of:=INDEX([$moduli.$A$2:.$M$22];MATCH([.D3];[$moduli.$G$2:.$G$22];0);2)" office:value-type="float" office:value="5" calcext:value-type="float">
            <text:p>5</text:p>
          </table:table-cell>
          <table:table-cell table:style-name="ce4" table:number-matrix-columns-spanned="1" table:number-matrix-rows-spanned="1" table:formula="of:=INDEX([$moduli.$A$2:.$M$22];MATCH([.D3];[$moduli.$G$2:.$G$22];0);4)" office:value-type="string" office:string-value="TeP - Crittografia" calcext:value-type="string">
            <text:p>TeP - Crittografia</text:p>
          </table:table-cell>
          <table:table-cell table:style-name="ce18" table:content-validation-name="val7" office:value-type="string" calcext:value-type="string">
            <text:p>Introduzione alla Crittografia</text:p>
          </table:table-cell>
          <table:table-cell table:style-name="ce18" office:value-type="float" office:value="2" calcext:value-type="float">
            <text:p>2</text:p>
          </table:table-cell>
          <table:table-cell table:style-name="ce4" office:value-type="string" calcext:value-type="string">
            <text:p>Funzioni Hash: L'Impronta Digitale dei Dati</text:p>
          </table:table-cell>
          <table:table-cell table:style-name="ce8" office:value-type="string" calcext:value-type="string">
            <text:p>Le tre proprietà crittografiche (Unidirezionalità, Effetto Valanga, Resistenza alle Collisioni). Uso di Hashing e Salting per password.</text:p>
          </table:table-cell>
          <table:table-cell table:style-name="ce8" table:formula="of:=CONCATENATE([.G3];&quot; (&quot;;[.I3];&quot;)&quot;)" office:value-type="string" office:string-value="Le tre proprietà crittografiche (Unidirezionalità, Effetto Valanga, Resistenza alle Collisioni). Uso di Hashing e Salting per password. (Co4)" calcext:value-type="string">
            <text:p>Le tre proprietà crittografiche (Unidirezionalità, Effetto Valanga, Resistenza alle Collisioni). Uso di Hashing e Salting per password. (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3" calcext:value-type="float">
            <text:p>3</text:p>
          </table:table-cell>
          <table:table-cell table:style-name="ce18" table:content-validation-name="val7" table:number-matrix-columns-spanned="1" table:number-matrix-rows-spanned="1" table:formula="of:=INDEX([$moduli.$A$2:.$M$22];MATCH([.D4];[$moduli.$G$2:.$G$22];0);2)" office:value-type="float" office:value="5" calcext:value-type="float">
            <text:p>5</text:p>
          </table:table-cell>
          <table:table-cell table:style-name="ce4" table:number-matrix-columns-spanned="1" table:number-matrix-rows-spanned="1" table:formula="of:=INDEX([$moduli.$A$2:.$M$22];MATCH([.D4];[$moduli.$G$2:.$G$22];0);4)" office:value-type="string" office:string-value="TeP - Crittografia" calcext:value-type="string">
            <text:p>TeP - Crittografia</text:p>
          </table:table-cell>
          <table:table-cell table:style-name="ce18" table:content-validation-name="val7" office:value-type="string" calcext:value-type="string">
            <text:p>Crittografia Classica</text:p>
          </table:table-cell>
          <table:table-cell table:style-name="ce18" office:value-type="float" office:value="3" calcext:value-type="float">
            <text:p>3</text:p>
          </table:table-cell>
          <table:table-cell table:style-name="ce4" office:value-type="string" calcext:value-type="string">
            <text:p>Crittografia Simmetrica: Algoritmi Storici e Moderni</text:p>
          </table:table-cell>
          <table:table-cell table:style-name="ce8" office:value-type="string" calcext:value-type="string">
            <text:p>Struttura e obsolescenza di DES/3DES. Architettura di AES e modalità di funzionamento.</text:p>
          </table:table-cell>
          <table:table-cell table:style-name="ce8" table:formula="of:=CONCATENATE([.G4];&quot; (&quot;;[.I4];&quot;)&quot;)" office:value-type="string" office:string-value="Struttura e obsolescenza di DES/3DES. Architettura di AES e modalità di funzionamento. (Co4)" calcext:value-type="string">
            <text:p>Struttura e obsolescenza di DES/3DES. Architettura di AES e modalità di funzionamento. (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4" calcext:value-type="float">
            <text:p>4</text:p>
          </table:table-cell>
          <table:table-cell table:style-name="ce18" table:content-validation-name="val7" table:number-matrix-columns-spanned="1" table:number-matrix-rows-spanned="1" table:formula="of:=INDEX([$moduli.$A$2:.$M$22];MATCH([.D5];[$moduli.$G$2:.$G$22];0);2)" office:value-type="float" office:value="5" calcext:value-type="float">
            <text:p>5</text:p>
          </table:table-cell>
          <table:table-cell table:style-name="ce4" table:number-matrix-columns-spanned="1" table:number-matrix-rows-spanned="1" table:formula="of:=INDEX([$moduli.$A$2:.$M$22];MATCH([.D5];[$moduli.$G$2:.$G$22];0);4)" office:value-type="string" office:string-value="TeP - Crittografia" calcext:value-type="string">
            <text:p>TeP - Crittografia</text:p>
          </table:table-cell>
          <table:table-cell table:style-name="ce18" table:content-validation-name="val7" office:value-type="string" calcext:value-type="string">
            <text:p>Crittografia Classica</text:p>
          </table:table-cell>
          <table:table-cell table:style-name="ce18" office:value-type="float" office:value="4" calcext:value-type="float">
            <text:p>4</text:p>
          </table:table-cell>
          <table:table-cell table:style-name="ce4" office:value-type="string" calcext:value-type="string">
            <text:p>Aritmetica Modulare e Teoria dei Numeri</text:p>
          </table:table-cell>
          <table:table-cell table:style-name="ce8" office:value-type="string" calcext:value-type="string">
            <text:p>Fondamenti dell'Aritmetica Modulare e concetto di congruenza. </text:p>
          </table:table-cell>
          <table:table-cell table:style-name="ce8" table:formula="of:=CONCATENATE([.G5];&quot; (&quot;;[.I5];&quot;)&quot;)" office:value-type="string" office:string-value="Fondamenti dell'Aritmetica Modulare e concetto di congruenza.  (Co4)" calcext:value-type="string">
            <text:p>Fondamenti dell'Aritmetica Modulare e concetto di congruenza. <text:s/>(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5" calcext:value-type="float">
            <text:p>5</text:p>
          </table:table-cell>
          <table:table-cell table:style-name="ce18" table:content-validation-name="val7" table:number-matrix-columns-spanned="1" table:number-matrix-rows-spanned="1" table:formula="of:=INDEX([$moduli.$A$2:.$M$22];MATCH([.D6];[$moduli.$G$2:.$G$22];0);2)" office:value-type="float" office:value="5" calcext:value-type="float">
            <text:p>5</text:p>
          </table:table-cell>
          <table:table-cell table:style-name="ce4" table:number-matrix-columns-spanned="1" table:number-matrix-rows-spanned="1" table:formula="of:=INDEX([$moduli.$A$2:.$M$22];MATCH([.D6];[$moduli.$G$2:.$G$22];0);4)" office:value-type="string" office:string-value="TeP - Crittografia" calcext:value-type="string">
            <text:p>TeP - Crittografia</text:p>
          </table:table-cell>
          <table:table-cell table:style-name="ce18" table:content-validation-name="val7" office:value-type="string" calcext:value-type="string">
            <text:p>Crittografia Classica</text:p>
          </table:table-cell>
          <table:table-cell table:style-name="ce18" office:value-type="float" office:value="5" calcext:value-type="float">
            <text:p>5</text:p>
          </table:table-cell>
          <table:table-cell table:style-name="ce4" office:value-type="string" calcext:value-type="string">
            <text:p>Crittografia Asimmetrica e Scambio di Chiavi (RSA)</text:p>
          </table:table-cell>
          <table:table-cell table:style-name="ce8" office:value-type="string" calcext:value-type="string">
            <text:p>Funzionamento di RSA. Problema matematico sottostante (Fattorizzazione). Concetto di chiave pubblica e privata. </text:p>
          </table:table-cell>
          <table:table-cell table:style-name="ce8" table:formula="of:=CONCATENATE([.G6];&quot; (&quot;;[.I6];&quot;)&quot;)" office:value-type="string" office:string-value="Funzionamento di RSA. Problema matematico sottostante (Fattorizzazione). Concetto di chiave pubblica e privata.  (Co4)" calcext:value-type="string">
            <text:p>Funzionamento di RSA. Problema matematico sottostante (Fattorizzazione). Concetto di chiave pubblica e privata. <text:s/>(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6" calcext:value-type="float">
            <text:p>6</text:p>
          </table:table-cell>
          <table:table-cell table:style-name="ce18" table:content-validation-name="val7" table:number-matrix-columns-spanned="1" table:number-matrix-rows-spanned="1" table:formula="of:=INDEX([$moduli.$A$2:.$M$22];MATCH([.D7];[$moduli.$G$2:.$G$22];0);2)" office:value-type="float" office:value="5" calcext:value-type="float">
            <text:p>5</text:p>
          </table:table-cell>
          <table:table-cell table:style-name="ce4" table:number-matrix-columns-spanned="1" table:number-matrix-rows-spanned="1" table:formula="of:=INDEX([$moduli.$A$2:.$M$22];MATCH([.D7];[$moduli.$G$2:.$G$22];0);4)" office:value-type="string" office:string-value="TeP - Crittografia" calcext:value-type="string">
            <text:p>TeP - Crittografia</text:p>
          </table:table-cell>
          <table:table-cell table:style-name="ce18" table:content-validation-name="val7" office:value-type="string" calcext:value-type="string">
            <text:p>Crittografia Classica</text:p>
          </table:table-cell>
          <table:table-cell table:style-name="ce18" office:value-type="float" office:value="6" calcext:value-type="float">
            <text:p>6</text:p>
          </table:table-cell>
          <table:table-cell table:style-name="ce4" office:value-type="string" calcext:value-type="string">
            <text:p>Scambio di Chiavi Diffie-Hellman</text:p>
          </table:table-cell>
          <table:table-cell table:style-name="ce8" office:value-type="string" calcext:value-type="string">
            <text:p>Funzionamento del protocollo Diffie-Hellman-Merkle (DHM). Problema matematico sottostante (Logaritmo Discreto).</text:p>
          </table:table-cell>
          <table:table-cell table:style-name="ce8" table:formula="of:=CONCATENATE([.G7];&quot; (&quot;;[.I7];&quot;)&quot;)" office:value-type="string" office:string-value="Funzionamento del protocollo Diffie-Hellman-Merkle (DHM). Problema matematico sottostante (Logaritmo Discreto). (Co2, Co4)" calcext:value-type="string">
            <text:p>Funzionamento del protocollo Diffie-Hellman-Merkle (DHM). Problema matematico sottostante (Logaritmo Discreto). (Co2, Co4)</text:p>
          </table:table-cell>
          <table:table-cell table:style-name="ce8" office:value-type="string" calcext:value-type="string">
            <text:p>Co2, 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7" calcext:value-type="float">
            <text:p>7</text:p>
          </table:table-cell>
          <table:table-cell table:style-name="ce18" table:content-validation-name="val7" table:number-matrix-columns-spanned="1" table:number-matrix-rows-spanned="1" table:formula="of:=INDEX([$moduli.$A$2:.$M$22];MATCH([.D8];[$moduli.$G$2:.$G$22];0);2)" office:value-type="float" office:value="5" calcext:value-type="float">
            <text:p>5</text:p>
          </table:table-cell>
          <table:table-cell table:style-name="ce4" table:number-matrix-columns-spanned="1" table:number-matrix-rows-spanned="1" table:formula="of:=INDEX([$moduli.$A$2:.$M$22];MATCH([.D8];[$moduli.$G$2:.$G$22];0);4)" office:value-type="string" office:string-value="TeP - Crittografia" calcext:value-type="string">
            <text:p>TeP - Crittografia</text:p>
          </table:table-cell>
          <table:table-cell table:style-name="ce18" table:content-validation-name="val7" office:value-type="string" calcext:value-type="string">
            <text:p>Crittografia Quantistica</text:p>
          </table:table-cell>
          <table:table-cell table:style-name="ce18" office:value-type="float" office:value="7" calcext:value-type="float">
            <text:p>7</text:p>
          </table:table-cell>
          <table:table-cell table:style-name="ce4" office:value-type="string" calcext:value-type="string">
            <text:p>Fondamenti di Meccanica Quantistica per l'IT</text:p>
          </table:table-cell>
          <table:table-cell table:style-name="ce8" office:value-type="string" calcext:value-type="string">
            <text:p>Il Qubit: sovrapposizione ed entanglement. Differenza tra bit classico e qubit. Il collasso della funzione d'onda (misurazione) e il principio di indeterminazione. </text:p>
          </table:table-cell>
          <table:table-cell table:style-name="ce8" table:formula="of:=CONCATENATE([.G8];&quot; (&quot;;[.I8];&quot;)&quot;)" office:value-type="string" office:string-value="Il Qubit: sovrapposizione ed entanglement. Differenza tra bit classico e qubit. Il collasso della funzione d'onda (misurazione) e il principio di indeterminazione.  (Co4)" calcext:value-type="string">
            <text:p>Il Qubit: sovrapposizione ed entanglement. Differenza tra bit classico e qubit. Il collasso della funzione d'onda (misurazione) e il principio di indeterminazione. <text:s/>(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8" calcext:value-type="float">
            <text:p>8</text:p>
          </table:table-cell>
          <table:table-cell table:style-name="ce18" table:content-validation-name="val7" table:number-matrix-columns-spanned="1" table:number-matrix-rows-spanned="1" table:formula="of:=INDEX([$moduli.$A$2:.$M$22];MATCH([.D9];[$moduli.$G$2:.$G$22];0);2)" office:value-type="float" office:value="5" calcext:value-type="float">
            <text:p>5</text:p>
          </table:table-cell>
          <table:table-cell table:style-name="ce4" table:number-matrix-columns-spanned="1" table:number-matrix-rows-spanned="1" table:formula="of:=INDEX([$moduli.$A$2:.$M$22];MATCH([.D9];[$moduli.$G$2:.$G$22];0);4)" office:value-type="string" office:string-value="TeP - Crittografia" calcext:value-type="string">
            <text:p>TeP - Crittografia</text:p>
          </table:table-cell>
          <table:table-cell table:style-name="ce18" table:content-validation-name="val7" office:value-type="string" calcext:value-type="string">
            <text:p>Crittografia Quantistica</text:p>
          </table:table-cell>
          <table:table-cell table:style-name="ce18" office:value-type="float" office:value="8" calcext:value-type="float">
            <text:p>8</text:p>
          </table:table-cell>
          <table:table-cell table:style-name="ce4" office:value-type="string" calcext:value-type="string">
            <text:p>Complessità Algoritmica e Classi di Complessità</text:p>
          </table:table-cell>
          <table:table-cell table:style-name="ce8" office:value-type="string" calcext:value-type="string">
            <text:p>Notazione O-grande (Big-O). Classi P, NP, NP-completo. La classe BQP (Bounded-error Quantum Polynomial time) e la sua relazione con le classi classiche. Esempi (ricerca lineare vs. binaria).</text:p>
          </table:table-cell>
          <table:table-cell table:style-name="ce8" table:formula="of:=CONCATENATE([.G9];&quot; (&quot;;[.I9];&quot;)&quot;)" office:value-type="string" office:string-value="Notazione O-grande (Big-O). Classi P, NP, NP-completo. La classe BQP (Bounded-error Quantum Polynomial time) e la sua relazione con le classi classiche. Esempi (ricerca lineare vs. binaria). (Co4)" calcext:value-type="string">
            <text:p>Notazione O-grande (Big-O). Classi P, NP, NP-completo. La classe BQP (Bounded-error Quantum Polynomial time) e la sua relazione con le classi classiche. Esempi (ricerca lineare vs. binaria). (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9" calcext:value-type="float">
            <text:p>9</text:p>
          </table:table-cell>
          <table:table-cell table:style-name="ce18" table:content-validation-name="val7" table:number-matrix-columns-spanned="1" table:number-matrix-rows-spanned="1" table:formula="of:=INDEX([$moduli.$A$2:.$M$22];MATCH([.D10];[$moduli.$G$2:.$G$22];0);2)" office:value-type="float" office:value="5" calcext:value-type="float">
            <text:p>5</text:p>
          </table:table-cell>
          <table:table-cell table:style-name="ce4" table:number-matrix-columns-spanned="1" table:number-matrix-rows-spanned="1" table:formula="of:=INDEX([$moduli.$A$2:.$M$22];MATCH([.D10];[$moduli.$G$2:.$G$22];0);4)" office:value-type="string" office:string-value="TeP - Crittografia" calcext:value-type="string">
            <text:p>TeP - Crittografia</text:p>
          </table:table-cell>
          <table:table-cell table:style-name="ce18" table:content-validation-name="val7" office:value-type="string" calcext:value-type="string">
            <text:p>Crittografia Quantistica</text:p>
          </table:table-cell>
          <table:table-cell table:style-name="ce18" office:value-type="float" office:value="9" calcext:value-type="float">
            <text:p>9</text:p>
          </table:table-cell>
          <table:table-cell table:style-name="ce4" office:value-type="string" calcext:value-type="string">
            <text:p>Simulazione di Circuiti Quantistici</text:p>
          </table:table-cell>
          <table:table-cell table:style-name="ce8" office:value-type="string" calcext:value-type="string">
            <text:p>Panoramica delle librerie di sviluppo (es. Qiskit, Cirq). Concetto di porte quantistiche (Hadamard, Pauli-X, CNOT). Costruzione di semplici circuiti (es. stato di Bell, teletrasporto base). </text:p>
          </table:table-cell>
          <table:table-cell table:style-name="ce8" table:formula="of:=CONCATENATE([.G10];&quot; (&quot;;[.I10];&quot;)&quot;)" office:value-type="string" office:string-value="Panoramica delle librerie di sviluppo (es. Qiskit, Cirq). Concetto di porte quantistiche (Hadamard, Pauli-X, CNOT). Costruzione di semplici circuiti (es. stato di Bell, teletrasporto base).  (Co4)" calcext:value-type="string">
            <text:p>Panoramica delle librerie di sviluppo (es. Qiskit, Cirq). Concetto di porte quantistiche (Hadamard, Pauli-X, CNOT). Costruzione di semplici circuiti (es. stato di Bell, teletrasporto base). <text:s/>(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0" calcext:value-type="float">
            <text:p>10</text:p>
          </table:table-cell>
          <table:table-cell table:style-name="ce18" table:content-validation-name="val7" table:number-matrix-columns-spanned="1" table:number-matrix-rows-spanned="1" table:formula="of:=INDEX([$moduli.$A$2:.$M$22];MATCH([.D11];[$moduli.$G$2:.$G$22];0);2)" office:value-type="float" office:value="5" calcext:value-type="float">
            <text:p>5</text:p>
          </table:table-cell>
          <table:table-cell table:style-name="ce4" table:number-matrix-columns-spanned="1" table:number-matrix-rows-spanned="1" table:formula="of:=INDEX([$moduli.$A$2:.$M$22];MATCH([.D11];[$moduli.$G$2:.$G$22];0);4)" office:value-type="string" office:string-value="TeP - Crittografia" calcext:value-type="string">
            <text:p>TeP - Crittografia</text:p>
          </table:table-cell>
          <table:table-cell table:style-name="ce18" table:content-validation-name="val7" office:value-type="string" calcext:value-type="string">
            <text:p>Crittografia Quantistica</text:p>
          </table:table-cell>
          <table:table-cell table:style-name="ce18" office:value-type="float" office:value="10" calcext:value-type="float">
            <text:p>10</text:p>
          </table:table-cell>
          <table:table-cell table:style-name="ce4" office:value-type="string" calcext:value-type="string">
            <text:p>L'Algoritmo di Shor e la Minaccia a RSA</text:p>
          </table:table-cell>
          <table:table-cell table:style-name="ce8" office:value-type="string" calcext:value-type="string">
            <text:p>Il problema della fattorizzazione (alla base di RSA, UDA 1.5). Descrizione concettuale dell'algoritmo di Shor. Impatto sulla crittografia asimmetrica moderna. Introduzione alla Crittografia Post-Quantistica (PQC).</text:p>
          </table:table-cell>
          <table:table-cell table:style-name="ce8" table:formula="of:=CONCATENATE([.G11];&quot; (&quot;;[.I11];&quot;)&quot;)" office:value-type="string" office:string-value="Il problema della fattorizzazione (alla base di RSA, UDA 1.5). Descrizione concettuale dell'algoritmo di Shor. Impatto sulla crittografia asimmetrica moderna. Introduzione alla Crittografia Post-Quantistica (PQC). (Co4)" calcext:value-type="string">
            <text:p>Il problema della fattorizzazione (alla base di RSA, UDA 1.5). Descrizione concettuale dell'algoritmo di Shor. Impatto sulla crittografia asimmetrica moderna. Introduzione alla Crittografia Post-Quantistica (PQC). (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1" calcext:value-type="float">
            <text:p>11</text:p>
          </table:table-cell>
          <table:table-cell table:style-name="ce18" table:content-validation-name="val7" table:number-matrix-columns-spanned="1" table:number-matrix-rows-spanned="1" table:formula="of:=INDEX([$moduli.$A$2:.$M$22];MATCH([.D12];[$moduli.$G$2:.$G$22];0);2)" office:value-type="float" office:value="5" calcext:value-type="float">
            <text:p>5</text:p>
          </table:table-cell>
          <table:table-cell table:style-name="ce4" table:number-matrix-columns-spanned="1" table:number-matrix-rows-spanned="1" table:formula="of:=INDEX([$moduli.$A$2:.$M$22];MATCH([.D12];[$moduli.$G$2:.$G$22];0);4)" office:value-type="string" office:string-value="TeP - Architettura e Sviluppo di un Servizio Web" calcext:value-type="string">
            <text:p>TeP - Architettura e Sviluppo di un Servizio Web</text:p>
          </table:table-cell>
          <table:table-cell table:style-name="ce18" table:content-validation-name="val7" office:value-type="string" calcext:value-type="string">
            <text:p>Architettura</text:p>
          </table:table-cell>
          <table:table-cell table:style-name="ce18" office:value-type="float" office:value="11" calcext:value-type="float">
            <text:p>11</text:p>
          </table:table-cell>
          <table:table-cell table:style-name="ce4" office:value-type="string" calcext:value-type="string">
            <text:p>Sviluppo API REST (con Laravel)</text:p>
          </table:table-cell>
          <table:table-cell table:style-name="ce8" office:value-type="string" calcext:value-type="string">
            <text:p>Architettura REST. Struttura framework backend MVC (es. Laravel). Routing. ORM (Object-Relational Mapping).</text:p>
          </table:table-cell>
          <table:table-cell table:style-name="ce8" table:formula="of:=CONCATENATE([.G12];&quot; (&quot;;[.I12];&quot;)&quot;)" office:value-type="string" office:string-value="Architettura REST. Struttura framework backend MVC (es. Laravel). Routing. ORM (Object-Relational Mapping). (Co3, Co4)" calcext:value-type="string">
            <text:p>Architettura REST. Struttura framework backend MVC (es. Laravel). Routing. ORM (Object-Relational Mapping). (Co3, Co4)</text:p>
          </table:table-cell>
          <table:table-cell table:style-name="ce8" office:value-type="string" calcext:value-type="string">
            <text:p>Co3, 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2" calcext:value-type="float">
            <text:p>12</text:p>
          </table:table-cell>
          <table:table-cell table:style-name="ce18" table:content-validation-name="val7" table:number-matrix-columns-spanned="1" table:number-matrix-rows-spanned="1" table:formula="of:=INDEX([$moduli.$A$2:.$M$22];MATCH([.D13];[$moduli.$G$2:.$G$22];0);2)" office:value-type="float" office:value="5" calcext:value-type="float">
            <text:p>5</text:p>
          </table:table-cell>
          <table:table-cell table:style-name="ce4" table:number-matrix-columns-spanned="1" table:number-matrix-rows-spanned="1" table:formula="of:=INDEX([$moduli.$A$2:.$M$22];MATCH([.D13];[$moduli.$G$2:.$G$22];0);4)" office:value-type="string" office:string-value="TeP - Architettura e Sviluppo di un Servizio Web" calcext:value-type="string">
            <text:p>TeP - Architettura e Sviluppo di un Servizio Web</text:p>
          </table:table-cell>
          <table:table-cell table:style-name="ce18" table:content-validation-name="val7" office:value-type="string" calcext:value-type="string">
            <text:p>Architettura</text:p>
          </table:table-cell>
          <table:table-cell table:style-name="ce18" office:value-type="float" office:value="12" calcext:value-type="float">
            <text:p>12</text:p>
          </table:table-cell>
          <table:table-cell table:style-name="ce4" office:value-type="string" calcext:value-type="string">
            <text:p>Sicurezza e Autenticazione API</text:p>
          </table:table-cell>
          <table:table-cell table:style-name="ce8" office:value-type="string" calcext:value-type="string">
            <text:p>Principi di autenticazione stateless. Standard comuni come JWT (JSON Web Tokens). Concetto di "bearer token". (Collegamento con UDA 1 - Crittografia).</text:p>
          </table:table-cell>
          <table:table-cell table:style-name="ce8" table:formula="of:=CONCATENATE([.G13];&quot; (&quot;;[.I13];&quot;)&quot;)" office:value-type="string" office:string-value="Principi di autenticazione stateless. Standard comuni come JWT (JSON Web Tokens). Concetto di &quot;bearer token&quot;. (Collegamento con UDA 1 - Crittografia). (Co3, Co4)" calcext:value-type="string">
            <text:p>Principi di autenticazione stateless. Standard comuni come JWT (JSON Web Tokens). Concetto di "bearer token". (Collegamento con UDA 1 - Crittografia). (Co3, Co4)</text:p>
          </table:table-cell>
          <table:table-cell table:style-name="ce8" office:value-type="string" calcext:value-type="string">
            <text:p>Co3, 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3" calcext:value-type="float">
            <text:p>13</text:p>
          </table:table-cell>
          <table:table-cell table:style-name="ce18" table:content-validation-name="val7" table:number-matrix-columns-spanned="1" table:number-matrix-rows-spanned="1" table:formula="of:=INDEX([$moduli.$A$2:.$M$22];MATCH([.D14];[$moduli.$G$2:.$G$22];0);2)" office:value-type="float" office:value="5" calcext:value-type="float">
            <text:p>5</text:p>
          </table:table-cell>
          <table:table-cell table:style-name="ce4" table:number-matrix-columns-spanned="1" table:number-matrix-rows-spanned="1" table:formula="of:=INDEX([$moduli.$A$2:.$M$22];MATCH([.D14];[$moduli.$G$2:.$G$22];0);4)" office:value-type="string" office:string-value="TeP - Architettura e Sviluppo di un Servizio Web" calcext:value-type="string">
            <text:p>TeP - Architettura e Sviluppo di un Servizio Web</text:p>
          </table:table-cell>
          <table:table-cell table:style-name="ce18" table:content-validation-name="val7" office:value-type="string" calcext:value-type="string">
            <text:p>Sviluppo</text:p>
          </table:table-cell>
          <table:table-cell table:style-name="ce18" office:value-type="float" office:value="13" calcext:value-type="float">
            <text:p>13</text:p>
          </table:table-cell>
          <table:table-cell table:style-name="ce4" office:value-type="string" calcext:value-type="string">
            <text:p>Strumenti di Sviluppo</text:p>
          </table:table-cell>
          <table:table-cell table:style-name="ce8" office:value-type="string" calcext:value-type="string">
            <text:p>Conoscenza degli strumenti di IA per lo sviluppo (es. "Jules" / GitHub Copilot) per generazione codice, debug, documentazione.</text:p>
          </table:table-cell>
          <table:table-cell table:style-name="ce8" table:formula="of:=CONCATENATE([.G14];&quot; (&quot;;[.I14];&quot;)&quot;)" office:value-type="string" office:string-value="Conoscenza degli strumenti di IA per lo sviluppo (es. &quot;Jules&quot; / GitHub Copilot) per generazione codice, debug, documentazione. (Co4)" calcext:value-type="string">
            <text:p>Conoscenza degli strumenti di IA per lo sviluppo (es. "Jules" / GitHub Copilot) per generazione codice, debug, documentazione. (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4" calcext:value-type="float">
            <text:p>14</text:p>
          </table:table-cell>
          <table:table-cell table:style-name="ce18" table:content-validation-name="val7" table:number-matrix-columns-spanned="1" table:number-matrix-rows-spanned="1" table:formula="of:=INDEX([$moduli.$A$2:.$M$22];MATCH([.D15];[$moduli.$G$2:.$G$22];0);2)" office:value-type="float" office:value="5" calcext:value-type="float">
            <text:p>5</text:p>
          </table:table-cell>
          <table:table-cell table:style-name="ce4" table:number-matrix-columns-spanned="1" table:number-matrix-rows-spanned="1" table:formula="of:=INDEX([$moduli.$A$2:.$M$22];MATCH([.D15];[$moduli.$G$2:.$G$22];0);4)" office:value-type="string" office:string-value="TeP - Architettura e Sviluppo di un Servizio Web" calcext:value-type="string">
            <text:p>TeP - Architettura e Sviluppo di un Servizio Web</text:p>
          </table:table-cell>
          <table:table-cell table:style-name="ce18" table:content-validation-name="val7" office:value-type="string" calcext:value-type="string">
            <text:p>Sviluppo</text:p>
          </table:table-cell>
          <table:table-cell table:style-name="ce18" office:value-type="float" office:value="14" calcext:value-type="float">
            <text:p>14</text:p>
          </table:table-cell>
          <table:table-cell table:style-name="ce4" office:value-type="string" calcext:value-type="string">
            <text:p>Workflow</text:p>
          </table:table-cell>
          <table:table-cell table:style-name="ce8" office:value-type="string" calcext:value-type="string">
            <text:p>Flussi di lavoro (es. Git Flow). Sistemi di versioning (GitHub).</text:p>
          </table:table-cell>
          <table:table-cell table:style-name="ce8" table:formula="of:=CONCATENATE([.G15];&quot; (&quot;;[.I15];&quot;)&quot;)" office:value-type="string" office:string-value="Flussi di lavoro (es. Git Flow). Sistemi di versioning (GitHub). (Co4)" calcext:value-type="string">
            <text:p>Flussi di lavoro (es. Git Flow). Sistemi di versioning (GitHub). (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5" calcext:value-type="float">
            <text:p>15</text:p>
          </table:table-cell>
          <table:table-cell table:style-name="ce18" table:content-validation-name="val7" table:number-matrix-columns-spanned="1" table:number-matrix-rows-spanned="1" table:formula="of:=INDEX([$moduli.$A$2:.$M$22];MATCH([.D16];[$moduli.$G$2:.$G$22];0);2)" office:value-type="float" office:value="5" calcext:value-type="float">
            <text:p>5</text:p>
          </table:table-cell>
          <table:table-cell table:style-name="ce4" table:number-matrix-columns-spanned="1" table:number-matrix-rows-spanned="1" table:formula="of:=INDEX([$moduli.$A$2:.$M$22];MATCH([.D16];[$moduli.$G$2:.$G$22];0);4)" office:value-type="string" office:string-value="TeP - Architettura e Sviluppo di un Servizio Web" calcext:value-type="string">
            <text:p>TeP - Architettura e Sviluppo di un Servizio Web</text:p>
          </table:table-cell>
          <table:table-cell table:style-name="ce18" table:content-validation-name="val7" office:value-type="string" calcext:value-type="string">
            <text:p>Sviluppo</text:p>
          </table:table-cell>
          <table:table-cell table:style-name="ce18" office:value-type="float" office:value="15" calcext:value-type="float">
            <text:p>15</text:p>
          </table:table-cell>
          <table:table-cell table:style-name="ce4" office:value-type="string" calcext:value-type="string">
            <text:p>Standard Web e Design (HTML5)</text:p>
          </table:table-cell>
          <table:table-cell table:style-name="ce8" office:value-type="string" calcext:value-type="string">
            <text:p>Struttura semantica di HTML5. Principi di responsive design (Flexbox, Grid). Utilizzo di librerie UI (es. Bootstrap).</text:p>
          </table:table-cell>
          <table:table-cell table:style-name="ce8" table:formula="of:=CONCATENATE([.G16];&quot; (&quot;;[.I16];&quot;)&quot;)" office:value-type="string" office:string-value="Struttura semantica di HTML5. Principi di responsive design (Flexbox, Grid). Utilizzo di librerie UI (es. Bootstrap). (Co4)" calcext:value-type="string">
            <text:p>Struttura semantica di HTML5. Principi di responsive design (Flexbox, Grid). Utilizzo di librerie UI (es. Bootstrap). (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6" calcext:value-type="float">
            <text:p>16</text:p>
          </table:table-cell>
          <table:table-cell table:style-name="ce18" table:content-validation-name="val7" table:number-matrix-columns-spanned="1" table:number-matrix-rows-spanned="1" table:formula="of:=INDEX([$moduli.$A$2:.$M$22];MATCH([.D17];[$moduli.$G$2:.$G$22];0);2)" office:value-type="float" office:value="5" calcext:value-type="float">
            <text:p>5</text:p>
          </table:table-cell>
          <table:table-cell table:style-name="ce4" table:number-matrix-columns-spanned="1" table:number-matrix-rows-spanned="1" table:formula="of:=INDEX([$moduli.$A$2:.$M$22];MATCH([.D17];[$moduli.$G$2:.$G$22];0);4)" office:value-type="string" office:string-value="TeP - Architettura e Sviluppo di un Servizio Web" calcext:value-type="string">
            <text:p>TeP - Architettura e Sviluppo di un Servizio Web</text:p>
          </table:table-cell>
          <table:table-cell table:style-name="ce18" table:content-validation-name="val7" office:value-type="string" calcext:value-type="string">
            <text:p>Sviluppo</text:p>
          </table:table-cell>
          <table:table-cell table:style-name="ce18" office:value-type="float" office:value="16" calcext:value-type="float">
            <text:p>16</text:p>
          </table:table-cell>
          <table:table-cell table:style-name="ce4" office:value-type="string" calcext:value-type="string">
            <text:p>Logica Client (ECMAScript)</text:p>
          </table:table-cell>
          <table:table-cell table:style-name="ce8" office:value-type="string" calcext:value-type="string">
            <text:p>Sintassi moderna di JavaScript (ECMAScript ES6+): let/const, arrow function, classi, moduli. Programmazione Asincrona: Promise, async/await.</text:p>
          </table:table-cell>
          <table:table-cell table:style-name="ce8" table:formula="of:=CONCATENATE([.G17];&quot; (&quot;;[.I17];&quot;)&quot;)" office:value-type="string" office:string-value="Sintassi moderna di JavaScript (ECMAScript ES6+): let/const, arrow function, classi, moduli. Programmazione Asincrona: Promise, async/await. (Co4)" calcext:value-type="string">
            <text:p>Sintassi moderna di JavaScript (ECMAScript ES6+): let/const, arrow function, classi, moduli. Programmazione Asincrona: Promise, async/await. (Co4)</text:p>
          </table:table-cell>
          <table:table-cell table:style-name="ce8" office:value-type="string" calcext:value-type="string">
            <text:p>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7" calcext:value-type="float">
            <text:p>17</text:p>
          </table:table-cell>
          <table:table-cell table:style-name="ce18" table:content-validation-name="val7" table:number-matrix-columns-spanned="1" table:number-matrix-rows-spanned="1" table:formula="of:=INDEX([$moduli.$A$2:.$M$22];MATCH([.D18];[$moduli.$G$2:.$G$22];0);2)" office:value-type="float" office:value="5" calcext:value-type="float">
            <text:p>5</text:p>
          </table:table-cell>
          <table:table-cell table:style-name="ce4" table:number-matrix-columns-spanned="1" table:number-matrix-rows-spanned="1" table:formula="of:=INDEX([$moduli.$A$2:.$M$22];MATCH([.D18];[$moduli.$G$2:.$G$22];0);4)" office:value-type="string" office:string-value="TeP - Architettura e Sviluppo di un Servizio Web" calcext:value-type="string">
            <text:p>TeP - Architettura e Sviluppo di un Servizio Web</text:p>
          </table:table-cell>
          <table:table-cell table:style-name="ce18" table:content-validation-name="val7" office:value-type="string" calcext:value-type="string">
            <text:p>API e Strutture dati</text:p>
          </table:table-cell>
          <table:table-cell table:style-name="ce18" office:value-type="float" office:value="17" calcext:value-type="float">
            <text:p>17</text:p>
          </table:table-cell>
          <table:table-cell table:style-name="ce4" office:value-type="string" calcext:value-type="string">
            <text:p>Consumo API e Scambio Dati</text:p>
          </table:table-cell>
          <table:table-cell table:style-name="ce8" office:value-type="string" calcext:value-type="string">
            <text:p>Protocollo HTTP (lato client). Metodi per effettuare richieste di rete (es. Fetch API). Gestione delle risposte JSON e degli errori. Autenticazione (invio del token).</text:p>
          </table:table-cell>
          <table:table-cell table:style-name="ce8" table:formula="of:=CONCATENATE([.G18];&quot; (&quot;;[.I18];&quot;)&quot;)" office:value-type="string" office:string-value="Protocollo HTTP (lato client). Metodi per effettuare richieste di rete (es. Fetch API). Gestione delle risposte JSON e degli errori. Autenticazione (invio del token). (Co1, Co2, Co4)" calcext:value-type="string">
            <text:p>Protocollo HTTP (lato client). Metodi per effettuare richieste di rete (es. Fetch API). Gestione delle risposte JSON e degli errori. Autenticazione (invio del token). (Co1, Co2, Co4)</text:p>
          </table:table-cell>
          <table:table-cell table:style-name="ce8" office:value-type="string" calcext:value-type="string">
            <text:p>Co1, Co2, Co4</text:p>
          </table:table-cell>
          <table:table-cell table:style-name="ce4" table:number-columns-repeated="13"/>
          <table:table-cell table:number-columns-repeated="1002"/>
        </table:table-row>
        <table:table-row table:style-name="ro1" table:visibility="collapse">
          <table:table-cell table:style-name="ce18" table:content-validation-name="val6" office:value-type="float" office:value="18" calcext:value-type="float">
            <text:p>18</text:p>
          </table:table-cell>
          <table:table-cell table:style-name="ce18" table:content-validation-name="val7" table:number-matrix-columns-spanned="1" table:number-matrix-rows-spanned="1" table:formula="of:=INDEX([$moduli.$A$2:.$M$22];MATCH([.D19];[$moduli.$G$2:.$G$22];0);2)" office:value-type="float" office:value="5" calcext:value-type="float">
            <text:p>5</text:p>
          </table:table-cell>
          <table:table-cell table:style-name="ce4" table:number-matrix-columns-spanned="1" table:number-matrix-rows-spanned="1" table:formula="of:=INDEX([$moduli.$A$2:.$M$22];MATCH([.D19];[$moduli.$G$2:.$G$22];0);4)" office:value-type="string" office:string-value="TeP - Architettura e Sviluppo di un Servizio Web" calcext:value-type="string">
            <text:p>TeP - Architettura e Sviluppo di un Servizio Web</text:p>
          </table:table-cell>
          <table:table-cell table:style-name="ce18" table:content-validation-name="val7" office:value-type="string" calcext:value-type="string">
            <text:p>API e Strutture dati</text:p>
          </table:table-cell>
          <table:table-cell table:style-name="ce18" office:value-type="float" office:value="18" calcext:value-type="float">
            <text:p>18</text:p>
          </table:table-cell>
          <table:table-cell table:style-name="ce4" office:value-type="string" calcext:value-type="string">
            <text:p>Strutture Dati e Scambio (JSON)</text:p>
          </table:table-cell>
          <table:table-cell table:style-name="ce8" office:value-type="string" calcext:value-type="string">
            <text:p>Formati interscambio dati (Strutture Dati): sintassi e uso di JSON per lo scambio dati tra applicazioni. Serializzazione e deserializzazione.</text:p>
          </table:table-cell>
          <table:table-cell table:style-name="ce8" table:formula="of:=CONCATENATE([.G19];&quot; (&quot;;[.I19];&quot;)&quot;)" office:value-type="string" office:string-value="Formati interscambio dati (Strutture Dati): sintassi e uso di JSON per lo scambio dati tra applicazioni. Serializzazione e deserializzazione. (Co2, Co4)" calcext:value-type="string">
            <text:p>Formati interscambio dati (Strutture Dati): sintassi e uso di JSON per lo scambio dati tra applicazioni. Serializzazione e deserializzazione. (Co2, Co4)</text:p>
          </table:table-cell>
          <table:table-cell table:style-name="ce8" office:value-type="string" calcext:value-type="string">
            <text:p>Co2, Co4</text:p>
          </table:table-cell>
          <table:table-cell table:style-name="ce4" table:number-columns-repeated="13"/>
          <table:table-cell table:number-columns-repeated="1002"/>
        </table:table-row>
        <table:table-row table:style-name="ro1">
          <table:table-cell table:style-name="ce18" table:content-validation-name="val6" office:value-type="float" office:value="19" calcext:value-type="float">
            <text:p>19</text:p>
          </table:table-cell>
          <table:table-cell table:style-name="ce18" table:content-validation-name="val7" table:number-matrix-columns-spanned="1" table:number-matrix-rows-spanned="1" table:formula="of:=INDEX([$moduli.$A$2:.$M$22];MATCH([.D20];[$moduli.$G$2:.$G$22];0);3)" office:value-type="string" office:string-value="Sistemi" calcext:value-type="string">
            <text:p>Sistemi</text:p>
          </table:table-cell>
          <table:table-cell table:style-name="ce4" table:number-matrix-columns-spanned="1" table:number-matrix-rows-spanned="1" table:formula="of:=INDEX([$moduli.$A$2:.$M$22];MATCH([.D20];[$moduli.$G$2:.$G$22];0);4)" office:value-type="string" office:string-value="Sistemi - Protocolli e Servizi di Rete di livello 6" calcext:value-type="string">
            <text:p>Sistemi - Protocolli e Servizi di Rete di livello 6</text:p>
          </table:table-cell>
          <table:table-cell table:style-name="ce18" table:content-validation-name="val7" office:value-type="string" calcext:value-type="string">
            <text:p>Analisi Protocolli di Trasporto (UDP/TCP)</text:p>
          </table:table-cell>
          <table:table-cell table:style-name="ce18" office:value-type="float" office:value="1" calcext:value-type="float">
            <text:p>1</text:p>
          </table:table-cell>
          <table:table-cell table:style-name="ce23" office:value-type="string" calcext:value-type="string">
            <text:p>Il livello Trasporto: multiplexing, demultiplexing e porte.</text:p>
          </table:table-cell>
          <table:table-cell table:style-name="ce25" office:value-type="string" calcext:value-type="string">
            <text:p>Protocolli per la comunicazione in rete e analisi degli strati. (Concetti di multiplexing e demultiplexing; uso delle porte per identificare i servizi).</text:p>
          </table:table-cell>
          <table:table-cell table:style-name="ce8" table:formula="of:=CONCATENATE([.G20];&quot; (&quot;;[.I20];&quot;)&quot;)" office:value-type="string" office:string-value="Protocolli per la comunicazione in rete e analisi degli strati. (Concetti di multiplexing e demultiplexing; uso delle porte per identificare i servizi). ()" calcext:value-type="string">
            <text:p>Protocolli per la comunicazione in rete e analisi degli strati. (Concetti di multiplexing e demultiplexing; uso delle porte per identificare i servizi).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20" calcext:value-type="float">
            <text:p>20</text:p>
          </table:table-cell>
          <table:table-cell table:style-name="ce18" table:content-validation-name="val7" table:number-matrix-columns-spanned="1" table:number-matrix-rows-spanned="1" table:formula="of:=INDEX([$moduli.$A$2:.$M$22];MATCH([.D21];[$moduli.$G$2:.$G$22];0);3)" office:value-type="string" office:string-value="Sistemi" calcext:value-type="string">
            <text:p>Sistemi</text:p>
          </table:table-cell>
          <table:table-cell table:style-name="ce4" table:number-matrix-columns-spanned="1" table:number-matrix-rows-spanned="1" table:formula="of:=INDEX([$moduli.$A$2:.$M$22];MATCH([.D21];[$moduli.$G$2:.$G$22];0);4)" office:value-type="string" office:string-value="Sistemi - Protocolli e Servizi di Rete di livello 6" calcext:value-type="string">
            <text:p>Sistemi - Protocolli e Servizi di Rete di livello 6</text:p>
          </table:table-cell>
          <table:table-cell table:style-name="ce18" table:content-validation-name="val7" office:value-type="string" calcext:value-type="string">
            <text:p>Analisi Protocolli di Trasporto (UDP/TCP)</text:p>
          </table:table-cell>
          <table:table-cell table:style-name="ce18" office:value-type="float" office:value="2" calcext:value-type="float">
            <text:p>2</text:p>
          </table:table-cell>
          <table:table-cell table:style-name="ce23" office:value-type="string" calcext:value-type="string">
            <text:p>Il protocollo UDP: struttura del segmento, utilizzo e controllo degli errori (checksum).</text:p>
          </table:table-cell>
          <table:table-cell table:style-name="ce25" office:value-type="string" calcext:value-type="string">
            <text:p>Identificare ed interpretare le componenti dei segmenti UDP e TCP. (Struttura del datagram UDP, campi sorgente/destinazione, lunghezza, checksum).</text:p>
          </table:table-cell>
          <table:table-cell table:style-name="ce8" table:formula="of:=CONCATENATE([.G21];&quot; (&quot;;[.I21];&quot;)&quot;)" office:value-type="string" office:string-value="Identificare ed interpretare le componenti dei segmenti UDP e TCP. (Struttura del datagram UDP, campi sorgente/destinazione, lunghezza, checksum). ()" calcext:value-type="string">
            <text:p>Identificare ed interpretare le componenti dei segmenti UDP e TCP. (Struttura del datagram UDP, campi sorgente/destinazione, lunghezza, checksum).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21" calcext:value-type="float">
            <text:p>21</text:p>
          </table:table-cell>
          <table:table-cell table:style-name="ce18" table:content-validation-name="val7" table:number-matrix-columns-spanned="1" table:number-matrix-rows-spanned="1" table:formula="of:=INDEX([$moduli.$A$2:.$M$22];MATCH([.D22];[$moduli.$G$2:.$G$22];0);3)" office:value-type="string" office:string-value="Sistemi" calcext:value-type="string">
            <text:p>Sistemi</text:p>
          </table:table-cell>
          <table:table-cell table:style-name="ce4" table:number-matrix-columns-spanned="1" table:number-matrix-rows-spanned="1" table:formula="of:=INDEX([$moduli.$A$2:.$M$22];MATCH([.D22];[$moduli.$G$2:.$G$22];0);4)" office:value-type="string" office:string-value="Sistemi - Protocolli e Servizi di Rete di livello 6" calcext:value-type="string">
            <text:p>Sistemi - Protocolli e Servizi di Rete di livello 6</text:p>
          </table:table-cell>
          <table:table-cell table:style-name="ce18" table:content-validation-name="val7" office:value-type="string" calcext:value-type="string">
            <text:p>Analisi Protocolli di Trasporto (UDP/TCP)</text:p>
          </table:table-cell>
          <table:table-cell table:style-name="ce18" office:value-type="float" office:value="3" calcext:value-type="float">
            <text:p>3</text:p>
          </table:table-cell>
          <table:table-cell table:style-name="ce23" office:value-type="string" calcext:value-type="string">
            <text:p><text:s/>Il protocollo TCP: struttura del segmento, three-way handshake e chiusura della connessione.</text:p>
          </table:table-cell>
          <table:table-cell table:style-name="ce25" office:value-type="string" calcext:value-type="string">
            <text:p>Identificare ed interpretare le componenti dei segmenti UDP e TCP. (Struttura segmento TCP, numeri di sequenza/riscontro, flag, handshake).</text:p>
          </table:table-cell>
          <table:table-cell table:style-name="ce8" table:formula="of:=CONCATENATE([.G22];&quot; (&quot;;[.I22];&quot;)&quot;)" office:value-type="string" office:string-value="Identificare ed interpretare le componenti dei segmenti UDP e TCP. (Struttura segmento TCP, numeri di sequenza/riscontro, flag, handshake). ()" calcext:value-type="string">
            <text:p>Identificare ed interpretare le componenti dei segmenti UDP e TCP. (Struttura segmento TCP, numeri di sequenza/riscontro, flag, handshak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22" calcext:value-type="float">
            <text:p>22</text:p>
          </table:table-cell>
          <table:table-cell table:style-name="ce18" table:content-validation-name="val7" table:number-matrix-columns-spanned="1" table:number-matrix-rows-spanned="1" table:formula="of:=INDEX([$moduli.$A$2:.$M$22];MATCH([.D23];[$moduli.$G$2:.$G$22];0);3)" office:value-type="string" office:string-value="Sistemi" calcext:value-type="string">
            <text:p>Sistemi</text:p>
          </table:table-cell>
          <table:table-cell table:style-name="ce4" table:number-matrix-columns-spanned="1" table:number-matrix-rows-spanned="1" table:formula="of:=INDEX([$moduli.$A$2:.$M$22];MATCH([.D23];[$moduli.$G$2:.$G$22];0);4)" office:value-type="string" office:string-value="Sistemi - Protocolli e Servizi di Rete di livello 6" calcext:value-type="string">
            <text:p>Sistemi - Protocolli e Servizi di Rete di livello 6</text:p>
          </table:table-cell>
          <table:table-cell table:style-name="ce18" table:content-validation-name="val7" office:value-type="string" calcext:value-type="string">
            <text:p>Analisi Protocolli di Trasporto (UDP/TCP)</text:p>
          </table:table-cell>
          <table:table-cell table:style-name="ce18" office:value-type="float" office:value="4" calcext:value-type="float">
            <text:p>4</text:p>
          </table:table-cell>
          <table:table-cell table:style-name="ce23" office:value-type="string" calcext:value-type="string">
            <text:p>TCP: Controllo di flusso (sliding window) e controllo di congestione.</text:p>
          </table:table-cell>
          <table:table-cell table:style-name="ce25" office:value-type="string" calcext:value-type="string">
            <text:p>Identificare ed interpretare le componenti dei segmenti UDP e TCP. (Approfondimento su campo 'window size' e meccanismi di controllo TCP).</text:p>
          </table:table-cell>
          <table:table-cell table:style-name="ce8" table:formula="of:=CONCATENATE([.G23];&quot; (&quot;;[.I23];&quot;)&quot;)" office:value-type="string" office:string-value="Identificare ed interpretare le componenti dei segmenti UDP e TCP. (Approfondimento su campo 'window size' e meccanismi di controllo TCP). ()" calcext:value-type="string">
            <text:p>Identificare ed interpretare le componenti dei segmenti UDP e TCP. (Approfondimento su campo 'window size' e meccanismi di controllo TCP).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23" calcext:value-type="float">
            <text:p>23</text:p>
          </table:table-cell>
          <table:table-cell table:style-name="ce18" table:content-validation-name="val7" table:number-matrix-columns-spanned="1" table:number-matrix-rows-spanned="1" table:formula="of:=INDEX([$moduli.$A$2:.$M$22];MATCH([.D24];[$moduli.$G$2:.$G$22];0);3)" office:value-type="string" office:string-value="Sistemi" calcext:value-type="string">
            <text:p>Sistemi</text:p>
          </table:table-cell>
          <table:table-cell table:style-name="ce4" table:number-matrix-columns-spanned="1" table:number-matrix-rows-spanned="1" table:formula="of:=INDEX([$moduli.$A$2:.$M$22];MATCH([.D24];[$moduli.$G$2:.$G$22];0);4)" office:value-type="string" office:string-value="Sistemi - Protocolli e Servizi di Rete di livello 6" calcext:value-type="string">
            <text:p>Sistemi - Protocolli e Servizi di Rete di livello 6</text:p>
          </table:table-cell>
          <table:table-cell table:style-name="ce18" table:content-validation-name="val7" office:value-type="string" calcext:value-type="string">
            <text:p>Analisi Protocolli di Trasporto (UDP/TCP)</text:p>
          </table:table-cell>
          <table:table-cell table:style-name="ce18" office:value-type="float" office:value="5" calcext:value-type="float">
            <text:p>5</text:p>
          </table:table-cell>
          <table:table-cell table:style-name="ce23" office:value-type="string" calcext:value-type="string">
            <text:p>Scelta tra TCP e UDP in base alle esigenze della trasmissione.</text:p>
          </table:table-cell>
          <table:table-cell table:style-name="ce25" office:value-type="string" calcext:value-type="string">
            <text:p>Scegliere i servizi a livello di trasporto adeguandole alle esigenze della trasmissione.</text:p>
          </table:table-cell>
          <table:table-cell table:style-name="ce8" table:formula="of:=CONCATENATE([.G24];&quot; (&quot;;[.I24];&quot;)&quot;)" office:value-type="string" office:string-value="Scegliere i servizi a livello di trasporto adeguandole alle esigenze della trasmissione. ()" calcext:value-type="string">
            <text:p>Scegliere i servizi a livello di trasporto adeguandole alle esigenze della trasmission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24" calcext:value-type="float">
            <text:p>24</text:p>
          </table:table-cell>
          <table:table-cell table:style-name="ce18" table:content-validation-name="val7" table:number-matrix-columns-spanned="1" table:number-matrix-rows-spanned="1" table:formula="of:=INDEX([$moduli.$A$2:.$M$22];MATCH([.D25];[$moduli.$G$2:.$G$22];0);3)" office:value-type="string" office:string-value="Sistemi" calcext:value-type="string">
            <text:p>Sistemi</text:p>
          </table:table-cell>
          <table:table-cell table:style-name="ce4" table:number-matrix-columns-spanned="1" table:number-matrix-rows-spanned="1" table:formula="of:=INDEX([$moduli.$A$2:.$M$22];MATCH([.D25];[$moduli.$G$2:.$G$22];0);4)" office:value-type="string" office:string-value="Sistemi - Protocolli e Servizi di Rete di livello 6" calcext:value-type="string">
            <text:p>Sistemi - Protocolli e Servizi di Rete di livello 6</text:p>
          </table:table-cell>
          <table:table-cell table:style-name="ce18" table:content-validation-name="val7" office:value-type="string" calcext:value-type="string">
            <text:p>Gestione Indirizzamento e NAT/PAT</text:p>
          </table:table-cell>
          <table:table-cell table:style-name="ce18" office:value-type="float" office:value="6" calcext:value-type="float">
            <text:p>6</text:p>
          </table:table-cell>
          <table:table-cell table:style-name="ce23" office:value-type="string" calcext:value-type="string">
            <text:p>Indirizzamento privato (RFC 1918) e necessità del NAT.</text:p>
          </table:table-cell>
          <table:table-cell table:style-name="ce25" office:value-type="string" calcext:value-type="string">
            <text:p>Tecniche di gestione dell’indirizzamento di rete. (Distinzione tra indirizzi IP pubblici e privati (RFC 1918); consapevolezza del problema dell'esaurimento degli indirizzi IPv4 e della necessità di preservarli).</text:p>
          </table:table-cell>
          <table:table-cell table:style-name="ce8" table:formula="of:=CONCATENATE([.G25];&quot; (&quot;;[.I25];&quot;)&quot;)" office:value-type="string" office:string-value="Tecniche di gestione dell’indirizzamento di rete. (Distinzione tra indirizzi IP pubblici e privati (RFC 1918); consapevolezza del problema dell'esaurimento degli indirizzi IPv4 e della necessità di preservarli). ()" calcext:value-type="string">
            <text:p>Tecniche di gestione dell’indirizzamento di rete. (Distinzione tra indirizzi IP pubblici e privati (RFC 1918); consapevolezza del problema dell'esaurimento degli indirizzi IPv4 e della necessità di preservarli).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25" calcext:value-type="float">
            <text:p>25</text:p>
          </table:table-cell>
          <table:table-cell table:style-name="ce18" table:content-validation-name="val7" table:number-matrix-columns-spanned="1" table:number-matrix-rows-spanned="1" table:formula="of:=INDEX([$moduli.$A$2:.$M$22];MATCH([.D26];[$moduli.$G$2:.$G$22];0);3)" office:value-type="string" office:string-value="Sistemi" calcext:value-type="string">
            <text:p>Sistemi</text:p>
          </table:table-cell>
          <table:table-cell table:style-name="ce4" table:number-matrix-columns-spanned="1" table:number-matrix-rows-spanned="1" table:formula="of:=INDEX([$moduli.$A$2:.$M$22];MATCH([.D26];[$moduli.$G$2:.$G$22];0);4)" office:value-type="string" office:string-value="Sistemi - Protocolli e Servizi di Rete di livello 6" calcext:value-type="string">
            <text:p>Sistemi - Protocolli e Servizi di Rete di livello 6</text:p>
          </table:table-cell>
          <table:table-cell table:style-name="ce18" table:content-validation-name="val7" office:value-type="string" calcext:value-type="string">
            <text:p>Gestione Indirizzamento e NAT/PAT</text:p>
          </table:table-cell>
          <table:table-cell table:style-name="ce18" office:value-type="float" office:value="7" calcext:value-type="float">
            <text:p>7</text:p>
          </table:table-cell>
          <table:table-cell table:style-name="ce23" office:value-type="string" calcext:value-type="string">
            <text:p>Funzionamento del NAT (Statico, Dinamico) e del PAT (Port Address Translation).</text:p>
          </table:table-cell>
          <table:table-cell table:style-name="ce25" office:value-type="string" calcext:value-type="string">
            <text:p>Dispositivi di instradamento e relativi protocolli. (Funzionamento del NAT come servizio di traduzione su router/firewall; differenza tra NAT Statico, NAT Dinamico e PAT (NAPT); gestione della tabella di traduzione).</text:p>
          </table:table-cell>
          <table:table-cell table:style-name="ce8" table:formula="of:=CONCATENATE([.G26];&quot; (&quot;;[.I26];&quot;)&quot;)" office:value-type="string" office:string-value="Dispositivi di instradamento e relativi protocolli. (Funzionamento del NAT come servizio di traduzione su router/firewall; differenza tra NAT Statico, NAT Dinamico e PAT (NAPT); gestione della tabella di traduzione). ()" calcext:value-type="string">
            <text:p>Dispositivi di instradamento e relativi protocolli. (Funzionamento del NAT come servizio di traduzione su router/firewall; differenza tra NAT Statico, NAT Dinamico e PAT (NAPT); gestione della tabella di traduzion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27" calcext:value-type="float">
            <text:p>27</text:p>
          </table:table-cell>
          <table:table-cell table:style-name="ce18" table:content-validation-name="val7" table:number-matrix-columns-spanned="1" table:number-matrix-rows-spanned="1" table:formula="of:=INDEX([$moduli.$A$2:.$M$22];MATCH([.D27];[$moduli.$G$2:.$G$22];0);3)" office:value-type="string" office:string-value="Sistemi" calcext:value-type="string">
            <text:p>Sistemi</text:p>
          </table:table-cell>
          <table:table-cell table:style-name="ce4" table:number-matrix-columns-spanned="1" table:number-matrix-rows-spanned="1" table:formula="of:=INDEX([$moduli.$A$2:.$M$22];MATCH([.D27];[$moduli.$G$2:.$G$22];0);4)" office:value-type="string" office:string-value="Sistemi - Efficienza e sicurezza nelle reti locali" calcext:value-type="string">
            <text:p>Sistemi - Efficienza e sicurezza nelle reti locali</text:p>
          </table:table-cell>
          <table:table-cell table:style-name="ce18" table:content-validation-name="val7" office:value-type="string" calcext:value-type="string">
            <text:p>Filtraggio di rete</text:p>
          </table:table-cell>
          <table:table-cell table:style-name="ce18" office:value-type="float" office:value="9" calcext:value-type="float">
            <text:p>9</text:p>
          </table:table-cell>
          <table:table-cell table:style-name="ce24" office:value-type="string" calcext:value-type="string">
            <text:p>I firewall e le ACL</text:p>
          </table:table-cell>
          <table:table-cell table:style-name="ce26" office:value-type="string" calcext:value-type="string">
            <text:p>Protocolli e linguaggi di comunicazione a livello applicativo.</text:p>
            <text:p/>
            <text:p>Funzionalità e caratteristiche dei principali servizi di rete.</text:p>
          </table:table-cell>
          <table:table-cell table:style-name="ce8" table:formula="of:=CONCATENATE([.G27];&quot; (&quot;;[.I27];&quot;)&quot;)" office:value-type="string" office:string-value="Protocolli e linguaggi di comunicazione a livello applicativo.&#10;&#10;Funzionalità e caratteristiche dei principali servizi di rete. ()" calcext:value-type="string">
            <text:p>Protocolli e linguaggi di comunicazione a livello applicativo.</text:p>
            <text:p/>
            <text:p>Funzionalità e caratteristiche dei principali servizi di ret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28" calcext:value-type="float">
            <text:p>28</text:p>
          </table:table-cell>
          <table:table-cell table:style-name="ce18" table:content-validation-name="val7" table:number-matrix-columns-spanned="1" table:number-matrix-rows-spanned="1" table:formula="of:=INDEX([$moduli.$A$2:.$M$22];MATCH([.D28];[$moduli.$G$2:.$G$22];0);3)" office:value-type="string" office:string-value="Sistemi" calcext:value-type="string">
            <text:p>Sistemi</text:p>
          </table:table-cell>
          <table:table-cell table:style-name="ce4" table:number-matrix-columns-spanned="1" table:number-matrix-rows-spanned="1" table:formula="of:=INDEX([$moduli.$A$2:.$M$22];MATCH([.D28];[$moduli.$G$2:.$G$22];0);4)" office:value-type="string" office:string-value="Sistemi - Efficienza e sicurezza nelle reti locali" calcext:value-type="string">
            <text:p>Sistemi - Efficienza e sicurezza nelle reti locali</text:p>
          </table:table-cell>
          <table:table-cell table:style-name="ce18" table:content-validation-name="val7" office:value-type="string" calcext:value-type="string">
            <text:p>Filtraggio di rete</text:p>
          </table:table-cell>
          <table:table-cell table:style-name="ce18" office:value-type="float" office:value="10" calcext:value-type="float">
            <text:p>10</text:p>
          </table:table-cell>
          <table:table-cell table:style-name="ce24" office:value-type="string" calcext:value-type="string">
            <text:p>Il Proxy Server</text:p>
          </table:table-cell>
          <table:table-cell table:style-name="ce26" office:value-type="string" calcext:value-type="string">
            <text:p>Protocolli e linguaggi di comunicazione a livello applicativo.</text:p>
            <text:p/>
            <text:p>Funzionalità e caratteristiche dei principali servizi di rete.</text:p>
          </table:table-cell>
          <table:table-cell table:style-name="ce8" table:formula="of:=CONCATENATE([.G28];&quot; (&quot;;[.I28];&quot;)&quot;)" office:value-type="string" office:string-value="Protocolli e linguaggi di comunicazione a livello applicativo.&#10;&#10;Funzionalità e caratteristiche dei principali servizi di rete. ()" calcext:value-type="string">
            <text:p>Protocolli e linguaggi di comunicazione a livello applicativo.</text:p>
            <text:p/>
            <text:p>Funzionalità e caratteristiche dei principali servizi di ret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29" calcext:value-type="float">
            <text:p>29</text:p>
          </table:table-cell>
          <table:table-cell table:style-name="ce18" table:content-validation-name="val7" table:number-matrix-columns-spanned="1" table:number-matrix-rows-spanned="1" table:formula="of:=INDEX([$moduli.$A$2:.$M$22];MATCH([.D29];[$moduli.$G$2:.$G$22];0);3)" office:value-type="string" office:string-value="Sistemi" calcext:value-type="string">
            <text:p>Sistemi</text:p>
          </table:table-cell>
          <table:table-cell table:style-name="ce4" table:number-matrix-columns-spanned="1" table:number-matrix-rows-spanned="1" table:formula="of:=INDEX([$moduli.$A$2:.$M$22];MATCH([.D29];[$moduli.$G$2:.$G$22];0);4)" office:value-type="string" office:string-value="Sistemi - Efficienza e sicurezza nelle reti locali" calcext:value-type="string">
            <text:p>Sistemi - Efficienza e sicurezza nelle reti locali</text:p>
          </table:table-cell>
          <table:table-cell table:style-name="ce18" table:content-validation-name="val7" office:value-type="string" calcext:value-type="string">
            <text:p>Filtraggio di rete</text:p>
          </table:table-cell>
          <table:table-cell table:style-name="ce18" office:value-type="float" office:value="11" calcext:value-type="float">
            <text:p>11</text:p>
          </table:table-cell>
          <table:table-cell table:style-name="ce24" office:value-type="string" calcext:value-type="string">
            <text:p>La DMZ</text:p>
          </table:table-cell>
          <table:table-cell table:style-name="ce26" office:value-type="string" calcext:value-type="string">
            <text:p>Protocolli e linguaggi di comunicazione a livello applicativo.</text:p>
            <text:p/>
            <text:p>Funzionalità e caratteristiche dei principali servizi di rete.</text:p>
          </table:table-cell>
          <table:table-cell table:style-name="ce8" table:formula="of:=CONCATENATE([.G29];&quot; (&quot;;[.I29];&quot;)&quot;)" office:value-type="string" office:string-value="Protocolli e linguaggi di comunicazione a livello applicativo.&#10;&#10;Funzionalità e caratteristiche dei principali servizi di rete. ()" calcext:value-type="string">
            <text:p>Protocolli e linguaggi di comunicazione a livello applicativo.</text:p>
            <text:p/>
            <text:p>Funzionalità e caratteristiche dei principali servizi di ret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0" calcext:value-type="float">
            <text:p>30</text:p>
          </table:table-cell>
          <table:table-cell table:style-name="ce18" table:content-validation-name="val7" table:number-matrix-columns-spanned="1" table:number-matrix-rows-spanned="1" table:formula="of:=INDEX([$moduli.$A$2:.$M$22];MATCH([.D30];[$moduli.$G$2:.$G$22];0);3)" office:value-type="string" office:string-value="Sistemi" calcext:value-type="string">
            <text:p>Sistemi</text:p>
          </table:table-cell>
          <table:table-cell table:style-name="ce4" table:number-matrix-columns-spanned="1" table:number-matrix-rows-spanned="1" table:formula="of:=INDEX([$moduli.$A$2:.$M$22];MATCH([.D30];[$moduli.$G$2:.$G$22];0);4)" office:value-type="string" office:string-value="Sistemi - Efficienza e sicurezza nelle reti locali" calcext:value-type="string">
            <text:p>Sistemi - Efficienza e sicurezza nelle reti locali</text:p>
          </table:table-cell>
          <table:table-cell table:style-name="ce18" table:content-validation-name="val7" office:value-type="string" calcext:value-type="string">
            <text:p>Le VLAN</text:p>
          </table:table-cell>
          <table:table-cell table:style-name="ce18" office:value-type="float" office:value="12" calcext:value-type="float">
            <text:p>12</text:p>
          </table:table-cell>
          <table:table-cell table:style-name="ce24" office:value-type="string" calcext:value-type="string">
            <text:p>Introduzione alle reti virtuali private (VPN)</text:p>
          </table:table-cell>
          <table:table-cell table:style-name="ce26" office:value-type="string" calcext:value-type="string">
            <text:p>Protocolli e linguaggi di comunicazione a livello applicativo.</text:p>
            <text:p/>
            <text:p>Funzionalità e caratteristiche dei principali servizi di rete.</text:p>
          </table:table-cell>
          <table:table-cell table:style-name="ce8" table:formula="of:=CONCATENATE([.G30];&quot; (&quot;;[.I30];&quot;)&quot;)" office:value-type="string" office:string-value="Protocolli e linguaggi di comunicazione a livello applicativo.&#10;&#10;Funzionalità e caratteristiche dei principali servizi di rete. ()" calcext:value-type="string">
            <text:p>Protocolli e linguaggi di comunicazione a livello applicativo.</text:p>
            <text:p/>
            <text:p>Funzionalità e caratteristiche dei principali servizi di ret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1" calcext:value-type="float">
            <text:p>31</text:p>
          </table:table-cell>
          <table:table-cell table:style-name="ce18" table:content-validation-name="val7" table:number-matrix-columns-spanned="1" table:number-matrix-rows-spanned="1" table:formula="of:=INDEX([$moduli.$A$2:.$M$22];MATCH([.D31];[$moduli.$G$2:.$G$22];0);3)" office:value-type="string" office:string-value="Sistemi" calcext:value-type="string">
            <text:p>Sistemi</text:p>
          </table:table-cell>
          <table:table-cell table:style-name="ce4" table:number-matrix-columns-spanned="1" table:number-matrix-rows-spanned="1" table:formula="of:=INDEX([$moduli.$A$2:.$M$22];MATCH([.D31];[$moduli.$G$2:.$G$22];0);4)" office:value-type="string" office:string-value="Sistemi - Efficienza e sicurezza nelle reti locali" calcext:value-type="string">
            <text:p>Sistemi - Efficienza e sicurezza nelle reti locali</text:p>
          </table:table-cell>
          <table:table-cell table:style-name="ce18" table:content-validation-name="val7" office:value-type="string" calcext:value-type="string">
            <text:p>Le VLAN</text:p>
          </table:table-cell>
          <table:table-cell table:style-name="ce18" office:value-type="float" office:value="13" calcext:value-type="float">
            <text:p>13</text:p>
          </table:table-cell>
          <table:table-cell table:style-name="ce24" office:value-type="string" calcext:value-type="string">
            <text:p>Le caratteristice dell VPN</text:p>
          </table:table-cell>
          <table:table-cell table:style-name="ce26" office:value-type="string" calcext:value-type="string">
            <text:p>Protocolli e linguaggi di comunicazione a livello applicativo.</text:p>
            <text:p/>
            <text:p>Funzionalità e caratteristiche dei principali servizi di rete.</text:p>
          </table:table-cell>
          <table:table-cell table:style-name="ce8" table:formula="of:=CONCATENATE([.G31];&quot; (&quot;;[.I31];&quot;)&quot;)" office:value-type="string" office:string-value="Protocolli e linguaggi di comunicazione a livello applicativo.&#10;&#10;Funzionalità e caratteristiche dei principali servizi di rete. ()" calcext:value-type="string">
            <text:p>Protocolli e linguaggi di comunicazione a livello applicativo.</text:p>
            <text:p/>
            <text:p>Funzionalità e caratteristiche dei principali servizi di ret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2" calcext:value-type="float">
            <text:p>32</text:p>
          </table:table-cell>
          <table:table-cell table:style-name="ce18" table:content-validation-name="val7" table:number-matrix-columns-spanned="1" table:number-matrix-rows-spanned="1" table:formula="of:=INDEX([$moduli.$A$2:.$M$22];MATCH([.D32];[$moduli.$G$2:.$G$22];0);3)" office:value-type="string" office:string-value="Sistemi" calcext:value-type="string">
            <text:p>Sistemi</text:p>
          </table:table-cell>
          <table:table-cell table:style-name="ce4" table:number-matrix-columns-spanned="1" table:number-matrix-rows-spanned="1" table:formula="of:=INDEX([$moduli.$A$2:.$M$22];MATCH([.D32];[$moduli.$G$2:.$G$22];0);4)" office:value-type="string" office:string-value="Sistemi - Efficienza e sicurezza nelle reti locali" calcext:value-type="string">
            <text:p>Sistemi - Efficienza e sicurezza nelle reti locali</text:p>
          </table:table-cell>
          <table:table-cell table:style-name="ce18" table:content-validation-name="val7" office:value-type="string" calcext:value-type="string">
            <text:p>Le VLAN</text:p>
          </table:table-cell>
          <table:table-cell table:style-name="ce18" office:value-type="float" office:value="14" calcext:value-type="float">
            <text:p>14</text:p>
          </table:table-cell>
          <table:table-cell table:style-name="ce24" office:value-type="string" calcext:value-type="string">
            <text:p>La sicurezza delle VPN</text:p>
          </table:table-cell>
          <table:table-cell table:style-name="ce26" office:value-type="string" calcext:value-type="string">
            <text:p>Tipologie e tecnologie delle reti locali e geografiche.</text:p>
          </table:table-cell>
          <table:table-cell table:style-name="ce8" table:formula="of:=CONCATENATE([.G32];&quot; (&quot;;[.I32];&quot;)&quot;)" office:value-type="string" office:string-value="Tipologie e tecnologie delle reti locali e geografiche. ()" calcext:value-type="string">
            <text:p>Tipologie e tecnologie delle reti locali e geografich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3" calcext:value-type="float">
            <text:p>33</text:p>
          </table:table-cell>
          <table:table-cell table:style-name="ce18" table:content-validation-name="val7" table:number-matrix-columns-spanned="1" table:number-matrix-rows-spanned="1" table:formula="of:=INDEX([$moduli.$A$2:.$M$22];MATCH([.D33];[$moduli.$G$2:.$G$22];0);3)" office:value-type="string" office:string-value="Sistemi" calcext:value-type="string">
            <text:p>Sistemi</text:p>
          </table:table-cell>
          <table:table-cell table:style-name="ce4" table:number-matrix-columns-spanned="1" table:number-matrix-rows-spanned="1" table:formula="of:=INDEX([$moduli.$A$2:.$M$22];MATCH([.D33];[$moduli.$G$2:.$G$22];0);4)" office:value-type="string" office:string-value="Sistemi - Efficienza e sicurezza nelle reti locali" calcext:value-type="string">
            <text:p>Sistemi - Efficienza e sicurezza nelle reti locali</text:p>
          </table:table-cell>
          <table:table-cell table:style-name="ce18" table:content-validation-name="val7" office:value-type="string" calcext:value-type="string">
            <text:p>Le VLAN</text:p>
          </table:table-cell>
          <table:table-cell table:style-name="ce18" office:value-type="float" office:value="15" calcext:value-type="float">
            <text:p>15</text:p>
          </table:table-cell>
          <table:table-cell table:style-name="ce24" office:value-type="string" calcext:value-type="string">
            <text:p>I protocolli per la sicureza delle VPN</text:p>
          </table:table-cell>
          <table:table-cell table:style-name="ce26" office:value-type="string" calcext:value-type="string">
            <text:p>Tipologie e tecnologie delle reti locali e geografiche.</text:p>
          </table:table-cell>
          <table:table-cell table:style-name="ce8" table:formula="of:=CONCATENATE([.G33];&quot; (&quot;;[.I33];&quot;)&quot;)" office:value-type="string" office:string-value="Tipologie e tecnologie delle reti locali e geografiche. ()" calcext:value-type="string">
            <text:p>Tipologie e tecnologie delle reti locali e geografiche.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4" calcext:value-type="float">
            <text:p>34</text:p>
          </table:table-cell>
          <table:table-cell table:style-name="ce18" table:content-validation-name="val7" table:number-matrix-columns-spanned="1" table:number-matrix-rows-spanned="1" table:formula="of:=INDEX([$moduli.$A$2:.$M$22];MATCH([.D34];[$moduli.$G$2:.$G$22];0);3)" office:value-type="string" office:string-value="Sistemi" calcext:value-type="string">
            <text:p>Sistemi</text:p>
          </table:table-cell>
          <table:table-cell table:style-name="ce4" table:number-matrix-columns-spanned="1" table:number-matrix-rows-spanned="1" table:formula="of:=INDEX([$moduli.$A$2:.$M$22];MATCH([.D34];[$moduli.$G$2:.$G$22];0);4)" office:value-type="string" office:string-value="Sistemi - Efficienza e sicurezza nelle reti locali" calcext:value-type="string">
            <text:p>Sistemi - Efficienza e sicurezza nelle reti locali</text:p>
          </table:table-cell>
          <table:table-cell table:style-name="ce18" table:content-validation-name="val7" office:value-type="string" calcext:value-type="string">
            <text:p>Il modello ISO-OSI e la crittografia</text:p>
          </table:table-cell>
          <table:table-cell table:style-name="ce18" office:value-type="float" office:value="16" calcext:value-type="float">
            <text:p>16</text:p>
          </table:table-cell>
          <table:table-cell table:style-name="ce24" office:value-type="string" calcext:value-type="string">
            <text:p>Il protocollo IPsec</text:p>
          </table:table-cell>
          <table:table-cell table:style-name="ce26" office:value-type="string" calcext:value-type="string">
            <text:p>Dispositivi di instradamento e relativi protocolli.</text:p>
          </table:table-cell>
          <table:table-cell table:style-name="ce8" table:formula="of:=CONCATENATE([.G34];&quot; (&quot;;[.I34];&quot;)&quot;)" office:value-type="string" office:string-value="Dispositivi di instradamento e relativi protocolli. ()" calcext:value-type="string">
            <text:p>Dispositivi di instradamento e relativi protocolli. ()</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5" calcext:value-type="float">
            <text:p>35</text:p>
          </table:table-cell>
          <table:table-cell table:style-name="ce18" table:content-validation-name="val7" table:number-matrix-columns-spanned="1" table:number-matrix-rows-spanned="1" table:formula="of:=INDEX([$moduli.$A$2:.$M$22];MATCH([.D35];[$moduli.$G$2:.$G$22];0);3)" office:value-type="string" office:string-value="Sistemi" calcext:value-type="string">
            <text:p>Sistemi</text:p>
          </table:table-cell>
          <table:table-cell table:style-name="ce4" table:number-matrix-columns-spanned="1" table:number-matrix-rows-spanned="1" table:formula="of:=INDEX([$moduli.$A$2:.$M$22];MATCH([.D35];[$moduli.$G$2:.$G$22];0);4)" office:value-type="string" office:string-value="Sistemi - Le reti wireless" calcext:value-type="string">
            <text:p>Sistemi - Le reti wireless</text:p>
          </table:table-cell>
          <table:table-cell table:style-name="ce18" table:content-validation-name="val7" office:value-type="string" calcext:value-type="string">
            <text:p>Infrastuttura fisica</text:p>
          </table:table-cell>
          <table:table-cell table:style-name="ce18" office:value-type="float" office:value="17" calcext:value-type="float">
            <text:p>17</text:p>
          </table:table-cell>
          <table:table-cell table:style-name="ce24" office:value-type="string" calcext:value-type="string">
            <text:p>L'infrastruttura fisica delle reti wireless</text:p>
          </table:table-cell>
          <table:table-cell table:style-name="ce26"/>
          <table:table-cell table:style-name="ce8" table:formula="of:=CONCATENATE([.G35];&quot; (&quot;;[.I35];&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6" calcext:value-type="float">
            <text:p>36</text:p>
          </table:table-cell>
          <table:table-cell table:style-name="ce18" table:content-validation-name="val7" table:number-matrix-columns-spanned="1" table:number-matrix-rows-spanned="1" table:formula="of:=INDEX([$moduli.$A$2:.$M$22];MATCH([.D36];[$moduli.$G$2:.$G$22];0);3)" office:value-type="string" office:string-value="Sistemi" calcext:value-type="string">
            <text:p>Sistemi</text:p>
          </table:table-cell>
          <table:table-cell table:style-name="ce4" table:number-matrix-columns-spanned="1" table:number-matrix-rows-spanned="1" table:formula="of:=INDEX([$moduli.$A$2:.$M$22];MATCH([.D36];[$moduli.$G$2:.$G$22];0);4)" office:value-type="string" office:string-value="Sistemi - Le reti wireless" calcext:value-type="string">
            <text:p>Sistemi - Le reti wireless</text:p>
          </table:table-cell>
          <table:table-cell table:style-name="ce18" table:content-validation-name="val7" office:value-type="string" calcext:value-type="string">
            <text:p>La sicurezza delle reti wireless</text:p>
          </table:table-cell>
          <table:table-cell table:style-name="ce18" office:value-type="float" office:value="18" calcext:value-type="float">
            <text:p>18</text:p>
          </table:table-cell>
          <table:table-cell table:style-name="ce24" office:value-type="string" calcext:value-type="string">
            <text:p>I protoclli di sicurezza</text:p>
          </table:table-cell>
          <table:table-cell table:style-name="ce26"/>
          <table:table-cell table:style-name="ce8" table:formula="of:=CONCATENATE([.G36];&quot; (&quot;;[.I36];&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7" calcext:value-type="float">
            <text:p>37</text:p>
          </table:table-cell>
          <table:table-cell table:style-name="ce18" table:content-validation-name="val7" table:number-matrix-columns-spanned="1" table:number-matrix-rows-spanned="1" table:formula="of:=INDEX([$moduli.$A$2:.$M$22];MATCH([.D37];[$moduli.$G$2:.$G$22];0);3)" office:value-type="string" office:string-value="Sistemi" calcext:value-type="string">
            <text:p>Sistemi</text:p>
          </table:table-cell>
          <table:table-cell table:style-name="ce4" table:number-matrix-columns-spanned="1" table:number-matrix-rows-spanned="1" table:formula="of:=INDEX([$moduli.$A$2:.$M$22];MATCH([.D37];[$moduli.$G$2:.$G$22];0);4)" office:value-type="string" office:string-value="Sistemi - Le reti wireless" calcext:value-type="string">
            <text:p>Sistemi - Le reti wireless</text:p>
          </table:table-cell>
          <table:table-cell table:style-name="ce18" table:content-validation-name="val7" office:value-type="string" calcext:value-type="string">
            <text:p>La sicurezza delle reti wireless</text:p>
          </table:table-cell>
          <table:table-cell table:style-name="ce18" office:value-type="float" office:value="19" calcext:value-type="float">
            <text:p>19</text:p>
          </table:table-cell>
          <table:table-cell table:style-name="ce24" office:value-type="string" calcext:value-type="string">
            <text:p>Hacking delle reti wireless</text:p>
          </table:table-cell>
          <table:table-cell table:style-name="ce26"/>
          <table:table-cell table:style-name="ce8" table:formula="of:=CONCATENATE([.G37];&quot; (&quot;;[.I37];&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8" calcext:value-type="float">
            <text:p>38</text:p>
          </table:table-cell>
          <table:table-cell table:style-name="ce18" table:content-validation-name="val7" table:number-matrix-columns-spanned="1" table:number-matrix-rows-spanned="1" table:formula="of:=INDEX([$moduli.$A$2:.$M$22];MATCH([.D38];[$moduli.$G$2:.$G$22];0);3)" office:value-type="string" office:string-value="Sistemi" calcext:value-type="string">
            <text:p>Sistemi</text:p>
          </table:table-cell>
          <table:table-cell table:style-name="ce4" table:number-matrix-columns-spanned="1" table:number-matrix-rows-spanned="1" table:formula="of:=INDEX([$moduli.$A$2:.$M$22];MATCH([.D38];[$moduli.$G$2:.$G$22];0);4)" office:value-type="string" office:string-value="Sistemi - Le reti wireless" calcext:value-type="string">
            <text:p>Sistemi - Le reti wireless</text:p>
          </table:table-cell>
          <table:table-cell table:style-name="ce18" table:content-validation-name="val7" office:value-type="string" calcext:value-type="string">
            <text:p>La sicurezza delle reti wireless</text:p>
          </table:table-cell>
          <table:table-cell table:style-name="ce18" office:value-type="float" office:value="20" calcext:value-type="float">
            <text:p>20</text:p>
          </table:table-cell>
          <table:table-cell table:style-name="ce24" office:value-type="string" calcext:value-type="string">
            <text:p>Protocolli 801 legacy</text:p>
          </table:table-cell>
          <table:table-cell table:style-name="ce26"/>
          <table:table-cell table:style-name="ce8" table:formula="of:=CONCATENATE([.G38];&quot; (&quot;;[.I38];&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39" calcext:value-type="float">
            <text:p>39</text:p>
          </table:table-cell>
          <table:table-cell table:style-name="ce18" table:content-validation-name="val7" table:number-matrix-columns-spanned="1" table:number-matrix-rows-spanned="1" table:formula="of:=INDEX([$moduli.$A$2:.$M$22];MATCH([.D39];[$moduli.$G$2:.$G$22];0);3)" office:value-type="string" office:string-value="Sistemi" calcext:value-type="string">
            <text:p>Sistemi</text:p>
          </table:table-cell>
          <table:table-cell table:style-name="ce4" table:number-matrix-columns-spanned="1" table:number-matrix-rows-spanned="1" table:formula="of:=INDEX([$moduli.$A$2:.$M$22];MATCH([.D39];[$moduli.$G$2:.$G$22];0);4)" office:value-type="string" office:string-value="Sistemi - La struttura di rete" calcext:value-type="string">
            <text:p>Sistemi - La struttura di rete</text:p>
          </table:table-cell>
          <table:table-cell table:style-name="ce18" table:content-validation-name="val7" office:value-type="string" calcext:value-type="string">
            <text:p>Cablaggio e cloud</text:p>
          </table:table-cell>
          <table:table-cell table:style-name="ce18"/>
          <table:table-cell table:style-name="ce24" office:value-type="string" calcext:value-type="string">
            <text:p>Il cablaggio</text:p>
          </table:table-cell>
          <table:table-cell table:style-name="ce26"/>
          <table:table-cell table:style-name="ce8" table:formula="of:=CONCATENATE([.G39];&quot; (&quot;;[.I39];&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40" calcext:value-type="float">
            <text:p>40</text:p>
          </table:table-cell>
          <table:table-cell table:style-name="ce18" table:content-validation-name="val7" table:number-matrix-columns-spanned="1" table:number-matrix-rows-spanned="1" table:formula="of:=INDEX([$moduli.$A$2:.$M$22];MATCH([.D40];[$moduli.$G$2:.$G$22];0);3)" office:value-type="string" office:string-value="Sistemi" calcext:value-type="string">
            <text:p>Sistemi</text:p>
          </table:table-cell>
          <table:table-cell table:style-name="ce4" table:number-matrix-columns-spanned="1" table:number-matrix-rows-spanned="1" table:formula="of:=INDEX([$moduli.$A$2:.$M$22];MATCH([.D40];[$moduli.$G$2:.$G$22];0);4)" office:value-type="string" office:string-value="Sistemi - La struttura di rete" calcext:value-type="string">
            <text:p>Sistemi - La struttura di rete</text:p>
          </table:table-cell>
          <table:table-cell table:style-name="ce18" table:content-validation-name="val7" office:value-type="string" calcext:value-type="string">
            <text:p>Cablaggio e cloud</text:p>
          </table:table-cell>
          <table:table-cell table:style-name="ce18"/>
          <table:table-cell table:style-name="ce24" office:value-type="string" calcext:value-type="string">
            <text:p>Il cloud</text:p>
          </table:table-cell>
          <table:table-cell table:style-name="ce26"/>
          <table:table-cell table:style-name="ce8" table:formula="of:=CONCATENATE([.G40];&quot; (&quot;;[.I40];&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41" calcext:value-type="float">
            <text:p>41</text:p>
          </table:table-cell>
          <table:table-cell table:style-name="ce18" table:content-validation-name="val7" table:number-matrix-columns-spanned="1" table:number-matrix-rows-spanned="1" table:formula="of:=INDEX([$moduli.$A$2:.$M$22];MATCH([.D41];[$moduli.$G$2:.$G$22];0);3)" office:value-type="string" office:string-value="Sistemi" calcext:value-type="string">
            <text:p>Sistemi</text:p>
          </table:table-cell>
          <table:table-cell table:style-name="ce4" table:number-matrix-columns-spanned="1" table:number-matrix-rows-spanned="1" table:formula="of:=INDEX([$moduli.$A$2:.$M$22];MATCH([.D41];[$moduli.$G$2:.$G$22];0);4)" office:value-type="string" office:string-value="Sistemi - La struttura di rete" calcext:value-type="string">
            <text:p>Sistemi - La struttura di rete</text:p>
          </table:table-cell>
          <table:table-cell table:style-name="ce18" table:content-validation-name="val7" office:value-type="string" calcext:value-type="string">
            <text:p>Le reti aziendali</text:p>
          </table:table-cell>
          <table:table-cell table:style-name="ce18"/>
          <table:table-cell table:style-name="ce24" office:value-type="string" calcext:value-type="string">
            <text:p>L'infrastruttura azienda</text:p>
          </table:table-cell>
          <table:table-cell table:style-name="ce26"/>
          <table:table-cell table:style-name="ce8" table:formula="of:=CONCATENATE([.G41];&quot; (&quot;;[.I41];&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42" calcext:value-type="float">
            <text:p>42</text:p>
          </table:table-cell>
          <table:table-cell table:style-name="ce18" table:content-validation-name="val7" table:number-matrix-columns-spanned="1" table:number-matrix-rows-spanned="1" table:formula="of:=INDEX([$moduli.$A$2:.$M$22];MATCH([.D42];[$moduli.$G$2:.$G$22];0);3)" office:value-type="string" office:string-value="Sistemi" calcext:value-type="string">
            <text:p>Sistemi</text:p>
          </table:table-cell>
          <table:table-cell table:style-name="ce4" table:number-matrix-columns-spanned="1" table:number-matrix-rows-spanned="1" table:formula="of:=INDEX([$moduli.$A$2:.$M$22];MATCH([.D42];[$moduli.$G$2:.$G$22];0);4)" office:value-type="string" office:string-value="Sistemi - La struttura di rete" calcext:value-type="string">
            <text:p>Sistemi - La struttura di rete</text:p>
          </table:table-cell>
          <table:table-cell table:style-name="ce18" table:content-validation-name="val7" office:value-type="string" calcext:value-type="string">
            <text:p>Le reti aziendali</text:p>
          </table:table-cell>
          <table:table-cell table:style-name="ce18"/>
          <table:table-cell table:style-name="ce24" office:value-type="string" calcext:value-type="string">
            <text:p>La collocazione del server</text:p>
          </table:table-cell>
          <table:table-cell table:style-name="ce26"/>
          <table:table-cell table:style-name="ce8" table:formula="of:=CONCATENATE([.G42];&quot; (&quot;;[.I42];&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43" calcext:value-type="float">
            <text:p>43</text:p>
          </table:table-cell>
          <table:table-cell table:style-name="ce18" table:content-validation-name="val7" table:number-matrix-columns-spanned="1" table:number-matrix-rows-spanned="1" table:formula="of:=INDEX([$moduli.$A$2:.$M$22];MATCH([.D43];[$moduli.$G$2:.$G$22];0);3)" office:value-type="string" office:string-value="Sistemi" calcext:value-type="string">
            <text:p>Sistemi</text:p>
          </table:table-cell>
          <table:table-cell table:style-name="ce4" table:number-matrix-columns-spanned="1" table:number-matrix-rows-spanned="1" table:formula="of:=INDEX([$moduli.$A$2:.$M$22];MATCH([.D43];[$moduli.$G$2:.$G$22];0);4)" office:value-type="string" office:string-value="Sistemi - La struttura di rete" calcext:value-type="string">
            <text:p>Sistemi - La struttura di rete</text:p>
          </table:table-cell>
          <table:table-cell table:style-name="ce18" table:content-validation-name="val7" office:value-type="string" calcext:value-type="string">
            <text:p>La virtualizzazione</text:p>
          </table:table-cell>
          <table:table-cell table:style-name="ce18"/>
          <table:table-cell table:style-name="ce24" office:value-type="string" calcext:value-type="string">
            <text:p>La virtualizzazione del server</text:p>
          </table:table-cell>
          <table:table-cell table:style-name="ce26"/>
          <table:table-cell table:style-name="ce8" table:formula="of:=CONCATENATE([.G43];&quot; (&quot;;[.I43];&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44" calcext:value-type="float">
            <text:p>44</text:p>
          </table:table-cell>
          <table:table-cell table:style-name="ce18" table:content-validation-name="val7" table:number-matrix-columns-spanned="1" table:number-matrix-rows-spanned="1" table:formula="of:=INDEX([$moduli.$A$2:.$M$22];MATCH([.D44];[$moduli.$G$2:.$G$22];0);3)" office:value-type="string" office:string-value="Sistemi" calcext:value-type="string">
            <text:p>Sistemi</text:p>
          </table:table-cell>
          <table:table-cell table:style-name="ce4" table:number-matrix-columns-spanned="1" table:number-matrix-rows-spanned="1" table:formula="of:=INDEX([$moduli.$A$2:.$M$22];MATCH([.D44];[$moduli.$G$2:.$G$22];0);4)" office:value-type="string" office:string-value="Sistemi - La struttura di rete" calcext:value-type="string">
            <text:p>Sistemi - La struttura di rete</text:p>
          </table:table-cell>
          <table:table-cell table:style-name="ce18" table:content-validation-name="val7" office:value-type="string" calcext:value-type="string">
            <text:p>La virtualizzazione</text:p>
          </table:table-cell>
          <table:table-cell table:style-name="ce18"/>
          <table:table-cell table:style-name="ce24" office:value-type="string" calcext:value-type="string">
            <text:p>La virtualizzazione del software</text:p>
          </table:table-cell>
          <table:table-cell table:style-name="ce26"/>
          <table:table-cell table:style-name="ce8" table:formula="of:=CONCATENATE([.G44];&quot; (&quot;;[.I44];&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1">
          <table:table-cell table:style-name="ce18" table:content-validation-name="val6" office:value-type="float" office:value="45" calcext:value-type="float">
            <text:p>45</text:p>
          </table:table-cell>
          <table:table-cell table:style-name="ce18" table:content-validation-name="val7" table:number-matrix-columns-spanned="1" table:number-matrix-rows-spanned="1" table:formula="of:=INDEX([$moduli.$A$2:.$M$22];MATCH([.D45];[$moduli.$G$2:.$G$22];0);3)" office:value-type="string" office:string-value="Sistemi" calcext:value-type="string">
            <text:p>Sistemi</text:p>
          </table:table-cell>
          <table:table-cell table:style-name="ce4" table:number-matrix-columns-spanned="1" table:number-matrix-rows-spanned="1" table:formula="of:=INDEX([$moduli.$A$2:.$M$22];MATCH([.D45];[$moduli.$G$2:.$G$22];0);4)" office:value-type="string" office:string-value="Sistemi - Le architetture di rete" calcext:value-type="string">
            <text:p>Sistemi - Le architetture di rete</text:p>
          </table:table-cell>
          <table:table-cell table:style-name="ce18" table:content-validation-name="val7" office:value-type="string" calcext:value-type="string">
            <text:p>Il modello client-server</text:p>
          </table:table-cell>
          <table:table-cell table:style-name="ce18"/>
          <table:table-cell table:style-name="ce24"/>
          <table:table-cell table:style-name="ce26"/>
          <table:table-cell table:style-name="ce8" table:formula="of:=CONCATENATE([.G45];&quot; (&quot;;[.I45];&quot;)&quot;)" office:value-type="string" office:string-value=" ()" calcext:value-type="string">
            <text:p><text:s/>()</text:p>
          </table:table-cell>
          <table:table-cell table:style-name="ce8"/>
          <table:table-cell table:style-name="ce4" table:number-columns-repeated="13"/>
          <table:table-cell table:number-columns-repeated="1002"/>
        </table:table-row>
        <table:table-row table:style-name="ro4" table:number-rows-repeated="931">
          <table:table-cell table:style-name="ce18" table:number-columns-repeated="2"/>
          <table:table-cell table:style-name="ce4"/>
          <table:table-cell table:style-name="ce18" table:number-columns-repeated="3"/>
          <table:table-cell table:style-name="ce4" table:number-columns-repeated="16"/>
          <table:table-cell table:number-columns-repeated="1002"/>
        </table:table-row>
        <table:table-row table:style-name="ro2" table:number-rows-repeated="1047599">
          <table:table-cell table:number-columns-repeated="1024"/>
        </table:table-row>
        <table:table-row table:style-name="ro2">
          <table:table-cell table:number-columns-repeated="1024"/>
        </table:table-row>
        <table:named-expressions>
          <table:named-range table:name="_xlnm._FilterDatabase" table:base-cell-address="$templates.$A$1" table:cell-range-address="$ud.$A$1:.$I$45"/>
        </table:named-expressions>
      </table:table>
      <table:table table:name="nuclei_fondanti" table:style-name="ta8">
        <table:table-column table:style-name="co3" table:number-columns-repeated="2"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3" table:number-columns-repeated="1018" table:default-cell-style-name="Default"/>
        <table:table-row table:style-name="ro1">
          <table:table-cell table:style-name="ce1" office:value-type="string" calcext:value-type="string">
            <text:p>id</text:p>
          </table:table-cell>
          <table:table-cell table:style-name="ce1" office:value-type="string" calcext:value-type="string">
            <text:p>anno</text:p>
          </table:table-cell>
          <table:table-cell table:style-name="ce1" office:value-type="string" calcext:value-type="string">
            <text:p>alias_disciplina</text:p>
          </table:table-cell>
          <table:table-cell table:style-name="ce1" office:value-type="string" calcext:value-type="string">
            <text:p>ordine</text:p>
          </table:table-cell>
          <table:table-cell table:style-name="ce1" office:value-type="string" calcext:value-type="string">
            <text:p>codice</text:p>
          </table:table-cell>
          <table:table-cell table:style-name="ce1" office:value-type="string" calcext:value-type="string">
            <text:p>descrizione</text:p>
          </table:table-cell>
          <table:table-cell table:number-columns-repeated="1018"/>
        </table:table-row>
        <table:table-row table:style-name="ro1">
          <table:table-cell table:style-name="ce13" office:value-type="float" office:value="1" calcext:value-type="float">
            <text:p>1</text:p>
          </table:table-cell>
          <table:table-cell table:style-name="ce13" table:content-validation-name="val8" office:value-type="float" office:value="3" calcext:value-type="float">
            <text:p>3</text:p>
          </table:table-cell>
          <table:table-cell table:style-name="ce13" table:content-validation-name="val9" office:value-type="string" calcext:value-type="string">
            <text:p>TeP</text:p>
          </table:table-cell>
          <table:table-cell table:style-name="ce13" table:content-validation-name="val10" office:value-type="float" office:value="1" calcext:value-type="float">
            <text:p>1</text:p>
          </table:table-cell>
          <table:table-cell table:style-name="ce13" table:formula="of:=CONCATENATE(&quot;N&quot;;[.D2])" office:value-type="string" office:string-value="N1" calcext:value-type="string">
            <text:p>N1</text:p>
          </table:table-cell>
          <table:table-cell table:style-name="ce13" office:value-type="string" calcext:value-type="string">
            <text:p>Sistemi operativi</text:p>
          </table:table-cell>
          <table:table-cell table:number-columns-repeated="1018"/>
        </table:table-row>
        <table:table-row table:style-name="ro1">
          <table:table-cell table:style-name="ce13" office:value-type="float" office:value="2" calcext:value-type="float">
            <text:p>2</text:p>
          </table:table-cell>
          <table:table-cell table:style-name="ce13" table:content-validation-name="val8" office:value-type="float" office:value="3" calcext:value-type="float">
            <text:p>3</text:p>
          </table:table-cell>
          <table:table-cell table:style-name="ce13" table:content-validation-name="val9" office:value-type="string" calcext:value-type="string">
            <text:p>TeP</text:p>
          </table:table-cell>
          <table:table-cell table:style-name="ce13" table:content-validation-name="val10" office:value-type="float" office:value="2" calcext:value-type="float">
            <text:p>2</text:p>
          </table:table-cell>
          <table:table-cell table:style-name="ce13" table:formula="of:=CONCATENATE(&quot;N&quot;;[.D3])" office:value-type="string" office:string-value="N2" calcext:value-type="string">
            <text:p>N2</text:p>
          </table:table-cell>
          <table:table-cell table:style-name="ce13" office:value-type="string" calcext:value-type="string">
            <text:p>Gestione delle risorse</text:p>
          </table:table-cell>
          <table:table-cell table:number-columns-repeated="1018"/>
        </table:table-row>
        <table:table-row table:style-name="ro1">
          <table:table-cell table:style-name="ce13" office:value-type="float" office:value="3" calcext:value-type="float">
            <text:p>3</text:p>
          </table:table-cell>
          <table:table-cell table:style-name="ce13" table:content-validation-name="val8" office:value-type="float" office:value="3" calcext:value-type="float">
            <text:p>3</text:p>
          </table:table-cell>
          <table:table-cell table:style-name="ce13" table:content-validation-name="val9" office:value-type="string" calcext:value-type="string">
            <text:p>TeP</text:p>
          </table:table-cell>
          <table:table-cell table:style-name="ce13" table:content-validation-name="val10" office:value-type="float" office:value="3" calcext:value-type="float">
            <text:p>3</text:p>
          </table:table-cell>
          <table:table-cell table:style-name="ce13" table:formula="of:=CONCATENATE(&quot;N&quot;;[.D4])" office:value-type="string" office:string-value="N3" calcext:value-type="string">
            <text:p>N3</text:p>
          </table:table-cell>
          <table:table-cell table:style-name="ce13" office:value-type="string" calcext:value-type="string">
            <text:p>Il modello a processi</text:p>
          </table:table-cell>
          <table:table-cell table:number-columns-repeated="1018"/>
        </table:table-row>
        <table:table-row table:style-name="ro1">
          <table:table-cell table:style-name="ce13" office:value-type="float" office:value="4" calcext:value-type="float">
            <text:p>4</text:p>
          </table:table-cell>
          <table:table-cell table:style-name="ce13" table:content-validation-name="val8" office:value-type="float" office:value="4" calcext:value-type="float">
            <text:p>4</text:p>
          </table:table-cell>
          <table:table-cell table:style-name="ce13" table:content-validation-name="val9" office:value-type="string" calcext:value-type="string">
            <text:p>TeP</text:p>
          </table:table-cell>
          <table:table-cell table:style-name="ce13" table:content-validation-name="val10" office:value-type="float" office:value="1" calcext:value-type="float">
            <text:p>1</text:p>
          </table:table-cell>
          <table:table-cell table:style-name="ce13" table:formula="of:=CONCATENATE(&quot;N&quot;;[.D5])" office:value-type="string" office:string-value="N1" calcext:value-type="string">
            <text:p>N1</text:p>
          </table:table-cell>
          <table:table-cell table:style-name="ce13" office:value-type="string" calcext:value-type="string">
            <text:p>Risorse e condivisione</text:p>
          </table:table-cell>
          <table:table-cell table:number-columns-repeated="1018"/>
        </table:table-row>
        <table:table-row table:style-name="ro1">
          <table:table-cell table:style-name="ce13" office:value-type="float" office:value="5" calcext:value-type="float">
            <text:p>5</text:p>
          </table:table-cell>
          <table:table-cell table:style-name="ce13" table:content-validation-name="val8" office:value-type="float" office:value="4" calcext:value-type="float">
            <text:p>4</text:p>
          </table:table-cell>
          <table:table-cell table:style-name="ce13" table:content-validation-name="val9" office:value-type="string" calcext:value-type="string">
            <text:p>TeP</text:p>
          </table:table-cell>
          <table:table-cell table:style-name="ce13" table:content-validation-name="val10" office:value-type="float" office:value="2" calcext:value-type="float">
            <text:p>2</text:p>
          </table:table-cell>
          <table:table-cell table:style-name="ce13" table:formula="of:=CONCATENATE(&quot;N&quot;;[.D6])" office:value-type="string" office:string-value="N2" calcext:value-type="string">
            <text:p>N2</text:p>
          </table:table-cell>
          <table:table-cell table:style-name="ce13" office:value-type="string" calcext:value-type="string">
            <text:p>Thread e concorrenza</text:p>
          </table:table-cell>
          <table:table-cell table:number-columns-repeated="1018"/>
        </table:table-row>
        <table:table-row table:style-name="ro1">
          <table:table-cell table:style-name="ce13" office:value-type="float" office:value="6" calcext:value-type="float">
            <text:p>6</text:p>
          </table:table-cell>
          <table:table-cell table:style-name="ce13" table:content-validation-name="val8" office:value-type="float" office:value="4" calcext:value-type="float">
            <text:p>4</text:p>
          </table:table-cell>
          <table:table-cell table:style-name="ce13" table:content-validation-name="val9" office:value-type="string" calcext:value-type="string">
            <text:p>TeP</text:p>
          </table:table-cell>
          <table:table-cell table:style-name="ce13" table:content-validation-name="val10" office:value-type="float" office:value="3" calcext:value-type="float">
            <text:p>3</text:p>
          </table:table-cell>
          <table:table-cell table:style-name="ce13" table:formula="of:=CONCATENATE(&quot;N&quot;;[.D7])" office:value-type="string" office:string-value="N3" calcext:value-type="string">
            <text:p>N3</text:p>
          </table:table-cell>
          <table:table-cell table:style-name="ce13" office:value-type="string" calcext:value-type="string">
            <text:p>Comunicazione e sincronizzazione tra processi, i semafori</text:p>
          </table:table-cell>
          <table:table-cell table:number-columns-repeated="1018"/>
        </table:table-row>
        <table:table-row table:style-name="ro1">
          <table:table-cell table:style-name="ce13" office:value-type="float" office:value="7" calcext:value-type="float">
            <text:p>7</text:p>
          </table:table-cell>
          <table:table-cell table:style-name="ce13" table:content-validation-name="val8" office:value-type="float" office:value="4" calcext:value-type="float">
            <text:p>4</text:p>
          </table:table-cell>
          <table:table-cell table:style-name="ce13" table:content-validation-name="val9" office:value-type="string" calcext:value-type="string">
            <text:p>TeP</text:p>
          </table:table-cell>
          <table:table-cell table:style-name="ce13" table:content-validation-name="val10" office:value-type="float" office:value="4" calcext:value-type="float">
            <text:p>4</text:p>
          </table:table-cell>
          <table:table-cell table:style-name="ce13" table:formula="of:=CONCATENATE(&quot;N&quot;;[.D8])" office:value-type="string" office:string-value="N4" calcext:value-type="string">
            <text:p>N4</text:p>
          </table:table-cell>
          <table:table-cell table:style-name="ce13" office:value-type="string" calcext:value-type="string">
            <text:p>Problemi classici della programmazione concorrente</text:p>
          </table:table-cell>
          <table:table-cell table:number-columns-repeated="1018"/>
        </table:table-row>
        <table:table-row table:style-name="ro1">
          <table:table-cell table:style-name="ce13" office:value-type="float" office:value="8" calcext:value-type="float">
            <text:p>8</text:p>
          </table:table-cell>
          <table:table-cell table:style-name="ce13" table:content-validation-name="val8" office:value-type="float" office:value="5" calcext:value-type="float">
            <text:p>5</text:p>
          </table:table-cell>
          <table:table-cell table:style-name="ce13" table:content-validation-name="val9" office:value-type="string" calcext:value-type="string">
            <text:p>TeP</text:p>
          </table:table-cell>
          <table:table-cell table:style-name="ce13" table:content-validation-name="val10" office:value-type="float" office:value="1" calcext:value-type="float">
            <text:p>1</text:p>
          </table:table-cell>
          <table:table-cell table:style-name="ce13" table:formula="of:=CONCATENATE(&quot;N&quot;;[.D9])" office:value-type="string" office:string-value="N1" calcext:value-type="string">
            <text:p>N1</text:p>
          </table:table-cell>
          <table:table-cell table:style-name="ce13" office:value-type="string" calcext:value-type="string">
            <text:p>Sviluppo di applicazioni distribuite e web service</text:p>
          </table:table-cell>
          <table:table-cell table:number-columns-repeated="1018"/>
        </table:table-row>
        <table:table-row table:style-name="ro1">
          <table:table-cell table:style-name="ce13" office:value-type="float" office:value="9" calcext:value-type="float">
            <text:p>9</text:p>
          </table:table-cell>
          <table:table-cell table:style-name="ce13" table:content-validation-name="val8" office:value-type="float" office:value="5" calcext:value-type="float">
            <text:p>5</text:p>
          </table:table-cell>
          <table:table-cell table:style-name="ce13" table:content-validation-name="val9" office:value-type="string" calcext:value-type="string">
            <text:p>TeP</text:p>
          </table:table-cell>
          <table:table-cell table:style-name="ce13" table:content-validation-name="val10" office:value-type="float" office:value="2" calcext:value-type="float">
            <text:p>2</text:p>
          </table:table-cell>
          <table:table-cell table:style-name="ce13" table:formula="of:=CONCATENATE(&quot;N&quot;;[.D10])" office:value-type="string" office:string-value="N2" calcext:value-type="string">
            <text:p>N2</text:p>
          </table:table-cell>
          <table:table-cell table:style-name="ce13" office:value-type="string" calcext:value-type="string">
            <text:p>Crittografia</text:p>
          </table:table-cell>
          <table:table-cell table:number-columns-repeated="1018"/>
        </table:table-row>
        <table:table-row table:style-name="ro1">
          <table:table-cell table:style-name="ce13" office:value-type="float" office:value="10" calcext:value-type="float">
            <text:p>10</text:p>
          </table:table-cell>
          <table:table-cell table:style-name="ce13" table:content-validation-name="val8" office:value-type="float" office:value="5" calcext:value-type="float">
            <text:p>5</text:p>
          </table:table-cell>
          <table:table-cell table:style-name="ce13" table:content-validation-name="val9" office:value-type="string" calcext:value-type="string">
            <text:p>TeP</text:p>
          </table:table-cell>
          <table:table-cell table:style-name="ce13" table:content-validation-name="val10" office:value-type="float" office:value="3" calcext:value-type="float">
            <text:p>3</text:p>
          </table:table-cell>
          <table:table-cell table:style-name="ce13" table:formula="of:=CONCATENATE(&quot;N&quot;;[.D11])" office:value-type="string" office:string-value="N3" calcext:value-type="string">
            <text:p>N3</text:p>
          </table:table-cell>
          <table:table-cell table:style-name="ce13" office:value-type="string" calcext:value-type="string">
            <text:p>Servizi di acquisizione e gestione dati e iot</text:p>
          </table:table-cell>
          <table:table-cell table:number-columns-repeated="1018"/>
        </table:table-row>
        <table:table-row table:style-name="ro1">
          <table:table-cell table:style-name="ce13" office:value-type="float" office:value="11" calcext:value-type="float">
            <text:p>11</text:p>
          </table:table-cell>
          <table:table-cell table:style-name="ce13" table:content-validation-name="val8" office:value-type="float" office:value="5" calcext:value-type="float">
            <text:p>5</text:p>
          </table:table-cell>
          <table:table-cell table:style-name="ce13" table:content-validation-name="val9" office:value-type="string" calcext:value-type="string">
            <text:p>TeP</text:p>
          </table:table-cell>
          <table:table-cell table:style-name="ce13" table:content-validation-name="val10" office:value-type="float" office:value="4" calcext:value-type="float">
            <text:p>4</text:p>
          </table:table-cell>
          <table:table-cell table:style-name="ce13" table:formula="of:=CONCATENATE(&quot;N&quot;;[.D12])" office:value-type="string" office:string-value="N4" calcext:value-type="string">
            <text:p>N4</text:p>
          </table:table-cell>
          <table:table-cell table:style-name="ce13" office:value-type="string" calcext:value-type="string">
            <text:p>CSM e SEO</text:p>
          </table:table-cell>
          <table:table-cell table:number-columns-repeated="1018"/>
        </table:table-row>
        <table:table-row table:style-name="ro1">
          <table:table-cell table:style-name="ce13" office:value-type="float" office:value="12" calcext:value-type="float">
            <text:p>12</text:p>
          </table:table-cell>
          <table:table-cell table:style-name="ce13" table:content-validation-name="val8" office:value-type="float" office:value="3" calcext:value-type="float">
            <text:p>3</text:p>
          </table:table-cell>
          <table:table-cell table:style-name="ce13" table:content-validation-name="val9" office:value-type="string" calcext:value-type="string">
            <text:p>Sistemi</text:p>
          </table:table-cell>
          <table:table-cell table:style-name="ce13" table:content-validation-name="val10" office:value-type="float" office:value="1" calcext:value-type="float">
            <text:p>1</text:p>
          </table:table-cell>
          <table:table-cell table:style-name="ce13" table:formula="of:=CONCATENATE(&quot;N&quot;;[.D13])" office:value-type="string" office:string-value="N1" calcext:value-type="string">
            <text:p>N1</text:p>
          </table:table-cell>
          <table:table-cell table:style-name="ce13" office:value-type="string" calcext:value-type="string">
            <text:p>Basi teoriche della teoria degli insiemi Reti e trasmissione dati</text:p>
          </table:table-cell>
          <table:table-cell table:number-columns-repeated="1018"/>
        </table:table-row>
        <table:table-row table:style-name="ro1">
          <table:table-cell table:style-name="ce13" office:value-type="float" office:value="13" calcext:value-type="float">
            <text:p>13</text:p>
          </table:table-cell>
          <table:table-cell table:style-name="ce13" table:content-validation-name="val8" office:value-type="float" office:value="3" calcext:value-type="float">
            <text:p>3</text:p>
          </table:table-cell>
          <table:table-cell table:style-name="ce13" table:content-validation-name="val9" office:value-type="string" calcext:value-type="string">
            <text:p>Sistemi</text:p>
          </table:table-cell>
          <table:table-cell table:style-name="ce13" table:content-validation-name="val10" office:value-type="float" office:value="2" calcext:value-type="float">
            <text:p>2</text:p>
          </table:table-cell>
          <table:table-cell table:style-name="ce13" table:formula="of:=CONCATENATE(&quot;N&quot;;[.D14])" office:value-type="string" office:string-value="N2" calcext:value-type="string">
            <text:p>N2</text:p>
          </table:table-cell>
          <table:table-cell table:style-name="ce13" office:value-type="string" calcext:value-type="string">
            <text:p>Progettazione di reti LAN</text:p>
          </table:table-cell>
          <table:table-cell table:number-columns-repeated="1018"/>
        </table:table-row>
        <table:table-row table:style-name="ro1">
          <table:table-cell table:style-name="ce13" office:value-type="float" office:value="14" calcext:value-type="float">
            <text:p>14</text:p>
          </table:table-cell>
          <table:table-cell table:style-name="ce13" table:content-validation-name="val8" office:value-type="float" office:value="4" calcext:value-type="float">
            <text:p>4</text:p>
          </table:table-cell>
          <table:table-cell table:style-name="ce13" table:content-validation-name="val9" office:value-type="string" calcext:value-type="string">
            <text:p>Sistemi</text:p>
          </table:table-cell>
          <table:table-cell table:style-name="ce13" table:content-validation-name="val10" office:value-type="float" office:value="1" calcext:value-type="float">
            <text:p>1</text:p>
          </table:table-cell>
          <table:table-cell table:style-name="ce13" table:formula="of:=CONCATENATE(&quot;N&quot;;[.D15])" office:value-type="string" office:string-value="N1" calcext:value-type="string">
            <text:p>N1</text:p>
          </table:table-cell>
          <table:table-cell table:style-name="ce13" office:value-type="string" calcext:value-type="string">
            <text:p>Protocolli di rete Architetture di rete</text:p>
          </table:table-cell>
          <table:table-cell table:number-columns-repeated="1018"/>
        </table:table-row>
        <table:table-row table:style-name="ro1">
          <table:table-cell table:style-name="ce13" office:value-type="float" office:value="15" calcext:value-type="float">
            <text:p>15</text:p>
          </table:table-cell>
          <table:table-cell table:style-name="ce13" table:content-validation-name="val8" office:value-type="float" office:value="5" calcext:value-type="float">
            <text:p>5</text:p>
          </table:table-cell>
          <table:table-cell table:style-name="ce13" table:content-validation-name="val9" office:value-type="string" calcext:value-type="string">
            <text:p>Sistemi</text:p>
          </table:table-cell>
          <table:table-cell table:style-name="ce13" table:content-validation-name="val10" office:value-type="float" office:value="1" calcext:value-type="float">
            <text:p>1</text:p>
          </table:table-cell>
          <table:table-cell table:style-name="ce13" table:formula="of:=CONCATENATE(&quot;N&quot;;[.D16])" office:value-type="string" office:string-value="N1" calcext:value-type="string">
            <text:p>N1</text:p>
          </table:table-cell>
          <table:table-cell table:style-name="ce13" office:value-type="string" calcext:value-type="string">
            <text:p>Sicurezza informatica</text:p>
          </table:table-cell>
          <table:table-cell table:number-columns-repeated="1018"/>
        </table:table-row>
        <table:table-row table:style-name="ro1">
          <table:table-cell table:style-name="ce13" office:value-type="float" office:value="16" calcext:value-type="float">
            <text:p>16</text:p>
          </table:table-cell>
          <table:table-cell table:style-name="ce13" table:content-validation-name="val8" office:value-type="float" office:value="5" calcext:value-type="float">
            <text:p>5</text:p>
          </table:table-cell>
          <table:table-cell table:style-name="ce13" table:content-validation-name="val9" office:value-type="string" calcext:value-type="string">
            <text:p>Sistemi</text:p>
          </table:table-cell>
          <table:table-cell table:style-name="ce13" table:content-validation-name="val10" office:value-type="float" office:value="2" calcext:value-type="float">
            <text:p>2</text:p>
          </table:table-cell>
          <table:table-cell table:style-name="ce13" table:formula="of:=CONCATENATE(&quot;N&quot;;[.D17])" office:value-type="string" office:string-value="N2" calcext:value-type="string">
            <text:p>N2</text:p>
          </table:table-cell>
          <table:table-cell table:style-name="ce13" office:value-type="string" calcext:value-type="string">
            <text:p>Crittografia</text:p>
          </table:table-cell>
          <table:table-cell table:number-columns-repeated="1018"/>
        </table:table-row>
        <table:table-row table:style-name="ro1">
          <table:table-cell table:style-name="ce13" office:value-type="float" office:value="17" calcext:value-type="float">
            <text:p>17</text:p>
          </table:table-cell>
          <table:table-cell table:style-name="ce13" table:content-validation-name="val8" office:value-type="float" office:value="5" calcext:value-type="float">
            <text:p>5</text:p>
          </table:table-cell>
          <table:table-cell table:style-name="ce13" table:content-validation-name="val9" office:value-type="string" calcext:value-type="string">
            <text:p>Sistemi</text:p>
          </table:table-cell>
          <table:table-cell table:style-name="ce13" table:content-validation-name="val10" office:value-type="float" office:value="3" calcext:value-type="float">
            <text:p>3</text:p>
          </table:table-cell>
          <table:table-cell table:style-name="ce13" table:formula="of:=CONCATENATE(&quot;N&quot;;[.D18])" office:value-type="string" office:string-value="N3" calcext:value-type="string">
            <text:p>N3</text:p>
          </table:table-cell>
          <table:table-cell table:style-name="ce13" office:value-type="string" calcext:value-type="string">
            <text:p>Sistemi wireless</text:p>
          </table:table-cell>
          <table:table-cell table:number-columns-repeated="1018"/>
        </table:table-row>
        <table:table-row table:style-name="ro1">
          <table:table-cell table:style-name="ce13" office:value-type="float" office:value="18" calcext:value-type="float">
            <text:p>18</text:p>
          </table:table-cell>
          <table:table-cell table:style-name="ce13" table:content-validation-name="val8" office:value-type="float" office:value="5" calcext:value-type="float">
            <text:p>5</text:p>
          </table:table-cell>
          <table:table-cell table:style-name="ce13" table:content-validation-name="val9" office:value-type="string" calcext:value-type="string">
            <text:p>Sistemi</text:p>
          </table:table-cell>
          <table:table-cell table:style-name="ce13" table:content-validation-name="val10" office:value-type="float" office:value="4" calcext:value-type="float">
            <text:p>4</text:p>
          </table:table-cell>
          <table:table-cell table:style-name="ce13" table:formula="of:=CONCATENATE(&quot;N&quot;;[.D19])" office:value-type="string" office:string-value="N4" calcext:value-type="string">
            <text:p>N4</text:p>
          </table:table-cell>
          <table:table-cell table:style-name="ce13" office:value-type="string" calcext:value-type="string">
            <text:p>Reti Radiomobili</text:p>
          </table:table-cell>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parametri_elenchi" table:style-name="ta9">
        <table:table-column table:style-name="co3" table:default-cell-style-name="Default"/>
        <table:table-column table:style-name="co61" table:default-cell-style-name="Default"/>
        <table:table-column table:style-name="co62" table:default-cell-style-name="Default"/>
        <table:table-column table:style-name="co63" table:default-cell-style-name="Default"/>
        <table:table-column table:style-name="co3" table:number-columns-repeated="1020" table:default-cell-style-name="Default"/>
        <table:table-row table:style-name="ro1">
          <table:table-cell table:style-name="ce10" office:value-type="string" calcext:value-type="string">
            <text:p>id</text:p>
          </table:table-cell>
          <table:table-cell table:style-name="ce10" office:value-type="string" calcext:value-type="string">
            <text:p>chiave</text:p>
          </table:table-cell>
          <table:table-cell table:style-name="ce10" office:value-type="string" calcext:value-type="string">
            <text:p>valore</text:p>
          </table:table-cell>
          <table:table-cell table:style-name="ce10" office:value-type="string" calcext:value-type="string">
            <text:p>voce_elenco</text:p>
          </table:table-cell>
          <table:table-cell table:style-name="ce10" office:value-type="string" calcext:value-type="string">
            <text:p>flag</text:p>
          </table:table-cell>
          <table:table-cell table:number-columns-repeated="1019"/>
        </table:table-row>
        <table:table-row table:style-name="ro1">
          <table:table-cell table:style-name="ce2" office:value-type="float" office:value="1" calcext:value-type="float">
            <text:p>1</text:p>
          </table:table-cell>
          <table:table-cell table:style-name="ce2" office:value-type="string" calcext:value-type="string">
            <text:p>ddi-1</text:p>
          </table:table-cell>
          <table:table-cell table:style-name="ce2" table:formula="of:=concat(IF([.E2];&quot;🗹 &quot;;&quot;☐ &quot;);[.D2])" office:value-type="string" office:string-value="" calcext:value-type="error">
            <text:p>#NAME?</text:p>
          </table:table-cell>
          <table:table-cell table:style-name="ce2" office:value-type="string" calcext:value-type="string">
            <text:p>Lezione Frontal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2" calcext:value-type="float">
            <text:p>2</text:p>
          </table:table-cell>
          <table:table-cell table:style-name="ce2" office:value-type="string" calcext:value-type="string">
            <text:p>ddi-2</text:p>
          </table:table-cell>
          <table:table-cell table:style-name="ce2" table:formula="of:=concat(IF([.E3];&quot;🗹 &quot;;&quot;☐ &quot;);[.D3])" office:value-type="string" office:string-value="" calcext:value-type="error">
            <text:p>#NAME?</text:p>
          </table:table-cell>
          <table:table-cell table:style-name="ce2" office:value-type="string" calcext:value-type="string">
            <text:p>Lezione Dialoga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 calcext:value-type="float">
            <text:p>3</text:p>
          </table:table-cell>
          <table:table-cell table:style-name="ce2" office:value-type="string" calcext:value-type="string">
            <text:p>ddi-3</text:p>
          </table:table-cell>
          <table:table-cell table:style-name="ce2" table:formula="of:=concat(IF([.E4];&quot;🗹 &quot;;&quot;☐ &quot;);[.D4])" office:value-type="string" office:string-value="" calcext:value-type="error">
            <text:p>#NAME?</text:p>
          </table:table-cell>
          <table:table-cell table:style-name="ce2" office:value-type="string" calcext:value-type="string">
            <text:p>Problem Solv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 calcext:value-type="float">
            <text:p>4</text:p>
          </table:table-cell>
          <table:table-cell table:style-name="ce2" office:value-type="string" calcext:value-type="string">
            <text:p>ddi-4</text:p>
          </table:table-cell>
          <table:table-cell table:style-name="ce2" table:formula="of:=concat(IF([.E5];&quot;🗹 &quot;;&quot;☐ &quot;);[.D5])" office:value-type="string" office:string-value="" calcext:value-type="error">
            <text:p>#NAME?</text:p>
          </table:table-cell>
          <table:table-cell table:style-name="ce2" office:value-type="string" calcext:value-type="string">
            <text:p>Cooperative Learn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 calcext:value-type="float">
            <text:p>5</text:p>
          </table:table-cell>
          <table:table-cell table:style-name="ce2" office:value-type="string" calcext:value-type="string">
            <text:p>ddi-5</text:p>
          </table:table-cell>
          <table:table-cell table:style-name="ce2" table:formula="of:=concat(IF([.E6];&quot;🗹 &quot;;&quot;☐ &quot;);[.D6])" office:value-type="string" office:string-value="" calcext:value-type="error">
            <text:p>#NAME?</text:p>
          </table:table-cell>
          <table:table-cell table:style-name="ce2" office:value-type="string" calcext:value-type="string">
            <text:p>Alternanza Scuola-Lavo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 calcext:value-type="float">
            <text:p>6</text:p>
          </table:table-cell>
          <table:table-cell table:style-name="ce2" office:value-type="string" calcext:value-type="string">
            <text:p>ddi-6</text:p>
          </table:table-cell>
          <table:table-cell table:style-name="ce2" table:formula="of:=concat(IF([.E7];&quot;🗹 &quot;;&quot;☐ &quot;);[.D7])" office:value-type="string" office:string-value="" calcext:value-type="error">
            <text:p>#NAME?</text:p>
          </table:table-cell>
          <table:table-cell table:style-name="ce2" office:value-type="string" calcext:value-type="string">
            <text:p>Didattica Digitale Integr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7" calcext:value-type="float">
            <text:p>7</text:p>
          </table:table-cell>
          <table:table-cell table:style-name="ce2" office:value-type="string" calcext:value-type="string">
            <text:p>ddi-7</text:p>
          </table:table-cell>
          <table:table-cell table:style-name="ce2" table:formula="of:=concat(IF([.E8];&quot;🗹 &quot;;&quot;☐ &quot;);[.D8])"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8" calcext:value-type="float">
            <text:p>8</text:p>
          </table:table-cell>
          <table:table-cell table:style-name="ce2" office:value-type="string" calcext:value-type="string">
            <text:p>ddi-8</text:p>
          </table:table-cell>
          <table:table-cell table:style-name="ce2" table:formula="of:=concat(IF([.E9];&quot;🗹 &quot;;&quot;☐ &quot;);[.D9])" office:value-type="string" office:string-value="" calcext:value-type="error">
            <text:p>#NAME?</text:p>
          </table:table-cell>
          <table:table-cell table:style-name="ce2" office:value-type="string" calcext:value-type="string">
            <text:p>Esecuzione di Attività Pratich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9" calcext:value-type="float">
            <text:p>9</text:p>
          </table:table-cell>
          <table:table-cell table:style-name="ce2" office:value-type="string" calcext:value-type="string">
            <text:p>ddi-9</text:p>
          </table:table-cell>
          <table:table-cell table:style-name="ce2" table:formula="of:=concat(IF([.E10];&quot;🗹 &quot;;&quot;☐ &quot;);[.D10])" office:value-type="string" office:string-value="" calcext:value-type="error">
            <text:p>#NAME?</text:p>
          </table:table-cell>
          <table:table-cell table:style-name="ce2" office:value-type="string" calcext:value-type="string">
            <text:p>Lavor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0" calcext:value-type="float">
            <text:p>10</text:p>
          </table:table-cell>
          <table:table-cell table:style-name="ce2" office:value-type="string" calcext:value-type="string">
            <text:p>ddi-10</text:p>
          </table:table-cell>
          <table:table-cell table:style-name="ce2" table:formula="of:=concat(IF([.E11];&quot;🗹 &quot;;&quot;☐ &quot;);[.D11])" office:value-type="string" office:string-value="" calcext:value-type="error">
            <text:p>#NAME?</text:p>
          </table:table-cell>
          <table:table-cell table:style-name="ce2" office:value-type="string" calcext:value-type="string">
            <text:p>Casi di Studi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1" calcext:value-type="float">
            <text:p>11</text:p>
          </table:table-cell>
          <table:table-cell table:style-name="ce2" office:value-type="string" calcext:value-type="string">
            <text:p>ddi-11</text:p>
          </table:table-cell>
          <table:table-cell table:style-name="ce2" table:formula="of:=concat(IF([.E12];&quot;🗹 &quot;;&quot;☐ &quot;);[.D12])"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2" calcext:value-type="float">
            <text:p>12</text:p>
          </table:table-cell>
          <table:table-cell table:style-name="ce2" office:value-type="string" calcext:value-type="string">
            <text:p>ddi-12</text:p>
          </table:table-cell>
          <table:table-cell table:style-name="ce2" table:formula="of:=concat(IF([.E13];&quot;🗹 &quot;;&quot;☐ &quot;);[.D13])" office:value-type="string" office:string-value="" calcext:value-type="error">
            <text:p>#NAME?</text:p>
          </table:table-cell>
          <table:table-cell table:style-name="ce2" office:value-type="string" calcext:value-type="string">
            <text:p>Peer Tutoring</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13" calcext:value-type="float">
            <text:p>13</text:p>
          </table:table-cell>
          <table:table-cell table:style-name="ce2" office:value-type="string" calcext:value-type="string">
            <text:p>ddi-13</text:p>
          </table:table-cell>
          <table:table-cell table:style-name="ce2" table:formula="of:=concat(IF([.E14];&quot;🗹 &quot;;&quot;☐ &quot;);[.D14])"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4" calcext:value-type="float">
            <text:p>14</text:p>
          </table:table-cell>
          <table:table-cell table:style-name="ce2" office:value-type="string" calcext:value-type="string">
            <text:p>ddi-14</text:p>
          </table:table-cell>
          <table:table-cell table:style-name="ce2" table:formula="of:=concat(IF([.E15];&quot;🗹 &quot;;&quot;☐ &quot;);[.D15])"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5" calcext:value-type="float">
            <text:p>15</text:p>
          </table:table-cell>
          <table:table-cell table:style-name="ce2" office:value-type="string" calcext:value-type="string">
            <text:p>dads-1</text:p>
          </table:table-cell>
          <table:table-cell table:style-name="ce2" table:formula="of:=concat(IF([.E16];&quot;🗹 &quot;;&quot;☐ &quot;);[.D16])" office:value-type="string" office:string-value="" calcext:value-type="error">
            <text:p>#NAME?</text:p>
          </table:table-cell>
          <table:table-cell table:style-name="ce2" office:value-type="string" calcext:value-type="string">
            <text:p>Video lezioni in diret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6" calcext:value-type="float">
            <text:p>16</text:p>
          </table:table-cell>
          <table:table-cell table:style-name="ce2" office:value-type="string" calcext:value-type="string">
            <text:p>dads-2</text:p>
          </table:table-cell>
          <table:table-cell table:style-name="ce2" table:formula="of:=concat(IF([.E17];&quot;🗹 &quot;;&quot;☐ &quot;);[.D17])" office:value-type="string" office:string-value="" calcext:value-type="error">
            <text:p>#NAME?</text:p>
          </table:table-cell>
          <table:table-cell table:style-name="ce2" office:value-type="string" calcext:value-type="string">
            <text:p>Verifica orale degli apprendimen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7" calcext:value-type="float">
            <text:p>17</text:p>
          </table:table-cell>
          <table:table-cell table:style-name="ce2" office:value-type="string" calcext:value-type="string">
            <text:p>dads-3</text:p>
          </table:table-cell>
          <table:table-cell table:style-name="ce2" table:formula="of:=concat(IF([.E18];&quot;🗹 &quot;;&quot;☐ &quot;);[.D18])" office:value-type="string" office:string-value="" calcext:value-type="error">
            <text:p>#NAME?</text:p>
          </table:table-cell>
          <table:table-cell table:style-name="ce2" office:value-type="string" calcext:value-type="string">
            <text:p>Consegne <text:s/>(elaborati digitali, test strutturati,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8" calcext:value-type="float">
            <text:p>18</text:p>
          </table:table-cell>
          <table:table-cell table:style-name="ce2" office:value-type="string" calcext:value-type="string">
            <text:p>dads-4</text:p>
          </table:table-cell>
          <table:table-cell table:style-name="ce2" table:formula="of:=concat(IF([.E19];&quot;🗹 &quot;;&quot;☐ &quot;);[.D19])" office:value-type="string" office:string-value="" calcext:value-type="error">
            <text:p>#NAME?</text:p>
          </table:table-cell>
          <table:table-cell table:style-name="ce2" office:value-type="string" calcext:value-type="string">
            <text:p>Lezione Dialogat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19" calcext:value-type="float">
            <text:p>19</text:p>
          </table:table-cell>
          <table:table-cell table:style-name="ce2" office:value-type="string" calcext:value-type="string">
            <text:p>dads-5</text:p>
          </table:table-cell>
          <table:table-cell table:style-name="ce2" table:formula="of:=concat(IF([.E20];&quot;🗹 &quot;;&quot;☐ &quot;);[.D20])" office:value-type="string" office:string-value="" calcext:value-type="error">
            <text:p>#NAME?</text:p>
          </table:table-cell>
          <table:table-cell table:style-name="ce2" office:value-type="string" calcext:value-type="string">
            <text:p>Problem Solv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0" calcext:value-type="float">
            <text:p>20</text:p>
          </table:table-cell>
          <table:table-cell table:style-name="ce2" office:value-type="string" calcext:value-type="string">
            <text:p>dads-6</text:p>
          </table:table-cell>
          <table:table-cell table:style-name="ce2" table:formula="of:=concat(IF([.E21];&quot;🗹 &quot;;&quot;☐ &quot;);[.D21])" office:value-type="string" office:string-value="" calcext:value-type="error">
            <text:p>#NAME?</text:p>
          </table:table-cell>
          <table:table-cell table:style-name="ce2" office:value-type="string" calcext:value-type="string">
            <text:p>Cooperative 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1" calcext:value-type="float">
            <text:p>21</text:p>
          </table:table-cell>
          <table:table-cell table:style-name="ce2" office:value-type="string" calcext:value-type="string">
            <text:p>dads-7</text:p>
          </table:table-cell>
          <table:table-cell table:style-name="ce2" table:formula="of:=concat(IF([.E22];&quot;🗹 &quot;;&quot;☐ &quot;);[.D22])" office:value-type="string" office:string-value="" calcext:value-type="error">
            <text:p>#NAME?</text:p>
          </table:table-cell>
          <table:table-cell table:style-name="ce2" office:value-type="string" calcext:value-type="string">
            <text:p>Flipped Classroom</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2" calcext:value-type="float">
            <text:p>22</text:p>
          </table:table-cell>
          <table:table-cell table:style-name="ce2" office:value-type="string" calcext:value-type="string">
            <text:p>dads-8</text:p>
          </table:table-cell>
          <table:table-cell table:style-name="ce2" table:formula="of:=concat(IF([.E23];&quot;🗹 &quot;;&quot;☐ &quot;);[.D23])" office:value-type="string" office:string-value="" calcext:value-type="error">
            <text:p>#NAME?</text:p>
          </table:table-cell>
          <table:table-cell table:style-name="ce2" office:value-type="string" calcext:value-type="string">
            <text:p>Attività Prat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3" calcext:value-type="float">
            <text:p>23</text:p>
          </table:table-cell>
          <table:table-cell table:style-name="ce2" office:value-type="string" calcext:value-type="string">
            <text:p>dads-9</text:p>
          </table:table-cell>
          <table:table-cell table:style-name="ce2" table:formula="of:=concat(IF([.E24];&quot;🗹 &quot;;&quot;☐ &quot;);[.D24])" office:value-type="string" office:string-value="" calcext:value-type="error">
            <text:p>#NAME?</text:p>
          </table:table-cell>
          <table:table-cell table:style-name="ce2" office:value-type="string" calcext:value-type="string">
            <text:p>E-Learn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4" calcext:value-type="float">
            <text:p>24</text:p>
          </table:table-cell>
          <table:table-cell table:style-name="ce2" office:value-type="string" calcext:value-type="string">
            <text:p>dads-10</text:p>
          </table:table-cell>
          <table:table-cell table:style-name="ce2" table:formula="of:=concat(IF([.E25];&quot;🗹 &quot;;&quot;☐ &quot;);[.D25])" office:value-type="string" office:string-value="" calcext:value-type="error">
            <text:p>#NAME?</text:p>
          </table:table-cell>
          <table:table-cell table:style-name="ce2" office:value-type="string" calcext:value-type="string">
            <text:p>Peer Tutoring</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5" calcext:value-type="float">
            <text:p>25</text:p>
          </table:table-cell>
          <table:table-cell table:style-name="ce2" office:value-type="string" calcext:value-type="string">
            <text:p>dads-11</text:p>
          </table:table-cell>
          <table:table-cell table:style-name="ce2" table:formula="of:=concat(IF([.E26];&quot;🗹 &quot;;&quot;☐ &quot;);[.D26])" office:value-type="string" office:string-value="" calcext:value-type="error">
            <text:p>#NAME?</text:p>
          </table:table-cell>
          <table:table-cell table:style-name="ce2" office:value-type="string" calcext:value-type="string">
            <text:p>Lavoro di Grupp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6" calcext:value-type="float">
            <text:p>26</text:p>
          </table:table-cell>
          <table:table-cell table:style-name="ce2" office:value-type="string" calcext:value-type="string">
            <text:p>dads-12</text:p>
          </table:table-cell>
          <table:table-cell table:style-name="ce2" table:formula="of:=concat(IF([.E27];&quot;🗹 &quot;;&quot;☐ &quot;);[.D27])" office:value-type="string" office:string-value="" calcext:value-type="error">
            <text:p>#NAME?</text:p>
          </table:table-cell>
          <table:table-cell table:style-name="ce2" office:value-type="string" calcext:value-type="string">
            <text:p>Jigsaw</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7" calcext:value-type="float">
            <text:p>27</text:p>
          </table:table-cell>
          <table:table-cell table:style-name="ce2" office:value-type="string" calcext:value-type="string">
            <text:p>dads-13</text:p>
          </table:table-cell>
          <table:table-cell table:style-name="ce2" table:formula="of:=concat(IF([.E28];&quot;🗹 &quot;;&quot;☐ &quot;);[.D28])"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8" calcext:value-type="float">
            <text:p>28</text:p>
          </table:table-cell>
          <table:table-cell table:style-name="ce2" office:value-type="string" calcext:value-type="string">
            <text:p>dada-1</text:p>
          </table:table-cell>
          <table:table-cell table:style-name="ce2" table:formula="of:=concat(IF([.E29];&quot;🗹 &quot;;&quot;☐ &quot;);[.D29])" office:value-type="string" office:string-value="" calcext:value-type="error">
            <text:p>#NAME?</text:p>
          </table:table-cell>
          <table:table-cell table:style-name="ce2" office:value-type="string" calcext:value-type="string">
            <text:p>Realizzazione di mappe concettual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29" calcext:value-type="float">
            <text:p>29</text:p>
          </table:table-cell>
          <table:table-cell table:style-name="ce2" office:value-type="string" calcext:value-type="string">
            <text:p>dada-2</text:p>
          </table:table-cell>
          <table:table-cell table:style-name="ce2" table:formula="of:=concat(IF([.E30];&quot;🗹 &quot;;&quot;☐ &quot;);[.D30])" office:value-type="string" office:string-value="" calcext:value-type="error">
            <text:p>#NAME?</text:p>
          </table:table-cell>
          <table:table-cell table:style-name="ce2" office:value-type="string" calcext:value-type="string">
            <text:p>Invio di materiale multimediale, Power Point, esercizi o test da svolgere (Videolezione, Documentari, Project Work …)</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0" calcext:value-type="float">
            <text:p>30</text:p>
          </table:table-cell>
          <table:table-cell table:style-name="ce2" office:value-type="string" calcext:value-type="string">
            <text:p>dada-3</text:p>
          </table:table-cell>
          <table:table-cell table:style-name="ce2" table:formula="of:=concat(IF([.E31];&quot;🗹 &quot;;&quot;☐ &quot;);[.D31])" office:value-type="string" office:string-value="" calcext:value-type="error">
            <text:p>#NAME?</text:p>
          </table:table-cell>
          <table:table-cell table:style-name="ce2" office:value-type="string" calcext:value-type="string">
            <text:p>Invio di tracce per elaborat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1" calcext:value-type="float">
            <text:p>31</text:p>
          </table:table-cell>
          <table:table-cell table:style-name="ce2" office:value-type="string" calcext:value-type="string">
            <text:p>dada-4</text:p>
          </table:table-cell>
          <table:table-cell table:style-name="ce2" table:formula="of:=concat(IF([.E32];&quot;🗹 &quot;;&quot;☐ &quot;);[.D32])" office:value-type="string" office:string-value="" calcext:value-type="error">
            <text:p>#NAME?</text:p>
          </table:table-cell>
          <table:table-cell table:style-name="ce2" office:value-type="string" calcext:value-type="string">
            <text:p>Invio di sintesi degli argomenti svolti in presenz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2" calcext:value-type="float">
            <text:p>32</text:p>
          </table:table-cell>
          <table:table-cell table:style-name="ce2" office:value-type="string" calcext:value-type="string">
            <text:p>dada-5</text:p>
          </table:table-cell>
          <table:table-cell table:style-name="ce2" table:formula="of:=concat(IF([.E33];&quot;🗹 &quot;;&quot;☐ &quot;);[.D33])" office:value-type="string" office:string-value="" calcext:value-type="error">
            <text:p>#NAME?</text:p>
          </table:table-cell>
          <table:table-cell table:style-name="ce2" office:value-type="string" calcext:value-type="string">
            <text:p>Invio di testi e/o sintesi scientifiche o specifiche della disciplina da analizzar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3" calcext:value-type="float">
            <text:p>33</text:p>
          </table:table-cell>
          <table:table-cell table:style-name="ce2" office:value-type="string" calcext:value-type="string">
            <text:p>dada-6</text:p>
          </table:table-cell>
          <table:table-cell table:style-name="ce2" table:formula="of:=concat(IF([.E34];&quot;🗹 &quot;;&quot;☐ &quot;);[.D34])"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4" calcext:value-type="float">
            <text:p>34</text:p>
          </table:table-cell>
          <table:table-cell table:style-name="ce2" office:value-type="string" calcext:value-type="string">
            <text:p>mezzi-1</text:p>
          </table:table-cell>
          <table:table-cell table:style-name="ce2" table:formula="of:=concat(IF([.E35];&quot;🗹 &quot;;&quot;☐ &quot;);[.D35])" office:value-type="string" office:string-value="" calcext:value-type="error">
            <text:p>#NAME?</text:p>
          </table:table-cell>
          <table:table-cell table:style-name="ce2" office:value-type="string" calcext:value-type="string">
            <text:p>Libri di Test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5" calcext:value-type="float">
            <text:p>35</text:p>
          </table:table-cell>
          <table:table-cell table:style-name="ce2" office:value-type="string" calcext:value-type="string">
            <text:p>mezzi-2</text:p>
          </table:table-cell>
          <table:table-cell table:style-name="ce2" table:formula="of:=concat(IF([.E36];&quot;🗹 &quot;;&quot;☐ &quot;);[.D36])" office:value-type="string" office:string-value="" calcext:value-type="error">
            <text:p>#NAME?</text:p>
          </table:table-cell>
          <table:table-cell table:style-name="ce2" office:value-type="string" calcext:value-type="string">
            <text:p>Audiovisiv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6" calcext:value-type="float">
            <text:p>36</text:p>
          </table:table-cell>
          <table:table-cell table:style-name="ce2" office:value-type="string" calcext:value-type="string">
            <text:p>mezzi-3</text:p>
          </table:table-cell>
          <table:table-cell table:style-name="ce2" table:formula="of:=concat(IF([.E37];&quot;🗹 &quot;;&quot;☐ &quot;);[.D37])" office:value-type="string" office:string-value="" calcext:value-type="error">
            <text:p>#NAME?</text:p>
          </table:table-cell>
          <table:table-cell table:style-name="ce2" office:value-type="string" calcext:value-type="string">
            <text:p>Prodotti Multimedi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7" calcext:value-type="float">
            <text:p>37</text:p>
          </table:table-cell>
          <table:table-cell table:style-name="ce2" office:value-type="string" calcext:value-type="string">
            <text:p>mezzi-4</text:p>
          </table:table-cell>
          <table:table-cell table:style-name="ce2" table:formula="of:=concat(IF([.E38];&quot;🗹 &quot;;&quot;☐ &quot;);[.D38])" office:value-type="string" office:string-value="" calcext:value-type="error">
            <text:p>#NAME?</text:p>
          </table:table-cell>
          <table:table-cell table:style-name="ce2" office:value-type="string" calcext:value-type="string">
            <text:p>Riviste Specializzat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38" calcext:value-type="float">
            <text:p>38</text:p>
          </table:table-cell>
          <table:table-cell table:style-name="ce2" office:value-type="string" calcext:value-type="string">
            <text:p>mezzi-5</text:p>
          </table:table-cell>
          <table:table-cell table:style-name="ce2" table:formula="of:=concat(IF([.E39];&quot;🗹 &quot;;&quot;☐ &quot;);[.D39])" office:value-type="string" office:string-value="" calcext:value-type="error">
            <text:p>#NAME?</text:p>
          </table:table-cell>
          <table:table-cell table:style-name="ce2" office:value-type="string" calcext:value-type="string">
            <text:p>Risorse di Re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39" calcext:value-type="float">
            <text:p>39</text:p>
          </table:table-cell>
          <table:table-cell table:style-name="ce2" office:value-type="string" calcext:value-type="string">
            <text:p>mezzi-6</text:p>
          </table:table-cell>
          <table:table-cell table:style-name="ce2" table:formula="of:=concat(IF([.E40];&quot;🗹 &quot;;&quot;☐ &quot;);[.D40])" office:value-type="string" office:string-value="" calcext:value-type="error">
            <text:p>#NAME?</text:p>
          </table:table-cell>
          <table:table-cell table:style-name="ce2" office:value-type="string" calcext:value-type="string">
            <text:p>Strumenti Tec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0" calcext:value-type="float">
            <text:p>40</text:p>
          </table:table-cell>
          <table:table-cell table:style-name="ce2" office:value-type="string" calcext:value-type="string">
            <text:p>mezzi-7</text:p>
          </table:table-cell>
          <table:table-cell table:style-name="ce2" table:formula="of:=concat(IF([.E41];&quot;🗹 &quot;;&quot;☐ &quot;);[.D41])" office:value-type="string" office:string-value="" calcext:value-type="error">
            <text:p>#NAME?</text:p>
          </table:table-cell>
          <table:table-cell table:style-name="ce2" office:value-type="string" calcext:value-type="string">
            <text:p>Diario di Bord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1" calcext:value-type="float">
            <text:p>41</text:p>
          </table:table-cell>
          <table:table-cell table:style-name="ce2" office:value-type="string" calcext:value-type="string">
            <text:p>mezzi-8</text:p>
          </table:table-cell>
          <table:table-cell table:style-name="ce2" table:formula="of:=concat(IF([.E42];&quot;🗹 &quot;;&quot;☐ &quot;);[.D42])" office:value-type="string" office:string-value="" calcext:value-type="error">
            <text:p>#NAME?</text:p>
          </table:table-cell>
          <table:table-cell table:style-name="ce2" office:value-type="string" calcext:value-type="string">
            <text:p>Dispositivi Elettronic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2" calcext:value-type="float">
            <text:p>42</text:p>
          </table:table-cell>
          <table:table-cell table:style-name="ce2" office:value-type="string" calcext:value-type="string">
            <text:p>mezzi-9</text:p>
          </table:table-cell>
          <table:table-cell table:style-name="ce2" table:formula="of:=concat(IF([.E43];&quot;🗹 &quot;;&quot;☐ &quot;);[.D43])"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3" calcext:value-type="float">
            <text:p>43</text:p>
          </table:table-cell>
          <table:table-cell table:style-name="ce2" office:value-type="string" calcext:value-type="string">
            <text:p>strumenti-1</text:p>
          </table:table-cell>
          <table:table-cell table:style-name="ce2" table:formula="of:=concat(IF([.E44];&quot;🗹 &quot;;&quot;☐ &quot;);[.D44])" office:value-type="string" office:string-value="" calcext:value-type="error">
            <text:p>#NAME?</text:p>
          </table:table-cell>
          <table:table-cell table:style-name="ce2" office:value-type="string" calcext:value-type="string">
            <text:p>Aula Informatic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4" calcext:value-type="float">
            <text:p>44</text:p>
          </table:table-cell>
          <table:table-cell table:style-name="ce2" office:value-type="string" calcext:value-type="string">
            <text:p>strumenti-2</text:p>
          </table:table-cell>
          <table:table-cell table:style-name="ce2" table:formula="of:=concat(IF([.E45];&quot;🗹 &quot;;&quot;☐ &quot;);[.D45])" office:value-type="string" office:string-value="" calcext:value-type="error">
            <text:p>#NAME?</text:p>
          </table:table-cell>
          <table:table-cell table:style-name="ce2" office:value-type="string" calcext:value-type="string">
            <text:p>Laboratori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5" calcext:value-type="float">
            <text:p>45</text:p>
          </table:table-cell>
          <table:table-cell table:style-name="ce2" office:value-type="string" calcext:value-type="string">
            <text:p>strumenti-3</text:p>
          </table:table-cell>
          <table:table-cell table:style-name="ce2" table:formula="of:=concat(IF([.E46];&quot;🗹 &quot;;&quot;☐ &quot;);[.D46])" office:value-type="string" office:string-value="" calcext:value-type="error">
            <text:p>#NAME?</text:p>
          </table:table-cell>
          <table:table-cell table:style-name="ce2" office:value-type="string" calcext:value-type="string">
            <text:p>Bibliotec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6" calcext:value-type="float">
            <text:p>46</text:p>
          </table:table-cell>
          <table:table-cell table:style-name="ce2" office:value-type="string" calcext:value-type="string">
            <text:p>strumenti-4</text:p>
          </table:table-cell>
          <table:table-cell table:style-name="ce2" table:formula="of:=concat(IF([.E47];&quot;🗹 &quot;;&quot;☐ &quot;);[.D47])" office:value-type="string" office:string-value="" calcext:value-type="error">
            <text:p>#NAME?</text:p>
          </table:table-cell>
          <table:table-cell table:style-name="ce2" office:value-type="string" calcext:value-type="string">
            <text:p>Palestra</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7" calcext:value-type="float">
            <text:p>47</text:p>
          </table:table-cell>
          <table:table-cell table:style-name="ce2" office:value-type="string" calcext:value-type="string">
            <text:p>strumenti-5</text:p>
          </table:table-cell>
          <table:table-cell table:style-name="ce2" table:formula="of:=concat(IF([.E48];&quot;🗹 &quot;;&quot;☐ &quot;);[.D48])" office:value-type="string" office:string-value="" calcext:value-type="error">
            <text:p>#NAME?</text:p>
          </table:table-cell>
          <table:table-cell table:style-name="ce2" office:value-type="string" calcext:value-type="string">
            <text:p>Piattaforme (Microsoft Teams, Edmodo, GMeet, Zoom)</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48" calcext:value-type="float">
            <text:p>48</text:p>
          </table:table-cell>
          <table:table-cell table:style-name="ce2" office:value-type="string" calcext:value-type="string">
            <text:p>strumenti-6</text:p>
          </table:table-cell>
          <table:table-cell table:style-name="ce2" table:formula="of:=concat(IF([.E49];&quot;🗹 &quot;;&quot;☐ &quot;);[.D49])" office:value-type="string" office:string-value="" calcext:value-type="error">
            <text:p>#NAME?</text:p>
          </table:table-cell>
          <table:table-cell table:style-name="ce2" office:value-type="string" calcext:value-type="string">
            <text:p>Laboratori</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49" calcext:value-type="float">
            <text:p>49</text:p>
          </table:table-cell>
          <table:table-cell table:style-name="ce2" office:value-type="string" calcext:value-type="string">
            <text:p>strumenti-7</text:p>
          </table:table-cell>
          <table:table-cell table:style-name="ce2" table:formula="of:=concat(IF([.E50];&quot;🗹 &quot;;&quot;☐ &quot;);[.D50])" office:value-type="string" office:string-value="" calcext:value-type="error">
            <text:p>#NAME?</text:p>
          </table:table-cell>
          <table:table-cell table:style-name="ce2" office:value-type="string" calcext:value-type="string">
            <text:p>Strutture Convenzionate per PCT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0" calcext:value-type="float">
            <text:p>50</text:p>
          </table:table-cell>
          <table:table-cell table:style-name="ce2" office:value-type="string" calcext:value-type="string">
            <text:p>strumenti-8</text:p>
          </table:table-cell>
          <table:table-cell table:style-name="ce2" table:formula="of:=concat(IF([.E51];&quot;🗹 &quot;;&quot;☐ &quot;);[.D51])" office:value-type="string" office:string-value="" calcext:value-type="error">
            <text:p>#NAME?</text:p>
          </table:table-cell>
          <table:table-cell table:style-name="ce2" office:value-type="string" calcext:value-type="string">
            <text:p>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1" calcext:value-type="float">
            <text:p>51</text:p>
          </table:table-cell>
          <table:table-cell table:style-name="ce2" office:value-type="string" calcext:value-type="string">
            <text:p>strumenti-9</text:p>
          </table:table-cell>
          <table:table-cell table:style-name="ce2" table:formula="of:=concat(IF([.E52];&quot;🗹 &quot;;&quot;☐ &quot;);[.D52])" office:value-type="string" office:string-value="" calcext:value-type="error">
            <text:p>#NAME?</text:p>
          </table:table-cell>
          <table:table-cell table:style-name="ce2"/>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2" calcext:value-type="float">
            <text:p>52</text:p>
          </table:table-cell>
          <table:table-cell table:style-name="ce2" office:value-type="string" calcext:value-type="string">
            <text:p>ver-1</text:p>
          </table:table-cell>
          <table:table-cell table:style-name="ce2" table:formula="of:=concat(IF([.E53];&quot;🗹 &quot;;&quot;☐ &quot;);[.D53])" office:value-type="string" office:string-value="" calcext:value-type="error">
            <text:p>#NAME?</text:p>
          </table:table-cell>
          <table:table-cell table:style-name="ce2" office:value-type="string" calcext:value-type="string">
            <text:p>Colloqui Orali</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3" calcext:value-type="float">
            <text:p>53</text:p>
          </table:table-cell>
          <table:table-cell table:style-name="ce2" office:value-type="string" calcext:value-type="string">
            <text:p>ver-2</text:p>
          </table:table-cell>
          <table:table-cell table:style-name="ce2" table:formula="of:=concat(IF([.E54];&quot;🗹 &quot;;&quot;☐ &quot;);[.D54])" office:value-type="string" office:string-value="" calcext:value-type="error">
            <text:p>#NAME?</text:p>
          </table:table-cell>
          <table:table-cell table:style-name="ce2" office:value-type="string" calcext:value-type="string">
            <text:p>Prove Scritte</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4" calcext:value-type="float">
            <text:p>54</text:p>
          </table:table-cell>
          <table:table-cell table:style-name="ce2" office:value-type="string" calcext:value-type="string">
            <text:p>ver-3</text:p>
          </table:table-cell>
          <table:table-cell table:style-name="ce2" table:formula="of:=concat(IF([.E55];&quot;🗹 &quot;;&quot;☐ &quot;);[.D55])" office:value-type="string" office:string-value="" calcext:value-type="error">
            <text:p>#NAME?</text:p>
          </table:table-cell>
          <table:table-cell table:style-name="ce2" office:value-type="string" calcext:value-type="string">
            <text:p>Prove Scritte – Grafiche</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5" calcext:value-type="float">
            <text:p>55</text:p>
          </table:table-cell>
          <table:table-cell table:style-name="ce2" office:value-type="string" calcext:value-type="string">
            <text:p>ver-4</text:p>
          </table:table-cell>
          <table:table-cell table:style-name="ce2" table:formula="of:=concat(IF([.E56];&quot;🗹 &quot;;&quot;☐ &quot;);[.D56])" office:value-type="string" office:string-value="" calcext:value-type="error">
            <text:p>#NAME?</text:p>
          </table:table-cell>
          <table:table-cell table:style-name="ce2" office:value-type="string" calcext:value-type="string">
            <text:p>Ricerche personali o di grupp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6" calcext:value-type="float">
            <text:p>56</text:p>
          </table:table-cell>
          <table:table-cell table:style-name="ce2" office:value-type="string" calcext:value-type="string">
            <text:p>ver-5</text:p>
          </table:table-cell>
          <table:table-cell table:style-name="ce2" table:formula="of:=concat(IF([.E57];&quot;🗹 &quot;;&quot;☐ &quot;);[.D57])" office:value-type="string" office:string-value="" calcext:value-type="error">
            <text:p>#NAME?</text:p>
          </table:table-cell>
          <table:table-cell table:style-name="ce2" office:value-type="string" calcext:value-type="string">
            <text:p>Project Work</text:p>
          </table:table-cell>
          <table:table-cell table:number-columns-repeated="1020"/>
        </table:table-row>
        <table:table-row table:style-name="ro1">
          <table:table-cell table:style-name="ce2" office:value-type="float" office:value="57" calcext:value-type="float">
            <text:p>57</text:p>
          </table:table-cell>
          <table:table-cell table:style-name="ce2" office:value-type="string" calcext:value-type="string">
            <text:p>ver-6</text:p>
          </table:table-cell>
          <table:table-cell table:style-name="ce2" table:formula="of:=concat(IF([.E58];&quot;🗹 &quot;;&quot;☐ &quot;);[.D58])" office:value-type="string" office:string-value="" calcext:value-type="error">
            <text:p>#NAME?</text:p>
          </table:table-cell>
          <table:table-cell table:style-name="ce2" office:value-type="string" calcext:value-type="string">
            <text:p>Dialogo Interattiv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58" calcext:value-type="float">
            <text:p>58</text:p>
          </table:table-cell>
          <table:table-cell table:style-name="ce2" office:value-type="string" calcext:value-type="string">
            <text:p>ver-7</text:p>
          </table:table-cell>
          <table:table-cell table:style-name="ce2" table:formula="of:=concat(IF([.E59];&quot;🗹 &quot;;&quot;☐ &quot;);[.D59])" office:value-type="string" office:string-value="" calcext:value-type="error">
            <text:p>#NAME?</text:p>
          </table:table-cell>
          <table:table-cell table:style-name="ce2" office:value-type="string" calcext:value-type="string">
            <text:p>Test Interattivi:  </text:p>
            <text:p>  ☐ Google Moduli</text:p>
            <text:p>  🗹 Microsoft Forms</text:p>
            <text:p>  ☐ Quizlet</text:p>
            <text:p>  ☐ Kahoot</text:p>
            <text:p>  ☐ Zanichelli Zte</text:p>
            <text:p>  ☐ Teacher Desmos</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59" calcext:value-type="float">
            <text:p>59</text:p>
          </table:table-cell>
          <table:table-cell table:style-name="ce2" office:value-type="string" calcext:value-type="string">
            <text:p>ver-8</text:p>
          </table:table-cell>
          <table:table-cell table:style-name="ce2" table:formula="of:=concat(IF([.E60];&quot;🗹 &quot;;&quot;☐ &quot;);[.D60])" office:value-type="string" office:string-value="" calcext:value-type="error">
            <text:p>#NAME?</text:p>
          </table:table-cell>
          <table:table-cell table:style-name="ce2" office:value-type="string" calcext:value-type="string">
            <text:p>☐ Altro:</text:p>
          </table:table-cell>
          <table:table-cell table:style-name="ce2" table:formula="of:=FALSE()" office:value-type="float" office:value="0" calcext:value-type="float">
            <text:p>0</text:p>
          </table:table-cell>
          <table:table-cell table:number-columns-repeated="1019"/>
        </table:table-row>
        <table:table-row table:style-name="ro1">
          <table:table-cell table:style-name="ce2" office:value-type="float" office:value="60" calcext:value-type="float">
            <text:p>60</text:p>
          </table:table-cell>
          <table:table-cell table:style-name="ce2" office:value-type="string" calcext:value-type="string">
            <text:p>ver-9</text:p>
          </table:table-cell>
          <table:table-cell table:style-name="ce2" table:formula="of:=concat(IF([.E61];&quot;🗹 &quot;;&quot;☐ &quot;);[.D61])" office:value-type="string" office:string-value="" calcext:value-type="error">
            <text:p>#NAME?</text:p>
          </table:table-cell>
          <table:table-cell table:style-name="ce2" office:value-type="string" calcext:value-type="string">
            <text:p>🗹 Questionari a Risposta Chius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1" calcext:value-type="float">
            <text:p>61</text:p>
          </table:table-cell>
          <table:table-cell table:style-name="ce2" office:value-type="string" calcext:value-type="string">
            <text:p>ver-10</text:p>
          </table:table-cell>
          <table:table-cell table:style-name="ce2" table:formula="of:=concat(IF([.E62];&quot;🗹 &quot;;&quot;☐ &quot;);[.D62])" office:value-type="string" office:string-value="" calcext:value-type="error">
            <text:p>#NAME?</text:p>
          </table:table-cell>
          <table:table-cell table:style-name="ce2" office:value-type="string" calcext:value-type="string">
            <text:p>🗹 Questionari a Risposta Apert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2" calcext:value-type="float">
            <text:p>62</text:p>
          </table:table-cell>
          <table:table-cell table:style-name="ce2" office:value-type="string" calcext:value-type="string">
            <text:p>ver-11</text:p>
          </table:table-cell>
          <table:table-cell table:style-name="ce2" table:formula="of:=concat(IF([.E63];&quot;🗹 &quot;;&quot;☐ &quot;);[.D63])" office:value-type="string" office:string-value="" calcext:value-type="error">
            <text:p>#NAME?</text:p>
          </table:table-cell>
          <table:table-cell table:style-name="ce2" office:value-type="string" calcext:value-type="string">
            <text:p>🗹 Questionari a Risposta Multipla</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3" calcext:value-type="float">
            <text:p>63</text:p>
          </table:table-cell>
          <table:table-cell table:style-name="ce2" office:value-type="string" calcext:value-type="string">
            <text:p>ver-12</text:p>
          </table:table-cell>
          <table:table-cell table:style-name="ce2" table:formula="of:=concat(IF([.E64];&quot;🗹 &quot;;&quot;☐ &quot;);[.D64])" office:value-type="string" office:string-value="" calcext:value-type="error">
            <text:p>#NAME?</text:p>
          </table:table-cell>
          <table:table-cell table:style-name="ce2" office:value-type="string" calcext:value-type="string">
            <text:p>🗹 Questionari Vero - Fals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4" calcext:value-type="float">
            <text:p>64</text:p>
          </table:table-cell>
          <table:table-cell table:style-name="ce2" office:value-type="string" calcext:value-type="string">
            <text:p>ver-13</text:p>
          </table:table-cell>
          <table:table-cell table:style-name="ce2" table:formula="of:=concat(IF([.E65];&quot;🗹 &quot;;&quot;☐ &quot;);[.D65])" office:value-type="string" office:string-value="" calcext:value-type="error">
            <text:p>#NAME?</text:p>
          </table:table-cell>
          <table:table-cell table:style-name="ce2" office:value-type="string" calcext:value-type="string">
            <text:p>🗹 Compiti di Realtà</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5" calcext:value-type="float">
            <text:p>65</text:p>
          </table:table-cell>
          <table:table-cell table:style-name="ce2" office:value-type="string" calcext:value-type="string">
            <text:p>ver-14</text:p>
          </table:table-cell>
          <table:table-cell table:style-name="ce2" table:formula="of:=concat(IF([.E66];&quot;🗹 &quot;;&quot;☐ &quot;);[.D66])" office:value-type="string" office:string-value="" calcext:value-type="error">
            <text:p>#NAME?</text:p>
          </table:table-cell>
          <table:table-cell table:style-name="ce2" office:value-type="string" calcext:value-type="string">
            <text:p>Verifiche per Competenze: </text:p>
            <text:p>  🗹 Commento a Testi;</text:p>
            <text:p>  🗹 Creazione e Risoluzione di Esercizi (Problem  Solving E Posing)</text:p>
            <text:p>  ☐ Mappa Di Sintesi;</text:p>
            <text:p>  🗹 Riflessione Critica</text:p>
            <text:p>  ☐ Debate: Argomentare Con Punti Di Vista Diversi</text:p>
            <text:p>  ☐ Percorsi Con Immagini E Testi</text:p>
            <text:p>  ☐ Saggio Di Comparazione</text:p>
            <text:p>  ☐ Altro:</text:p>
          </table:table-cell>
          <table:table-cell table:style-name="ce2" table:formula="of:=TRUE()" office:value-type="float" office:value="1" calcext:value-type="float">
            <text:p>1</text:p>
          </table:table-cell>
          <table:table-cell table:number-columns-repeated="1019"/>
        </table:table-row>
        <table:table-row table:style-name="ro1">
          <table:table-cell table:style-name="ce2" office:value-type="float" office:value="66" calcext:value-type="float">
            <text:p>66</text:p>
          </table:table-cell>
          <table:table-cell table:style-name="ce2" office:value-type="string" calcext:value-type="string">
            <text:p>ver-15</text:p>
          </table:table-cell>
          <table:table-cell table:style-name="ce2" table:formula="of:=concat(IF([.E67];&quot;🗹 &quot;;&quot;☐ &quot;);[.D67])" office:value-type="string" office:string-value="" calcext:value-type="error">
            <text:p>#NAME?</text:p>
          </table:table-cell>
          <table:table-cell table:style-name="ce2" office:value-type="string" calcext:value-type="string">
            <text:p>Verifiche per Competenze con il Digitale  </text:p>
            <text:p>  ☐ Pagina Web (Sites)</text:p>
            <text:p>  ☐ Immagini, Mappe e Presentazioni Animate  (Genial.Ly)</text:p>
            <text:p>  ☐ Realizzazione Di Ebooks</text:p>
            <text:p>  ☐ Lavori di Gruppo con documenti o produzioni multimediali condivise</text:p>
            <text:p>  ☐ Presentazioni (Ppt, Prezi, Google Presentation, Slides, Genial.Ly, Etc.)</text:p>
            <text:p>  ☐ Video (Spark Adobe, Powtoon, Stop Motion, Etc.)</text:p>
            <text:p>  ☐ Reading Collettivi Da Registrare</text:p>
            <text:p>  ☐ Altro:</text:p>
          </table:table-cell>
          <table:table-cell table:style-name="ce2" table:formula="of:=FALSE()" office:value-type="float" office:value="0" calcext:value-type="float">
            <text:p>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table table:name="periodo" table:style-name="ta10">
        <table:table-column table:style-name="co3" table:default-cell-style-name="Default"/>
        <table:table-column table:style-name="co64" table:default-cell-style-name="Default"/>
        <table:table-column table:style-name="co3" table:number-columns-repeated="1022" table:default-cell-style-name="Default"/>
        <table:table-row table:style-name="ro1">
          <table:table-cell table:style-name="ce10" office:value-type="string" calcext:value-type="string">
            <text:p>id</text:p>
          </table:table-cell>
          <table:table-cell table:style-name="ce10" office:value-type="string" calcext:value-type="string">
            <text:p>nome</text:p>
          </table:table-cell>
          <table:table-cell table:number-columns-repeated="1022"/>
        </table:table-row>
        <table:table-row table:style-name="ro1">
          <table:table-cell table:style-name="ce2" office:value-type="float" office:value="0" calcext:value-type="float">
            <text:p>0</text:p>
          </table:table-cell>
          <table:table-cell table:style-name="ce2" office:value-type="string" calcext:value-type="string">
            <text:p>tutti</text:p>
          </table:table-cell>
          <table:table-cell table:number-columns-repeated="1022"/>
        </table:table-row>
        <table:table-row table:style-name="ro1">
          <table:table-cell table:style-name="ce2" office:value-type="float" office:value="1" calcext:value-type="float">
            <text:p>1</text:p>
          </table:table-cell>
          <table:table-cell table:style-name="ce2" office:value-type="string" calcext:value-type="string">
            <text:p>secondo biennio</text:p>
          </table:table-cell>
          <table:table-cell table:number-columns-repeated="1022"/>
        </table:table-row>
        <table:table-row table:style-name="ro1">
          <table:table-cell table:style-name="ce2" office:value-type="float" office:value="2" calcext:value-type="float">
            <text:p>2</text:p>
          </table:table-cell>
          <table:table-cell table:style-name="ce2" office:value-type="string" calcext:value-type="string">
            <text:p>ultimo anno</text:p>
          </table:table-cell>
          <table:table-cell table:number-columns-repeated="1022"/>
        </table:table-row>
        <table:table-row table:style-name="ro1">
          <table:table-cell table:style-name="ce2" office:value-type="float" office:value="3" calcext:value-type="float">
            <text:p>3</text:p>
          </table:table-cell>
          <table:table-cell table:style-name="ce2" office:value-type="string" calcext:value-type="string">
            <text:p>primo biennio</text:p>
          </table:table-cell>
          <table:table-cell table:number-columns-repeated="1022"/>
        </table:table-row>
        <table:table-row table:style-name="ro2" table:number-rows-repeated="1048570">
          <table:table-cell table:number-columns-repeated="1024"/>
        </table:table-row>
        <table:table-row table:style-name="ro2">
          <table:table-cell table:number-columns-repeated="1024"/>
        </table:table-row>
      </table:table>
      <table:table table:name="eqf" table:style-name="ta11">
        <table:table-column table:style-name="co65" table:default-cell-style-name="Default"/>
        <table:table-column table:style-name="co66" table:default-cell-style-name="Default"/>
        <table:table-column table:style-name="co25" table:default-cell-style-name="Default"/>
        <table:table-column table:style-name="co67" table:default-cell-style-name="Default"/>
        <table:table-column table:style-name="co68" table:default-cell-style-name="Default"/>
        <table:table-column table:style-name="co69" table:default-cell-style-name="Default"/>
        <table:table-column table:style-name="co3" table:number-columns-repeated="1018" table:default-cell-style-name="Default"/>
        <table:table-row table:style-name="ro5">
          <table:table-cell table:style-name="ce1" office:value-type="string" calcext:value-type="string">
            <text:p>id</text:p>
          </table:table-cell>
          <table:table-cell table:style-name="ce1" office:value-type="string" calcext:value-type="string">
            <text:p>periodo</text:p>
          </table:table-cell>
          <table:table-cell table:style-name="ce1" office:value-type="string" calcext:value-type="string">
            <text:p>livello</text:p>
          </table:table-cell>
          <table:table-cell table:style-name="ce1" office:value-type="string" calcext:value-type="string">
            <text:p>conoscenze</text:p>
          </table:table-cell>
          <table:table-cell table:style-name="ce1" office:value-type="string" calcext:value-type="string">
            <text:p>abilità</text:p>
          </table:table-cell>
          <table:table-cell table:style-name="ce1" office:value-type="string" calcext:value-type="string">
            <text:p>competenze</text:p>
          </table:table-cell>
          <table:table-cell table:number-columns-repeated="1018"/>
        </table:table-row>
        <table:table-row table:style-name="ro5">
          <table:table-cell table:style-name="ce2" office:value-type="float" office:value="1" calcext:value-type="float">
            <text:p>1</text:p>
          </table:table-cell>
          <table:table-cell table:style-name="ce2" table:content-validation-name="val11" office:value-type="string" calcext:value-type="string">
            <text:p>primo biennio</text:p>
          </table:table-cell>
          <table:table-cell table:style-name="ce2" office:value-type="float" office:value="2" calcext:value-type="float">
            <text:p>2</text:p>
          </table:table-cell>
          <table:table-cell table:style-name="ce2" office:value-type="string" calcext:value-type="string">
            <text:p>Conoscenza pratica di base in un ambito di lavoro o di studio</text:p>
          </table:table-cell>
          <table:table-cell table:style-name="ce2" office:value-type="string" calcext:value-type="string">
            <text:p>Abilita cognitive e pratiche di base necessarie all’uso di informazioni pertinenti per svolgere compiti e risolvere problemi ricorrenti usando strumenti e regole semplici.</text:p>
          </table:table-cell>
          <table:table-cell table:style-name="ce2" office:value-type="string" calcext:value-type="string">
            <text:p>Lavoro o studio sotto la supervisione con un certo grado di autonomia</text:p>
          </table:table-cell>
          <table:table-cell table:number-columns-repeated="1018"/>
        </table:table-row>
        <table:table-row table:style-name="ro5">
          <table:table-cell table:style-name="ce2" office:value-type="float" office:value="2" calcext:value-type="float">
            <text:p>2</text:p>
          </table:table-cell>
          <table:table-cell table:style-name="ce2" table:content-validation-name="val11" office:value-type="string" calcext:value-type="string">
            <text:p>secondo biennio</text:p>
          </table:table-cell>
          <table:table-cell table:style-name="ce2" office:value-type="float" office:value="3" calcext:value-type="float">
            <text:p>3</text:p>
          </table:table-cell>
          <table:table-cell table:style-name="ce2" office:value-type="string" calcext:value-type="string">
            <text:p>Conoscenza di fatti, principi, processi e concetti generali, in un ambito di lavoro o di studio</text:p>
          </table:table-cell>
          <table:table-cell table:style-name="ce2" office:value-type="string" calcext:value-type="string">
            <text:p>Una gamma di abilita cognitive e pratiche necessarie a svolgere compiti e risolvere problemi scegliendo e applicando metodi di base, strumenti, materiali ed informazioni</text:p>
          </table:table-cell>
          <table:table-cell table:style-name="ce2" office:value-type="string" calcext:value-type="string">
            <text:p>Assumere la responsabilità di portare a termine compiti nell’ambito del lavoro o dello studio;</text:p>
            <text:p>adeguare il proprio comportamento alle circostanze nella soluzione dei problemi</text:p>
          </table:table-cell>
          <table:table-cell table:number-columns-repeated="1018"/>
        </table:table-row>
        <table:table-row table:style-name="ro5">
          <table:table-cell table:style-name="ce2" office:value-type="float" office:value="3" calcext:value-type="float">
            <text:p>3</text:p>
          </table:table-cell>
          <table:table-cell table:style-name="ce2" table:content-validation-name="val11" office:value-type="string" calcext:value-type="string">
            <text:p>ultimo anno</text:p>
          </table:table-cell>
          <table:table-cell table:style-name="ce2" office:value-type="float" office:value="4" calcext:value-type="float">
            <text:p>4</text:p>
          </table:table-cell>
          <table:table-cell table:style-name="ce2" office:value-type="string" calcext:value-type="string">
            <text:p>Conoscenza pratica e teorica in ampi contesti in un ambito di lavoro o di studio</text:p>
          </table:table-cell>
          <table:table-cell table:style-name="ce2" office:value-type="string" calcext:value-type="string">
            <text:p>Una gamma di abilita cognitive e pratiche necessarie a risolvere problemi specifici in un campo di lavoro o di studio</text:p>
          </table:table-cell>
          <table:table-cell table:style-name="ce2" office:value-type="string" calcext:value-type="string">
            <text:p>Sapersi gestire autonomamente, nel quadro di istruzioni in un contesto di lavoro o di studio, di solito prevedibili, ma soggetti a cambiamenti;</text:p>
            <text:p>sorvegliare il lavoro di routine di altri, assumendo una certa responsabilità per la valutazione e il miglioramento di attività</text:p>
            <text:p>lavorative o di studio</text:p>
          </table:table-cell>
          <table:table-cell table:number-columns-repeated="1018"/>
        </table:table-row>
        <table:table-row table:style-name="ro5" table:number-rows-repeated="99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docenti" table:style-name="ta12">
        <table:table-column table:style-name="co3" table:default-cell-style-name="Default"/>
        <table:table-column table:style-name="co70" table:default-cell-style-name="Default"/>
        <table:table-column table:style-name="co3" table:number-columns-repeated="1022" table:default-cell-style-name="Default"/>
        <table:table-row table:style-name="ro1">
          <table:table-cell table:style-name="ce1" office:value-type="string" calcext:value-type="string">
            <text:p>id</text:p>
          </table:table-cell>
          <table:table-cell table:style-name="ce1" office:value-type="string" calcext:value-type="string">
            <text:p>elenco</text:p>
          </table:table-cell>
          <table:table-cell table:number-columns-repeated="1022"/>
        </table:table-row>
        <table:table-row table:style-name="ro1">
          <table:table-cell table:style-name="ce2" office:value-type="float" office:value="1" calcext:value-type="float">
            <text:p>1</text:p>
          </table:table-cell>
          <table:table-cell table:style-name="ce2" office:value-type="string" calcext:value-type="string">
            <text:p>prof. R. Caserta, prof. M. Lo Brutto</text:p>
          </table:table-cell>
          <table:table-cell table:number-columns-repeated="1022"/>
        </table:table-row>
        <table:table-row table:style-name="ro1">
          <table:table-cell table:style-name="ce2" office:value-type="float" office:value="2" calcext:value-type="float">
            <text:p>2</text:p>
          </table:table-cell>
          <table:table-cell table:style-name="ce2" office:value-type="string" calcext:value-type="string">
            <text:p>prof. R. Caserta, prof. M. Genovese</text:p>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table table:name="manuali" table:style-name="ta13">
        <table:table-column table:style-name="co3" table:default-cell-style-name="Default"/>
        <table:table-column table:style-name="co71" table:default-cell-style-name="Default"/>
        <table:table-column table:style-name="co3" table:number-columns-repeated="1022" table:default-cell-style-name="Default"/>
        <table:table-row table:style-name="ro1">
          <table:table-cell table:style-name="ce1" office:value-type="string" calcext:value-type="string">
            <text:p>id</text:p>
          </table:table-cell>
          <table:table-cell table:style-name="ce1" office:value-type="string" calcext:value-type="string">
            <text:p>titolo</text:p>
          </table:table-cell>
          <table:table-cell table:style-name="ce1" office:value-type="string" calcext:value-type="string">
            <text:p>anno</text:p>
          </table:table-cell>
          <table:table-cell table:style-name="ce1" office:value-type="string" calcext:value-type="string">
            <text:p>disciplina</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DIspense fornite dal docente</text:p>
          </table:table-cell>
          <table:table-cell table:style-name="ce2" office:value-type="float" office:value="5" calcext:value-type="float">
            <text:p>5</text:p>
          </table:table-cell>
          <table:table-cell table:style-name="ce2" office:value-type="float" office:value="2" calcext:value-type="float">
            <text:p>2</text:p>
          </table:table-cell>
          <table:table-cell table:number-columns-repeated="1020"/>
        </table:table-row>
        <table:table-row table:style-name="ro1">
          <table:table-cell table:style-name="ce2" office:value-type="float" office:value="2" calcext:value-type="float">
            <text:p>2</text:p>
          </table:table-cell>
          <table:table-cell table:style-name="ce2" office:value-type="string" calcext:value-type="string">
            <text:p><text:span text:style-name="T4">Elena Baldino, Renato Rondano, Antonio Spano, Cesare Iacobelli, </text:span><text:span text:style-name="T5">Internetworking - Sistemi e reti Terza edizione vol.4, 5, </text:span><text:span text:style-name="T6">Juvenilia Scuola, ISBN: 9788874857524, 9788874857562</text:span></text:p>
          </table:table-cell>
          <table:table-cell table:style-name="ce2" office:value-type="float" office:value="5" calcext:value-type="float">
            <text:p>5</text:p>
          </table:table-cell>
          <table:table-cell table:style-name="ce2" office:value-type="float" office:value="1" calcext:value-type="float">
            <text:p>1</text:p>
          </table:table-cell>
          <table:table-cell table:number-columns-repeated="1020"/>
        </table:table-row>
        <table:table-row table:style-name="ro1">
          <table:table-cell table:style-name="ce2" office:value-type="float" office:value="3" calcext:value-type="float">
            <text:p>3</text:p>
          </table:table-cell>
          <table:table-cell table:style-name="ce2" office:value-type="string" calcext:value-type="string">
            <text:p><text:span text:style-name="T4">Simone Conradi, Roberta Molinari, </text:span><text:span text:style-name="T5">Intelligenza artificiale Cogito ergo sum?</text:span><text:span text:style-name="T6">, Zanichelli, ISBN:9788808199812</text:span></text:p>
          </table:table-cell>
          <table:table-cell table:style-name="ce2" office:value-type="float" office:value="5" calcext:value-type="float">
            <text:p>5</text:p>
          </table:table-cell>
          <table:table-cell table:style-name="ce2" office:value-type="float" office:value="3" calcext:value-type="float">
            <text:p>3</text:p>
          </table:table-cell>
          <table:table-cell table:number-columns-repeated="1020"/>
        </table:table-row>
        <table:table-row table:style-name="ro2" table:number-rows-repeated="1048571">
          <table:table-cell table:number-columns-repeated="1024"/>
        </table:table-row>
        <table:table-row table:style-name="ro2">
          <table:table-cell table:number-columns-repeated="1024"/>
        </table:table-row>
      </table:table>
      <table:table table:name="discipline" table:style-name="ta14">
        <table:table-column table:style-name="co72" table:default-cell-style-name="Default"/>
        <table:table-column table:style-name="co60" table:default-cell-style-name="Default"/>
        <table:table-column table:style-name="co3" table:default-cell-style-name="Default"/>
        <table:table-column table:style-name="co73" table:default-cell-style-name="Default"/>
        <table:table-column table:style-name="co3" table:number-columns-repeated="1020" table:default-cell-style-name="Default"/>
        <table:table-row table:style-name="ro1">
          <table:table-cell table:style-name="ce10" office:value-type="string" calcext:value-type="string">
            <text:p>id</text:p>
          </table:table-cell>
          <table:table-cell table:style-name="ce10" office:value-type="string" calcext:value-type="string">
            <text:p>nome</text:p>
          </table:table-cell>
          <table:table-cell table:style-name="ce10" office:value-type="string" calcext:value-type="string">
            <text:p>alias</text:p>
          </table:table-cell>
          <table:table-cell table:style-name="ce10" office:value-type="string" calcext:value-type="string">
            <text:p>finalità</text:p>
          </table:table-cell>
          <table:table-cell table:number-columns-repeated="1020"/>
        </table:table-row>
        <table:table-row table:style-name="ro1">
          <table:table-cell table:style-name="ce2" office:value-type="float" office:value="0" calcext:value-type="float">
            <text:p>0</text:p>
          </table:table-cell>
          <table:table-cell table:style-name="ce2" table:content-validation-name="val12" office:value-type="string" calcext:value-type="string">
            <text:p>Trasversale</text:p>
          </table:table-cell>
          <table:table-cell table:style-name="ce2" office:value-type="string" calcext:value-type="string">
            <text:p>Trs</text:p>
          </table:table-cell>
          <table:table-cell table:style-name="ce27"/>
          <table:table-cell table:number-columns-repeated="1020"/>
        </table:table-row>
        <table:table-row table:style-name="ro1">
          <table:table-cell table:style-name="ce2" office:value-type="float" office:value="1" calcext:value-type="float">
            <text:p>1</text:p>
          </table:table-cell>
          <table:table-cell table:style-name="ce2" table:content-validation-name="val12" office:value-type="string" calcext:value-type="string">
            <text:p>Sistemi e Reti</text:p>
          </table:table-cell>
          <table:table-cell table:style-name="ce2" office:value-type="string" calcext:value-type="string">
            <text:p>Sistemi</text:p>
          </table:table-cell>
          <table:table-cell table:style-name="ce2" office:value-type="string" calcext:value-type="string">
            <text:p>La disciplina "Sistemi e reti" concorre a far conseguire allo studente al termine del percorso quinquennale i seguenti risultati di</text:p>
            <text:p>apprendimento relativi al profilo educativo, culturale e professionale dello studente coerenti con la disciplina: </text:p>
            <text:p>- cogliere l’importanza dell’orientamento al risultato, del lavoro per obiettivi e della necessità di assumere responsabilità nel rispetto dell’etica e della</text:p>
            <text:p>deontologia professionale; </text:p>
            <text:p>- orientarsi nella normativa che disciplina i processi produttivi del settore di riferimento, con particolare</text:p>
            <text:p>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text:p>
            <text:p>strumenti di progettazione, documentazione e controllo;</text:p>
            <text:p>- riconoscere gli aspetti di efficacia, efficienza e qualità nella propria attività lavorativa.</text:p>
          </table:table-cell>
          <table:table-cell table:number-columns-repeated="1020"/>
        </table:table-row>
        <table:table-row table:style-name="ro1">
          <table:table-cell table:style-name="ce2" office:value-type="float" office:value="2" calcext:value-type="float">
            <text:p>2</text:p>
          </table:table-cell>
          <table:table-cell table:style-name="ce2" table:content-validation-name="val12" office:value-type="string" calcext:value-type="string">
            <text:p>Tecnologia e Progettazione di Sistemi Informatici e di Telecomunicazioni</text:p>
          </table:table-cell>
          <table:table-cell table:style-name="ce2" office:value-type="string" calcext:value-type="string">
            <text:p>TeP</text:p>
          </table:table-cell>
          <table:table-cell table:style-name="ce2" office:value-type="string" calcext:value-type="string">
            <text:p>La disciplina “Tecnologie e progettazione di sistemi informatici e di telecomunicazioni” concorre a far conseguire allo studente, al termine del percorso quinquennale, i seguenti risultati minimi di apprendimento relativi al profilo educativo, culturale e professionale dello studente: </text:p>
            <text:p>- cogliere l’importanza dell’orientamento al risultato, del lavoro per obiettivi e della necessità di assumere responsabilità nel rispetto dell’etica e della deontologia professionale. </text:p>
            <text:p>- orientarsi nella normativa che disciplina i processi produttivi del settore di riferimento, con particolare attenzione sia alla sicurezza sui luoghi di vita e di lavoro sia alla tutela dell’ambiente e del territorio. </text:p>
            <text:p>- intervenire nelle diverse fasi e livelli del processo produttivo, dall’ideazione alla realizzazione del prodotto, per la parte di propria competenza, utilizzando gli strumenti di progettazione, documentazione e controllo. </text:p>
            <text:p>- essere capace di lavorare in gruppo o a livello autonomo in attività inerenti la progettazione, lo sviluppo e la gestione di semplici sistemi informatici. </text:p>
            <text:p>- riconoscere gli aspetti di efficacia, efficienza e qualità nella propria attività lavorativa.  </text:p>
            <text:p>- utilizzare modelli appropriati per investigare su fenomeni e interpretare dati sperimentali. </text:p>
            <text:p>- utilizzare le reti e gli strumenti informatici nelle attività di studio e di ricerca. </text:p>
          </table:table-cell>
          <table:table-cell table:number-columns-repeated="1020"/>
        </table:table-row>
        <table:table-row table:style-name="ro1">
          <table:table-cell table:style-name="ce2" office:value-type="float" office:value="3" calcext:value-type="float">
            <text:p>3</text:p>
          </table:table-cell>
          <table:table-cell table:style-name="ce2" table:content-validation-name="val12" office:value-type="string" calcext:value-type="string">
            <text:p>Intelligenza Aritficiale</text:p>
          </table:table-cell>
          <table:table-cell table:style-name="ce2" office:value-type="string" calcext:value-type="string">
            <text:p>IA</text:p>
          </table:table-cell>
          <table:table-cell table:style-name="ce27"/>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risultati_minimi" table:style-name="ta15">
        <table:table-column table:style-name="co4" table:default-cell-style-name="Default"/>
        <table:table-column table:style-name="co29" table:default-cell-style-name="Default"/>
        <table:table-column table:style-name="co74" table:default-cell-style-name="Default"/>
        <table:table-column table:style-name="co3" table:number-columns-repeated="1021" table:default-cell-style-name="Default"/>
        <table:table-row table:style-name="ro1">
          <table:table-cell table:style-name="ce1" office:value-type="string" calcext:value-type="string">
            <text:p>id</text:p>
          </table:table-cell>
          <table:table-cell table:style-name="ce1" office:value-type="string" calcext:value-type="string">
            <text:p>codice</text:p>
          </table:table-cell>
          <table:table-cell table:style-name="ce1" office:value-type="string" calcext:value-type="string">
            <text:p>descrizione</text:p>
          </table:table-cell>
          <table:table-cell table:number-columns-repeated="1021"/>
        </table:table-row>
        <table:table-row table:style-name="ro1">
          <table:table-cell table:style-name="ce2" office:value-type="float" office:value="1" calcext:value-type="float">
            <text:p>1</text:p>
          </table:table-cell>
          <table:table-cell table:style-name="ce2" table:formula="of:=CONCATENATE(&quot;M&quot;;[.A2])" office:value-type="string" office:string-value="M1" calcext:value-type="string">
            <text:p>M1</text:p>
          </table:table-cell>
          <table:table-cell table:style-name="ce2" office:value-type="string" calcext:value-type="string">
            <text:p>Cogliere l’importanza dell’orientamento al risultato, del lavoro per obiettivi e della necessità di assumere responsabilità nel rispetto dell’etica e della deontologia professionale.</text:p>
          </table:table-cell>
          <table:table-cell table:number-columns-repeated="1021"/>
        </table:table-row>
        <table:table-row table:style-name="ro1">
          <table:table-cell table:style-name="ce2" office:value-type="float" office:value="2" calcext:value-type="float">
            <text:p>2</text:p>
          </table:table-cell>
          <table:table-cell table:style-name="ce2" table:formula="of:=CONCATENATE(&quot;M&quot;;[.A3])" office:value-type="string" office:string-value="M2" calcext:value-type="string">
            <text:p>M2</text:p>
          </table:table-cell>
          <table:table-cell table:style-name="ce2" office:value-type="string" calcext:value-type="string">
            <text:p>Orientarsi nella normativa che disciplina i processi produttivi del settore di riferimento, con particolare attenzione sia alla sicurezza sui luoghi di vita e di lavoro sia alla tutela dell’ambiente e del territorio.</text:p>
          </table:table-cell>
          <table:table-cell table:number-columns-repeated="1021"/>
        </table:table-row>
        <table:table-row table:style-name="ro1">
          <table:table-cell table:style-name="ce2" office:value-type="float" office:value="3" calcext:value-type="float">
            <text:p>3</text:p>
          </table:table-cell>
          <table:table-cell table:style-name="ce2" table:formula="of:=CONCATENATE(&quot;M&quot;;[.A4])" office:value-type="string" office:string-value="M3" calcext:value-type="string">
            <text:p>M3</text:p>
          </table:table-cell>
          <table:table-cell table:style-name="ce2" office:value-type="string" calcext:value-type="string">
            <text:p>Intervenire nelle diverse fasi e livelli del processo produttivo, dall’ideazione alla realizzazione del prodotto, per la parte di propria competenza, utilizzando gli strumenti di progettazione, documentazione e controllo.</text:p>
          </table:table-cell>
          <table:table-cell table:number-columns-repeated="1021"/>
        </table:table-row>
        <table:table-row table:style-name="ro1">
          <table:table-cell table:style-name="ce2" office:value-type="float" office:value="4" calcext:value-type="float">
            <text:p>4</text:p>
          </table:table-cell>
          <table:table-cell table:style-name="ce2" table:formula="of:=CONCATENATE(&quot;M&quot;;[.A5])" office:value-type="string" office:string-value="M4" calcext:value-type="string">
            <text:p>M4</text:p>
          </table:table-cell>
          <table:table-cell table:style-name="ce2" office:value-type="string" calcext:value-type="string">
            <text:p>Essere capace di lavorare in gruppo o a livello autonomo in attività inerenti la progettazione, lo sviluppo e la gestione di semplici sistemi informatici.</text:p>
          </table:table-cell>
          <table:table-cell table:number-columns-repeated="1021"/>
        </table:table-row>
        <table:table-row table:style-name="ro1">
          <table:table-cell table:style-name="ce2" office:value-type="float" office:value="5" calcext:value-type="float">
            <text:p>5</text:p>
          </table:table-cell>
          <table:table-cell table:style-name="ce2" table:formula="of:=CONCATENATE(&quot;M&quot;;[.A6])" office:value-type="string" office:string-value="M5" calcext:value-type="string">
            <text:p>M5</text:p>
          </table:table-cell>
          <table:table-cell table:style-name="ce2" office:value-type="string" calcext:value-type="string">
            <text:p>Riconoscere gli aspetti di efficacia, efficienza e qualità nella propria attività lavorativa.</text:p>
          </table:table-cell>
          <table:table-cell table:number-columns-repeated="1021"/>
        </table:table-row>
        <table:table-row table:style-name="ro1">
          <table:table-cell table:style-name="ce2" office:value-type="float" office:value="6" calcext:value-type="float">
            <text:p>6</text:p>
          </table:table-cell>
          <table:table-cell table:style-name="ce2" table:formula="of:=CONCATENATE(&quot;M&quot;;[.A7])" office:value-type="string" office:string-value="M6" calcext:value-type="string">
            <text:p>M6</text:p>
          </table:table-cell>
          <table:table-cell table:style-name="ce2" office:value-type="string" calcext:value-type="string">
            <text:p>Utilizzare modelli appropriati per investigare su fenomeni e interpretare dati sperimentali.</text:p>
          </table:table-cell>
          <table:table-cell table:number-columns-repeated="1021"/>
        </table:table-row>
        <table:table-row table:style-name="ro1">
          <table:table-cell table:style-name="ce2" office:value-type="float" office:value="7" calcext:value-type="float">
            <text:p>7</text:p>
          </table:table-cell>
          <table:table-cell table:style-name="ce2" table:formula="of:=CONCATENATE(&quot;M&quot;;[.A8])" office:value-type="string" office:string-value="M7" calcext:value-type="string">
            <text:p>M7</text:p>
          </table:table-cell>
          <table:table-cell table:style-name="ce2" office:value-type="string" calcext:value-type="string">
            <text:p>Utilizzare le reti e gli strumenti informatici nelle attività di studio e di ricerca.</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abilità" table:style-name="ta16">
        <table:table-column table:style-name="co3" table:default-cell-style-name="Default"/>
        <table:table-column table:style-name="co32"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3" table:number-columns-repeated="4" table:default-cell-style-name="Default"/>
        <table:table-column table:style-name="co79" table:default-cell-style-name="Default"/>
        <table:table-column table:style-name="co3" table:number-columns-repeated="1013" table:default-cell-style-name="Default"/>
        <table:table-row table:style-name="ro1">
          <table:table-cell table:style-name="ce10" office:value-type="string" calcext:value-type="string">
            <text:p>id</text:p>
          </table:table-cell>
          <table:table-cell table:style-name="ce15" office:value-type="string" calcext:value-type="string">
            <text:p>nome_periodo</text:p>
          </table:table-cell>
          <table:table-cell table:style-name="ce15" office:value-type="string" calcext:value-type="string">
            <text:p>alias_disciplina</text:p>
          </table:table-cell>
          <table:table-cell table:style-name="ce15" office:value-type="string" calcext:value-type="string">
            <text:p>ordine</text:p>
          </table:table-cell>
          <table:table-cell table:style-name="ce1" office:value-type="string" calcext:value-type="string">
            <text:p>codice</text:p>
          </table:table-cell>
          <table:table-cell table:style-name="ce10" office:value-type="string" calcext:value-type="string">
            <text:p>titolo</text:p>
          </table:table-cell>
          <table:table-cell table:style-name="ce10" office:value-type="string" calcext:value-type="string">
            <text:p>fonte</text:p>
          </table:table-cell>
          <table:table-cell table:style-name="ce10" office:value-type="string" calcext:value-type="string">
            <text:p>tipo</text:p>
          </table:table-cell>
          <table:table-cell table:number-columns-repeated="1016"/>
        </table:table-row>
        <table:table-row table:style-name="ro1">
          <table:table-cell table:style-name="ce11" office:value-type="float" office:value="1" calcext:value-type="float">
            <text:p>1</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TeP</text:p>
          </table:table-cell>
          <table:table-cell table:style-name="ce11" office:value-type="float" office:value="1" calcext:value-type="float">
            <text:p>1</text:p>
          </table:table-cell>
          <table:table-cell table:style-name="ce2" table:formula="of:=CONCATENATE(&quot;A&quot;;[.D2])" office:value-type="string" office:string-value="A1" calcext:value-type="string">
            <text:p>A1</text:p>
          </table:table-cell>
          <table:table-cell table:style-name="ce11" office:value-type="string" calcext:value-type="string">
            <text:p>Identificare e analizzare gli aspetti funzionali dei principali componenti di un sistema operativo.</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number-columns-repeated="1016"/>
        </table:table-row>
        <table:table-row table:style-name="ro1">
          <table:table-cell table:style-name="ce11" office:value-type="float" office:value="2" calcext:value-type="float">
            <text:p>2</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TeP</text:p>
          </table:table-cell>
          <table:table-cell table:style-name="ce11" office:value-type="float" office:value="2" calcext:value-type="float">
            <text:p>2</text:p>
          </table:table-cell>
          <table:table-cell table:style-name="ce2" table:formula="of:=CONCATENATE(&quot;A&quot;;[.D3])" office:value-type="string" office:string-value="A2" calcext:value-type="string">
            <text:p>A2</text:p>
          </table:table-cell>
          <table:table-cell table:style-name="ce11" office:value-type="string" calcext:value-type="string">
            <text:p>Scegliere il sistema operativo adeguato ad un determinato ambiente di sviluppo.</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number-columns-repeated="1016"/>
        </table:table-row>
        <table:table-row table:style-name="ro1">
          <table:table-cell table:style-name="ce11" office:value-type="float" office:value="3" calcext:value-type="float">
            <text:p>3</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TeP</text:p>
          </table:table-cell>
          <table:table-cell table:style-name="ce11" office:value-type="float" office:value="3" calcext:value-type="float">
            <text:p>3</text:p>
          </table:table-cell>
          <table:table-cell table:style-name="ce2" table:formula="of:=CONCATENATE(&quot;A&quot;;[.D4])" office:value-type="string" office:string-value="A3" calcext:value-type="string">
            <text:p>A3</text:p>
          </table:table-cell>
          <table:table-cell table:style-name="ce11" office:value-type="string" calcext:value-type="string">
            <text:p>Progettare e realizzare applicazioni che interagiscono con le funzionalità dei sistemi operativi.</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pratica</text:p>
          </table:table-cell>
          <table:table-cell table:number-columns-repeated="1016"/>
        </table:table-row>
        <table:table-row table:style-name="ro1">
          <table:table-cell table:style-name="ce11" office:value-type="float" office:value="4" calcext:value-type="float">
            <text:p>4</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TeP</text:p>
          </table:table-cell>
          <table:table-cell table:style-name="ce11" office:value-type="float" office:value="4" calcext:value-type="float">
            <text:p>4</text:p>
          </table:table-cell>
          <table:table-cell table:style-name="ce2" table:formula="of:=CONCATENATE(&quot;A&quot;;[.D5])" office:value-type="string" office:string-value="A4" calcext:value-type="string">
            <text:p>A4</text:p>
          </table:table-cell>
          <table:table-cell table:style-name="ce11" office:value-type="string" calcext:value-type="string">
            <text:p>Progettare e realizzare applicazioni in modalità concorrent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pratica</text:p>
          </table:table-cell>
          <table:table-cell table:number-columns-repeated="1016"/>
        </table:table-row>
        <table:table-row table:style-name="ro1">
          <table:table-cell table:style-name="ce11" office:value-type="float" office:value="5" calcext:value-type="float">
            <text:p>5</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TeP</text:p>
          </table:table-cell>
          <table:table-cell table:style-name="ce11" office:value-type="float" office:value="5" calcext:value-type="float">
            <text:p>5</text:p>
          </table:table-cell>
          <table:table-cell table:style-name="ce2" table:formula="of:=CONCATENATE(&quot;A&quot;;[.D6])" office:value-type="string" office:string-value="A5" calcext:value-type="string">
            <text:p>A5</text:p>
          </table:table-cell>
          <table:table-cell table:style-name="ce11" office:value-type="string" calcext:value-type="string">
            <text:p>Identificare le fasi di un progetto nel contesto del ciclo di sviluppo.</text:p>
          </table:table-cell>
          <table:table-cell table:style-name="ce2" table:content-validation-name="val14" office:value-type="string" calcext:value-type="string">
            <text:p>ministeriale</text:p>
          </table:table-cell>
          <table:table-cell table:style-name="ce2" table:content-validation-name="val15"/>
          <table:table-cell table:number-columns-repeated="1016"/>
        </table:table-row>
        <table:table-row table:style-name="ro1">
          <table:table-cell table:style-name="ce11" office:value-type="float" office:value="6" calcext:value-type="float">
            <text:p>6</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TeP</text:p>
          </table:table-cell>
          <table:table-cell table:style-name="ce11" office:value-type="float" office:value="6" calcext:value-type="float">
            <text:p>6</text:p>
          </table:table-cell>
          <table:table-cell table:style-name="ce2" table:formula="of:=CONCATENATE(&quot;A&quot;;[.D7])" office:value-type="string" office:string-value="A6" calcext:value-type="string">
            <text:p>A6</text:p>
          </table:table-cell>
          <table:table-cell table:style-name="ce11" office:value-type="string" calcext:value-type="string">
            <text:p>Documentare i requisiti e gli aspetti architetturali di un prodotto/servizio, anche in riferimento a standard di settor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pratica</text:p>
          </table:table-cell>
          <table:table-cell table:number-columns-repeated="1016"/>
        </table:table-row>
        <table:table-row table:style-name="ro1">
          <table:table-cell table:style-name="ce11" office:value-type="float" office:value="7" calcext:value-type="float">
            <text:p>7</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TeP</text:p>
          </table:table-cell>
          <table:table-cell table:style-name="ce11" office:value-type="float" office:value="7" calcext:value-type="float">
            <text:p>7</text:p>
          </table:table-cell>
          <table:table-cell table:style-name="ce2" table:formula="of:=CONCATENATE(&quot;A&quot;;[.D8])" office:value-type="string" office:string-value="A7" calcext:value-type="string">
            <text:p>A7</text:p>
          </table:table-cell>
          <table:table-cell table:style-name="ce11" office:value-type="string" calcext:value-type="string">
            <text:p>Applicare le normative di settore sulla sicurezza e la tutela ambiental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pratica</text:p>
          </table:table-cell>
          <table:table-cell table:number-columns-repeated="1016"/>
        </table:table-row>
        <table:table-row table:style-name="ro1">
          <table:table-cell table:style-name="ce11" office:value-type="float" office:value="8" calcext:value-type="float">
            <text:p>8</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1" calcext:value-type="float">
            <text:p>1</text:p>
          </table:table-cell>
          <table:table-cell table:style-name="ce2" table:formula="of:=CONCATENATE(&quot;A&quot;;[.D9])" office:value-type="string" office:string-value="A1" calcext:value-type="string">
            <text:p>A1</text:p>
          </table:table-cell>
          <table:table-cell table:style-name="ce11" office:value-type="string" calcext:value-type="string">
            <text:p>Realizzare applicazioni per la comunicazione di ret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pratica</text:p>
          </table:table-cell>
          <table:table-cell/>
          <table:table-cell table:style-name="ce13" table:number-columns-repeated="3"/>
          <table:table-cell table:number-columns-repeated="1012"/>
        </table:table-row>
        <table:table-row table:style-name="ro1">
          <table:table-cell table:style-name="ce11" office:value-type="float" office:value="9" calcext:value-type="float">
            <text:p>9</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2" calcext:value-type="float">
            <text:p>2</text:p>
          </table:table-cell>
          <table:table-cell table:style-name="ce2" table:formula="of:=CONCATENATE(&quot;A&quot;;[.D10])" office:value-type="string" office:string-value="A2" calcext:value-type="string">
            <text:p>A2</text:p>
          </table:table-cell>
          <table:table-cell table:style-name="ce11" office:value-type="string" calcext:value-type="string">
            <text:p>Progettare l’architettura di un prodotto/servizio individuandone le componenti tecnologich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pratica</text:p>
          </table:table-cell>
          <table:table-cell/>
          <table:table-cell table:style-name="ce13" table:number-columns-repeated="3"/>
          <table:table-cell table:number-columns-repeated="1012"/>
        </table:table-row>
        <table:table-row table:style-name="ro1">
          <table:table-cell table:style-name="ce11" office:value-type="float" office:value="10" calcext:value-type="float">
            <text:p>10</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3" calcext:value-type="float">
            <text:p>3</text:p>
          </table:table-cell>
          <table:table-cell table:style-name="ce2" table:formula="of:=CONCATENATE(&quot;A&quot;;[.D11])" office:value-type="string" office:string-value="A3" calcext:value-type="string">
            <text:p>A3</text:p>
          </table:table-cell>
          <table:table-cell table:style-name="ce11" office:value-type="string" calcext:value-type="string">
            <text:p>Progettare semplici protocolli di comunicazion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pratica</text:p>
          </table:table-cell>
          <table:table-cell/>
          <table:table-cell table:style-name="ce13" table:number-columns-repeated="3"/>
          <table:table-cell table:number-columns-repeated="1012"/>
        </table:table-row>
        <table:table-row table:style-name="ro1">
          <table:table-cell table:style-name="ce11" office:value-type="float" office:value="11" calcext:value-type="float">
            <text:p>11</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4" calcext:value-type="float">
            <text:p>4</text:p>
          </table:table-cell>
          <table:table-cell table:style-name="ce2" table:formula="of:=CONCATENATE(&quot;A&quot;;[.D12])" office:value-type="string" office:string-value="A4" calcext:value-type="string">
            <text:p>A4</text:p>
          </table:table-cell>
          <table:table-cell table:style-name="ce11" office:value-type="string" calcext:value-type="string">
            <text:p>Realizzare semplici applicazioni orientate ai servizi.</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pratica</text:p>
          </table:table-cell>
          <table:table-cell/>
          <table:table-cell table:style-name="ce13" table:number-columns-repeated="3"/>
          <table:table-cell table:number-columns-repeated="1012"/>
        </table:table-row>
        <table:table-row table:style-name="ro1">
          <table:table-cell table:style-name="ce11" office:value-type="float" office:value="12" calcext:value-type="float">
            <text:p>12</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5" calcext:value-type="float">
            <text:p>5</text:p>
          </table:table-cell>
          <table:table-cell table:style-name="ce2" table:formula="of:=CONCATENATE(&quot;A&quot;;[.D13])" office:value-type="string" office:string-value="A5" calcext:value-type="string">
            <text:p>A5</text:p>
          </table:table-cell>
          <table:table-cell table:style-name="ce11" office:value-type="string" calcext:value-type="string">
            <text:p>Selezionare, installare, configurare e gestire un servizio di rete locale o ad accesso pubblico.</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cognitiva</text:p>
          </table:table-cell>
          <table:table-cell/>
          <table:table-cell table:style-name="ce13" table:number-columns-repeated="3"/>
          <table:table-cell table:number-columns-repeated="1012"/>
        </table:table-row>
        <table:table-row table:style-name="ro1">
          <table:table-cell table:style-name="ce11" office:value-type="float" office:value="13" calcext:value-type="float">
            <text:p>13</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6" calcext:value-type="float">
            <text:p>6</text:p>
          </table:table-cell>
          <table:table-cell table:style-name="ce2" table:formula="of:=CONCATENATE(&quot;A&quot;;[.D14])" office:value-type="string" office:string-value="A6" calcext:value-type="string">
            <text:p>A6</text:p>
          </table:table-cell>
          <table:table-cell table:style-name="ce11" office:value-type="string" calcext:value-type="string">
            <text:p>Integrare differenti sistemi operativi in rete</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cognitiva</text:p>
          </table:table-cell>
          <table:table-cell/>
          <table:table-cell table:style-name="ce13" table:number-columns-repeated="3"/>
          <table:table-cell table:number-columns-repeated="1012"/>
        </table:table-row>
        <table:table-row table:style-name="ro1">
          <table:table-cell table:style-name="ce11" office:value-type="float" office:value="14" calcext:value-type="float">
            <text:p>14</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7" calcext:value-type="float">
            <text:p>7</text:p>
          </table:table-cell>
          <table:table-cell table:style-name="ce2" table:formula="of:=CONCATENATE(&quot;A&quot;;[.D15])" office:value-type="string" office:string-value="A7" calcext:value-type="string">
            <text:p>A7</text:p>
          </table:table-cell>
          <table:table-cell table:style-name="ce11" office:value-type="string" calcext:value-type="string">
            <text:p>Utilizzare il lessico e la terminologia tecnica di settore anche in lingua inglese.</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cognitiva</text:p>
          </table:table-cell>
          <table:table-cell/>
          <table:table-cell table:style-name="ce13" table:number-columns-repeated="3"/>
          <table:table-cell table:number-columns-repeated="1012"/>
        </table:table-row>
        <table:table-row table:style-name="ro1">
          <table:table-cell table:style-name="ce11" office:value-type="float" office:value="15" calcext:value-type="float">
            <text:p>15</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8" calcext:value-type="float">
            <text:p>8</text:p>
          </table:table-cell>
          <table:table-cell table:style-name="ce2" table:formula="of:=CONCATENATE(&quot;A&quot;;[.D16])" office:value-type="string" office:string-value="A8" calcext:value-type="string">
            <text:p>A8</text:p>
          </table:table-cell>
          <table:table-cell table:style-name="ce11" office:value-type="string" calcext:value-type="string">
            <text:p>Identificare i principali dispositivi periferici.</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cognitiva</text:p>
          </table:table-cell>
          <table:table-cell/>
          <table:table-cell table:style-name="ce13" table:number-columns-repeated="3"/>
          <table:table-cell table:number-columns-repeated="1012"/>
        </table:table-row>
        <table:table-row table:style-name="ro1">
          <table:table-cell table:style-name="ce11" office:value-type="float" office:value="16" calcext:value-type="float">
            <text:p>16</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9" calcext:value-type="float">
            <text:p>9</text:p>
          </table:table-cell>
          <table:table-cell table:style-name="ce2" table:formula="of:=CONCATENATE(&quot;A&quot;;[.D17])" office:value-type="string" office:string-value="A9" calcext:value-type="string">
            <text:p>A9</text:p>
          </table:table-cell>
          <table:table-cell table:style-name="ce11" office:value-type="string" calcext:value-type="string">
            <text:p>selezionare un dispositivo adatto all’applicazione data.</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cognitiva</text:p>
          </table:table-cell>
          <table:table-cell/>
          <table:table-cell table:style-name="ce13" table:number-columns-repeated="3"/>
          <table:table-cell table:number-columns-repeated="1012"/>
        </table:table-row>
        <table:table-row table:style-name="ro1">
          <table:table-cell table:style-name="ce11" office:value-type="float" office:value="17" calcext:value-type="float">
            <text:p>17</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10" calcext:value-type="float">
            <text:p>10</text:p>
          </table:table-cell>
          <table:table-cell table:style-name="ce2" table:formula="of:=CONCATENATE(&quot;A&quot;;[.D18])" office:value-type="string" office:string-value="A10" calcext:value-type="string">
            <text:p>A10</text:p>
          </table:table-cell>
          <table:table-cell table:style-name="ce11" office:value-type="string" calcext:value-type="string">
            <text:p>Identificare le caratteristiche di un servizio di rete.</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cognitiva</text:p>
          </table:table-cell>
          <table:table-cell/>
          <table:table-cell table:style-name="ce13" table:number-columns-repeated="3"/>
          <table:table-cell table:number-columns-repeated="1012"/>
        </table:table-row>
        <table:table-row table:style-name="ro1">
          <table:table-cell table:style-name="ce11" office:value-type="float" office:value="18" calcext:value-type="float">
            <text:p>18</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TeP</text:p>
          </table:table-cell>
          <table:table-cell table:style-name="ce11" office:value-type="float" office:value="11" calcext:value-type="float">
            <text:p>11</text:p>
          </table:table-cell>
          <table:table-cell table:style-name="ce2" table:formula="of:=CONCATENATE(&quot;A&quot;;[.D19])" office:value-type="string" office:string-value="A11" calcext:value-type="string">
            <text:p>A11</text:p>
          </table:table-cell>
          <table:table-cell table:style-name="ce11" office:value-type="string" calcext:value-type="string">
            <text:p>Sviluppare programmi client/server utilizzando protocolli esistenti.</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pratica</text:p>
          </table:table-cell>
          <table:table-cell/>
          <table:table-cell table:style-name="ce13" table:number-columns-repeated="3"/>
          <table:table-cell table:number-columns-repeated="1012"/>
        </table:table-row>
        <table:table-row table:style-name="ro1">
          <table:table-cell table:style-name="ce11" office:value-type="float" office:value="19" calcext:value-type="float">
            <text:p>19</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1" calcext:value-type="float">
            <text:p>1</text:p>
          </table:table-cell>
          <table:table-cell table:style-name="ce2" table:formula="of:=CONCATENATE(&quot;A&quot;;[.D20])" office:value-type="string" office:string-value="A1" calcext:value-type="string">
            <text:p>A1</text:p>
          </table:table-cell>
          <table:table-cell table:style-name="ce13" office:value-type="string" calcext:value-type="string">
            <text:p>Individuare la corretta configurazione di un sistema per una data applicazion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number-columns-repeated="3"/>
          <table:table-cell table:number-columns-repeated="1012"/>
        </table:table-row>
        <table:table-row table:style-name="ro1">
          <table:table-cell table:style-name="ce11" office:value-type="float" office:value="20" calcext:value-type="float">
            <text:p>20</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2" calcext:value-type="float">
            <text:p>2</text:p>
          </table:table-cell>
          <table:table-cell table:style-name="ce2" table:formula="of:=CONCATENATE(&quot;A&quot;;[.D21])" office:value-type="string" office:string-value="A2" calcext:value-type="string">
            <text:p>A2</text:p>
          </table:table-cell>
          <table:table-cell table:style-name="ce13" office:value-type="string" calcext:value-type="string">
            <text:p>Identificare i principali dispositivi periferici</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21" calcext:value-type="float">
            <text:p>21</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3" calcext:value-type="float">
            <text:p>3</text:p>
          </table:table-cell>
          <table:table-cell table:style-name="ce2" table:formula="of:=CONCATENATE(&quot;A&quot;;[.D22])" office:value-type="string" office:string-value="A3" calcext:value-type="string">
            <text:p>A3</text:p>
          </table:table-cell>
          <table:table-cell table:style-name="ce13" office:value-type="string" calcext:value-type="string">
            <text:p>Selezionare un dispositivo adatto all’ applicazione data.</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22" calcext:value-type="float">
            <text:p>22</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4" calcext:value-type="float">
            <text:p>4</text:p>
          </table:table-cell>
          <table:table-cell table:style-name="ce2" table:formula="of:=CONCATENATE(&quot;A&quot;;[.D23])" office:value-type="string" office:string-value="A4" calcext:value-type="string">
            <text:p>A4</text:p>
          </table:table-cell>
          <table:table-cell table:style-name="ce13" office:value-type="string" calcext:value-type="string">
            <text:p>Installare, configurare e gestire sistemi operativi garantendone la sicurezza.</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pratica</text:p>
          </table:table-cell>
          <table:table-cell/>
          <table:table-cell table:style-name="ce13"/>
          <table:table-cell table:number-columns-repeated="1014"/>
        </table:table-row>
        <table:table-row table:style-name="ro1">
          <table:table-cell table:style-name="ce11" office:value-type="float" office:value="23" calcext:value-type="float">
            <text:p>23</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5" calcext:value-type="float">
            <text:p>5</text:p>
          </table:table-cell>
          <table:table-cell table:style-name="ce2" table:formula="of:=CONCATENATE(&quot;A&quot;;[.D24])" office:value-type="string" office:string-value="A5" calcext:value-type="string">
            <text:p>A5</text:p>
          </table:table-cell>
          <table:table-cell table:style-name="ce13" office:value-type="string" calcext:value-type="string">
            <text:p>Classificare una rete e i servizi offerti con riferimento agli standard tecnologici.</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24" calcext:value-type="float">
            <text:p>24</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6" calcext:value-type="float">
            <text:p>6</text:p>
          </table:table-cell>
          <table:table-cell table:style-name="ce2" table:formula="of:=CONCATENATE(&quot;A&quot;;[.D25])" office:value-type="string" office:string-value="A6" calcext:value-type="string">
            <text:p>A6</text:p>
          </table:table-cell>
          <table:table-cell table:style-name="ce13" office:value-type="string" calcext:value-type="string">
            <text:p>Progettare, realizzare, configurare e gestire una rete locale con accesso a Internet.</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7" calcext:value-type="float">
            <text:p>7</text:p>
          </table:table-cell>
          <table:table-cell table:style-name="ce2" table:formula="of:=CONCATENATE(&quot;A&quot;;[.D26])" office:value-type="string" office:string-value="A7" calcext:value-type="string">
            <text:p>A7</text:p>
          </table:table-cell>
          <table:table-cell table:style-name="ce13" office:value-type="string" calcext:value-type="string">
            <text:p>Installare, configurare e gestire sistemi operativi garantendone la sicurezza.</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pratica</text:p>
          </table:table-cell>
          <table:table-cell/>
          <table:table-cell table:style-name="ce13"/>
          <table:table-cell table:number-columns-repeated="1014"/>
        </table:table-row>
        <table:table-row table:style-name="ro1">
          <table:table-cell table:style-name="ce11"/>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8" calcext:value-type="float">
            <text:p>8</text:p>
          </table:table-cell>
          <table:table-cell table:style-name="ce2" table:formula="of:=CONCATENATE(&quot;A&quot;;[.D27])" office:value-type="string" office:string-value="A8" calcext:value-type="string">
            <text:p>A8</text:p>
          </table:table-cell>
          <table:table-cell table:style-name="ce13" office:value-type="string" calcext:value-type="string">
            <text:p>Progettare e realizzare applicazioni in modalità concorrente.</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pratica</text:p>
          </table:table-cell>
          <table:table-cell/>
          <table:table-cell table:style-name="ce13"/>
          <table:table-cell table:number-columns-repeated="1014"/>
        </table:table-row>
        <table:table-row table:style-name="ro1">
          <table:table-cell table:style-name="ce11" office:value-type="float" office:value="25" calcext:value-type="float">
            <text:p>25</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9" calcext:value-type="float">
            <text:p>9</text:p>
          </table:table-cell>
          <table:table-cell table:style-name="ce2" table:formula="of:=CONCATENATE(&quot;A&quot;;[.D28])" office:value-type="string" office:string-value="A9" calcext:value-type="string">
            <text:p>A9</text:p>
          </table:table-cell>
          <table:table-cell table:style-name="ce13" office:value-type="string" calcext:value-type="string">
            <text:p>Installare e configurare software e dispositivi di ret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26" calcext:value-type="float">
            <text:p>26</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10" calcext:value-type="float">
            <text:p>10</text:p>
          </table:table-cell>
          <table:table-cell table:style-name="ce2" table:formula="of:=CONCATENATE(&quot;A&quot;;[.D29])" office:value-type="string" office:string-value="A10" calcext:value-type="string">
            <text:p>A10</text:p>
          </table:table-cell>
          <table:table-cell table:style-name="ce13" office:value-type="string" calcext:value-type="string">
            <text:p>Identificare e analizzare gli aspetti funzionali dei principali componenti di un sistema operativo.</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27" calcext:value-type="float">
            <text:p>27</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11" calcext:value-type="float">
            <text:p>11</text:p>
          </table:table-cell>
          <table:table-cell table:style-name="ce2" table:formula="of:=CONCATENATE(&quot;A&quot;;[.D30])" office:value-type="string" office:string-value="A11" calcext:value-type="string">
            <text:p>A11</text:p>
          </table:table-cell>
          <table:table-cell table:style-name="ce13" office:value-type="string" calcext:value-type="string">
            <text:p>Scegliere il sistema operativo adeguato ad un determinato ambiente di sviluppo.</text:p>
          </table:table-cell>
          <table:table-cell table:style-name="ce2" table:content-validation-name="val14" office:value-type="string" calcext:value-type="string">
            <text:p>dipartiment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28" calcext:value-type="float">
            <text:p>28</text:p>
          </table:table-cell>
          <table:table-cell table:style-name="ce11" table:content-validation-name="val13" office:value-type="string" calcext:value-type="string">
            <text:p>secondo biennio</text:p>
          </table:table-cell>
          <table:table-cell table:style-name="ce11" table:content-validation-name="val13" office:value-type="string" calcext:value-type="string">
            <text:p>Sistemi</text:p>
          </table:table-cell>
          <table:table-cell table:style-name="ce11" office:value-type="float" office:value="12" calcext:value-type="float">
            <text:p>12</text:p>
          </table:table-cell>
          <table:table-cell table:style-name="ce2" table:formula="of:=CONCATENATE(&quot;A&quot;;[.D31])" office:value-type="string" office:string-value="A12" calcext:value-type="string">
            <text:p>A12</text:p>
          </table:table-cell>
          <table:table-cell table:style-name="ce13" office:value-type="string" calcext:value-type="string">
            <text:p>Utilizzare il lessico e la terminologia tecnica di settore anche in lingua ingles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29" calcext:value-type="float">
            <text:p>29</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Sistemi</text:p>
          </table:table-cell>
          <table:table-cell table:style-name="ce11" office:value-type="float" office:value="1" calcext:value-type="float">
            <text:p>1</text:p>
          </table:table-cell>
          <table:table-cell table:style-name="ce2" table:formula="of:=CONCATENATE(&quot;A&quot;;[.D32])" office:value-type="string" office:string-value="A1" calcext:value-type="string">
            <text:p>A1</text:p>
          </table:table-cell>
          <table:table-cell table:style-name="ce13" office:value-type="string" calcext:value-type="string">
            <text:p>Installare, configurare e gestire reti in riferimento alla privatezza, alla sicurezza e all’accesso ai servizi.</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30" calcext:value-type="float">
            <text:p>30</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Sistemi</text:p>
          </table:table-cell>
          <table:table-cell table:style-name="ce11" office:value-type="float" office:value="2" calcext:value-type="float">
            <text:p>2</text:p>
          </table:table-cell>
          <table:table-cell table:style-name="ce2" table:formula="of:=CONCATENATE(&quot;A&quot;;[.D33])" office:value-type="string" office:string-value="A2" calcext:value-type="string">
            <text:p>A2</text:p>
          </table:table-cell>
          <table:table-cell table:style-name="ce13" office:value-type="string" calcext:value-type="string">
            <text:p>Identificare le caratteristiche di un servizio di ret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31" calcext:value-type="float">
            <text:p>31</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Sistemi</text:p>
          </table:table-cell>
          <table:table-cell table:style-name="ce11" office:value-type="float" office:value="3" calcext:value-type="float">
            <text:p>3</text:p>
          </table:table-cell>
          <table:table-cell table:style-name="ce2" table:formula="of:=CONCATENATE(&quot;A&quot;;[.D34])" office:value-type="string" office:string-value="A3" calcext:value-type="string">
            <text:p>A3</text:p>
          </table:table-cell>
          <table:table-cell table:style-name="ce13" office:value-type="string" calcext:value-type="string">
            <text:p>Selezionare, installare, configurare e gestire un servizio di rete locale o ad accesso pubblico.</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table-cell table:style-name="ce13"/>
          <table:table-cell table:number-columns-repeated="1014"/>
        </table:table-row>
        <table:table-row table:style-name="ro1">
          <table:table-cell table:style-name="ce11" office:value-type="float" office:value="32" calcext:value-type="float">
            <text:p>32</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Sistemi</text:p>
          </table:table-cell>
          <table:table-cell table:style-name="ce11" office:value-type="float" office:value="4" calcext:value-type="float">
            <text:p>4</text:p>
          </table:table-cell>
          <table:table-cell table:style-name="ce2" table:formula="of:=CONCATENATE(&quot;A&quot;;[.D35])" office:value-type="string" office:string-value="A4" calcext:value-type="string">
            <text:p>A4</text:p>
          </table:table-cell>
          <table:table-cell table:style-name="ce13" office:value-type="string" calcext:value-type="string">
            <text:p>Integrare differenti sistemi operativi in ret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number-columns-repeated="1016"/>
        </table:table-row>
        <table:table-row table:style-name="ro1">
          <table:table-cell table:style-name="ce11" office:value-type="float" office:value="33" calcext:value-type="float">
            <text:p>33</text:p>
          </table:table-cell>
          <table:table-cell table:style-name="ce11" table:content-validation-name="val13" office:value-type="string" calcext:value-type="string">
            <text:p>ultimo anno</text:p>
          </table:table-cell>
          <table:table-cell table:style-name="ce11" table:content-validation-name="val13" office:value-type="string" calcext:value-type="string">
            <text:p>Sistemi</text:p>
          </table:table-cell>
          <table:table-cell table:style-name="ce11" office:value-type="float" office:value="5" calcext:value-type="float">
            <text:p>5</text:p>
          </table:table-cell>
          <table:table-cell table:style-name="ce2" table:formula="of:=CONCATENATE(&quot;A&quot;;[.D36])" office:value-type="string" office:string-value="A5" calcext:value-type="string">
            <text:p>A5</text:p>
          </table:table-cell>
          <table:table-cell table:style-name="ce13" office:value-type="string" calcext:value-type="string">
            <text:p>Utilizzare il lessico e la terminologia tecnica di settore anche in lingua inglese.</text:p>
          </table:table-cell>
          <table:table-cell table:style-name="ce2" table:content-validation-name="val14" office:value-type="string" calcext:value-type="string">
            <text:p>ministeriale</text:p>
          </table:table-cell>
          <table:table-cell table:style-name="ce2" table:content-validation-name="val15" office:value-type="string" calcext:value-type="string">
            <text:p>cognitiva</text:p>
          </table:table-cell>
          <table:table-cell table:number-columns-repeated="1016"/>
        </table:table-row>
        <table:table-row table:style-name="ro4" table:number-rows-repeated="2">
          <table:table-cell table:number-columns-repeated="5"/>
          <table:table-cell table:style-name="ce16"/>
          <table:table-cell table:number-columns-repeated="1018"/>
        </table:table-row>
        <table:table-row table:style-name="ro4" table:number-rows-repeated="10">
          <table:table-cell table:style-name="ce16" table:number-columns-repeated="4"/>
          <table:table-cell/>
          <table:table-cell table:style-name="ce13"/>
          <table:table-cell table:number-columns-repeated="1018"/>
        </table:table-row>
        <table:table-row table:style-name="ro4" table:number-rows-repeated="943">
          <table:table-cell table:style-name="ce16" table:number-columns-repeated="4"/>
          <table:table-cell/>
          <table:table-cell table:style-name="ce16"/>
          <table:table-cell table:number-columns-repeated="1018"/>
        </table:table-row>
        <table:table-row table:style-name="ro2" table:number-rows-repeated="1047584">
          <table:table-cell table:number-columns-repeated="1024"/>
        </table:table-row>
        <table:table-row table:style-name="ro2">
          <table:table-cell table:number-columns-repeated="1024"/>
        </table:table-row>
        <table:named-expressions>
          <table:named-range table:name="_xlnm._FilterDatabase" table:base-cell-address="$templates.$A$1" table:cell-range-address="$abilità.$A$1:.$H$36"/>
        </table:named-expressions>
      </table:table>
      <table:table table:name="conoscenze" table:style-name="ta17">
        <table:table-column table:style-name="co3" table:number-columns-repeated="2" table:default-cell-style-name="Default"/>
        <table:table-column table:style-name="co80" table:default-cell-style-name="Default"/>
        <table:table-column table:style-name="co81" table:default-cell-style-name="Default"/>
        <table:table-column table:style-name="co3" table:default-cell-style-name="Default"/>
        <table:table-column table:style-name="co82" table:default-cell-style-name="Default"/>
        <table:table-column table:style-name="co83" table:default-cell-style-name="Default"/>
        <table:table-column table:style-name="co84" table:default-cell-style-name="Default"/>
        <table:table-column table:style-name="co3" table:number-columns-repeated="1016" table:default-cell-style-name="Default"/>
        <table:table-row table:style-name="ro1">
          <table:table-cell table:style-name="ce28" office:value-type="string" calcext:value-type="string">
            <text:p>id</text:p>
          </table:table-cell>
          <table:table-cell table:style-name="ce28" office:value-type="string" calcext:value-type="string">
            <text:p>ordine</text:p>
          </table:table-cell>
          <table:table-cell table:style-name="ce28" office:value-type="string" calcext:value-type="string">
            <text:p>alias_disciplina</text:p>
          </table:table-cell>
          <table:table-cell table:style-name="ce29" office:value-type="string" calcext:value-type="string">
            <text:p>nome periodo</text:p>
          </table:table-cell>
          <table:table-cell table:style-name="ce29" office:value-type="string" calcext:value-type="string">
            <text:p>codice</text:p>
          </table:table-cell>
          <table:table-cell table:style-name="ce28" office:value-type="string" calcext:value-type="string">
            <text:p>anno</text:p>
          </table:table-cell>
          <table:table-cell table:style-name="ce28" office:value-type="string" calcext:value-type="string">
            <text:p>titolo</text:p>
          </table:table-cell>
          <table:table-cell table:style-name="ce28" office:value-type="string" calcext:value-type="string">
            <text:p>fonte</text:p>
          </table:table-cell>
          <table:table-cell table:number-columns-repeated="1016"/>
        </table:table-row>
        <table:table-row table:style-name="ro1">
          <table:table-cell table:number-columns-repeated="2" table:style-name="ce13" office:value-type="float" office:value="1" calcext:value-type="float">
            <text:p>1</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2])" office:value-type="string" office:string-value="Co1" calcext:value-type="string">
            <text:p>Co1</text:p>
          </table:table-cell>
          <table:table-cell table:style-name="ce13" office:value-type="float" office:value="3" calcext:value-type="float">
            <text:p>3</text:p>
          </table:table-cell>
          <table:table-cell table:style-name="ce13" office:value-type="string" calcext:value-type="string">
            <text:p>Principi di teoria e di codifica dell'informazione.</text:p>
          </table:table-cell>
          <table:table-cell table:style-name="ce13" office:value-type="string" calcext:value-type="string">
            <text:p>ministeriali</text:p>
          </table:table-cell>
          <table:table-cell table:number-columns-repeated="1016"/>
        </table:table-row>
        <table:table-row table:style-name="ro1">
          <table:table-cell table:number-columns-repeated="2" table:style-name="ce13" office:value-type="float" office:value="2" calcext:value-type="float">
            <text:p>2</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3])" office:value-type="string" office:string-value="Co2" calcext:value-type="string">
            <text:p>Co2</text:p>
          </table:table-cell>
          <table:table-cell table:style-name="ce13" office:value-type="float" office:value="3" calcext:value-type="float">
            <text:p>3</text:p>
          </table:table-cell>
          <table:table-cell table:style-name="ce13" office:value-type="string" calcext:value-type="string">
            <text:p>Classificazione, struttura e funzionamento generale dei sistemi operativi.</text:p>
          </table:table-cell>
          <table:table-cell table:style-name="ce13" office:value-type="string" calcext:value-type="string">
            <text:p>ministeriali</text:p>
          </table:table-cell>
          <table:table-cell table:number-columns-repeated="1016"/>
        </table:table-row>
        <table:table-row table:style-name="ro1">
          <table:table-cell table:number-columns-repeated="2" table:style-name="ce13" office:value-type="float" office:value="3" calcext:value-type="float">
            <text:p>3</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4])" office:value-type="string" office:string-value="Co3" calcext:value-type="string">
            <text:p>Co3</text:p>
          </table:table-cell>
          <table:table-cell table:style-name="ce13" office:value-type="float" office:value="3" calcext:value-type="float">
            <text:p>3</text:p>
          </table:table-cell>
          <table:table-cell table:style-name="ce13" office:value-type="string" calcext:value-type="string">
            <text:p>Struttura e organizzazione di un sistema operativo; politiche di gestione dei processi.</text:p>
          </table:table-cell>
          <table:table-cell table:style-name="ce13" office:value-type="string" calcext:value-type="string">
            <text:p>ministeriali</text:p>
          </table:table-cell>
          <table:table-cell table:number-columns-repeated="1016"/>
        </table:table-row>
        <table:table-row table:style-name="ro1">
          <table:table-cell table:number-columns-repeated="2" table:style-name="ce13" office:value-type="float" office:value="4" calcext:value-type="float">
            <text:p>4</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5])" office:value-type="string" office:string-value="Co4" calcext:value-type="string">
            <text:p>Co4</text:p>
          </table:table-cell>
          <table:table-cell table:style-name="ce13" office:value-type="float" office:value="3" calcext:value-type="float">
            <text:p>3</text:p>
          </table:table-cell>
          <table:table-cell table:style-name="ce13" office:value-type="string" calcext:value-type="string">
            <text:p>Classificazione e moduli di gestione delle risorse del sistema operativo.</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5" calcext:value-type="float">
            <text:p>5</text:p>
          </table:table-cell>
          <table:table-cell table:style-name="ce13" office:value-type="float" office:value="1" calcext:value-type="float">
            <text:p>1</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6])" office:value-type="string" office:string-value="Co1" calcext:value-type="string">
            <text:p>Co1</text:p>
          </table:table-cell>
          <table:table-cell table:style-name="ce13" office:value-type="float" office:value="4" calcext:value-type="float">
            <text:p>4</text:p>
          </table:table-cell>
          <table:table-cell table:style-name="ce13" office:value-type="string" calcext:value-type="string">
            <text:p>Tecniche e tecnologie per la programmazione concorrente e la sincronizzazione dell'accesso a risorse condivise.</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6" calcext:value-type="float">
            <text:p>6</text:p>
          </table:table-cell>
          <table:table-cell table:style-name="ce13" office:value-type="float" office:value="2" calcext:value-type="float">
            <text:p>2</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7])" office:value-type="string" office:string-value="Co2" calcext:value-type="string">
            <text:p>Co2</text:p>
          </table:table-cell>
          <table:table-cell table:style-name="ce13" office:value-type="float" office:value="4" calcext:value-type="float">
            <text:p>4</text:p>
          </table:table-cell>
          <table:table-cell table:style-name="ce13" office:value-type="string" calcext:value-type="string">
            <text:p>Casi significativi di funzionalità programmabili di un sistema operativo.</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7" calcext:value-type="float">
            <text:p>7</text:p>
          </table:table-cell>
          <table:table-cell table:style-name="ce13" office:value-type="float" office:value="3" calcext:value-type="float">
            <text:p>3</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8])" office:value-type="string" office:string-value="Co3" calcext:value-type="string">
            <text:p>Co3</text:p>
          </table:table-cell>
          <table:table-cell table:style-name="ce13" office:value-type="float" office:value="4" calcext:value-type="float">
            <text:p>4</text:p>
          </table:table-cell>
          <table:table-cell table:style-name="ce13" office:value-type="string" calcext:value-type="string">
            <text:p>Fasi e modelli di gestione di un ciclo di sviluppo.</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8" calcext:value-type="float">
            <text:p>8</text:p>
          </table:table-cell>
          <table:table-cell table:style-name="ce13" office:value-type="float" office:value="4" calcext:value-type="float">
            <text:p>4</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9])" office:value-type="string" office:string-value="Co4" calcext:value-type="string">
            <text:p>Co4</text:p>
          </table:table-cell>
          <table:table-cell table:style-name="ce13" office:value-type="float" office:value="4" calcext:value-type="float">
            <text:p>4</text:p>
          </table:table-cell>
          <table:table-cell table:style-name="ce13" office:value-type="string" calcext:value-type="string">
            <text:p>Tecniche e strumenti per la gestione delle specifiche e dei requisiti di un progetto.</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9" calcext:value-type="float">
            <text:p>9</text:p>
          </table:table-cell>
          <table:table-cell table:style-name="ce13" office:value-type="float" office:value="5" calcext:value-type="float">
            <text:p>5</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10])" office:value-type="string" office:string-value="Co5" calcext:value-type="string">
            <text:p>Co5</text:p>
          </table:table-cell>
          <table:table-cell table:style-name="ce13" office:value-type="float" office:value="4" calcext:value-type="float">
            <text:p>4</text:p>
          </table:table-cell>
          <table:table-cell table:style-name="ce13" office:value-type="string" calcext:value-type="string">
            <text:p>Tipologie di rappresentazione e documentazione dei requisiti, dell'architettura dei componenti di un sistema e delle loro relazioni ed interazioni.</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10" calcext:value-type="float">
            <text:p>10</text:p>
          </table:table-cell>
          <table:table-cell table:style-name="ce13" office:value-type="float" office:value="6" calcext:value-type="float">
            <text:p>6</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11])" office:value-type="string" office:string-value="Co6" calcext:value-type="string">
            <text:p>Co6</text:p>
          </table:table-cell>
          <table:table-cell table:style-name="ce13" office:value-type="float" office:value="4" calcext:value-type="float">
            <text:p>4</text:p>
          </table:table-cell>
          <table:table-cell table:style-name="ce13" office:value-type="string" calcext:value-type="string">
            <text:p>Rappresentazione e documentazione delle scelte progettuali e di implementazione in riferimento a standard di settore.</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11" calcext:value-type="float">
            <text:p>11</text:p>
          </table:table-cell>
          <table:table-cell table:style-name="ce13" office:value-type="float" office:value="7" calcext:value-type="float">
            <text:p>7</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12])" office:value-type="string" office:string-value="Co7" calcext:value-type="string">
            <text:p>Co7</text:p>
          </table:table-cell>
          <table:table-cell table:style-name="ce13" office:value-type="float" office:value="4" calcext:value-type="float">
            <text:p>4</text:p>
          </table:table-cell>
          <table:table-cell table:style-name="ce13" office:value-type="string" calcext:value-type="string">
            <text:p>Normative di settore nazionale e comunitaria sulla sicurezza e la tutela ambientale.</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12" calcext:value-type="float">
            <text:p>12</text:p>
          </table:table-cell>
          <table:table-cell table:style-name="ce13" office:value-type="float" office:value="8" calcext:value-type="float">
            <text:p>8</text:p>
          </table:table-cell>
          <table:table-cell table:style-name="ce13" table:content-validation-name="val16" office:value-type="string" calcext:value-type="string">
            <text:p>TeP</text:p>
          </table:table-cell>
          <table:table-cell table:style-name="ce13" table:content-validation-name="val16" office:value-type="string" calcext:value-type="string">
            <text:p>secondo biennio</text:p>
          </table:table-cell>
          <table:table-cell table:style-name="ce13" table:formula="of:=CONCATENATE(&quot;Co&quot;;[.B13])" office:value-type="string" office:string-value="Co8" calcext:value-type="string">
            <text:p>Co8</text:p>
          </table:table-cell>
          <table:table-cell table:style-name="ce13" office:value-type="float" office:value="4" calcext:value-type="float">
            <text:p>4</text:p>
          </table:table-cell>
          <table:table-cell table:style-name="ce13" office:value-type="string" calcext:value-type="string">
            <text:p>Lessico e terminologia tecnica di settore anche in lingua inglese</text:p>
          </table:table-cell>
          <table:table-cell table:style-name="ce13" office:value-type="string" calcext:value-type="string">
            <text:p>dipartimentali</text:p>
          </table:table-cell>
          <table:table-cell table:number-columns-repeated="1016"/>
        </table:table-row>
        <table:table-row table:style-name="ro1">
          <table:table-cell table:style-name="ce13" office:value-type="float" office:value="13" calcext:value-type="float">
            <text:p>13</text:p>
          </table:table-cell>
          <table:table-cell table:style-name="ce13" office:value-type="float" office:value="1" calcext:value-type="float">
            <text:p>1</text:p>
          </table:table-cell>
          <table:table-cell table:style-name="ce13" table:content-validation-name="val16" office:value-type="string" calcext:value-type="string">
            <text:p>TeP</text:p>
          </table:table-cell>
          <table:table-cell table:style-name="ce13" table:content-validation-name="val16" office:value-type="string" calcext:value-type="string">
            <text:p>ultimo anno</text:p>
          </table:table-cell>
          <table:table-cell table:style-name="ce13" table:formula="of:=CONCATENATE(&quot;Co&quot;;[.B14])" office:value-type="string" office:string-value="Co1" calcext:value-type="string">
            <text:p>Co1</text:p>
          </table:table-cell>
          <table:table-cell table:style-name="ce13" office:value-type="float" office:value="5" calcext:value-type="float">
            <text:p>5</text:p>
          </table:table-cell>
          <table:table-cell table:style-name="ce13" office:value-type="string" calcext:value-type="string">
            <text:p>Metodi e tecnologie per la programmazione di rete.</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14" calcext:value-type="float">
            <text:p>14</text:p>
          </table:table-cell>
          <table:table-cell table:style-name="ce13" office:value-type="float" office:value="2" calcext:value-type="float">
            <text:p>2</text:p>
          </table:table-cell>
          <table:table-cell table:style-name="ce13" table:content-validation-name="val16" office:value-type="string" calcext:value-type="string">
            <text:p>TeP</text:p>
          </table:table-cell>
          <table:table-cell table:style-name="ce13" table:content-validation-name="val16" office:value-type="string" calcext:value-type="string">
            <text:p>ultimo anno</text:p>
          </table:table-cell>
          <table:table-cell table:style-name="ce13" table:formula="of:=CONCATENATE(&quot;Co&quot;;[.B15])" office:value-type="string" office:string-value="Co2" calcext:value-type="string">
            <text:p>Co2</text:p>
          </table:table-cell>
          <table:table-cell table:style-name="ce13" office:value-type="float" office:value="5" calcext:value-type="float">
            <text:p>5</text:p>
          </table:table-cell>
          <table:table-cell table:style-name="ce13" office:value-type="string" calcext:value-type="string">
            <text:p>Protocolli e linguaggi di comunicazione a livello applicativo.</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15" calcext:value-type="float">
            <text:p>15</text:p>
          </table:table-cell>
          <table:table-cell table:style-name="ce13" office:value-type="float" office:value="3" calcext:value-type="float">
            <text:p>3</text:p>
          </table:table-cell>
          <table:table-cell table:style-name="ce13" table:content-validation-name="val16" office:value-type="string" calcext:value-type="string">
            <text:p>TeP</text:p>
          </table:table-cell>
          <table:table-cell table:style-name="ce13" table:content-validation-name="val16" office:value-type="string" calcext:value-type="string">
            <text:p>ultimo anno</text:p>
          </table:table-cell>
          <table:table-cell table:style-name="ce13" table:formula="of:=CONCATENATE(&quot;Co&quot;;[.B16])" office:value-type="string" office:string-value="Co3" calcext:value-type="string">
            <text:p>Co3</text:p>
          </table:table-cell>
          <table:table-cell table:style-name="ce13" office:value-type="float" office:value="5" calcext:value-type="float">
            <text:p>5</text:p>
          </table:table-cell>
          <table:table-cell table:style-name="ce13" office:value-type="string" calcext:value-type="string">
            <text:p>Tecnologie per la realizzazione di web-service.</text:p>
          </table:table-cell>
          <table:table-cell table:style-name="ce13" office:value-type="string" calcext:value-type="string">
            <text:p>ministeriali</text:p>
          </table:table-cell>
          <table:table-cell table:number-columns-repeated="1016"/>
        </table:table-row>
        <table:table-row table:style-name="ro1">
          <table:table-cell table:style-name="ce13" office:value-type="float" office:value="16" calcext:value-type="float">
            <text:p>16</text:p>
          </table:table-cell>
          <table:table-cell table:style-name="ce13" office:value-type="float" office:value="4" calcext:value-type="float">
            <text:p>4</text:p>
          </table:table-cell>
          <table:table-cell table:style-name="ce13" table:content-validation-name="val16" office:value-type="string" calcext:value-type="string">
            <text:p>TeP</text:p>
          </table:table-cell>
          <table:table-cell table:style-name="ce13" table:content-validation-name="val16" office:value-type="string" calcext:value-type="string">
            <text:p>ultimo anno</text:p>
          </table:table-cell>
          <table:table-cell table:style-name="ce13" table:formula="of:=CONCATENATE(&quot;Co&quot;;[.B17])" office:value-type="string" office:string-value="Co4" calcext:value-type="string">
            <text:p>Co4</text:p>
          </table:table-cell>
          <table:table-cell table:style-name="ce13" office:value-type="float" office:value="5" calcext:value-type="float">
            <text:p>5</text:p>
          </table:table-cell>
          <table:table-cell table:style-name="ce13" office:value-type="string" calcext:value-type="string">
            <text:p>Lessico e terminologia tecnica di settore anche in lingua inglese</text:p>
          </table:table-cell>
          <table:table-cell table:style-name="ce13" office:value-type="string" calcext:value-type="string">
            <text:p>dipartimentali</text:p>
          </table:table-cell>
          <table:table-cell table:number-columns-repeated="1016"/>
        </table:table-row>
        <table:table-row table:style-name="ro1">
          <table:table-cell table:style-name="ce13" office:value-type="float" office:value="17" calcext:value-type="float">
            <text:p>17</text:p>
          </table:table-cell>
          <table:table-cell table:style-name="ce13" office:value-type="float" office:value="1" calcext:value-type="float">
            <text:p>1</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18])" office:value-type="string" office:string-value="Co1" calcext:value-type="string">
            <text:p>Co1</text:p>
          </table:table-cell>
          <table:table-cell table:style-name="ce30" office:value-type="float" office:value="3" calcext:value-type="float">
            <text:p>3</text:p>
          </table:table-cell>
          <table:table-cell table:style-name="ce33" office:value-type="string" calcext:value-type="string">
            <text:p>Classificazione e moduli di gestione delle risorse del sistema operativo.</text:p>
          </table:table-cell>
          <table:table-cell table:style-name="ce36" office:value-type="string" calcext:value-type="string">
            <text:p>dipartimentali</text:p>
          </table:table-cell>
          <table:table-cell table:number-columns-repeated="1016"/>
        </table:table-row>
        <table:table-row table:style-name="ro1">
          <table:table-cell table:style-name="ce13" office:value-type="float" office:value="18" calcext:value-type="float">
            <text:p>18</text:p>
          </table:table-cell>
          <table:table-cell table:style-name="ce13" office:value-type="float" office:value="2" calcext:value-type="float">
            <text:p>2</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19])" office:value-type="string" office:string-value="Co2" calcext:value-type="string">
            <text:p>Co2</text:p>
          </table:table-cell>
          <table:table-cell table:style-name="ce31" office:value-type="float" office:value="3" calcext:value-type="float">
            <text:p>3</text:p>
          </table:table-cell>
          <table:table-cell table:style-name="ce34" office:value-type="string" calcext:value-type="string">
            <text:p>Essere in grado di progettare semplici reti scegliendo in maniera opportuna la topologia, la tecnologia di trasmissione, la tecnica di accesso al canale e la tecnica di commutazione</text:p>
          </table:table-cell>
          <table:table-cell table:style-name="ce37" office:value-type="string" calcext:value-type="string">
            <text:p>dipartimentali</text:p>
          </table:table-cell>
          <table:table-cell table:number-columns-repeated="1016"/>
        </table:table-row>
        <table:table-row table:style-name="ro1">
          <table:table-cell table:style-name="ce13" office:value-type="float" office:value="19" calcext:value-type="float">
            <text:p>19</text:p>
          </table:table-cell>
          <table:table-cell table:style-name="ce13" office:value-type="float" office:value="3" calcext:value-type="float">
            <text:p>3</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0])" office:value-type="string" office:string-value="Co3" calcext:value-type="string">
            <text:p>Co3</text:p>
          </table:table-cell>
          <table:table-cell table:style-name="ce30" office:value-type="float" office:value="3" calcext:value-type="float">
            <text:p>3</text:p>
          </table:table-cell>
          <table:table-cell table:style-name="ce33" office:value-type="string" calcext:value-type="string">
            <text:p>Procedure di installazione e configurazione dei componenti hardware e software di un sistema di elaborazione.</text:p>
          </table:table-cell>
          <table:table-cell table:style-name="ce36" office:value-type="string" calcext:value-type="string">
            <text:p>dipartimentali</text:p>
          </table:table-cell>
          <table:table-cell table:number-columns-repeated="1016"/>
        </table:table-row>
        <table:table-row table:style-name="ro1">
          <table:table-cell table:style-name="ce13" office:value-type="float" office:value="20" calcext:value-type="float">
            <text:p>20</text:p>
          </table:table-cell>
          <table:table-cell table:style-name="ce13" office:value-type="float" office:value="4" calcext:value-type="float">
            <text:p>4</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1])" office:value-type="string" office:string-value="Co4" calcext:value-type="string">
            <text:p>Co4</text:p>
          </table:table-cell>
          <table:table-cell table:style-name="ce31" office:value-type="float" office:value="3" calcext:value-type="float">
            <text:p>3</text:p>
          </table:table-cell>
          <table:table-cell table:style-name="ce34" office:value-type="string" calcext:value-type="string">
            <text:p>Struttura e organizzazione di un sistema operativo e politiche di gestione dei processi.</text:p>
          </table:table-cell>
          <table:table-cell table:style-name="ce37" office:value-type="string" calcext:value-type="string">
            <text:p>dipartimentali</text:p>
          </table:table-cell>
          <table:table-cell table:number-columns-repeated="1016"/>
        </table:table-row>
        <table:table-row table:style-name="ro1">
          <table:table-cell table:style-name="ce13" office:value-type="float" office:value="21" calcext:value-type="float">
            <text:p>21</text:p>
          </table:table-cell>
          <table:table-cell table:style-name="ce13" office:value-type="float" office:value="5" calcext:value-type="float">
            <text:p>5</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2])" office:value-type="string" office:string-value="Co5" calcext:value-type="string">
            <text:p>Co5</text:p>
          </table:table-cell>
          <table:table-cell table:style-name="ce30" office:value-type="float" office:value="3" calcext:value-type="float">
            <text:p>3</text:p>
          </table:table-cell>
          <table:table-cell table:style-name="ce33" office:value-type="string" calcext:value-type="string">
            <text:p>Struttura, architettura e componenti dei sistemi di elaborazione.</text:p>
          </table:table-cell>
          <table:table-cell table:style-name="ce36" office:value-type="string" calcext:value-type="string">
            <text:p>ministeriali</text:p>
          </table:table-cell>
          <table:table-cell table:number-columns-repeated="1016"/>
        </table:table-row>
        <table:table-row table:style-name="ro1">
          <table:table-cell table:style-name="ce13" office:value-type="float" office:value="22" calcext:value-type="float">
            <text:p>22</text:p>
          </table:table-cell>
          <table:table-cell table:style-name="ce13" office:value-type="float" office:value="6" calcext:value-type="float">
            <text:p>6</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3])" office:value-type="string" office:string-value="Co6" calcext:value-type="string">
            <text:p>Co6</text:p>
          </table:table-cell>
          <table:table-cell table:style-name="ce31" office:value-type="float" office:value="3" calcext:value-type="float">
            <text:p>3</text:p>
          </table:table-cell>
          <table:table-cell table:style-name="ce34" office:value-type="string" calcext:value-type="string">
            <text:p>Tecnologie informatiche per garantire la sicurezza e l’integrità dei dati e dei sistemi.</text:p>
          </table:table-cell>
          <table:table-cell table:style-name="ce37" office:value-type="string" calcext:value-type="string">
            <text:p>ministeriali</text:p>
          </table:table-cell>
          <table:table-cell table:number-columns-repeated="1016"/>
        </table:table-row>
        <table:table-row table:style-name="ro1">
          <table:table-cell table:style-name="ce13" office:value-type="float" office:value="23" calcext:value-type="float">
            <text:p>23</text:p>
          </table:table-cell>
          <table:table-cell table:style-name="ce13" office:value-type="float" office:value="1" calcext:value-type="float">
            <text:p>1</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4])" office:value-type="string" office:string-value="Co1" calcext:value-type="string">
            <text:p>Co1</text:p>
          </table:table-cell>
          <table:table-cell table:style-name="ce30" office:value-type="float" office:value="4" calcext:value-type="float">
            <text:p>4</text:p>
          </table:table-cell>
          <table:table-cell table:style-name="ce33" office:value-type="string" calcext:value-type="string">
            <text:p>Configurare un router adeguando le caratteristiche hardware e software alle specifiche esigenze della realtà in esame. Applicare gli algoritmi di routing attuando scelte adeguate alle caratteristiche della rete. Orientarsi nella complessità della morfologia della WAN/GAN individuando i macroelementi che la compongono ed i principi di interconnessione e di comunicazione tra di essi.</text:p>
          </table:table-cell>
          <table:table-cell table:style-name="ce36" office:value-type="string" calcext:value-type="string">
            <text:p>dipartimentali</text:p>
          </table:table-cell>
          <table:table-cell table:number-columns-repeated="1016"/>
        </table:table-row>
        <table:table-row table:style-name="ro1">
          <table:table-cell table:style-name="ce13" office:value-type="float" office:value="24" calcext:value-type="float">
            <text:p>24</text:p>
          </table:table-cell>
          <table:table-cell table:style-name="ce13" office:value-type="float" office:value="2" calcext:value-type="float">
            <text:p>2</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5])" office:value-type="string" office:string-value="Co2" calcext:value-type="string">
            <text:p>Co2</text:p>
          </table:table-cell>
          <table:table-cell table:style-name="ce31" office:value-type="float" office:value="4" calcext:value-type="float">
            <text:p>4</text:p>
          </table:table-cell>
          <table:table-cell table:style-name="ce34" office:value-type="string" calcext:value-type="string">
            <text:p>Identificare ed interpretare le componenti dei segmenti UDP e TCP. Scegliere i servizi a livello di trasporto adeguandole alle esigenze della trasmissione.</text:p>
          </table:table-cell>
          <table:table-cell table:style-name="ce37" office:value-type="string" calcext:value-type="string">
            <text:p>dipartimentali</text:p>
          </table:table-cell>
          <table:table-cell table:number-columns-repeated="1016"/>
        </table:table-row>
        <table:table-row table:style-name="ro1">
          <table:table-cell table:style-name="ce13" office:value-type="float" office:value="25" calcext:value-type="float">
            <text:p>25</text:p>
          </table:table-cell>
          <table:table-cell table:style-name="ce13" office:value-type="float" office:value="3" calcext:value-type="float">
            <text:p>3</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6])" office:value-type="string" office:string-value="Co3" calcext:value-type="string">
            <text:p>Co3</text:p>
          </table:table-cell>
          <table:table-cell table:style-name="ce30" office:value-type="float" office:value="4" calcext:value-type="float">
            <text:p>4</text:p>
          </table:table-cell>
          <table:table-cell table:style-name="ce33" office:value-type="string" calcext:value-type="string">
            <text:p>Riprodurre il funzionamento di una rete reale tramite semplici esercizi di simulazione con Packet Tracer.</text:p>
          </table:table-cell>
          <table:table-cell table:style-name="ce36" office:value-type="string" calcext:value-type="string">
            <text:p>dipartimentali</text:p>
          </table:table-cell>
          <table:table-cell table:number-columns-repeated="1016"/>
        </table:table-row>
        <table:table-row table:style-name="ro1">
          <table:table-cell table:style-name="ce13" office:value-type="float" office:value="26" calcext:value-type="float">
            <text:p>26</text:p>
          </table:table-cell>
          <table:table-cell table:style-name="ce13" office:value-type="float" office:value="4" calcext:value-type="float">
            <text:p>4</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7])" office:value-type="string" office:string-value="Co4" calcext:value-type="string">
            <text:p>Co4</text:p>
          </table:table-cell>
          <table:table-cell table:style-name="ce31" office:value-type="float" office:value="4" calcext:value-type="float">
            <text:p>4</text:p>
          </table:table-cell>
          <table:table-cell table:style-name="ce34" office:value-type="string" calcext:value-type="string">
            <text:p>Dispositivi di instradamento e relativi protocolli; tecniche di gestione dell’indirizzamento di rete.</text:p>
          </table:table-cell>
          <table:table-cell table:style-name="ce37" office:value-type="string" calcext:value-type="string">
            <text:p>ministeriali</text:p>
          </table:table-cell>
          <table:table-cell table:number-columns-repeated="1016"/>
        </table:table-row>
        <table:table-row table:style-name="ro1">
          <table:table-cell table:style-name="ce13" office:value-type="float" office:value="27" calcext:value-type="float">
            <text:p>27</text:p>
          </table:table-cell>
          <table:table-cell table:style-name="ce13" office:value-type="float" office:value="5" calcext:value-type="float">
            <text:p>5</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8])" office:value-type="string" office:string-value="Co5" calcext:value-type="string">
            <text:p>Co5</text:p>
          </table:table-cell>
          <table:table-cell table:style-name="ce30" office:value-type="float" office:value="4" calcext:value-type="float">
            <text:p>4</text:p>
          </table:table-cell>
          <table:table-cell table:style-name="ce33" office:value-type="string" calcext:value-type="string">
            <text:p>Dispositivi per la realizzazione di reti locali; apparati e sistemi per la connettività ad Internet.</text:p>
          </table:table-cell>
          <table:table-cell table:style-name="ce36" office:value-type="string" calcext:value-type="string">
            <text:p>ministeriali</text:p>
          </table:table-cell>
          <table:table-cell table:number-columns-repeated="1016"/>
        </table:table-row>
        <table:table-row table:style-name="ro1">
          <table:table-cell table:style-name="ce13" office:value-type="float" office:value="28" calcext:value-type="float">
            <text:p>28</text:p>
          </table:table-cell>
          <table:table-cell table:style-name="ce13" office:value-type="float" office:value="6" calcext:value-type="float">
            <text:p>6</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29])" office:value-type="string" office:string-value="Co6" calcext:value-type="string">
            <text:p>Co6</text:p>
          </table:table-cell>
          <table:table-cell table:style-name="ce31" office:value-type="float" office:value="4" calcext:value-type="float">
            <text:p>4</text:p>
          </table:table-cell>
          <table:table-cell table:style-name="ce34" office:value-type="string" calcext:value-type="string">
            <text:p>Lessico e terminologia tecnica di settore anche in lingua inglese.</text:p>
          </table:table-cell>
          <table:table-cell table:style-name="ce37" office:value-type="string" calcext:value-type="string">
            <text:p>ministeriali</text:p>
          </table:table-cell>
          <table:table-cell table:number-columns-repeated="1016"/>
        </table:table-row>
        <table:table-row table:style-name="ro1">
          <table:table-cell table:style-name="ce13" office:value-type="float" office:value="29" calcext:value-type="float">
            <text:p>29</text:p>
          </table:table-cell>
          <table:table-cell table:style-name="ce13" office:value-type="float" office:value="7" calcext:value-type="float">
            <text:p>7</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30])" office:value-type="string" office:string-value="Co7" calcext:value-type="string">
            <text:p>Co7</text:p>
          </table:table-cell>
          <table:table-cell table:style-name="ce30" office:value-type="float" office:value="4" calcext:value-type="float">
            <text:p>4</text:p>
          </table:table-cell>
          <table:table-cell table:style-name="ce33" office:value-type="string" calcext:value-type="string">
            <text:p>Normativa relativa alla sicurezza dei dati.</text:p>
          </table:table-cell>
          <table:table-cell table:style-name="ce36" office:value-type="string" calcext:value-type="string">
            <text:p>ministeriali</text:p>
          </table:table-cell>
          <table:table-cell table:number-columns-repeated="1016"/>
        </table:table-row>
        <table:table-row table:style-name="ro1">
          <table:table-cell table:style-name="ce13" office:value-type="float" office:value="30" calcext:value-type="float">
            <text:p>30</text:p>
          </table:table-cell>
          <table:table-cell table:style-name="ce13" office:value-type="float" office:value="8" calcext:value-type="float">
            <text:p>8</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31])" office:value-type="string" office:string-value="Co8" calcext:value-type="string">
            <text:p>Co8</text:p>
          </table:table-cell>
          <table:table-cell table:style-name="ce31" office:value-type="float" office:value="4" calcext:value-type="float">
            <text:p>4</text:p>
          </table:table-cell>
          <table:table-cell table:style-name="ce34" office:value-type="string" calcext:value-type="string">
            <text:p>Organizzazione del software di rete in livelli; modelli standard di riferimento.</text:p>
          </table:table-cell>
          <table:table-cell table:style-name="ce37" office:value-type="string" calcext:value-type="string">
            <text:p>ministeriali</text:p>
          </table:table-cell>
          <table:table-cell table:number-columns-repeated="1016"/>
        </table:table-row>
        <table:table-row table:style-name="ro1">
          <table:table-cell table:style-name="ce13" office:value-type="float" office:value="31" calcext:value-type="float">
            <text:p>31</text:p>
          </table:table-cell>
          <table:table-cell table:style-name="ce13" office:value-type="float" office:value="9" calcext:value-type="float">
            <text:p>9</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32])" office:value-type="string" office:string-value="Co9" calcext:value-type="string">
            <text:p>Co9</text:p>
          </table:table-cell>
          <table:table-cell table:style-name="ce30" office:value-type="float" office:value="4" calcext:value-type="float">
            <text:p>4</text:p>
          </table:table-cell>
          <table:table-cell table:style-name="ce33" office:value-type="string" calcext:value-type="string">
            <text:p>Problematiche di instradamento e sistemi di interconnessione nelle reti geografiche.</text:p>
          </table:table-cell>
          <table:table-cell table:style-name="ce36" office:value-type="string" calcext:value-type="string">
            <text:p>ministeriali</text:p>
          </table:table-cell>
          <table:table-cell table:number-columns-repeated="1016"/>
        </table:table-row>
        <table:table-row table:style-name="ro1">
          <table:table-cell table:style-name="ce13" office:value-type="float" office:value="32" calcext:value-type="float">
            <text:p>32</text:p>
          </table:table-cell>
          <table:table-cell table:style-name="ce13" office:value-type="float" office:value="10" calcext:value-type="float">
            <text:p>10</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33])" office:value-type="string" office:string-value="Co10" calcext:value-type="string">
            <text:p>Co10</text:p>
          </table:table-cell>
          <table:table-cell table:style-name="ce31" office:value-type="float" office:value="4" calcext:value-type="float">
            <text:p>4</text:p>
          </table:table-cell>
          <table:table-cell table:style-name="ce34" office:value-type="string" calcext:value-type="string">
            <text:p>Protocolli per la comunicazione in rete e analisi degli strati.</text:p>
          </table:table-cell>
          <table:table-cell table:style-name="ce37" office:value-type="string" calcext:value-type="string">
            <text:p>ministeriali</text:p>
          </table:table-cell>
          <table:table-cell table:number-columns-repeated="1016"/>
        </table:table-row>
        <table:table-row table:style-name="ro1">
          <table:table-cell table:style-name="ce13" office:value-type="float" office:value="33" calcext:value-type="float">
            <text:p>33</text:p>
          </table:table-cell>
          <table:table-cell table:style-name="ce13" office:value-type="float" office:value="11" calcext:value-type="float">
            <text:p>11</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secondo biennio</text:p>
          </table:table-cell>
          <table:table-cell table:style-name="ce13" table:formula="of:=CONCATENATE(&quot;Co&quot;;[.B34])" office:value-type="string" office:string-value="Co11" calcext:value-type="string">
            <text:p>Co11</text:p>
          </table:table-cell>
          <table:table-cell table:style-name="ce30" office:value-type="float" office:value="4" calcext:value-type="float">
            <text:p>4</text:p>
          </table:table-cell>
          <table:table-cell table:style-name="ce33" office:value-type="string" calcext:value-type="string">
            <text:p>Tipologie e tecnologie delle reti locali e geografiche.</text:p>
          </table:table-cell>
          <table:table-cell table:style-name="ce36" office:value-type="string" calcext:value-type="string">
            <text:p>ministeriali</text:p>
          </table:table-cell>
          <table:table-cell table:number-columns-repeated="1016"/>
        </table:table-row>
        <table:table-row table:style-name="ro1">
          <table:table-cell table:style-name="ce13" office:value-type="float" office:value="34" calcext:value-type="float">
            <text:p>34</text:p>
          </table:table-cell>
          <table:table-cell table:style-name="ce13" office:value-type="float" office:value="1" calcext:value-type="float">
            <text:p>1</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ultimo anno</text:p>
          </table:table-cell>
          <table:table-cell table:style-name="ce13" table:formula="of:=CONCATENATE(&quot;Co&quot;;[.B35])" office:value-type="string" office:string-value="Co1" calcext:value-type="string">
            <text:p>Co1</text:p>
          </table:table-cell>
          <table:table-cell table:style-name="ce31" office:value-type="float" office:value="5" calcext:value-type="float">
            <text:p>5</text:p>
          </table:table-cell>
          <table:table-cell table:style-name="ce34" office:value-type="string" calcext:value-type="string">
            <text:p>Metodi e tecnologie per la programmazione di rete.</text:p>
          </table:table-cell>
          <table:table-cell table:style-name="ce37" office:value-type="string" calcext:value-type="string">
            <text:p>dipartimentali</text:p>
          </table:table-cell>
          <table:table-cell table:number-columns-repeated="1016"/>
        </table:table-row>
        <table:table-row table:style-name="ro1">
          <table:table-cell table:style-name="ce13" office:value-type="float" office:value="35" calcext:value-type="float">
            <text:p>35</text:p>
          </table:table-cell>
          <table:table-cell table:style-name="ce13" office:value-type="float" office:value="2" calcext:value-type="float">
            <text:p>2</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ultimo anno</text:p>
          </table:table-cell>
          <table:table-cell table:style-name="ce13" table:formula="of:=CONCATENATE(&quot;Co&quot;;[.B36])" office:value-type="string" office:string-value="Co2" calcext:value-type="string">
            <text:p>Co2</text:p>
          </table:table-cell>
          <table:table-cell table:style-name="ce30" office:value-type="float" office:value="5" calcext:value-type="float">
            <text:p>5</text:p>
          </table:table-cell>
          <table:table-cell table:style-name="ce33" office:value-type="string" calcext:value-type="string">
            <text:p>Protocolli e linguaggi di comunicazione a livello applicativo.</text:p>
          </table:table-cell>
          <table:table-cell table:style-name="ce36" office:value-type="string" calcext:value-type="string">
            <text:p>dipartimentali</text:p>
          </table:table-cell>
          <table:table-cell table:number-columns-repeated="1016"/>
        </table:table-row>
        <table:table-row table:style-name="ro1">
          <table:table-cell table:style-name="ce13" office:value-type="float" office:value="36" calcext:value-type="float">
            <text:p>36</text:p>
          </table:table-cell>
          <table:table-cell table:style-name="ce13" office:value-type="float" office:value="3" calcext:value-type="float">
            <text:p>3</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ultimo anno</text:p>
          </table:table-cell>
          <table:table-cell table:style-name="ce13" table:formula="of:=CONCATENATE(&quot;Co&quot;;[.B37])" office:value-type="string" office:string-value="Co3" calcext:value-type="string">
            <text:p>Co3</text:p>
          </table:table-cell>
          <table:table-cell table:style-name="ce31" office:value-type="float" office:value="5" calcext:value-type="float">
            <text:p>5</text:p>
          </table:table-cell>
          <table:table-cell table:style-name="ce34" office:value-type="string" calcext:value-type="string">
            <text:p>Funzionalità e caratteristiche dei principali servizi di rete.</text:p>
          </table:table-cell>
          <table:table-cell table:style-name="ce37" office:value-type="string" calcext:value-type="string">
            <text:p>ministeriali</text:p>
          </table:table-cell>
          <table:table-cell table:number-columns-repeated="1016"/>
        </table:table-row>
        <table:table-row table:style-name="ro1">
          <table:table-cell table:style-name="ce13" office:value-type="float" office:value="37" calcext:value-type="float">
            <text:p>37</text:p>
          </table:table-cell>
          <table:table-cell table:style-name="ce13" office:value-type="float" office:value="4" calcext:value-type="float">
            <text:p>4</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ultimo anno</text:p>
          </table:table-cell>
          <table:table-cell table:style-name="ce13" table:formula="of:=CONCATENATE(&quot;Co&quot;;[.B38])" office:value-type="string" office:string-value="Co4" calcext:value-type="string">
            <text:p>Co4</text:p>
          </table:table-cell>
          <table:table-cell table:style-name="ce30" office:value-type="float" office:value="5" calcext:value-type="float">
            <text:p>5</text:p>
          </table:table-cell>
          <table:table-cell table:style-name="ce33" office:value-type="string" calcext:value-type="string">
            <text:p>Macchine e servizi virtuali, reti per la loro implementazione.</text:p>
          </table:table-cell>
          <table:table-cell table:style-name="ce36" office:value-type="string" calcext:value-type="string">
            <text:p>ministeriali</text:p>
          </table:table-cell>
          <table:table-cell table:number-columns-repeated="1016"/>
        </table:table-row>
        <table:table-row table:style-name="ro1">
          <table:table-cell table:style-name="ce13" office:value-type="float" office:value="38" calcext:value-type="float">
            <text:p>38</text:p>
          </table:table-cell>
          <table:table-cell table:style-name="ce13" office:value-type="float" office:value="5" calcext:value-type="float">
            <text:p>5</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ultimo anno</text:p>
          </table:table-cell>
          <table:table-cell table:style-name="ce13" table:formula="of:=CONCATENATE(&quot;Co&quot;;[.B39])" office:value-type="string" office:string-value="Co5" calcext:value-type="string">
            <text:p>Co5</text:p>
          </table:table-cell>
          <table:table-cell table:style-name="ce31" office:value-type="float" office:value="5" calcext:value-type="float">
            <text:p>5</text:p>
          </table:table-cell>
          <table:table-cell table:style-name="ce34" office:value-type="string" calcext:value-type="string">
            <text:p>Modello client/server e distribuito per i servizi di rete.</text:p>
          </table:table-cell>
          <table:table-cell table:style-name="ce37" office:value-type="string" calcext:value-type="string">
            <text:p>ministeriali</text:p>
          </table:table-cell>
          <table:table-cell table:number-columns-repeated="1016"/>
        </table:table-row>
        <table:table-row table:style-name="ro1">
          <table:table-cell table:style-name="ce13" office:value-type="float" office:value="39" calcext:value-type="float">
            <text:p>39</text:p>
          </table:table-cell>
          <table:table-cell table:style-name="ce13" office:value-type="float" office:value="6" calcext:value-type="float">
            <text:p>6</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ultimo anno</text:p>
          </table:table-cell>
          <table:table-cell table:style-name="ce13" table:formula="of:=CONCATENATE(&quot;Co&quot;;[.B40])" office:value-type="string" office:string-value="Co6" calcext:value-type="string">
            <text:p>Co6</text:p>
          </table:table-cell>
          <table:table-cell table:style-name="ce30" office:value-type="float" office:value="5" calcext:value-type="float">
            <text:p>5</text:p>
          </table:table-cell>
          <table:table-cell table:style-name="ce33" office:value-type="string" calcext:value-type="string">
            <text:p>Reti private virtuali.</text:p>
          </table:table-cell>
          <table:table-cell table:style-name="ce36" office:value-type="string" calcext:value-type="string">
            <text:p>ministeriali</text:p>
          </table:table-cell>
          <table:table-cell table:number-columns-repeated="1016"/>
        </table:table-row>
        <table:table-row table:style-name="ro1">
          <table:table-cell table:style-name="ce13" office:value-type="float" office:value="40" calcext:value-type="float">
            <text:p>40</text:p>
          </table:table-cell>
          <table:table-cell table:style-name="ce13" office:value-type="float" office:value="7" calcext:value-type="float">
            <text:p>7</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ultimo anno</text:p>
          </table:table-cell>
          <table:table-cell table:style-name="ce13" table:formula="of:=CONCATENATE(&quot;Co&quot;;[.B41])" office:value-type="string" office:string-value="Co7" calcext:value-type="string">
            <text:p>Co7</text:p>
          </table:table-cell>
          <table:table-cell table:style-name="ce31" office:value-type="float" office:value="5" calcext:value-type="float">
            <text:p>5</text:p>
          </table:table-cell>
          <table:table-cell table:style-name="ce34" office:value-type="string" calcext:value-type="string">
            <text:p>Strumenti e protocolli per la gestione ed il monitoraggio delle reti.</text:p>
          </table:table-cell>
          <table:table-cell table:style-name="ce37" office:value-type="string" calcext:value-type="string">
            <text:p>ministeriali</text:p>
          </table:table-cell>
          <table:table-cell table:number-columns-repeated="1016"/>
        </table:table-row>
        <table:table-row table:style-name="ro1">
          <table:table-cell table:style-name="ce13" office:value-type="float" office:value="41" calcext:value-type="float">
            <text:p>41</text:p>
          </table:table-cell>
          <table:table-cell table:style-name="ce13" office:value-type="float" office:value="8" calcext:value-type="float">
            <text:p>8</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ultimo anno</text:p>
          </table:table-cell>
          <table:table-cell table:style-name="ce13" table:formula="of:=CONCATENATE(&quot;Co&quot;;[.B42])" office:value-type="string" office:string-value="Co8" calcext:value-type="string">
            <text:p>Co8</text:p>
          </table:table-cell>
          <table:table-cell table:style-name="ce30" office:value-type="float" office:value="5" calcext:value-type="float">
            <text:p>5</text:p>
          </table:table-cell>
          <table:table-cell table:style-name="ce33" office:value-type="string" calcext:value-type="string">
            <text:p>Tecniche crittografiche applicate alla protezione dei sistemi e delle reti.</text:p>
          </table:table-cell>
          <table:table-cell table:style-name="ce36" office:value-type="string" calcext:value-type="string">
            <text:p>ministeriali</text:p>
          </table:table-cell>
          <table:table-cell table:number-columns-repeated="1016"/>
        </table:table-row>
        <table:table-row table:style-name="ro1">
          <table:table-cell table:style-name="ce13" office:value-type="float" office:value="42" calcext:value-type="float">
            <text:p>42</text:p>
          </table:table-cell>
          <table:table-cell table:style-name="ce13" office:value-type="float" office:value="9" calcext:value-type="float">
            <text:p>9</text:p>
          </table:table-cell>
          <table:table-cell table:style-name="ce13" table:content-validation-name="val16" office:value-type="string" calcext:value-type="string">
            <text:p>Sistemi</text:p>
          </table:table-cell>
          <table:table-cell table:style-name="ce13" table:content-validation-name="val16" office:value-type="string" calcext:value-type="string">
            <text:p>ultimo anno</text:p>
          </table:table-cell>
          <table:table-cell table:style-name="ce13" table:formula="of:=CONCATENATE(&quot;Co&quot;;[.B43])" office:value-type="string" office:string-value="Co9" calcext:value-type="string">
            <text:p>Co9</text:p>
          </table:table-cell>
          <table:table-cell table:style-name="ce32" office:value-type="float" office:value="5" calcext:value-type="float">
            <text:p>5</text:p>
          </table:table-cell>
          <table:table-cell table:style-name="ce35" office:value-type="string" calcext:value-type="string">
            <text:p>Tecniche di filtraggio del traffico di rete.</text:p>
          </table:table-cell>
          <table:table-cell table:style-name="ce38" office:value-type="string" calcext:value-type="string">
            <text:p>ministeriali</text:p>
          </table:table-cell>
          <table:table-cell table:number-columns-repeated="1016"/>
        </table:table-row>
        <table:table-row table:style-name="ro2" table:number-rows-repeated="1048532">
          <table:table-cell table:number-columns-repeated="1024"/>
        </table:table-row>
        <table:table-row table:style-name="ro2">
          <table:table-cell table:number-columns-repeated="1024"/>
        </table:table-row>
      </table:table>
      <table:named-expressions/>
      <table:database-ranges>
        <table:database-range table:name="abilità" table:target-range-address="abilità.A1:abilità.H36" table:display-filter-buttons="true"/>
        <table:database-range table:name="competenze" table:target-range-address="competenze.A1:competenze.I40" table:display-filter-buttons="true">
          <table:filter>
            <table:filter-and>
              <table:filter-condition table:field-number="6" table:value="ultimo anno" table:operator="=">
                <table:filter-set-item table:value="ultimo anno"/>
                <table:filter-set-item table:value="tutti"/>
              </table:filter-condition>
            </table:filter-and>
          </table:filter>
        </table:database-range>
        <table:database-range table:name="conoscenze" table:target-range-address="conoscenze.A1:conoscenze.H43"/>
        <table:database-range table:name="discipline" table:target-range-address="discipline.A1:discipline.D5"/>
        <table:database-range table:name="docenti" table:target-range-address="docenti.A1:docenti.B3"/>
        <table:database-range table:name="eqf" table:target-range-address="eqf.A1:eqf.F4"/>
        <table:database-range table:name="manuali" table:target-range-address="manuali.A1:manuali.D4"/>
        <table:database-range table:name="moduli" table:target-range-address="moduli.A1:moduli.M22" table:display-filter-buttons="true">
          <table:filter>
            <table:filter-and>
              <table:filter-condition table:field-number="2" table:value="Sistemi" table:operator="="/>
            </table:filter-and>
          </table:filter>
        </table:database-range>
        <table:database-range table:name="nuclei_fondanti" table:target-range-address="nuclei_fondanti.A1:nuclei_fondanti.F19"/>
        <table:database-range table:name="parametri_elenchi" table:target-range-address="parametri_elenchi.A1:parametri_elenchi.E67"/>
        <table:database-range table:name="periodo" table:target-range-address="periodo.A1:periodo.B5"/>
        <table:database-range table:name="programmazioni" table:target-range-address="programmazioni.A1:programmazioni.T7"/>
        <table:database-range table:name="risultati_minimi" table:target-range-address="risultati_minimi.A1:risultati_minimi.C8"/>
        <table:database-range table:name="situazione_classe" table:target-range-address="situazione_classe.A1:situazione_classe.E3"/>
        <table:database-range table:name="templates" table:target-range-address="templates.A1:templates.B4"/>
        <table:database-range table:name="ud" table:target-range-address="ud.A1:ud.I45" table:display-filter-buttons="true">
          <table:filter>
            <table:filter-and>
              <table:filter-condition table:field-number="1" table:value="5" table:operator="=">
                <table:filter-set-item table:value="5"/>
                <table:filter-set-item table:value="Sistemi"/>
              </table:filter-condition>
            </table:filter-and>
          </table:filter>
        </table:database-range>
        <table:database-range table:name="uda" table:target-range-address="uda.A1:uda.E9"/>
        <table:database-range table:name="__Anonymous_Sheet_DB__3" table:target-range-address="competenze.A1:competenze.I40"/>
        <table:database-range table:name="__Anonymous_Sheet_DB__5" table:target-range-address="moduli.A1:moduli.M22"/>
        <table:database-range table:name="__Anonymous_Sheet_DB__6" table:target-range-address="ud.A1:ud.I45"/>
        <table:database-range table:name="__Anonymous_Sheet_DB__15" table:target-range-address="abilità.A1:abilità.H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ogle Sans Text" svg:font-family="'Google Sans Text'"/>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s" style:display-name="PageStyle_templates" style:page-layout-name="Mpm3">
      <style:header style:display="false"/>
      <style:header-left style:display="false"/>
      <style:footer style:display="false"/>
      <style:footer-left style:display="false"/>
    </style:master-page>
    <style:master-page style:name="PageStyle_5f_programmazioni" style:display-name="PageStyle_programmazioni" style:page-layout-name="Mpm3">
      <style:header style:display="false"/>
      <style:header-left style:display="false"/>
      <style:footer style:display="false"/>
      <style:footer-left style:display="false"/>
    </style:master-page>
    <style:master-page style:name="PageStyle_5f_situazione_5f_classe" style:display-name="PageStyle_situazione_classe" style:page-layout-name="Mpm3">
      <style:header style:display="false"/>
      <style:header-left style:display="false"/>
      <style:footer style:display="false"/>
      <style:footer-left style:display="false"/>
    </style:master-page>
    <style:master-page style:name="PageStyle_5f_competenze" style:display-name="PageStyle_competenze" style:page-layout-name="Mpm3">
      <style:header style:display="false"/>
      <style:header-left style:display="false"/>
      <style:footer style:display="false"/>
      <style:footer-left style:display="false"/>
    </style:master-page>
    <style:master-page style:name="PageStyle_5f_uda" style:display-name="PageStyle_uda" style:page-layout-name="Mpm3">
      <style:header style:display="false"/>
      <style:header-left style:display="false"/>
      <style:footer style:display="false"/>
      <style:footer-left style:display="false"/>
    </style:master-page>
    <style:master-page style:name="PageStyle_5f_moduli" style:display-name="PageStyle_moduli" style:page-layout-name="Mpm3">
      <style:header style:display="false"/>
      <style:header-left style:display="false"/>
      <style:footer style:display="false"/>
      <style:footer-left style:display="false"/>
    </style:master-page>
    <style:master-page style:name="PageStyle_5f_ud" style:display-name="PageStyle_ud" style:page-layout-name="Mpm3">
      <style:header style:display="false"/>
      <style:header-left style:display="false"/>
      <style:footer style:display="false"/>
      <style:footer-left style:display="false"/>
    </style:master-page>
    <style:master-page style:name="PageStyle_5f_nuclei_5f_fondanti" style:display-name="PageStyle_nuclei_fondanti" style:page-layout-name="Mpm3">
      <style:header style:display="false"/>
      <style:header-left style:display="false"/>
      <style:footer style:display="false"/>
      <style:footer-left style:display="false"/>
    </style:master-page>
    <style:master-page style:name="PageStyle_5f_parametri_5f_elenchi" style:display-name="PageStyle_parametri_elenchi" style:page-layout-name="Mpm3">
      <style:header style:display="false"/>
      <style:header-left style:display="false"/>
      <style:footer style:display="false"/>
      <style:footer-left style:display="false"/>
    </style:master-page>
    <style:master-page style:name="PageStyle_5f_periodo" style:display-name="PageStyle_periodo" style:page-layout-name="Mpm3">
      <style:header style:display="false"/>
      <style:header-left style:display="false"/>
      <style:footer style:display="false"/>
      <style:footer-left style:display="false"/>
    </style:master-page>
    <style:master-page style:name="PageStyle_5f_eqf" style:display-name="PageStyle_eqf" style:page-layout-name="Mpm3">
      <style:header style:display="false"/>
      <style:header-left style:display="false"/>
      <style:footer style:display="false"/>
      <style:footer-left style:display="false"/>
    </style:master-page>
    <style:master-page style:name="PageStyle_5f_docenti" style:display-name="PageStyle_docenti" style:page-layout-name="Mpm3">
      <style:header style:display="false"/>
      <style:header-left style:display="false"/>
      <style:footer style:display="false"/>
      <style:footer-left style:display="false"/>
    </style:master-page>
    <style:master-page style:name="PageStyle_5f_manuali" style:display-name="PageStyle_manuali" style:page-layout-name="Mpm3">
      <style:header style:display="false"/>
      <style:header-left style:display="false"/>
      <style:footer style:display="false"/>
      <style:footer-left style:display="false"/>
    </style:master-page>
    <style:master-page style:name="PageStyle_5f_discipline" style:display-name="PageStyle_discipline" style:page-layout-name="Mpm3">
      <style:header style:display="false"/>
      <style:header-left style:display="false"/>
      <style:footer style:display="false"/>
      <style:footer-left style:display="false"/>
    </style:master-page>
    <style:master-page style:name="PageStyle_5f_risultati_5f_minimi" style:display-name="PageStyle_risultati_minimi" style:page-layout-name="Mpm3">
      <style:header style:display="false"/>
      <style:header-left style:display="false"/>
      <style:footer style:display="false"/>
      <style:footer-left style:display="false"/>
    </style:master-page>
    <style:master-page style:name="PageStyle_5f_abilità" style:display-name="PageStyle_abilità" style:page-layout-name="Mpm3">
      <style:header style:display="false"/>
      <style:header-left style:display="false"/>
      <style:footer style:display="false"/>
      <style:footer-left style:display="false"/>
    </style:master-page>
    <style:master-page style:name="PageStyle_5f_conoscenze" style:display-name="PageStyle_conoscenz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cell-count="2264" meta:object-count="0"/>
    <meta:generator>LibreOfficeDev/6.0.5.2$Linux_X86_64 LibreOffice_project/</meta:generator>
  </office:meta>
</office:document-meta>
</file>